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eb0dd5" officeooo:paragraph-rsid="00eb0dd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officeooo:paragraph-rsid="000fecca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8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9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20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21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2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3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4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5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30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31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2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3" style:family="paragraph" style:parent-style-name="Standard">
      <style:text-properties fo:font-style="normal" officeooo:paragraph-rsid="00751d17" style:font-style-asian="normal" style:font-style-complex="normal"/>
    </style:style>
    <style:style style:name="P34" style:family="paragraph" style:parent-style-name="Standard">
      <style:text-properties fo:font-style="normal" officeooo:paragraph-rsid="006f66ec" style:font-style-asian="normal" style:font-style-complex="normal"/>
    </style:style>
    <style:style style:name="P35" style:family="paragraph" style:parent-style-name="Standard">
      <style:text-properties fo:font-style="normal" officeooo:paragraph-rsid="00793c0d" style:font-style-asian="normal" style:font-style-complex="normal"/>
    </style:style>
    <style:style style:name="P36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7" style:family="paragraph" style:parent-style-name="Standard">
      <style:text-properties fo:font-style="normal" officeooo:paragraph-rsid="005f2637" style:font-style-asian="normal" style:font-style-complex="normal"/>
    </style:style>
    <style:style style:name="P38" style:family="paragraph" style:parent-style-name="Standard">
      <style:text-properties fo:font-style="normal" officeooo:paragraph-rsid="00644350" style:font-style-asian="normal" style:font-style-complex="normal"/>
    </style:style>
    <style:style style:name="P39" style:family="paragraph" style:parent-style-name="Standard">
      <style:text-properties fo:font-style="normal" officeooo:rsid="00684bfc" officeooo:paragraph-rsid="00684bfc" style:font-style-asian="normal" style:font-style-complex="normal"/>
    </style:style>
    <style:style style:name="P40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41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2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3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4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5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6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7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8" style:family="paragraph" style:parent-style-name="Standard">
      <style:paragraph-properties fo:line-height="115%"/>
      <style:text-properties fo:font-style="normal" officeooo:rsid="00819260" officeooo:paragraph-rsid="00819260" style:font-style-asian="normal" style:font-style-complex="normal"/>
    </style:style>
    <style:style style:name="P49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50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51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52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4" style:family="paragraph" style:parent-style-name="Standard">
      <style:text-properties fo:font-style="normal" officeooo:paragraph-rsid="00939859" style:font-style-asian="normal" style:font-style-complex="normal"/>
    </style:style>
    <style:style style:name="P55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6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7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8" style:family="paragraph" style:parent-style-name="Standard">
      <style:text-properties fo:font-style="normal" officeooo:paragraph-rsid="00956521" style:font-style-asian="normal" style:font-style-complex="normal"/>
    </style:style>
    <style:style style:name="P59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60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61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62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3" style:family="paragraph" style:parent-style-name="Standard">
      <style:text-properties fo:font-style="normal" officeooo:rsid="00a1e031" style:font-style-asian="normal" style:font-style-complex="normal"/>
    </style:style>
    <style:style style:name="P64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5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6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7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8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9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70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71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72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3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4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5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6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7" style:family="paragraph" style:parent-style-name="Standard">
      <style:text-properties fo:font-style="normal" officeooo:paragraph-rsid="00c2c999" style:font-style-asian="normal" style:font-style-complex="normal"/>
    </style:style>
    <style:style style:name="P7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9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80" style:family="paragraph" style:parent-style-name="Standard">
      <style:text-properties fo:font-style="normal" officeooo:rsid="00dd44af" officeooo:paragraph-rsid="00dd44af" style:font-style-asian="normal" style:font-style-complex="normal"/>
    </style:style>
    <style:style style:name="P81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82" style:family="paragraph" style:parent-style-name="Standard">
      <style:text-properties fo:font-style="normal" officeooo:rsid="00c495da" officeooo:paragraph-rsid="00c50878" style:font-style-asian="normal" style:font-style-complex="normal"/>
    </style:style>
    <style:style style:name="P83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84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5" style:family="paragraph" style:parent-style-name="Standard">
      <style:text-properties fo:font-style="normal" officeooo:rsid="00fdd6a8" officeooo:paragraph-rsid="00fdd6a8" style:font-style-asian="normal" style:font-style-complex="normal"/>
    </style:style>
    <style:style style:name="P86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7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8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9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90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91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92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93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94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95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6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7" style:family="paragraph" style:parent-style-name="Standard">
      <style:text-properties fo:font-style="normal" officeooo:paragraph-rsid="01148430" style:font-style-asian="normal" style:font-style-complex="normal"/>
    </style:style>
    <style:style style:name="P98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100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101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102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103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104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105" style:family="paragraph" style:parent-style-name="Standard">
      <style:text-properties fo:font-style="normal" officeooo:paragraph-rsid="01190d75" style:font-style-asian="normal" style:font-style-complex="normal"/>
    </style:style>
    <style:style style:name="P106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7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108" style:family="paragraph" style:parent-style-name="Standard">
      <style:text-properties fo:font-style="normal" officeooo:rsid="0128c6e8" officeooo:paragraph-rsid="012cecd7" style:font-style-asian="normal" style:font-style-complex="normal"/>
    </style:style>
    <style:style style:name="P109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112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13" style:family="paragraph" style:parent-style-name="Standard">
      <style:text-properties fo:font-style="normal" officeooo:paragraph-rsid="01305c41" style:font-style-asian="normal" style:font-style-complex="normal"/>
    </style:style>
    <style:style style:name="P114" style:family="paragraph" style:parent-style-name="Standard">
      <style:text-properties fo:font-style="normal" officeooo:paragraph-rsid="01401741" style:font-style-asian="normal" style:font-style-complex="normal"/>
    </style:style>
    <style:style style:name="P115" style:family="paragraph" style:parent-style-name="Standard">
      <style:text-properties fo:font-style="normal" officeooo:paragraph-rsid="01466326" style:font-style-asian="normal" style:font-style-complex="normal"/>
    </style:style>
    <style:style style:name="P116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17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119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20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21" style:family="paragraph" style:parent-style-name="Standard">
      <style:text-properties fo:font-style="normal" officeooo:paragraph-rsid="01549026" style:font-style-asian="normal" style:font-style-complex="normal"/>
    </style:style>
    <style:style style:name="P122" style:family="paragraph" style:parent-style-name="Standard">
      <style:text-properties fo:font-style="normal" officeooo:paragraph-rsid="01549d31" style:font-style-asian="normal" style:font-style-complex="normal"/>
    </style:style>
    <style:style style:name="P123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25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56d959" officeooo:paragraph-rsid="00254a2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line-height="115%"/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169df86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59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style:text-underline-style="none" officeooo:rsid="0151b86d" officeooo:paragraph-rsid="0151b86d" style:font-style-asian="normal" style:font-style-complex="normal"/>
    </style:style>
    <style:style style:name="P16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0d459e3" officeooo:paragraph-rsid="00d459e3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93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96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9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7ca694" officeooo:paragraph-rsid="007ca694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5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da4eed" officeooo:paragraph-rsid="00ec9cc0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8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40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officeooo:paragraph-rsid="00134990"/>
    </style:style>
    <style:style style:name="P247" style:family="paragraph" style:parent-style-name="Standard">
      <style:text-properties fo:font-style="italic" style:font-style-asian="italic" style:font-style-complex="italic"/>
    </style:style>
    <style:style style:name="P248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49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50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51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52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53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54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55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56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57" style:family="paragraph" style:parent-style-name="Standard">
      <style:text-properties fo:font-style="italic" officeooo:paragraph-rsid="0057ec24" style:font-style-asian="italic" style:font-style-complex="italic"/>
    </style:style>
    <style:style style:name="P258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59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60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61" style:family="paragraph" style:parent-style-name="Standard">
      <style:text-properties fo:font-style="italic" officeooo:paragraph-rsid="005f2637" style:font-style-asian="italic" style:font-style-complex="italic"/>
    </style:style>
    <style:style style:name="P262" style:family="paragraph" style:parent-style-name="Standard">
      <style:text-properties fo:font-style="italic" officeooo:paragraph-rsid="00644350" style:font-style-asian="italic" style:font-style-complex="italic"/>
    </style:style>
    <style:style style:name="P263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64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65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66" style:family="paragraph" style:parent-style-name="Standard">
      <style:text-properties fo:font-style="italic" officeooo:paragraph-rsid="00684bfc" style:font-style-asian="italic" style:font-style-complex="italic"/>
    </style:style>
    <style:style style:name="P267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68" style:family="paragraph" style:parent-style-name="Standard">
      <style:text-properties fo:font-style="italic" officeooo:paragraph-rsid="006f66ec" style:font-style-asian="italic" style:font-style-complex="italic"/>
    </style:style>
    <style:style style:name="P269" style:family="paragraph" style:parent-style-name="Standard">
      <style:text-properties fo:font-style="italic" officeooo:paragraph-rsid="0071baff" style:font-style-asian="italic" style:font-style-complex="italic"/>
    </style:style>
    <style:style style:name="P270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71" style:family="paragraph" style:parent-style-name="Standard">
      <style:text-properties fo:font-style="italic" officeooo:paragraph-rsid="00751d17" style:font-style-asian="italic" style:font-style-complex="italic"/>
    </style:style>
    <style:style style:name="P272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73" style:family="paragraph" style:parent-style-name="Standard">
      <style:text-properties fo:font-style="italic" officeooo:paragraph-rsid="00793c0d" style:font-style-asian="italic" style:font-style-complex="italic"/>
    </style:style>
    <style:style style:name="P274" style:family="paragraph" style:parent-style-name="Standard">
      <style:text-properties fo:font-style="italic" officeooo:paragraph-rsid="007b2101" style:font-style-asian="italic" style:font-style-complex="italic"/>
    </style:style>
    <style:style style:name="P275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76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77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78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79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80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81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82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83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84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85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86" style:family="paragraph" style:parent-style-name="Standard">
      <style:text-properties fo:font-style="italic" officeooo:paragraph-rsid="008eb3ea" style:font-style-asian="italic" style:font-style-complex="italic"/>
    </style:style>
    <style:style style:name="P287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88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89" style:family="paragraph" style:parent-style-name="Standard">
      <style:text-properties fo:font-style="italic" officeooo:paragraph-rsid="00939859" style:font-style-asian="italic" style:font-style-complex="italic"/>
    </style:style>
    <style:style style:name="P290" style:family="paragraph" style:parent-style-name="Standard">
      <style:text-properties fo:font-style="italic" officeooo:paragraph-rsid="00971224" style:font-style-asian="italic" style:font-style-complex="italic"/>
    </style:style>
    <style:style style:name="P291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92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93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94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95" style:family="paragraph" style:parent-style-name="Standard">
      <style:text-properties fo:font-style="italic" officeooo:paragraph-rsid="00a6f347" style:font-style-asian="italic" style:font-style-complex="italic"/>
    </style:style>
    <style:style style:name="P296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97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98" style:family="paragraph" style:parent-style-name="Standard">
      <style:text-properties fo:font-style="italic" officeooo:paragraph-rsid="00acfb9d" style:font-style-asian="italic" style:font-style-complex="italic"/>
    </style:style>
    <style:style style:name="P299" style:family="paragraph" style:parent-style-name="Standard">
      <style:text-properties fo:font-style="italic" officeooo:paragraph-rsid="00b41267" style:font-style-asian="italic" style:font-style-complex="italic"/>
    </style:style>
    <style:style style:name="P300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301" style:family="paragraph" style:parent-style-name="Standard">
      <style:text-properties fo:font-style="italic" officeooo:paragraph-rsid="00ba819c" style:font-style-asian="italic" style:font-style-complex="italic"/>
    </style:style>
    <style:style style:name="P302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303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304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305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306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307" style:family="paragraph" style:parent-style-name="Standard">
      <style:text-properties fo:font-style="italic" officeooo:paragraph-rsid="00c2c999" style:font-style-asian="italic" style:font-style-complex="italic"/>
    </style:style>
    <style:style style:name="P308" style:family="paragraph" style:parent-style-name="Standard">
      <style:text-properties fo:font-style="italic" officeooo:paragraph-rsid="00c50878" style:font-style-asian="italic" style:font-style-complex="italic"/>
    </style:style>
    <style:style style:name="P309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310" style:family="paragraph" style:parent-style-name="Standard">
      <style:text-properties fo:font-style="italic" officeooo:paragraph-rsid="00dd44af" style:font-style-asian="italic" style:font-style-complex="italic"/>
    </style:style>
    <style:style style:name="P311" style:family="paragraph" style:parent-style-name="Standard">
      <style:text-properties fo:font-style="italic" officeooo:paragraph-rsid="00f4c6c5" style:font-style-asian="italic" style:font-style-complex="italic"/>
    </style:style>
    <style:style style:name="P312" style:family="paragraph" style:parent-style-name="Standard">
      <style:text-properties fo:font-style="italic" officeooo:paragraph-rsid="00fc67ff" style:font-style-asian="italic" style:font-style-complex="italic"/>
    </style:style>
    <style:style style:name="P313" style:family="paragraph" style:parent-style-name="Standard">
      <style:text-properties fo:font-style="italic" officeooo:paragraph-rsid="00fdd3aa" style:font-style-asian="italic" style:font-style-complex="italic"/>
    </style:style>
    <style:style style:name="P314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15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16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17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18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19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20" style:family="paragraph" style:parent-style-name="Standard">
      <style:text-properties fo:font-style="italic" officeooo:paragraph-rsid="01148430" style:font-style-asian="italic" style:font-style-complex="italic"/>
    </style:style>
    <style:style style:name="P321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22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23" style:family="paragraph" style:parent-style-name="Standard">
      <style:text-properties fo:font-style="italic" officeooo:paragraph-rsid="01190d75" style:font-style-asian="italic" style:font-style-complex="italic"/>
    </style:style>
    <style:style style:name="P324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25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26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27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28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29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30" style:family="paragraph" style:parent-style-name="Standard">
      <style:text-properties fo:font-style="italic" officeooo:paragraph-rsid="01305c41" style:font-style-asian="italic" style:font-style-complex="italic"/>
    </style:style>
    <style:style style:name="P331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32" style:family="paragraph" style:parent-style-name="Standard">
      <style:text-properties fo:font-style="italic" officeooo:paragraph-rsid="01466326" style:font-style-asian="italic" style:font-style-complex="italic"/>
    </style:style>
    <style:style style:name="P333" style:family="paragraph" style:parent-style-name="Standard">
      <style:text-properties fo:font-style="italic" officeooo:paragraph-rsid="014f285e" style:font-style-asian="italic" style:font-style-complex="italic"/>
    </style:style>
    <style:style style:name="P334" style:family="paragraph" style:parent-style-name="Standard">
      <style:text-properties fo:font-style="italic" officeooo:paragraph-rsid="014d6fa3" style:font-style-asian="italic" style:font-style-complex="italic"/>
    </style:style>
    <style:style style:name="P335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36" style:family="paragraph" style:parent-style-name="Standard">
      <style:text-properties fo:font-style="italic" officeooo:paragraph-rsid="01549026" style:font-style-asian="italic" style:font-style-complex="italic"/>
    </style:style>
    <style:style style:name="P337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38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39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52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53" style:family="paragraph" style:parent-style-name="Standard">
      <style:text-properties fo:font-style="italic" style:text-underline-style="none" fo:font-weight="normal" officeooo:rsid="00432526" officeooo:paragraph-rsid="00432526" style:font-style-asian="italic" style:font-weight-asian="normal" style:font-style-complex="italic" style:font-weight-complex="normal"/>
    </style:style>
    <style:style style:name="P354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7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8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59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60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61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6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6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da4eed" officeooo:paragraph-rsid="00ec9cc0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3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0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401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2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403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404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5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6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7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09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10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11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12" style:family="paragraph" style:parent-style-name="Standard">
      <style:text-properties officeooo:paragraph-rsid="00154f37"/>
    </style:style>
    <style:style style:name="P413" style:family="paragraph" style:parent-style-name="Standard">
      <style:text-properties officeooo:paragraph-rsid="00186c3f"/>
    </style:style>
    <style:style style:name="P414" style:family="paragraph" style:parent-style-name="Standard">
      <style:text-properties officeooo:paragraph-rsid="0018e013"/>
    </style:style>
    <style:style style:name="P415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6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7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8" style:family="paragraph" style:parent-style-name="Standard">
      <style:text-properties officeooo:rsid="001c0ef5" officeooo:paragraph-rsid="001c0ef5"/>
    </style:style>
    <style:style style:name="P419" style:family="paragraph" style:parent-style-name="Standard">
      <style:text-properties officeooo:rsid="001c0ef5" officeooo:paragraph-rsid="00819260"/>
    </style:style>
    <style:style style:name="P420" style:family="paragraph" style:parent-style-name="Standard">
      <style:text-properties officeooo:rsid="001c5680" officeooo:paragraph-rsid="001c5680"/>
    </style:style>
    <style:style style:name="P421" style:family="paragraph" style:parent-style-name="Standard">
      <style:paragraph-properties fo:line-height="115%"/>
      <style:text-properties officeooo:rsid="001c5680" officeooo:paragraph-rsid="001c5680"/>
    </style:style>
    <style:style style:name="P422" style:family="paragraph" style:parent-style-name="Standard">
      <style:text-properties officeooo:paragraph-rsid="001c5680"/>
    </style:style>
    <style:style style:name="P423" style:family="paragraph" style:parent-style-name="Standard">
      <style:paragraph-properties fo:line-height="115%"/>
      <style:text-properties officeooo:paragraph-rsid="002ba0e7"/>
    </style:style>
    <style:style style:name="P424" style:family="paragraph" style:parent-style-name="Standard">
      <style:paragraph-properties fo:line-height="115%"/>
      <style:text-properties officeooo:paragraph-rsid="00819260"/>
    </style:style>
    <style:style style:name="P425" style:family="paragraph" style:parent-style-name="Standard">
      <style:paragraph-properties fo:line-height="115%"/>
      <style:text-properties officeooo:paragraph-rsid="0082c116"/>
    </style:style>
    <style:style style:name="P426" style:family="paragraph" style:parent-style-name="Standard">
      <style:paragraph-properties fo:line-height="115%"/>
      <style:text-properties officeooo:paragraph-rsid="008b54df"/>
    </style:style>
    <style:style style:name="P427" style:family="paragraph" style:parent-style-name="Standard">
      <style:paragraph-properties fo:line-height="115%"/>
      <style:text-properties officeooo:paragraph-rsid="00941a11"/>
    </style:style>
    <style:style style:name="P428" style:family="paragraph" style:parent-style-name="Standard">
      <style:paragraph-properties fo:line-height="115%"/>
      <style:text-properties officeooo:paragraph-rsid="009d5b59"/>
    </style:style>
    <style:style style:name="P429" style:family="paragraph" style:parent-style-name="Standard">
      <style:paragraph-properties fo:line-height="115%"/>
      <style:text-properties officeooo:paragraph-rsid="00a8ca1b"/>
    </style:style>
    <style:style style:name="P430" style:family="paragraph" style:parent-style-name="Standard">
      <style:paragraph-properties fo:line-height="115%"/>
      <style:text-properties officeooo:paragraph-rsid="00201bd5"/>
    </style:style>
    <style:style style:name="P431" style:family="paragraph" style:parent-style-name="Standard">
      <style:paragraph-properties fo:line-height="115%"/>
      <style:text-properties officeooo:paragraph-rsid="00f9fdc0"/>
    </style:style>
    <style:style style:name="P432" style:family="paragraph" style:parent-style-name="Standard">
      <style:paragraph-properties fo:line-height="115%"/>
      <style:text-properties officeooo:paragraph-rsid="012e9465"/>
    </style:style>
    <style:style style:name="P433" style:family="paragraph" style:parent-style-name="Standard">
      <style:paragraph-properties fo:line-height="115%"/>
      <style:text-properties officeooo:paragraph-rsid="012edf56"/>
    </style:style>
    <style:style style:name="P434" style:family="paragraph" style:parent-style-name="Standard">
      <style:paragraph-properties fo:line-height="115%"/>
      <style:text-properties officeooo:paragraph-rsid="01305c41"/>
    </style:style>
    <style:style style:name="P435" style:family="paragraph" style:parent-style-name="Standard">
      <style:paragraph-properties fo:line-height="100%"/>
      <style:text-properties officeooo:paragraph-rsid="00201bd5"/>
    </style:style>
    <style:style style:name="P436" style:family="paragraph" style:parent-style-name="Standard">
      <style:paragraph-properties fo:line-height="100%"/>
      <style:text-properties officeooo:paragraph-rsid="005b3d57"/>
    </style:style>
    <style:style style:name="P437" style:family="paragraph" style:parent-style-name="Standard">
      <style:paragraph-properties fo:line-height="100%"/>
      <style:text-properties officeooo:paragraph-rsid="005c5090"/>
    </style:style>
    <style:style style:name="P438" style:family="paragraph" style:parent-style-name="Standard">
      <style:paragraph-properties fo:line-height="100%"/>
      <style:text-properties officeooo:paragraph-rsid="005dfe09"/>
    </style:style>
    <style:style style:name="P439" style:family="paragraph" style:parent-style-name="Standard">
      <style:paragraph-properties fo:line-height="100%"/>
      <style:text-properties officeooo:paragraph-rsid="00bdd473"/>
    </style:style>
    <style:style style:name="P440" style:family="paragraph" style:parent-style-name="Standard">
      <style:paragraph-properties fo:line-height="100%"/>
      <style:text-properties officeooo:paragraph-rsid="01148430"/>
    </style:style>
    <style:style style:name="P441" style:family="paragraph" style:parent-style-name="Standard">
      <style:paragraph-properties fo:line-height="100%"/>
      <style:text-properties officeooo:paragraph-rsid="013b189d"/>
    </style:style>
    <style:style style:name="P442" style:family="paragraph" style:parent-style-name="Standard">
      <style:paragraph-properties fo:line-height="100%"/>
      <style:text-properties officeooo:paragraph-rsid="013c5706"/>
    </style:style>
    <style:style style:name="P443" style:family="paragraph" style:parent-style-name="Standard">
      <style:paragraph-properties fo:line-height="100%"/>
      <style:text-properties officeooo:paragraph-rsid="0128c6e8"/>
    </style:style>
    <style:style style:name="P444" style:family="paragraph" style:parent-style-name="Standard">
      <style:paragraph-properties fo:line-height="100%"/>
      <style:text-properties officeooo:paragraph-rsid="012cecd7"/>
    </style:style>
    <style:style style:name="P445" style:family="paragraph" style:parent-style-name="Standard">
      <style:paragraph-properties fo:line-height="100%"/>
      <style:text-properties officeooo:paragraph-rsid="01459f86"/>
    </style:style>
    <style:style style:name="P446" style:family="paragraph" style:parent-style-name="Standard">
      <style:text-properties officeooo:paragraph-rsid="001e2fb9"/>
    </style:style>
    <style:style style:name="P447" style:family="paragraph" style:parent-style-name="Standard">
      <style:text-properties officeooo:paragraph-rsid="00201bd5"/>
    </style:style>
    <style:style style:name="P448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49" style:family="paragraph" style:parent-style-name="Standard">
      <style:text-properties officeooo:paragraph-rsid="0023a424"/>
    </style:style>
    <style:style style:name="P450" style:family="paragraph" style:parent-style-name="Standard">
      <style:text-properties officeooo:paragraph-rsid="00254a2e"/>
    </style:style>
    <style:style style:name="P451" style:family="paragraph" style:parent-style-name="Standard">
      <style:text-properties officeooo:paragraph-rsid="0029f907"/>
    </style:style>
    <style:style style:name="P452" style:family="paragraph" style:parent-style-name="Standard">
      <style:text-properties officeooo:rsid="00beb82f" officeooo:paragraph-rsid="005b3d57"/>
    </style:style>
    <style:style style:name="P453" style:family="paragraph" style:parent-style-name="Standard">
      <style:text-properties officeooo:rsid="00d9c9e4" officeooo:paragraph-rsid="00316632"/>
    </style:style>
    <style:style style:name="P454" style:family="paragraph" style:parent-style-name="Standard">
      <style:text-properties officeooo:paragraph-rsid="00316632"/>
    </style:style>
    <style:style style:name="P455" style:family="paragraph" style:parent-style-name="Standard">
      <style:text-properties officeooo:paragraph-rsid="003523e3"/>
    </style:style>
    <style:style style:name="P456" style:family="paragraph" style:parent-style-name="Standard">
      <style:text-properties style:use-window-font-color="true"/>
    </style:style>
    <style:style style:name="P457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8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59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60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61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62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63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64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65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8105ab" officeooo:paragraph-rsid="005c5090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76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7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8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9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81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82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83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84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85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7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8" style:family="paragraph" style:parent-style-name="Standard">
      <style:text-properties style:use-window-font-color="true" fo:font-style="normal" fo:font-weight="bold" officeooo:rsid="009ff1c7" officeooo:paragraph-rsid="00a1d04f" style:font-style-asian="normal" style:font-weight-asian="bold" style:font-style-complex="normal" style:font-weight-complex="bold"/>
    </style:style>
    <style:style style:name="P489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90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15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use-window-font-color="true" fo:font-style="normal" fo:font-weight="normal" officeooo:rsid="014d6fa3" officeooo:paragraph-rsid="014f285e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13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4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5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17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518" style:family="paragraph" style:parent-style-name="Standard">
      <style:text-properties style:use-window-font-color="true" officeooo:rsid="007d92ff" officeooo:paragraph-rsid="007d92ff"/>
    </style:style>
    <style:style style:name="P519" style:family="paragraph" style:parent-style-name="Standard">
      <style:text-properties style:use-window-font-color="true" officeooo:paragraph-rsid="007d92ff"/>
    </style:style>
    <style:style style:name="P520" style:family="paragraph" style:parent-style-name="Standard">
      <style:text-properties style:use-window-font-color="true" style:text-line-through-style="none" style:text-line-through-type="none" fo:font-style="normal" officeooo:paragraph-rsid="005f2637" style:font-style-asian="normal" style:font-style-complex="normal"/>
    </style:style>
    <style:style style:name="P521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22" style:family="paragraph" style:parent-style-name="Standard">
      <style:text-properties officeooo:paragraph-rsid="003c1931"/>
    </style:style>
    <style:style style:name="P523" style:family="paragraph" style:parent-style-name="Standard">
      <style:text-properties officeooo:paragraph-rsid="003fcbcf"/>
    </style:style>
    <style:style style:name="P524" style:family="paragraph" style:parent-style-name="Standard">
      <style:text-properties officeooo:paragraph-rsid="00432526"/>
    </style:style>
    <style:style style:name="P525" style:family="paragraph" style:parent-style-name="Standard">
      <style:text-properties officeooo:paragraph-rsid="004566c5"/>
    </style:style>
    <style:style style:name="P526" style:family="paragraph" style:parent-style-name="Standard">
      <style:text-properties officeooo:paragraph-rsid="004b8029"/>
    </style:style>
    <style:style style:name="P527" style:family="paragraph" style:parent-style-name="Standard">
      <style:text-properties officeooo:paragraph-rsid="0050b57f"/>
    </style:style>
    <style:style style:name="P528" style:family="paragraph" style:parent-style-name="Standard">
      <style:text-properties officeooo:rsid="00523bf9" officeooo:paragraph-rsid="00523bf9"/>
    </style:style>
    <style:style style:name="P529" style:family="paragraph" style:parent-style-name="Standard">
      <style:text-properties officeooo:paragraph-rsid="0055a125"/>
    </style:style>
    <style:style style:name="P530" style:family="paragraph" style:parent-style-name="Standard">
      <style:text-properties officeooo:paragraph-rsid="00572cb0"/>
    </style:style>
    <style:style style:name="P531" style:family="paragraph" style:parent-style-name="Standard">
      <style:text-properties officeooo:paragraph-rsid="005c5090"/>
    </style:style>
    <style:style style:name="P532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3" style:family="paragraph" style:parent-style-name="Standard">
      <style:text-properties fo:font-weight="bold" style:font-weight-asian="bold" style:font-weight-complex="bold"/>
    </style:style>
    <style:style style:name="P534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35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36" style:family="paragraph" style:parent-style-name="Standard">
      <style:text-properties fo:font-weight="bold" officeooo:paragraph-rsid="012e9465" style:font-weight-asian="bold" style:font-weight-complex="bold"/>
    </style:style>
    <style:style style:name="P537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38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39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40" style:family="paragraph" style:parent-style-name="Standard">
      <style:text-properties officeooo:rsid="001e2fb9" officeooo:paragraph-rsid="001e2fb9"/>
    </style:style>
    <style:style style:name="P541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2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3" style:family="paragraph" style:parent-style-name="Standard">
      <style:text-properties officeooo:paragraph-rsid="005f2637"/>
    </style:style>
    <style:style style:name="P544" style:family="paragraph" style:parent-style-name="Standard">
      <style:text-properties officeooo:rsid="005fb5cb" officeooo:paragraph-rsid="005fb5cb"/>
    </style:style>
    <style:style style:name="P545" style:family="paragraph" style:parent-style-name="Standard">
      <style:text-properties officeooo:paragraph-rsid="00607814"/>
    </style:style>
    <style:style style:name="P546" style:family="paragraph" style:parent-style-name="Standard">
      <style:text-properties officeooo:paragraph-rsid="0063f681"/>
    </style:style>
    <style:style style:name="P547" style:family="paragraph" style:parent-style-name="Standard">
      <style:text-properties officeooo:rsid="00644350" officeooo:paragraph-rsid="00644350"/>
    </style:style>
    <style:style style:name="P548" style:family="paragraph" style:parent-style-name="Standard">
      <style:text-properties officeooo:paragraph-rsid="00644350"/>
    </style:style>
    <style:style style:name="P549" style:family="paragraph" style:parent-style-name="Standard">
      <style:text-properties officeooo:paragraph-rsid="006579dd"/>
    </style:style>
    <style:style style:name="P550" style:family="paragraph" style:parent-style-name="Standard">
      <style:text-properties officeooo:paragraph-rsid="0066c57e"/>
    </style:style>
    <style:style style:name="P551" style:family="paragraph" style:parent-style-name="Standard">
      <style:text-properties officeooo:paragraph-rsid="0069643a"/>
    </style:style>
    <style:style style:name="P552" style:family="paragraph" style:parent-style-name="Standard">
      <style:text-properties officeooo:rsid="006f66ec" officeooo:paragraph-rsid="006f66ec"/>
    </style:style>
    <style:style style:name="P553" style:family="paragraph" style:parent-style-name="Standard">
      <style:text-properties officeooo:paragraph-rsid="006f66ec"/>
    </style:style>
    <style:style style:name="P554" style:family="paragraph" style:parent-style-name="Standard">
      <style:text-properties officeooo:paragraph-rsid="0071baff"/>
    </style:style>
    <style:style style:name="P555" style:family="paragraph" style:parent-style-name="Standard">
      <style:text-properties officeooo:rsid="0072cdc4" officeooo:paragraph-rsid="00751d17"/>
    </style:style>
    <style:style style:name="P556" style:family="paragraph" style:parent-style-name="Standard">
      <style:text-properties officeooo:paragraph-rsid="00751d17"/>
    </style:style>
    <style:style style:name="P557" style:family="paragraph" style:parent-style-name="Standard">
      <style:text-properties officeooo:rsid="00793c0d" officeooo:paragraph-rsid="00793c0d"/>
    </style:style>
    <style:style style:name="P558" style:family="paragraph" style:parent-style-name="Standard">
      <style:paragraph-properties fo:line-height="115%"/>
      <style:text-properties officeooo:rsid="00793c0d" officeooo:paragraph-rsid="00793c0d"/>
    </style:style>
    <style:style style:name="P559" style:family="paragraph" style:parent-style-name="Standard">
      <style:text-properties officeooo:rsid="00793c0d" officeooo:paragraph-rsid="007b2101"/>
    </style:style>
    <style:style style:name="P560" style:family="paragraph" style:parent-style-name="Standard">
      <style:text-properties officeooo:paragraph-rsid="00793c0d"/>
    </style:style>
    <style:style style:name="P561" style:family="paragraph" style:parent-style-name="Standard">
      <style:text-properties officeooo:paragraph-rsid="007b2101"/>
    </style:style>
    <style:style style:name="P562" style:family="paragraph" style:parent-style-name="Standard">
      <style:text-properties officeooo:rsid="007d92ff" officeooo:paragraph-rsid="007d92ff"/>
    </style:style>
    <style:style style:name="P563" style:family="paragraph" style:parent-style-name="Standard">
      <style:text-properties officeooo:paragraph-rsid="007d92ff"/>
    </style:style>
    <style:style style:name="P564" style:family="paragraph" style:parent-style-name="Standard">
      <style:text-properties officeooo:paragraph-rsid="0053faec"/>
    </style:style>
    <style:style style:name="P565" style:family="paragraph" style:parent-style-name="Standard">
      <style:text-properties officeooo:paragraph-rsid="008478a0"/>
    </style:style>
    <style:style style:name="P566" style:family="paragraph" style:parent-style-name="Standard">
      <style:text-properties officeooo:paragraph-rsid="008eeb87"/>
    </style:style>
    <style:style style:name="P567" style:family="paragraph" style:parent-style-name="Standard">
      <style:text-properties officeooo:paragraph-rsid="00905987"/>
    </style:style>
    <style:style style:name="P568" style:family="paragraph" style:parent-style-name="Standard">
      <style:text-properties officeooo:paragraph-rsid="00939859"/>
    </style:style>
    <style:style style:name="P569" style:family="paragraph" style:parent-style-name="Standard">
      <style:text-properties officeooo:paragraph-rsid="0097dc17"/>
    </style:style>
    <style:style style:name="P570" style:family="paragraph" style:parent-style-name="Standard">
      <style:text-properties officeooo:rsid="009d5b59" officeooo:paragraph-rsid="009d5b59"/>
    </style:style>
    <style:style style:name="P571" style:family="paragraph" style:parent-style-name="Standard">
      <style:text-properties officeooo:rsid="009d5b59" officeooo:paragraph-rsid="009ec4fc"/>
    </style:style>
    <style:style style:name="P572" style:family="paragraph" style:parent-style-name="Standard">
      <style:text-properties officeooo:paragraph-rsid="009d5b59"/>
    </style:style>
    <style:style style:name="P573" style:family="paragraph" style:parent-style-name="Standard">
      <style:text-properties officeooo:paragraph-rsid="009ec4fc"/>
    </style:style>
    <style:style style:name="P574" style:family="paragraph" style:parent-style-name="Standard">
      <style:text-properties officeooo:paragraph-rsid="009f187e"/>
    </style:style>
    <style:style style:name="P575" style:family="paragraph" style:parent-style-name="Standard">
      <style:text-properties officeooo:paragraph-rsid="007fd79d"/>
    </style:style>
    <style:style style:name="P576" style:family="paragraph" style:parent-style-name="Standard">
      <style:text-properties officeooo:paragraph-rsid="00a1d04f"/>
    </style:style>
    <style:style style:name="P577" style:family="paragraph" style:parent-style-name="Standard">
      <style:text-properties officeooo:rsid="00a6f347" officeooo:paragraph-rsid="00a6f347"/>
    </style:style>
    <style:style style:name="P578" style:family="paragraph" style:parent-style-name="Standard">
      <style:text-properties officeooo:paragraph-rsid="00aa7e9e"/>
    </style:style>
    <style:style style:name="P579" style:family="paragraph" style:parent-style-name="Standard">
      <style:text-properties officeooo:paragraph-rsid="00acfb9d"/>
    </style:style>
    <style:style style:name="P580" style:family="paragraph" style:parent-style-name="Standard">
      <style:text-properties officeooo:paragraph-rsid="00a1e031"/>
    </style:style>
    <style:style style:name="P581" style:family="paragraph" style:parent-style-name="Standard">
      <style:text-properties officeooo:paragraph-rsid="00635f1a"/>
    </style:style>
    <style:style style:name="P582" style:family="paragraph" style:parent-style-name="Standard">
      <style:text-properties officeooo:paragraph-rsid="00ba819c"/>
    </style:style>
    <style:style style:name="P583" style:family="paragraph" style:parent-style-name="Standard">
      <style:paragraph-properties fo:line-height="100%"/>
      <style:text-properties officeooo:rsid="00ba819c" officeooo:paragraph-rsid="00c12d1c"/>
    </style:style>
    <style:style style:name="P584" style:family="paragraph" style:parent-style-name="Standard">
      <style:text-properties officeooo:paragraph-rsid="00bc5e43"/>
    </style:style>
    <style:style style:name="P585" style:family="paragraph" style:parent-style-name="Standard">
      <style:text-properties officeooo:paragraph-rsid="00c50878"/>
    </style:style>
    <style:style style:name="P586" style:family="paragraph" style:parent-style-name="Standard">
      <style:text-properties officeooo:paragraph-rsid="00c7021f"/>
    </style:style>
    <style:style style:name="P587" style:family="paragraph" style:parent-style-name="Standard">
      <style:text-properties officeooo:paragraph-rsid="00c88326"/>
    </style:style>
    <style:style style:name="P588" style:family="paragraph" style:parent-style-name="Standard">
      <style:text-properties officeooo:paragraph-rsid="00af3424"/>
    </style:style>
    <style:style style:name="P589" style:family="paragraph" style:parent-style-name="Standard">
      <style:text-properties officeooo:paragraph-rsid="00cfa052"/>
    </style:style>
    <style:style style:name="P590" style:family="paragraph" style:parent-style-name="Standard">
      <style:text-properties officeooo:paragraph-rsid="00d63bc5"/>
    </style:style>
    <style:style style:name="P591" style:family="paragraph" style:parent-style-name="Standard">
      <style:text-properties officeooo:paragraph-rsid="00d833d3"/>
    </style:style>
    <style:style style:name="P592" style:family="paragraph" style:parent-style-name="Standard">
      <style:text-properties officeooo:paragraph-rsid="00dd44af"/>
    </style:style>
    <style:style style:name="P593" style:family="paragraph" style:parent-style-name="Standard">
      <style:text-properties officeooo:paragraph-rsid="00e1ae30"/>
    </style:style>
    <style:style style:name="P594" style:family="paragraph" style:parent-style-name="Standard">
      <style:text-properties officeooo:paragraph-rsid="00e56ddc"/>
    </style:style>
    <style:style style:name="P595" style:family="paragraph" style:parent-style-name="Standard">
      <style:text-properties officeooo:paragraph-rsid="00e6e228"/>
    </style:style>
    <style:style style:name="P596" style:family="paragraph" style:parent-style-name="Standard">
      <style:text-properties officeooo:paragraph-rsid="00e9938e"/>
    </style:style>
    <style:style style:name="P597" style:family="paragraph" style:parent-style-name="Standard">
      <style:text-properties officeooo:paragraph-rsid="00eb49f4"/>
    </style:style>
    <style:style style:name="P598" style:family="paragraph" style:parent-style-name="Standard">
      <style:text-properties officeooo:paragraph-rsid="00ec9cc0"/>
    </style:style>
    <style:style style:name="P599" style:family="paragraph" style:parent-style-name="Standard">
      <style:text-properties officeooo:paragraph-rsid="00f4c6c5"/>
    </style:style>
    <style:style style:name="P600" style:family="paragraph" style:parent-style-name="Standard">
      <style:text-properties officeooo:rsid="00f4c6c5" officeooo:paragraph-rsid="00f4c6c5"/>
    </style:style>
    <style:style style:name="P601" style:family="paragraph" style:parent-style-name="Standard">
      <style:text-properties officeooo:rsid="00f68ffb" officeooo:paragraph-rsid="00f68ffb"/>
    </style:style>
    <style:style style:name="P602" style:family="paragraph" style:parent-style-name="Standard">
      <style:text-properties officeooo:paragraph-rsid="00f9fdc0"/>
    </style:style>
    <style:style style:name="P603" style:family="paragraph" style:parent-style-name="Standard">
      <style:text-properties officeooo:paragraph-rsid="00fb5f7f"/>
    </style:style>
    <style:style style:name="P604" style:family="paragraph" style:parent-style-name="Standard">
      <style:text-properties officeooo:paragraph-rsid="00fc67ff"/>
    </style:style>
    <style:style style:name="P605" style:family="paragraph" style:parent-style-name="Standard">
      <style:text-properties officeooo:paragraph-rsid="00fdd6a8"/>
    </style:style>
    <style:style style:name="P606" style:family="paragraph" style:parent-style-name="Standard">
      <style:text-properties officeooo:rsid="010639c7" officeooo:paragraph-rsid="01078b3d"/>
    </style:style>
    <style:style style:name="P607" style:family="paragraph" style:parent-style-name="Standard">
      <style:text-properties officeooo:rsid="010639c7" officeooo:paragraph-rsid="01078ca1"/>
    </style:style>
    <style:style style:name="P608" style:family="paragraph" style:parent-style-name="Standard">
      <style:text-properties officeooo:paragraph-rsid="010639c7"/>
    </style:style>
    <style:style style:name="P609" style:family="paragraph" style:parent-style-name="Standard">
      <style:text-properties officeooo:paragraph-rsid="010c3ac9"/>
    </style:style>
    <style:style style:name="P610" style:family="paragraph" style:parent-style-name="Standard">
      <style:text-properties officeooo:paragraph-rsid="010f5523"/>
    </style:style>
    <style:style style:name="P611" style:family="paragraph" style:parent-style-name="Standard">
      <style:text-properties officeooo:paragraph-rsid="010ff277"/>
    </style:style>
    <style:style style:name="P612" style:family="paragraph" style:parent-style-name="Standard">
      <style:text-properties officeooo:paragraph-rsid="0111d037"/>
    </style:style>
    <style:style style:name="P613" style:family="paragraph" style:parent-style-name="Standard">
      <style:text-properties officeooo:paragraph-rsid="01148430"/>
    </style:style>
    <style:style style:name="P614" style:family="paragraph" style:parent-style-name="Standard">
      <style:text-properties officeooo:paragraph-rsid="01190d75"/>
    </style:style>
    <style:style style:name="P615" style:family="paragraph" style:parent-style-name="Standard">
      <style:text-properties officeooo:rsid="011e7671" officeooo:paragraph-rsid="011e7671"/>
    </style:style>
    <style:style style:name="P616" style:family="paragraph" style:parent-style-name="Standard">
      <style:text-properties officeooo:paragraph-rsid="011e7671"/>
    </style:style>
    <style:style style:name="P617" style:family="paragraph" style:parent-style-name="Standard">
      <style:text-properties officeooo:paragraph-rsid="01206a6e"/>
    </style:style>
    <style:style style:name="P618" style:family="paragraph" style:parent-style-name="Standard">
      <style:text-properties officeooo:paragraph-rsid="008c034a"/>
    </style:style>
    <style:style style:name="P619" style:family="paragraph" style:parent-style-name="Standard">
      <style:text-properties officeooo:paragraph-rsid="012b24b3"/>
    </style:style>
    <style:style style:name="P620" style:family="paragraph" style:parent-style-name="Standard">
      <style:text-properties officeooo:paragraph-rsid="012e9465"/>
    </style:style>
    <style:style style:name="P621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22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23" style:family="paragraph" style:parent-style-name="Standard">
      <style:text-properties officeooo:paragraph-rsid="01401741"/>
    </style:style>
    <style:style style:name="P624" style:family="paragraph" style:parent-style-name="Standard">
      <style:text-properties officeooo:paragraph-rsid="01466326"/>
    </style:style>
    <style:style style:name="P625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>
      <style:text-properties officeooo:paragraph-rsid="00d459e3"/>
    </style:style>
    <style:style style:name="P627" style:family="paragraph" style:parent-style-name="Standard">
      <style:text-properties officeooo:paragraph-rsid="0149fc19"/>
    </style:style>
    <style:style style:name="P628" style:family="paragraph" style:parent-style-name="Standard">
      <style:text-properties officeooo:paragraph-rsid="01078ca1"/>
    </style:style>
    <style:style style:name="P629" style:family="paragraph" style:parent-style-name="Standard">
      <style:text-properties officeooo:paragraph-rsid="010ab710"/>
    </style:style>
    <style:style style:name="P630" style:family="paragraph" style:parent-style-name="Standard">
      <style:text-properties officeooo:paragraph-rsid="014be95f"/>
    </style:style>
    <style:style style:name="P631" style:family="paragraph" style:parent-style-name="Standard">
      <style:text-properties officeooo:paragraph-rsid="014f285e"/>
    </style:style>
    <style:style style:name="P632" style:family="paragraph" style:parent-style-name="Standard">
      <style:text-properties officeooo:rsid="01528202" officeooo:paragraph-rsid="016331b0"/>
    </style:style>
    <style:style style:name="P633" style:family="paragraph" style:parent-style-name="Standard">
      <style:text-properties officeooo:paragraph-rsid="01549026"/>
    </style:style>
    <style:style style:name="P634" style:family="paragraph" style:parent-style-name="Standard">
      <style:text-properties officeooo:paragraph-rsid="015882c3"/>
    </style:style>
    <style:style style:name="P635" style:family="paragraph" style:parent-style-name="Standard">
      <style:text-properties officeooo:paragraph-rsid="015ee267"/>
    </style:style>
    <style:style style:name="P636" style:family="paragraph" style:parent-style-name="Standard">
      <style:text-properties officeooo:paragraph-rsid="01604964"/>
    </style:style>
    <style:style style:name="P637" style:family="paragraph" style:parent-style-name="Standard">
      <style:text-properties officeooo:paragraph-rsid="016331b0"/>
    </style:style>
    <style:style style:name="P638" style:family="paragraph" style:parent-style-name="Standard">
      <style:paragraph-properties fo:line-height="150%"/>
      <style:text-properties officeooo:paragraph-rsid="0166b397"/>
    </style:style>
    <style:style style:name="P639" style:family="paragraph" style:parent-style-name="Standard">
      <style:text-properties officeooo:paragraph-rsid="01770822"/>
    </style:style>
    <style:style style:name="P640" style:family="paragraph" style:parent-style-name="Standard">
      <style:text-properties officeooo:paragraph-rsid="0179bfd9"/>
    </style:style>
    <style:style style:name="P641" style:family="paragraph" style:parent-style-name="Standard">
      <style:text-properties officeooo:paragraph-rsid="017e219d"/>
    </style:style>
    <style:style style:name="P642" style:family="paragraph" style:parent-style-name="Standard">
      <style:text-properties officeooo:paragraph-rsid="0193a3a5"/>
    </style:style>
    <style:style style:name="P643" style:family="paragraph" style:parent-style-name="Standard">
      <style:text-properties officeooo:paragraph-rsid="0066b31e"/>
    </style:style>
    <style:style style:name="P64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4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54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55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56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57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58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59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60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61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6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6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6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6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6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67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68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69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670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71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72" style:family="paragraph" style:parent-style-name="Standard">
      <style:paragraph-properties fo:break-before="page"/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673" style:family="paragraph" style:parent-style-name="Standard">
      <style:paragraph-properties fo:break-before="page"/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674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line-height="150%" fo:break-before="page"/>
      <style:text-properties officeooo:paragraph-rsid="0166b397"/>
    </style:style>
    <style:style style:name="P676" style:family="paragraph" style:parent-style-name="Standard">
      <style:paragraph-properties fo:line-height="150%" fo:break-before="page"/>
      <style:text-properties officeooo:paragraph-rsid="0169df86"/>
    </style:style>
    <style:style style:name="P677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678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679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680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681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682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683" style:family="paragraph" style:parent-style-name="Table_20_Contents">
      <style:paragraph-properties fo:text-align="center" style:justify-single-word="false"/>
      <style:text-properties fo:font-weight="bold" officeooo:rsid="066eeab0" officeooo:paragraph-rsid="0169df86" style:font-weight-asian="bold" style:font-weight-complex="bold"/>
    </style:style>
    <style:style style:name="P684" style:family="paragraph" style:parent-style-name="Table_20_Contents">
      <style:paragraph-properties fo:text-align="center" style:justify-single-word="false"/>
      <style:text-properties fo:font-weight="bold" officeooo:rsid="066d2ed4" officeooo:paragraph-rsid="0169df86" style:font-weight-asian="bold" style:font-weight-complex="bold"/>
    </style:style>
    <style:style style:name="P685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686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687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688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689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690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691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692" style:family="paragraph" style:parent-style-name="Table_20_Contents">
      <style:paragraph-properties fo:text-align="center" style:justify-single-word="false"/>
      <style:text-properties officeooo:paragraph-rsid="0169df86"/>
    </style:style>
    <style:style style:name="P693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694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695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696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697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698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699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00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01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02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03" style:family="paragraph" style:parent-style-name="Table_20_Contents">
      <style:paragraph-properties fo:text-align="center" style:justify-single-word="false"/>
      <style:text-properties officeooo:rsid="066eeab0" officeooo:paragraph-rsid="0169df86"/>
    </style:style>
    <style:style style:name="P704" style:family="paragraph" style:parent-style-name="Table_20_Contents">
      <style:paragraph-properties fo:line-height="100%" fo:text-align="start" style:justify-single-word="false"/>
      <style:text-properties officeooo:paragraph-rsid="0169df86"/>
    </style:style>
    <style:style style:name="P705" style:family="paragraph" style:parent-style-name="Table_20_Contents">
      <style:paragraph-properties fo:line-height="100%" fo:text-align="start" style:justify-single-word="false"/>
      <style:text-properties officeooo:rsid="066f3d61" officeooo:paragraph-rsid="0169df86"/>
    </style:style>
    <style:style style:name="P706" style:family="paragraph" style:parent-style-name="Table_20_Contents">
      <style:paragraph-properties fo:line-height="150%" fo:text-align="start" style:justify-single-word="false"/>
      <style:text-properties officeooo:rsid="066f3d61" officeooo:paragraph-rsid="0169df86"/>
    </style:style>
    <style:style style:name="P707" style:family="paragraph" style:parent-style-name="Table_20_Contents">
      <style:paragraph-properties fo:text-align="center" style:justify-single-word="false"/>
      <style:text-properties officeooo:rsid="066f3d61" officeooo:paragraph-rsid="0169df86"/>
    </style:style>
    <style:style style:name="P708" style:family="paragraph" style:parent-style-name="Table_20_Contents">
      <style:paragraph-properties fo:line-height="100%" fo:text-align="start" style:justify-single-word="false"/>
      <style:text-properties officeooo:rsid="0670df4f" officeooo:paragraph-rsid="0169df86"/>
    </style:style>
    <style:style style:name="P709" style:family="paragraph" style:parent-style-name="Table_20_Contents">
      <style:paragraph-properties fo:line-height="100%" fo:text-align="start" style:justify-single-word="false"/>
      <style:text-properties officeooo:rsid="067106c6" officeooo:paragraph-rsid="0169df86"/>
    </style:style>
    <style:style style:name="P710" style:family="paragraph" style:parent-style-name="Table_20_Contents">
      <style:paragraph-properties fo:line-height="100%" fo:text-align="start" style:justify-single-word="false"/>
      <style:text-properties officeooo:rsid="06711392" officeooo:paragraph-rsid="0169df86"/>
    </style:style>
    <style:style style:name="P711" style:family="paragraph" style:parent-style-name="Table_20_Contents">
      <style:paragraph-properties fo:line-height="100%" fo:text-align="start" style:justify-single-word="false"/>
      <style:text-properties officeooo:rsid="067128a2" officeooo:paragraph-rsid="0169df86"/>
    </style:style>
    <style:style style:name="P712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13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14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15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16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17" style:family="paragraph" style:parent-style-name="Standard" style:list-style-name="L1">
      <style:text-properties officeooo:paragraph-rsid="001c5680"/>
    </style:style>
    <style:style style:name="P718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19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20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21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22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723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24" style:family="paragraph" style:parent-style-name="Standard" style:list-style-name="L17">
      <style:text-properties fo:font-style="italic" officeooo:rsid="00819260" officeooo:paragraph-rsid="00819260" style:font-style-asian="italic" style:font-style-complex="italic"/>
    </style:style>
    <style:style style:name="P725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26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27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28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29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30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31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32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33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34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35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36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37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38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39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40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41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42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43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44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45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46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47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48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49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50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51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52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53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54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55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56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57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58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59" style:family="paragraph" style:parent-style-name="Standard" style:list-style-name="L4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60" style:family="paragraph" style:parent-style-name="Standard" style:list-style-name="L5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61" style:family="paragraph" style:parent-style-name="Standard" style:list-style-name="L6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62" style:family="paragraph" style:parent-style-name="Standard" style:list-style-name="L7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63" style:family="paragraph" style:parent-style-name="Standard" style:list-style-name="L8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64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65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66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67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68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69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70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71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72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73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74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775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76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77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78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79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0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1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2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3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4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5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6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87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8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9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790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791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92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93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794" style:family="paragraph" style:parent-style-name="Standard" style:list-style-name="L29">
      <style:text-properties officeooo:paragraph-rsid="00a8ca1b"/>
    </style:style>
    <style:style style:name="P795" style:family="paragraph" style:parent-style-name="Standard" style:list-style-name="L38">
      <style:text-properties officeooo:paragraph-rsid="00f9fdc0"/>
    </style:style>
    <style:style style:name="P796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797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798" style:family="paragraph" style:parent-style-name="Standard" style:list-style-name="L63">
      <style:text-properties officeooo:paragraph-rsid="013e50cb"/>
    </style:style>
    <style:style style:name="P799" style:family="paragraph" style:parent-style-name="Standard" style:list-style-name="L63">
      <style:text-properties officeooo:paragraph-rsid="01401741"/>
    </style:style>
    <style:style style:name="P800" style:family="paragraph" style:parent-style-name="Standard" style:list-style-name="L63">
      <style:text-properties officeooo:paragraph-rsid="013db3b4"/>
    </style:style>
    <style:style style:name="P801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02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03" style:family="paragraph" style:parent-style-name="Standard" style:list-style-name="L66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04" style:family="paragraph" style:parent-style-name="Standard" style:list-style-name="L67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05" style:family="paragraph" style:parent-style-name="Standard" style:list-style-name="L68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06" style:family="paragraph" style:parent-style-name="Standard" style:list-style-name="L69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07" style:family="paragraph" style:parent-style-name="Standard">
      <style:text-properties officeooo:paragraph-rsid="019c0acb"/>
    </style:style>
    <style:style style:name="P808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622c6" style:font-style-asian="italic" style:font-style-complex="italic"/>
    </style:style>
    <style:style style:name="T30" style:family="text">
      <style:text-properties fo:font-style="italic" officeooo:rsid="009d5b59" style:font-style-asian="italic" style:font-style-complex="italic"/>
    </style:style>
    <style:style style:name="T31" style:family="text">
      <style:text-properties fo:font-style="italic" officeooo:rsid="00a1d04f" style:font-style-asian="italic" style:font-style-complex="italic"/>
    </style:style>
    <style:style style:name="T32" style:family="text">
      <style:text-properties fo:font-style="italic" officeooo:rsid="00a8ca1b" style:font-style-asian="italic" style:font-style-complex="italic"/>
    </style:style>
    <style:style style:name="T33" style:family="text">
      <style:text-properties fo:font-style="italic" officeooo:rsid="00acfb9d" style:font-style-asian="italic" style:font-style-complex="italic"/>
    </style:style>
    <style:style style:name="T34" style:family="text">
      <style:text-properties fo:font-style="italic" officeooo:rsid="00bbf4cd" style:font-style-asian="italic" style:font-style-complex="italic"/>
    </style:style>
    <style:style style:name="T35" style:family="text">
      <style:text-properties fo:font-style="italic" officeooo:rsid="00ba819c" style:font-style-asian="italic" style:font-style-complex="italic"/>
    </style:style>
    <style:style style:name="T36" style:family="text">
      <style:text-properties fo:font-style="italic" officeooo:rsid="00bdd473" style:font-style-asian="italic" style:font-style-complex="italic"/>
    </style:style>
    <style:style style:name="T37" style:family="text">
      <style:text-properties fo:font-style="italic" officeooo:rsid="00c495da" style:font-style-asian="italic" style:font-style-complex="italic"/>
    </style:style>
    <style:style style:name="T38" style:family="text">
      <style:text-properties fo:font-style="italic" officeooo:rsid="00c50878" style:font-style-asian="italic" style:font-style-complex="italic"/>
    </style:style>
    <style:style style:name="T39" style:family="text">
      <style:text-properties fo:font-style="italic" officeooo:rsid="00f9fdc0" style:font-style-asian="italic" style:font-style-complex="italic"/>
    </style:style>
    <style:style style:name="T40" style:family="text">
      <style:text-properties fo:font-style="italic" officeooo:rsid="00fb5f7f" style:font-style-asian="italic" style:font-style-complex="italic"/>
    </style:style>
    <style:style style:name="T41" style:family="text">
      <style:text-properties fo:font-style="italic" officeooo:rsid="0108e64c" style:font-style-asian="italic" style:font-style-complex="italic"/>
    </style:style>
    <style:style style:name="T42" style:family="text">
      <style:text-properties fo:font-style="italic" officeooo:rsid="010c3ac9" style:font-style-asian="italic" style:font-style-complex="italic"/>
    </style:style>
    <style:style style:name="T43" style:family="text">
      <style:text-properties fo:font-style="italic" officeooo:rsid="010f5523" style:font-style-asian="italic" style:font-style-complex="italic"/>
    </style:style>
    <style:style style:name="T44" style:family="text">
      <style:text-properties fo:font-style="italic" officeooo:rsid="010da598" style:font-style-asian="italic" style:font-style-complex="italic"/>
    </style:style>
    <style:style style:name="T45" style:family="text">
      <style:text-properties fo:font-style="italic" officeooo:rsid="0111d037" style:font-style-asian="italic" style:font-style-complex="italic"/>
    </style:style>
    <style:style style:name="T46" style:family="text">
      <style:text-properties fo:font-style="italic" officeooo:rsid="01190d75" style:font-style-asian="italic" style:font-style-complex="italic"/>
    </style:style>
    <style:style style:name="T47" style:family="text">
      <style:text-properties fo:font-style="italic" officeooo:rsid="008c034a" style:font-style-asian="italic" style:font-style-complex="italic"/>
    </style:style>
    <style:style style:name="T48" style:family="text">
      <style:text-properties fo:font-style="italic" officeooo:rsid="0128c6e8" style:font-style-asian="italic" style:font-style-complex="italic"/>
    </style:style>
    <style:style style:name="T49" style:family="text">
      <style:text-properties fo:font-style="italic" officeooo:rsid="012e9465" style:font-style-asian="italic" style:font-style-complex="italic"/>
    </style:style>
    <style:style style:name="T50" style:family="text">
      <style:text-properties fo:font-style="italic" officeooo:rsid="01305c41" style:font-style-asian="italic" style:font-style-complex="italic"/>
    </style:style>
    <style:style style:name="T51" style:family="text">
      <style:text-properties fo:font-style="italic" officeooo:rsid="014be95f" style:font-style-asian="italic" style:font-style-complex="italic"/>
    </style:style>
    <style:style style:name="T52" style:family="text">
      <style:text-properties fo:font-style="italic" officeooo:rsid="010639c7" style:font-style-asian="italic" style:font-style-complex="italic"/>
    </style:style>
    <style:style style:name="T53" style:family="text">
      <style:text-properties fo:font-style="italic" officeooo:rsid="01703db4" style:font-style-asian="italic" style:font-style-complex="italic"/>
    </style:style>
    <style:style style:name="T54" style:family="text">
      <style:text-properties fo:font-style="italic" officeooo:rsid="010ab710" style:font-style-asian="italic" style:font-style-complex="italic"/>
    </style:style>
    <style:style style:name="T55" style:family="text">
      <style:text-properties fo:font-style="italic" officeooo:rsid="0198319c" style:font-style-asian="italic" style:font-style-complex="italic"/>
    </style:style>
    <style:style style:name="T56" style:family="text">
      <style:text-properties fo:font-style="italic" officeooo:rsid="0199826e" style:font-style-asian="italic" style:font-style-complex="italic"/>
    </style:style>
    <style:style style:name="T57" style:family="text">
      <style:text-properties fo:font-style="italic" officeooo:rsid="019a3e8a" style:font-style-asian="italic" style:font-style-complex="italic"/>
    </style:style>
    <style:style style:name="T5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92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3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179bfd9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17f896b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184ae27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style:font-style-asian="italic" style:font-style-complex="italic"/>
    </style:style>
    <style:style style:name="T115" style:family="text">
      <style:text-properties fo:font-style="italic" style:text-underline-style="none" officeooo:rsid="010f422a" style:font-style-asian="italic" style:font-style-complex="italic"/>
    </style:style>
    <style:style style:name="T116" style:family="text">
      <style:text-properties fo:font-style="italic" style:text-underline-style="none" officeooo:rsid="004caf23" style:font-style-asian="italic" style:font-style-complex="italic"/>
    </style:style>
    <style:style style:name="T117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18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19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20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23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24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3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1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32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133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134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13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6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37" style:family="text">
      <style:text-properties officeooo:rsid="0010e9b7"/>
    </style:style>
    <style:style style:name="T138" style:family="text">
      <style:text-properties fo:color="#ff0000"/>
    </style:style>
    <style:style style:name="T139" style:family="text">
      <style:text-properties fo:color="#ff0000" fo:font-style="italic" officeooo:rsid="0011b025" style:font-style-asian="italic" style:font-style-complex="italic"/>
    </style:style>
    <style:style style:name="T140" style:family="text">
      <style:text-properties fo:color="#ff0000" fo:font-style="italic" officeooo:rsid="00186c3f" style:font-style-asian="italic" style:font-style-complex="italic"/>
    </style:style>
    <style:style style:name="T141" style:family="text">
      <style:text-properties fo:color="#ff0000" officeooo:rsid="0013daba"/>
    </style:style>
    <style:style style:name="T142" style:family="text">
      <style:text-properties fo:color="#ff0000" officeooo:rsid="00186c3f"/>
    </style:style>
    <style:style style:name="T143" style:family="text">
      <style:text-properties fo:color="#ff0000" officeooo:rsid="00acfb9d"/>
    </style:style>
    <style:style style:name="T144" style:family="text">
      <style:text-properties fo:color="#ff0000" fo:font-weight="normal" style:font-weight-asian="normal" style:font-weight-complex="normal"/>
    </style:style>
    <style:style style:name="T145" style:family="text">
      <style:text-properties fo:color="#ff0000" fo:font-weight="normal" officeooo:rsid="014d6fa3" style:font-weight-asian="normal" style:font-weight-complex="normal"/>
    </style:style>
    <style:style style:name="T146" style:family="text">
      <style:text-properties fo:color="#ff0000" fo:font-style="normal" fo:font-weight="normal" officeooo:rsid="0151b86d" style:font-style-asian="normal" style:font-weight-asian="normal" style:font-style-complex="normal" style:font-weight-complex="normal"/>
    </style:style>
    <style:style style:name="T147" style:family="text">
      <style:text-properties fo:color="#0000ff"/>
    </style:style>
    <style:style style:name="T148" style:family="text">
      <style:text-properties fo:color="#0000ff" fo:font-style="italic" officeooo:rsid="0011b025" style:font-style-asian="italic" style:font-style-complex="italic"/>
    </style:style>
    <style:style style:name="T149" style:family="text">
      <style:text-properties fo:color="#0000ff" fo:font-style="italic" officeooo:rsid="0013daba" style:font-style-asian="italic" style:font-style-complex="italic"/>
    </style:style>
    <style:style style:name="T150" style:family="text">
      <style:text-properties fo:color="#0000ff" fo:font-style="italic" officeooo:rsid="00186c3f" style:font-style-asian="italic" style:font-style-complex="italic"/>
    </style:style>
    <style:style style:name="T151" style:family="text">
      <style:text-properties fo:color="#0000ff" fo:font-style="italic" officeooo:rsid="0012a0dc" style:font-style-asian="italic" style:font-style-complex="italic"/>
    </style:style>
    <style:style style:name="T152" style:family="text">
      <style:text-properties fo:color="#0000ff" fo:font-style="italic" officeooo:rsid="009f187e" style:font-style-asian="italic" style:font-style-complex="italic"/>
    </style:style>
    <style:style style:name="T153" style:family="text">
      <style:text-properties fo:color="#0000ff" officeooo:rsid="0013daba"/>
    </style:style>
    <style:style style:name="T154" style:family="text">
      <style:text-properties fo:color="#0000ff" officeooo:rsid="00186c3f"/>
    </style:style>
    <style:style style:name="T155" style:family="text">
      <style:text-properties fo:color="#0000ff" fo:background-color="transparent" loext:char-shading-value="0"/>
    </style:style>
    <style:style style:name="T156" style:family="text">
      <style:text-properties fo:color="#0000ff" officeooo:rsid="00acfb9d"/>
    </style:style>
    <style:style style:name="T157" style:family="text">
      <style:text-properties fo:color="#0000ff" fo:font-weight="normal" style:font-weight-asian="normal" style:font-weight-complex="normal"/>
    </style:style>
    <style:style style:name="T158" style:family="text">
      <style:text-properties fo:color="#0000ff" fo:font-weight="normal" officeooo:rsid="014d6fa3" style:font-weight-asian="normal" style:font-weight-complex="normal"/>
    </style:style>
    <style:style style:name="T159" style:family="text">
      <style:text-properties fo:color="#0000ff" fo:font-style="normal" fo:font-weight="normal" officeooo:rsid="0151b86d" style:font-style-asian="normal" style:font-weight-asian="normal" style:font-style-complex="normal" style:font-weight-complex="normal"/>
    </style:style>
    <style:style style:name="T160" style:family="text">
      <style:text-properties fo:color="#008000"/>
    </style:style>
    <style:style style:name="T161" style:family="text">
      <style:text-properties fo:color="#008000" fo:font-style="italic" style:font-style-asian="italic" style:font-style-complex="italic"/>
    </style:style>
    <style:style style:name="T162" style:family="text">
      <style:text-properties fo:color="#008000" fo:font-style="italic" officeooo:rsid="0011b025" style:font-style-asian="italic" style:font-style-complex="italic"/>
    </style:style>
    <style:style style:name="T163" style:family="text">
      <style:text-properties fo:color="#008000" fo:font-style="italic" officeooo:rsid="0013daba" style:font-style-asian="italic" style:font-style-complex="italic"/>
    </style:style>
    <style:style style:name="T164" style:family="text">
      <style:text-properties fo:color="#008000" fo:font-style="italic" officeooo:rsid="009f187e" style:font-style-asian="italic" style:font-style-complex="italic"/>
    </style:style>
    <style:style style:name="T165" style:family="text">
      <style:text-properties fo:color="#008000" officeooo:rsid="0013daba"/>
    </style:style>
    <style:style style:name="T166" style:family="text">
      <style:text-properties fo:color="#008000" officeooo:rsid="00acfb9d"/>
    </style:style>
    <style:style style:name="T167" style:family="text">
      <style:text-properties fo:color="#008000" fo:font-weight="normal" officeooo:rsid="007ca694" style:font-weight-asian="normal" style:font-weight-complex="normal"/>
    </style:style>
    <style:style style:name="T168" style:family="text">
      <style:text-properties fo:color="#ff00ff"/>
    </style:style>
    <style:style style:name="T169" style:family="text">
      <style:text-properties fo:color="#ff00ff" fo:font-style="italic" officeooo:rsid="0011b025" style:font-style-asian="italic" style:font-style-complex="italic"/>
    </style:style>
    <style:style style:name="T170" style:family="text">
      <style:text-properties fo:color="#ff00ff" fo:font-style="italic" officeooo:rsid="0013daba" style:font-style-asian="italic" style:font-style-complex="italic"/>
    </style:style>
    <style:style style:name="T171" style:family="text">
      <style:text-properties fo:color="#ff00ff" fo:font-style="italic" officeooo:rsid="00186c3f" style:font-style-asian="italic" style:font-style-complex="italic"/>
    </style:style>
    <style:style style:name="T172" style:family="text">
      <style:text-properties fo:color="#ff00ff" officeooo:rsid="00186c3f"/>
    </style:style>
    <style:style style:name="T173" style:family="text">
      <style:text-properties fo:color="#ff00ff" officeooo:rsid="00acfb9d"/>
    </style:style>
    <style:style style:name="T174" style:family="text">
      <style:text-properties fo:color="#1e90ff"/>
    </style:style>
    <style:style style:name="T175" style:family="text">
      <style:text-properties fo:color="#1e90ff" fo:font-style="italic" style:font-style-asian="italic" style:font-style-complex="italic"/>
    </style:style>
    <style:style style:name="T176" style:family="text">
      <style:text-properties fo:color="#1e90ff" fo:font-style="italic" officeooo:rsid="0013daba" style:font-style-asian="italic" style:font-style-complex="italic"/>
    </style:style>
    <style:style style:name="T177" style:family="text">
      <style:text-properties fo:color="#1e90ff" fo:font-style="italic" officeooo:rsid="00186c3f" style:font-style-asian="italic" style:font-style-complex="italic"/>
    </style:style>
    <style:style style:name="T178" style:family="text">
      <style:text-properties fo:color="#1e90ff" fo:font-style="italic" officeooo:rsid="0011b025" style:font-style-asian="italic" style:font-style-complex="italic"/>
    </style:style>
    <style:style style:name="T179" style:family="text">
      <style:text-properties fo:color="#1e90ff" officeooo:rsid="0013daba"/>
    </style:style>
    <style:style style:name="T180" style:family="text">
      <style:text-properties fo:color="#1e90ff" officeooo:rsid="00186c3f"/>
    </style:style>
    <style:style style:name="T181" style:family="text">
      <style:text-properties officeooo:rsid="0013daba"/>
    </style:style>
    <style:style style:name="T182" style:family="text">
      <style:text-properties fo:font-style="normal" style:font-style-asian="normal" style:font-style-complex="normal"/>
    </style:style>
    <style:style style:name="T183" style:family="text">
      <style:text-properties fo:font-style="normal" officeooo:rsid="00134990" style:font-style-asian="normal" style:font-style-complex="normal"/>
    </style:style>
    <style:style style:name="T184" style:family="text">
      <style:text-properties fo:font-style="normal" officeooo:rsid="0013daba" style:font-style-asian="normal" style:font-style-complex="normal"/>
    </style:style>
    <style:style style:name="T185" style:family="text">
      <style:text-properties fo:font-style="normal" officeooo:rsid="00154f37" style:font-style-asian="normal" style:font-style-complex="normal"/>
    </style:style>
    <style:style style:name="T186" style:family="text">
      <style:text-properties fo:font-style="normal" officeooo:rsid="001819bc" style:font-style-asian="normal" style:font-style-complex="normal"/>
    </style:style>
    <style:style style:name="T187" style:family="text">
      <style:text-properties fo:font-style="normal" officeooo:rsid="00186c3f" style:font-style-asian="normal" style:font-style-complex="normal"/>
    </style:style>
    <style:style style:name="T188" style:family="text">
      <style:text-properties fo:font-style="normal" officeooo:rsid="0018e013" style:font-style-asian="normal" style:font-style-complex="normal"/>
    </style:style>
    <style:style style:name="T189" style:family="text">
      <style:text-properties fo:font-style="normal" officeooo:rsid="001c0ef5" style:font-style-asian="normal" style:font-style-complex="normal"/>
    </style:style>
    <style:style style:name="T190" style:family="text">
      <style:text-properties fo:font-style="normal" officeooo:rsid="0055a125" style:font-style-asian="normal" style:font-style-complex="normal"/>
    </style:style>
    <style:style style:name="T191" style:family="text">
      <style:text-properties fo:font-style="normal" officeooo:rsid="005fb5cb" style:font-style-asian="normal" style:font-style-complex="normal"/>
    </style:style>
    <style:style style:name="T192" style:family="text">
      <style:text-properties fo:font-style="normal" officeooo:rsid="00607814" style:font-style-asian="normal" style:font-style-complex="normal"/>
    </style:style>
    <style:style style:name="T193" style:family="text">
      <style:text-properties fo:font-style="normal" officeooo:rsid="00616041" style:font-style-asian="normal" style:font-style-complex="normal"/>
    </style:style>
    <style:style style:name="T194" style:family="text">
      <style:text-properties fo:font-style="normal" officeooo:rsid="0063f681" style:font-style-asian="normal" style:font-style-complex="normal"/>
    </style:style>
    <style:style style:name="T195" style:family="text">
      <style:text-properties fo:font-style="normal" officeooo:rsid="00644350" style:font-style-asian="normal" style:font-style-complex="normal"/>
    </style:style>
    <style:style style:name="T196" style:family="text">
      <style:text-properties fo:font-style="normal" officeooo:rsid="006579dd" style:font-style-asian="normal" style:font-style-complex="normal"/>
    </style:style>
    <style:style style:name="T197" style:family="text">
      <style:text-properties fo:font-style="normal" officeooo:rsid="0068aca7" style:font-style-asian="normal" style:font-style-complex="normal"/>
    </style:style>
    <style:style style:name="T198" style:family="text">
      <style:text-properties fo:font-style="normal" officeooo:rsid="0069ae1a" style:font-style-asian="normal" style:font-style-complex="normal"/>
    </style:style>
    <style:style style:name="T199" style:family="text">
      <style:text-properties fo:font-style="normal" officeooo:rsid="006b8991" style:font-style-asian="normal" style:font-style-complex="normal"/>
    </style:style>
    <style:style style:name="T200" style:family="text">
      <style:text-properties fo:font-style="normal" officeooo:rsid="0069643a" style:font-style-asian="normal" style:font-style-complex="normal"/>
    </style:style>
    <style:style style:name="T201" style:family="text">
      <style:text-properties fo:font-style="normal" officeooo:rsid="006f66ec" style:font-style-asian="normal" style:font-style-complex="normal"/>
    </style:style>
    <style:style style:name="T202" style:family="text">
      <style:text-properties fo:font-style="normal" officeooo:rsid="006d78d1" style:font-style-asian="normal" style:font-style-complex="normal"/>
    </style:style>
    <style:style style:name="T203" style:family="text">
      <style:text-properties fo:font-style="normal" officeooo:rsid="0071baff" style:font-style-asian="normal" style:font-style-complex="normal"/>
    </style:style>
    <style:style style:name="T204" style:family="text">
      <style:text-properties fo:font-style="normal" officeooo:rsid="00751d17" style:font-style-asian="normal" style:font-style-complex="normal"/>
    </style:style>
    <style:style style:name="T205" style:family="text">
      <style:text-properties fo:font-style="normal" officeooo:rsid="0075c7db" style:font-style-asian="normal" style:font-style-complex="normal"/>
    </style:style>
    <style:style style:name="T206" style:family="text">
      <style:text-properties fo:font-style="normal" officeooo:rsid="007b2101" style:font-style-asian="normal" style:font-style-complex="normal"/>
    </style:style>
    <style:style style:name="T207" style:family="text">
      <style:text-properties fo:font-style="normal" officeooo:rsid="007d92ff" style:font-style-asian="normal" style:font-style-complex="normal"/>
    </style:style>
    <style:style style:name="T208" style:family="text">
      <style:text-properties fo:font-style="normal" officeooo:rsid="00819260" style:font-style-asian="normal" style:font-style-complex="normal"/>
    </style:style>
    <style:style style:name="T209" style:family="text">
      <style:text-properties fo:font-style="normal" officeooo:rsid="008478a0" style:font-style-asian="normal" style:font-style-complex="normal"/>
    </style:style>
    <style:style style:name="T210" style:family="text">
      <style:text-properties fo:font-style="normal" officeooo:rsid="0085ac68" style:font-style-asian="normal" style:font-style-complex="normal"/>
    </style:style>
    <style:style style:name="T211" style:family="text">
      <style:text-properties fo:font-style="normal" officeooo:rsid="00941a11" style:font-style-asian="normal" style:font-style-complex="normal"/>
    </style:style>
    <style:style style:name="T212" style:family="text">
      <style:text-properties fo:font-style="normal" officeooo:rsid="009d5b59" style:font-style-asian="normal" style:font-style-complex="normal"/>
    </style:style>
    <style:style style:name="T213" style:family="text">
      <style:text-properties fo:font-style="normal" officeooo:rsid="009ec4fc" style:font-style-asian="normal" style:font-style-complex="normal"/>
    </style:style>
    <style:style style:name="T214" style:family="text">
      <style:text-properties fo:font-style="normal" officeooo:rsid="00a6f347" style:font-style-asian="normal" style:font-style-complex="normal"/>
    </style:style>
    <style:style style:name="T215" style:family="text">
      <style:text-properties fo:font-style="normal" officeooo:rsid="00a1e031" style:font-style-asian="normal" style:font-style-complex="normal"/>
    </style:style>
    <style:style style:name="T216" style:family="text">
      <style:text-properties fo:font-style="normal" officeooo:rsid="00acfb9d" style:font-style-asian="normal" style:font-style-complex="normal"/>
    </style:style>
    <style:style style:name="T217" style:family="text">
      <style:text-properties fo:font-style="normal" officeooo:rsid="00af3424" style:font-style-asian="normal" style:font-style-complex="normal"/>
    </style:style>
    <style:style style:name="T218" style:family="text">
      <style:text-properties fo:font-style="normal" officeooo:rsid="00ba819c" style:font-style-asian="normal" style:font-style-complex="normal"/>
    </style:style>
    <style:style style:name="T219" style:family="text">
      <style:text-properties fo:font-style="normal" officeooo:rsid="00bbf4cd" style:font-style-asian="normal" style:font-style-complex="normal"/>
    </style:style>
    <style:style style:name="T220" style:family="text">
      <style:text-properties fo:font-style="normal" officeooo:rsid="00bc5e43" style:font-style-asian="normal" style:font-style-complex="normal"/>
    </style:style>
    <style:style style:name="T221" style:family="text">
      <style:text-properties fo:font-style="normal" officeooo:rsid="00bdd473" style:font-style-asian="normal" style:font-style-complex="normal"/>
    </style:style>
    <style:style style:name="T222" style:family="text">
      <style:text-properties fo:font-style="normal" officeooo:rsid="00c12d1c" style:font-style-asian="normal" style:font-style-complex="normal"/>
    </style:style>
    <style:style style:name="T223" style:family="text">
      <style:text-properties fo:font-style="normal" officeooo:rsid="00c2c999" style:font-style-asian="normal" style:font-style-complex="normal"/>
    </style:style>
    <style:style style:name="T224" style:family="text">
      <style:text-properties fo:font-style="normal" officeooo:rsid="00c495da" style:font-style-asian="normal" style:font-style-complex="normal"/>
    </style:style>
    <style:style style:name="T225" style:family="text">
      <style:text-properties fo:font-style="normal" officeooo:rsid="00c50878" style:font-style-asian="normal" style:font-style-complex="normal"/>
    </style:style>
    <style:style style:name="T226" style:family="text">
      <style:text-properties fo:font-style="normal" officeooo:rsid="0066b31e" style:font-style-asian="normal" style:font-style-complex="normal"/>
    </style:style>
    <style:style style:name="T227" style:family="text">
      <style:text-properties fo:font-style="normal" officeooo:rsid="00684bfc" style:font-style-asian="normal" style:font-style-complex="normal"/>
    </style:style>
    <style:style style:name="T228" style:family="text">
      <style:text-properties fo:font-style="normal" officeooo:rsid="00c7021f" style:font-style-asian="normal" style:font-style-complex="normal"/>
    </style:style>
    <style:style style:name="T229" style:family="text">
      <style:text-properties fo:font-style="normal" officeooo:rsid="00c7cebc" style:font-style-asian="normal" style:font-style-complex="normal"/>
    </style:style>
    <style:style style:name="T230" style:family="text">
      <style:text-properties fo:font-style="normal" officeooo:rsid="00c88326" style:font-style-asian="normal" style:font-style-complex="normal"/>
    </style:style>
    <style:style style:name="T231" style:family="text">
      <style:text-properties fo:font-style="normal" officeooo:rsid="00d63bc5" style:font-style-asian="normal" style:font-style-complex="normal"/>
    </style:style>
    <style:style style:name="T232" style:family="text">
      <style:text-properties fo:font-style="normal" officeooo:rsid="00dd44af" style:font-style-asian="normal" style:font-style-complex="normal"/>
    </style:style>
    <style:style style:name="T233" style:family="text">
      <style:text-properties fo:font-style="normal" officeooo:rsid="00eb49f4" style:font-style-asian="normal" style:font-style-complex="normal"/>
    </style:style>
    <style:style style:name="T234" style:family="text">
      <style:text-properties fo:font-style="normal" officeooo:rsid="010c3ac9" style:font-style-asian="normal" style:font-style-complex="normal"/>
    </style:style>
    <style:style style:name="T235" style:family="text">
      <style:text-properties fo:font-style="normal" officeooo:rsid="010c4cb4" style:font-style-asian="normal" style:font-style-complex="normal"/>
    </style:style>
    <style:style style:name="T236" style:family="text">
      <style:text-properties fo:font-style="normal" officeooo:rsid="010da598" style:font-style-asian="normal" style:font-style-complex="normal"/>
    </style:style>
    <style:style style:name="T237" style:family="text">
      <style:text-properties fo:font-style="normal" officeooo:rsid="010f5523" style:font-style-asian="normal" style:font-style-complex="normal"/>
    </style:style>
    <style:style style:name="T238" style:family="text">
      <style:text-properties fo:font-style="normal" officeooo:rsid="0111d037" style:font-style-asian="normal" style:font-style-complex="normal"/>
    </style:style>
    <style:style style:name="T239" style:family="text">
      <style:text-properties fo:font-style="normal" officeooo:rsid="01148430" style:font-style-asian="normal" style:font-style-complex="normal"/>
    </style:style>
    <style:style style:name="T240" style:family="text">
      <style:text-properties fo:font-style="normal" officeooo:rsid="01190d75" style:font-style-asian="normal" style:font-style-complex="normal"/>
    </style:style>
    <style:style style:name="T241" style:family="text">
      <style:text-properties fo:font-style="normal" officeooo:rsid="011511c0" style:font-style-asian="normal" style:font-style-complex="normal"/>
    </style:style>
    <style:style style:name="T242" style:family="text">
      <style:text-properties fo:font-style="normal" officeooo:rsid="011e7671" style:font-style-asian="normal" style:font-style-complex="normal"/>
    </style:style>
    <style:style style:name="T243" style:family="text">
      <style:text-properties fo:font-style="normal" officeooo:rsid="01206a6e" style:font-style-asian="normal" style:font-style-complex="normal"/>
    </style:style>
    <style:style style:name="T244" style:family="text">
      <style:text-properties fo:font-style="normal" officeooo:rsid="008c034a" style:font-style-asian="normal" style:font-style-complex="normal"/>
    </style:style>
    <style:style style:name="T245" style:family="text">
      <style:text-properties fo:font-style="normal" officeooo:rsid="0128c6e8" style:font-style-asian="normal" style:font-style-complex="normal"/>
    </style:style>
    <style:style style:name="T246" style:family="text">
      <style:text-properties fo:font-style="normal" officeooo:rsid="012b24b3" style:font-style-asian="normal" style:font-style-complex="normal"/>
    </style:style>
    <style:style style:name="T247" style:family="text">
      <style:text-properties fo:font-style="normal" officeooo:rsid="012cecd7" style:font-style-asian="normal" style:font-style-complex="normal"/>
    </style:style>
    <style:style style:name="T248" style:family="text">
      <style:text-properties fo:font-style="normal" officeooo:rsid="012e9465" style:font-style-asian="normal" style:font-style-complex="normal"/>
    </style:style>
    <style:style style:name="T249" style:family="text">
      <style:text-properties fo:font-style="normal" officeooo:rsid="01305c41" style:font-style-asian="normal" style:font-style-complex="normal"/>
    </style:style>
    <style:style style:name="T250" style:family="text">
      <style:text-properties fo:font-style="normal" officeooo:rsid="01494a68" style:font-style-asian="normal" style:font-style-complex="normal"/>
    </style:style>
    <style:style style:name="T251" style:family="text">
      <style:text-properties fo:font-style="normal" officeooo:rsid="014be95f" style:font-style-asian="normal" style:font-style-complex="normal"/>
    </style:style>
    <style:style style:name="T252" style:family="text">
      <style:text-properties fo:font-style="normal" officeooo:rsid="000fecca" style:font-style-asian="normal" style:font-style-complex="normal"/>
    </style:style>
    <style:style style:name="T253" style:family="text">
      <style:text-properties fo:font-style="normal" officeooo:rsid="00b41267" style:font-style-asian="normal" style:font-style-complex="normal"/>
    </style:style>
    <style:style style:name="T254" style:family="text">
      <style:text-properties fo:font-style="normal" officeooo:rsid="0174886a" style:font-style-asian="normal" style:font-style-complex="normal"/>
    </style:style>
    <style:style style:name="T255" style:family="text">
      <style:text-properties fo:font-style="normal" officeooo:rsid="0193a3a5" style:font-style-asian="normal" style:font-style-complex="normal"/>
    </style:style>
    <style:style style:name="T256" style:family="text">
      <style:text-properties fo:font-style="normal" officeooo:rsid="0194da6f" style:font-style-asian="normal" style:font-style-complex="normal"/>
    </style:style>
    <style:style style:name="T257" style:family="text">
      <style:text-properties fo:font-style="normal" officeooo:rsid="0198319c" style:font-style-asian="normal" style:font-style-complex="normal"/>
    </style:style>
    <style:style style:name="T258" style:family="text">
      <style:text-properties fo:font-style="normal" officeooo:rsid="019a451e" style:font-style-asian="normal" style:font-style-complex="normal"/>
    </style:style>
    <style:style style:name="T259" style:family="text">
      <style:text-properties fo:font-style="normal" officeooo:rsid="019c0acb" style:font-style-asian="normal" style:font-style-complex="normal"/>
    </style:style>
    <style:style style:name="T260" style:family="text">
      <style:text-properties fo:font-style="normal" officeooo:rsid="019c6d7b" style:font-style-asian="normal" style:font-style-complex="normal"/>
    </style:style>
    <style:style style:name="T2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de879e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0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style:font-style-asian="normal" style:font-style-complex="normal"/>
    </style:style>
    <style:style style:name="T351" style:family="text">
      <style:text-properties fo:font-style="normal" style:text-underline-style="none" officeooo:rsid="00bbbf73" style:font-style-asian="normal" style:font-style-complex="normal"/>
    </style:style>
    <style:style style:name="T352" style:family="text">
      <style:text-properties fo:font-style="normal" style:text-underline-style="none" officeooo:rsid="08e9819c" style:font-style-asian="normal" style:font-style-complex="normal"/>
    </style:style>
    <style:style style:name="T353" style:family="text">
      <style:text-properties fo:font-style="normal" style:text-underline-style="none" officeooo:rsid="00be4749" style:font-style-asian="normal" style:font-style-complex="normal"/>
    </style:style>
    <style:style style:name="T354" style:family="text">
      <style:text-properties fo:font-style="normal" style:text-underline-style="none" officeooo:rsid="00d708a6" style:font-style-asian="normal" style:font-style-complex="normal"/>
    </style:style>
    <style:style style:name="T355" style:family="text">
      <style:text-properties fo:font-style="normal" style:text-underline-style="none" officeooo:rsid="00ec1e8c" style:font-style-asian="normal" style:font-style-complex="normal"/>
    </style:style>
    <style:style style:name="T356" style:family="text">
      <style:text-properties fo:font-style="normal" style:text-underline-style="none" officeooo:rsid="00d9c9e4" style:font-style-asian="normal" style:font-style-complex="normal"/>
    </style:style>
    <style:style style:name="T357" style:family="text">
      <style:text-properties fo:font-style="normal" style:text-underline-style="none" officeooo:rsid="08f0811a" style:font-style-asian="normal" style:font-style-complex="normal"/>
    </style:style>
    <style:style style:name="T358" style:family="text">
      <style:text-properties fo:font-style="normal" style:text-underline-style="none" officeooo:rsid="010f422a" style:font-style-asian="normal" style:font-style-complex="normal"/>
    </style:style>
    <style:style style:name="T359" style:family="text">
      <style:text-properties fo:font-style="normal" style:text-underline-style="none" officeooo:rsid="00476ae1" style:font-style-asian="normal" style:font-style-complex="normal"/>
    </style:style>
    <style:style style:name="T360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bold" officeooo:rsid="014be95f" style:font-style-asian="normal" style:font-weight-asian="bold" style:font-style-complex="normal" style:font-weight-complex="bold"/>
    </style:style>
    <style:style style:name="T365" style:family="text">
      <style:text-properties fo:font-style="normal" fo:font-weight="bold" officeooo:rsid="010ab710" style:font-style-asian="normal" style:font-weight-asian="bold" style:font-style-complex="normal" style:font-weight-complex="bold"/>
    </style:style>
    <style:style style:name="T366" style:family="text">
      <style:text-properties officeooo:rsid="00154f37"/>
    </style:style>
    <style:style style:name="T367" style:family="text">
      <style:text-properties officeooo:rsid="0016b56f"/>
    </style:style>
    <style:style style:name="T368" style:family="text">
      <style:text-properties officeooo:rsid="00186c3f"/>
    </style:style>
    <style:style style:name="T369" style:family="text">
      <style:text-properties fo:color="#228b22" fo:font-style="italic" officeooo:rsid="00186c3f" style:font-style-asian="italic" style:font-style-complex="italic"/>
    </style:style>
    <style:style style:name="T370" style:family="text">
      <style:text-properties fo:color="#8b4513"/>
    </style:style>
    <style:style style:name="T371" style:family="text">
      <style:text-properties fo:color="#8b4513" officeooo:rsid="00186c3f"/>
    </style:style>
    <style:style style:name="T372" style:family="text">
      <style:text-properties officeooo:rsid="00205d85"/>
    </style:style>
    <style:style style:name="T373" style:family="text">
      <style:text-properties officeooo:rsid="001c5680"/>
    </style:style>
    <style:style style:name="T374" style:family="text">
      <style:text-properties officeooo:rsid="001e2fb9"/>
    </style:style>
    <style:style style:name="T375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76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officeooo:rsid="00a75993" style:font-weight-asian="bold" style:font-weight-complex="bold"/>
    </style:style>
    <style:style style:name="T379" style:family="text">
      <style:text-properties fo:font-weight="bold" officeooo:rsid="00beb82f" style:font-weight-asian="bold" style:font-weight-complex="bold"/>
    </style:style>
    <style:style style:name="T380" style:family="text">
      <style:text-properties fo:font-weight="bold" officeooo:rsid="00476ae1" style:font-weight-asian="bold" style:font-weight-complex="bold"/>
    </style:style>
    <style:style style:name="T381" style:family="text">
      <style:text-properties fo:font-weight="bold" officeooo:rsid="013013d9" style:font-weight-asian="bold" style:font-weight-complex="bold"/>
    </style:style>
    <style:style style:name="T382" style:family="text">
      <style:text-properties fo:font-weight="bold" officeooo:rsid="0053faec" style:font-weight-asian="bold" style:font-weight-complex="bold"/>
    </style:style>
    <style:style style:name="T383" style:family="text">
      <style:text-properties fo:font-weight="bold" officeooo:rsid="00bfa17d" style:font-weight-asian="bold" style:font-weight-complex="bold"/>
    </style:style>
    <style:style style:name="T384" style:family="text">
      <style:text-properties fo:font-weight="bold" officeooo:rsid="02a94de9" style:font-weight-asian="bold" style:font-weight-complex="bold"/>
    </style:style>
    <style:style style:name="T385" style:family="text">
      <style:text-properties fo:font-weight="bold" officeooo:rsid="00912fec" style:font-weight-asian="bold" style:font-weight-complex="bold"/>
    </style:style>
    <style:style style:name="T386" style:family="text">
      <style:text-properties fo:font-weight="bold" officeooo:rsid="008eb3ea" style:font-weight-asian="bold" style:font-weight-complex="bold"/>
    </style:style>
    <style:style style:name="T387" style:family="text">
      <style:text-properties fo:font-weight="bold" officeooo:rsid="00939859" style:font-weight-asian="bold" style:font-weight-complex="bold"/>
    </style:style>
    <style:style style:name="T388" style:family="text">
      <style:text-properties fo:font-weight="bold" officeooo:rsid="00a35d76" style:font-weight-asian="bold" style:font-weight-complex="bold"/>
    </style:style>
    <style:style style:name="T389" style:family="text">
      <style:text-properties fo:font-weight="bold" officeooo:rsid="00a6f347" style:font-weight-asian="bold" style:font-weight-complex="bold"/>
    </style:style>
    <style:style style:name="T390" style:family="text">
      <style:text-properties fo:font-weight="bold" officeooo:rsid="00ba819c" style:font-weight-asian="bold" style:font-weight-complex="bold"/>
    </style:style>
    <style:style style:name="T391" style:family="text">
      <style:text-properties fo:font-weight="bold" officeooo:rsid="00c50878" style:font-weight-asian="bold" style:font-weight-complex="bold"/>
    </style:style>
    <style:style style:name="T392" style:family="text">
      <style:text-properties fo:font-weight="bold" officeooo:rsid="00dd44af" style:font-weight-asian="bold" style:font-weight-complex="bold"/>
    </style:style>
    <style:style style:name="T393" style:family="text">
      <style:text-properties fo:font-weight="bold" officeooo:rsid="00f4c6c5" style:font-weight-asian="bold" style:font-weight-complex="bold"/>
    </style:style>
    <style:style style:name="T394" style:family="text">
      <style:text-properties fo:font-weight="bold" officeooo:rsid="00fc67ff" style:font-weight-asian="bold" style:font-weight-complex="bold"/>
    </style:style>
    <style:style style:name="T395" style:family="text">
      <style:text-properties fo:font-weight="bold" officeooo:rsid="00751d17" style:font-weight-asian="bold" style:font-weight-complex="bold"/>
    </style:style>
    <style:style style:name="T396" style:family="text">
      <style:text-properties fo:font-weight="bold" officeooo:rsid="0134038e" style:font-weight-asian="bold" style:font-weight-complex="bold"/>
    </style:style>
    <style:style style:name="T397" style:family="text">
      <style:text-properties fo:font-weight="bold" officeooo:rsid="01305c41" style:font-weight-asian="bold" style:font-weight-complex="bold"/>
    </style:style>
    <style:style style:name="T398" style:family="text">
      <style:text-properties fo:font-weight="bold" officeooo:rsid="02070606" style:font-weight-asian="bold" style:font-weight-complex="bold"/>
    </style:style>
    <style:style style:name="T399" style:family="text">
      <style:text-properties fo:font-weight="bold" officeooo:rsid="0206e857" style:font-weight-asian="bold" style:font-weight-complex="bold"/>
    </style:style>
    <style:style style:name="T400" style:family="text">
      <style:text-properties officeooo:rsid="0034ed8b"/>
    </style:style>
    <style:style style:name="T401" style:family="text">
      <style:text-properties fo:font-weight="normal" style:font-weight-asian="normal" style:font-weight-complex="normal"/>
    </style:style>
    <style:style style:name="T402" style:family="text">
      <style:text-properties fo:font-weight="normal" officeooo:rsid="00912fec" style:font-weight-asian="normal" style:font-weight-complex="normal"/>
    </style:style>
    <style:style style:name="T403" style:family="text">
      <style:text-properties fo:font-weight="normal" officeooo:rsid="02b807dc" style:font-weight-asian="normal" style:font-weight-complex="normal"/>
    </style:style>
    <style:style style:name="T404" style:family="text">
      <style:text-properties fo:font-weight="normal" officeooo:rsid="00bbbf73" style:font-weight-asian="normal" style:font-weight-complex="normal"/>
    </style:style>
    <style:style style:name="T405" style:family="text">
      <style:text-properties fo:font-weight="normal" officeooo:rsid="002ba0e7" style:font-weight-asian="normal" style:font-weight-complex="normal"/>
    </style:style>
    <style:style style:name="T406" style:family="text">
      <style:text-properties fo:font-weight="normal" officeooo:rsid="00bfa17d" style:font-weight-asian="normal" style:font-weight-complex="normal"/>
    </style:style>
    <style:style style:name="T407" style:family="text">
      <style:text-properties fo:font-weight="normal" officeooo:rsid="02a94de9" style:font-weight-asian="normal" style:font-weight-complex="normal"/>
    </style:style>
    <style:style style:name="T408" style:family="text">
      <style:text-properties fo:font-weight="normal" officeooo:rsid="004450ff" style:font-weight-asian="normal" style:font-weight-complex="normal"/>
    </style:style>
    <style:style style:name="T409" style:family="text">
      <style:text-properties fo:font-weight="normal" officeooo:rsid="01113d34" style:font-weight-asian="normal" style:font-weight-complex="normal"/>
    </style:style>
    <style:style style:name="T410" style:family="text">
      <style:text-properties fo:font-weight="normal" officeooo:rsid="00476ae1" style:font-weight-asian="normal" style:font-weight-complex="normal"/>
    </style:style>
    <style:style style:name="T411" style:family="text">
      <style:text-properties fo:font-weight="normal" officeooo:rsid="08ad15c9" style:font-weight-asian="normal" style:font-weight-complex="normal"/>
    </style:style>
    <style:style style:name="T412" style:family="text">
      <style:text-properties fo:font-weight="normal" officeooo:rsid="008eb3ea" style:font-weight-asian="normal" style:font-weight-complex="normal"/>
    </style:style>
    <style:style style:name="T413" style:family="text">
      <style:text-properties fo:font-weight="normal" officeooo:rsid="00939859" style:font-weight-asian="normal" style:font-weight-complex="normal"/>
    </style:style>
    <style:style style:name="T414" style:family="text">
      <style:text-properties fo:font-weight="normal" officeooo:rsid="00941a11" style:font-weight-asian="normal" style:font-weight-complex="normal"/>
    </style:style>
    <style:style style:name="T415" style:family="text">
      <style:text-properties fo:font-weight="normal" officeooo:rsid="00dd44af" style:font-weight-asian="normal" style:font-weight-complex="normal"/>
    </style:style>
    <style:style style:name="T416" style:family="text">
      <style:text-properties fo:font-weight="normal" officeooo:rsid="00e1ae30" style:font-weight-asian="normal" style:font-weight-complex="normal"/>
    </style:style>
    <style:style style:name="T417" style:family="text">
      <style:text-properties fo:font-weight="normal" officeooo:rsid="00f4c6c5" style:font-weight-asian="normal" style:font-weight-complex="normal"/>
    </style:style>
    <style:style style:name="T418" style:family="text">
      <style:text-properties fo:font-weight="normal" officeooo:rsid="00f51685" style:font-weight-asian="normal" style:font-weight-complex="normal"/>
    </style:style>
    <style:style style:name="T419" style:family="text">
      <style:text-properties fo:font-weight="normal" officeooo:rsid="00fc67ff" style:font-weight-asian="normal" style:font-weight-complex="normal"/>
    </style:style>
    <style:style style:name="T420" style:family="text">
      <style:text-properties fo:font-weight="normal" officeooo:rsid="00fdd3aa" style:font-weight-asian="normal" style:font-weight-complex="normal"/>
    </style:style>
    <style:style style:name="T421" style:family="text">
      <style:text-properties fo:font-weight="normal" officeooo:rsid="012e9465" style:font-weight-asian="normal" style:font-weight-complex="normal"/>
    </style:style>
    <style:style style:name="T422" style:family="text">
      <style:text-properties fo:font-weight="normal" officeooo:rsid="012edf56" style:font-weight-asian="normal" style:font-weight-complex="normal"/>
    </style:style>
    <style:style style:name="T423" style:family="text">
      <style:text-properties fo:font-weight="normal" officeooo:rsid="01305c41" style:font-weight-asian="normal" style:font-weight-complex="normal"/>
    </style:style>
    <style:style style:name="T424" style:family="text">
      <style:text-properties fo:font-weight="normal" officeooo:rsid="0134038e" style:font-weight-asian="normal" style:font-weight-complex="normal"/>
    </style:style>
    <style:style style:name="T425" style:family="text">
      <style:text-properties fo:font-weight="normal" officeooo:rsid="0139bd35" style:font-weight-asian="normal" style:font-weight-complex="normal"/>
    </style:style>
    <style:style style:name="T426" style:family="text">
      <style:text-properties fo:font-weight="normal" officeooo:rsid="01401741" style:font-weight-asian="normal" style:font-weight-complex="normal"/>
    </style:style>
    <style:style style:name="T427" style:family="text">
      <style:text-properties fo:font-weight="normal" officeooo:rsid="0142451b" style:font-weight-asian="normal" style:font-weight-complex="normal"/>
    </style:style>
    <style:style style:name="T428" style:family="text">
      <style:text-properties fo:font-weight="normal" officeooo:rsid="0149fc19" style:font-weight-asian="normal" style:font-weight-complex="normal"/>
    </style:style>
    <style:style style:name="T429" style:family="text">
      <style:text-properties fo:font-weight="normal" officeooo:rsid="014be95f" style:font-weight-asian="normal" style:font-weight-complex="normal"/>
    </style:style>
    <style:style style:name="T430" style:family="text">
      <style:text-properties fo:font-weight="normal" officeooo:rsid="03ee7eb1" style:font-weight-asian="normal" style:font-weight-complex="normal"/>
    </style:style>
    <style:style style:name="T431" style:family="text">
      <style:text-properties fo:font-weight="normal" officeooo:rsid="045e6749" style:font-weight-asian="normal" style:font-weight-complex="normal"/>
    </style:style>
    <style:style style:name="T432" style:family="text">
      <style:text-properties fo:font-weight="normal" officeooo:rsid="04602400" style:font-weight-asian="normal" style:font-weight-complex="normal"/>
    </style:style>
    <style:style style:name="T433" style:family="text">
      <style:text-properties style:use-window-font-color="true"/>
    </style:style>
    <style:style style:name="T434" style:family="text">
      <style:text-properties style:use-window-font-color="true" fo:font-weight="bold" style:font-weight-asian="bold" style:font-weight-complex="bold"/>
    </style:style>
    <style:style style:name="T435" style:family="text">
      <style:text-properties style:use-window-font-color="true" fo:font-weight="bold" officeooo:rsid="0044d7a4" style:font-weight-asian="bold" style:font-weight-complex="bold"/>
    </style:style>
    <style:style style:name="T436" style:family="text">
      <style:text-properties style:use-window-font-color="true" fo:font-weight="bold" officeooo:rsid="007ca694" style:font-weight-asian="bold" style:font-weight-complex="bold"/>
    </style:style>
    <style:style style:name="T437" style:family="text">
      <style:text-properties style:use-window-font-color="true" fo:font-weight="bold" officeooo:rsid="01536dcf" style:font-weight-asian="bold" style:font-weight-complex="bold"/>
    </style:style>
    <style:style style:name="T438" style:family="text">
      <style:text-properties style:use-window-font-color="true" fo:font-weight="bold" officeooo:rsid="01549026" style:font-weight-asian="bold" style:font-weight-complex="bold"/>
    </style:style>
    <style:style style:name="T439" style:family="text">
      <style:text-properties style:use-window-font-color="true" fo:font-weight="bold" officeooo:rsid="01549d31" style:font-weight-asian="bold" style:font-weight-complex="bold"/>
    </style:style>
    <style:style style:name="T440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41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42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43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44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45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46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47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48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49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50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51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52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53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54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55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56" style:family="text">
      <style:text-properties style:use-window-font-color="true" fo:font-style="italic" officeooo:rsid="009f187e" style:font-style-asian="italic" style:font-style-complex="italic"/>
    </style:style>
    <style:style style:name="T457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58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59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60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61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62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63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64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65" style:family="text">
      <style:text-properties style:use-window-font-color="true" fo:font-style="normal" fo:font-weight="normal" officeooo:rsid="007ca694" style:font-style-asian="normal" style:font-weight-asian="normal" style:font-style-complex="normal" style:font-weight-complex="normal"/>
    </style:style>
    <style:style style:name="T466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67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68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69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70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71" style:family="text">
      <style:text-properties style:use-window-font-color="true" fo:font-style="normal" fo:font-weight="normal" officeooo:rsid="0151b86d" style:font-style-asian="normal" style:font-weight-asian="normal" style:font-style-complex="normal" style:font-weight-complex="normal"/>
    </style:style>
    <style:style style:name="T472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73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74" style:family="text">
      <style:text-properties style:use-window-font-color="true" fo:font-style="normal" fo:font-weight="normal" officeooo:rsid="01549d31" style:font-style-asian="normal" style:font-weight-asian="normal" style:font-style-complex="normal" style:font-weight-complex="normal"/>
    </style:style>
    <style:style style:name="T475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76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77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78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79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80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81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82" style:family="text">
      <style:text-properties style:use-window-font-color="true" fo:font-style="normal" style:font-style-asian="normal" style:font-style-complex="normal"/>
    </style:style>
    <style:style style:name="T483" style:family="text">
      <style:text-properties style:use-window-font-color="true" fo:font-style="normal" officeooo:rsid="0050063f" style:font-style-asian="normal" style:font-style-complex="normal"/>
    </style:style>
    <style:style style:name="T484" style:family="text">
      <style:text-properties style:use-window-font-color="true" fo:font-style="normal" officeooo:rsid="00523bf9" style:font-style-asian="normal" style:font-style-complex="normal"/>
    </style:style>
    <style:style style:name="T485" style:family="text">
      <style:text-properties style:use-window-font-color="true" fo:font-style="normal" officeooo:rsid="016f0506" style:font-style-asian="normal" style:font-style-complex="normal"/>
    </style:style>
    <style:style style:name="T486" style:family="text">
      <style:text-properties style:use-window-font-color="true" fo:font-style="normal" officeooo:rsid="0176ee1b" style:font-style-asian="normal" style:font-style-complex="normal"/>
    </style:style>
    <style:style style:name="T487" style:family="text">
      <style:text-properties style:use-window-font-color="true" fo:font-style="normal" officeooo:rsid="017029bc" style:font-style-asian="normal" style:font-style-complex="normal"/>
    </style:style>
    <style:style style:name="T488" style:family="text">
      <style:text-properties style:use-window-font-color="true" fo:font-style="normal" officeooo:rsid="00a1d04f" style:font-style-asian="normal" style:font-style-complex="normal"/>
    </style:style>
    <style:style style:name="T489" style:family="text">
      <style:text-properties style:use-window-font-color="true" fo:font-style="normal" officeooo:rsid="0050b57f" style:font-style-asian="normal" style:font-style-complex="normal"/>
    </style:style>
    <style:style style:name="T490" style:family="text">
      <style:text-properties style:use-window-font-color="true" fo:font-style="normal" officeooo:rsid="01148430" style:font-style-asian="normal" style:font-style-complex="normal"/>
    </style:style>
    <style:style style:name="T491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492" style:family="text">
      <style:text-properties style:use-window-font-color="true" officeooo:rsid="016f0506"/>
    </style:style>
    <style:style style:name="T493" style:family="text">
      <style:text-properties style:use-window-font-color="true" officeooo:rsid="009ff1c7"/>
    </style:style>
    <style:style style:name="T494" style:family="text">
      <style:text-properties style:use-window-font-color="true" fo:font-weight="normal" style:font-weight-asian="normal" style:font-weight-complex="normal"/>
    </style:style>
    <style:style style:name="T495" style:family="text">
      <style:text-properties style:use-window-font-color="true" fo:font-weight="normal" officeooo:rsid="007ca694" style:font-weight-asian="normal" style:font-weight-complex="normal"/>
    </style:style>
    <style:style style:name="T496" style:family="text">
      <style:text-properties style:use-window-font-color="true" fo:font-weight="normal" officeooo:rsid="01466326" style:font-weight-asian="normal" style:font-weight-complex="normal"/>
    </style:style>
    <style:style style:name="T497" style:family="text">
      <style:text-properties style:use-window-font-color="true" fo:font-weight="normal" officeooo:rsid="014d6fa3" style:font-weight-asian="normal" style:font-weight-complex="normal"/>
    </style:style>
    <style:style style:name="T498" style:family="text">
      <style:text-properties style:use-window-font-color="true" fo:font-weight="normal" officeooo:rsid="01536dcf" style:font-weight-asian="normal" style:font-weight-complex="normal"/>
    </style:style>
    <style:style style:name="T499" style:family="text">
      <style:text-properties style:use-window-font-color="true" fo:font-weight="normal" officeooo:rsid="01549026" style:font-weight-asian="normal" style:font-weight-complex="normal"/>
    </style:style>
    <style:style style:name="T500" style:family="text">
      <style:text-properties style:use-window-font-color="true" fo:font-weight="normal" officeooo:rsid="01549d31" style:font-weight-asian="normal" style:font-weight-complex="normal"/>
    </style:style>
    <style:style style:name="T501" style:family="text">
      <style:text-properties style:use-window-font-color="true" fo:font-weight="normal" officeooo:rsid="0159ad23" style:font-weight-asian="normal" style:font-weight-complex="normal"/>
    </style:style>
    <style:style style:name="T502" style:family="text">
      <style:text-properties style:use-window-font-color="true" fo:font-weight="normal" officeooo:rsid="015ee267" style:font-weight-asian="normal" style:font-weight-complex="normal"/>
    </style:style>
    <style:style style:name="T503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04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05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06" style:family="text">
      <style:text-properties style:use-window-font-color="true" officeooo:rsid="01549026"/>
    </style:style>
    <style:style style:name="T507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08" style:family="text">
      <style:text-properties style:use-window-font-color="true" style:text-line-through-style="none" style:text-line-through-type="none" fo:font-style="normal" officeooo:rsid="0193a3a5" style:font-style-asian="normal" style:font-style-complex="normal"/>
    </style:style>
    <style:style style:name="T509" style:family="text">
      <style:text-properties style:use-window-font-color="true" style:text-line-through-style="none" style:text-line-through-type="none" fo:font-style="normal" officeooo:rsid="018f44ed" style:font-style-asian="normal" style:font-style-complex="normal"/>
    </style:style>
    <style:style style:name="T510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11" style:family="text">
      <style:text-properties style:use-window-font-color="true" style:text-line-through-style="none" style:text-line-through-type="none" fo:font-style="italic" officeooo:rsid="0193a3a5" style:font-style-asian="italic" style:font-style-complex="italic"/>
    </style:style>
    <style:style style:name="T512" style:family="text">
      <style:text-properties style:text-underline-style="none"/>
    </style:style>
    <style:style style:name="T513" style:family="text">
      <style:text-properties style:text-underline-style="none" fo:font-weight="normal" style:font-weight-asian="normal" style:font-weight-complex="normal"/>
    </style:style>
    <style:style style:name="T514" style:family="text">
      <style:text-properties style:text-underline-style="none" fo:font-weight="normal" officeooo:rsid="0043121f" style:font-weight-asian="normal" style:font-weight-complex="normal"/>
    </style:style>
    <style:style style:name="T515" style:family="text">
      <style:text-properties style:text-underline-style="none" fo:font-weight="normal" officeooo:rsid="0044d7a4" style:font-weight-asian="normal" style:font-weight-complex="normal"/>
    </style:style>
    <style:style style:name="T516" style:family="text">
      <style:text-properties style:text-underline-style="none" fo:font-weight="normal" officeooo:rsid="00e7b674" style:font-weight-asian="normal" style:font-weight-complex="normal"/>
    </style:style>
    <style:style style:name="T517" style:family="text">
      <style:text-properties style:text-underline-style="none" fo:font-weight="normal" officeooo:rsid="002eb485" style:font-weight-asian="normal" style:font-weight-complex="normal"/>
    </style:style>
    <style:style style:name="T518" style:family="text">
      <style:text-properties style:text-underline-style="none" fo:font-weight="normal" officeooo:rsid="00d5826a" style:font-weight-asian="normal" style:font-weight-complex="normal"/>
    </style:style>
    <style:style style:name="T519" style:family="text">
      <style:text-properties style:text-underline-style="none" fo:font-weight="normal" officeooo:rsid="00476ae1" style:font-weight-asian="normal" style:font-weight-complex="normal"/>
    </style:style>
    <style:style style:name="T520" style:family="text">
      <style:text-properties style:text-underline-style="none" fo:font-weight="normal" officeooo:rsid="013282b3" style:font-weight-asian="normal" style:font-weight-complex="normal"/>
    </style:style>
    <style:style style:name="T521" style:family="text">
      <style:text-properties style:text-underline-style="none" fo:font-weight="normal" officeooo:rsid="004caf23" style:font-weight-asian="normal" style:font-weight-complex="normal"/>
    </style:style>
    <style:style style:name="T522" style:family="text">
      <style:text-properties style:text-underline-style="none" fo:font-weight="normal" officeooo:rsid="0128c6e8" style:font-weight-asian="normal" style:font-weight-complex="normal"/>
    </style:style>
    <style:style style:name="T523" style:family="text">
      <style:text-properties style:text-underline-style="none" fo:font-weight="bold" style:font-weight-asian="bold" style:font-weight-complex="bold"/>
    </style:style>
    <style:style style:name="T524" style:family="text">
      <style:text-properties style:text-underline-style="none" fo:font-weight="bold" officeooo:rsid="002eb485" style:font-weight-asian="bold" style:font-weight-complex="bold"/>
    </style:style>
    <style:style style:name="T525" style:family="text">
      <style:text-properties style:text-underline-style="none" fo:font-weight="bold" officeooo:rsid="00f74e17" style:font-weight-asian="bold" style:font-weight-complex="bold"/>
    </style:style>
    <style:style style:name="T526" style:family="text">
      <style:text-properties style:text-underline-style="none" officeooo:rsid="00bbbf73"/>
    </style:style>
    <style:style style:name="T527" style:family="text">
      <style:text-properties style:text-underline-style="none" officeooo:rsid="00d708a6"/>
    </style:style>
    <style:style style:name="T528" style:family="text">
      <style:text-properties style:text-underline-style="none" officeooo:rsid="00f74e17"/>
    </style:style>
    <style:style style:name="T529" style:family="text">
      <style:text-properties style:text-underline-style="none" officeooo:rsid="00378059"/>
    </style:style>
    <style:style style:name="T530" style:family="text">
      <style:text-properties style:text-underline-style="none" officeooo:rsid="0a1c7a91"/>
    </style:style>
    <style:style style:name="T531" style:family="text">
      <style:text-properties style:text-underline-style="none" officeooo:rsid="08ec3514"/>
    </style:style>
    <style:style style:name="T532" style:family="text">
      <style:text-properties officeooo:rsid="00722a19"/>
    </style:style>
    <style:style style:name="T533" style:family="text">
      <style:text-properties officeooo:rsid="00254a2e"/>
    </style:style>
    <style:style style:name="T534" style:family="text">
      <style:text-properties officeooo:rsid="008a06de"/>
    </style:style>
    <style:style style:name="T535" style:family="text">
      <style:text-properties officeooo:rsid="0099273a"/>
    </style:style>
    <style:style style:name="T536" style:family="text">
      <style:text-properties officeooo:rsid="01dac838"/>
    </style:style>
    <style:style style:name="T537" style:family="text">
      <style:text-properties officeooo:rsid="08e38a7d"/>
    </style:style>
    <style:style style:name="T538" style:family="text">
      <style:text-properties officeooo:rsid="00a75993"/>
    </style:style>
    <style:style style:name="T539" style:family="text">
      <style:text-properties officeooo:rsid="002ba0e7"/>
    </style:style>
    <style:style style:name="T540" style:family="text">
      <style:text-properties officeooo:rsid="00beb82f"/>
    </style:style>
    <style:style style:name="T541" style:family="text">
      <style:text-properties officeooo:rsid="00ba4170"/>
    </style:style>
    <style:style style:name="T542" style:family="text">
      <style:text-properties officeooo:rsid="00bbbf73"/>
    </style:style>
    <style:style style:name="T543" style:family="text">
      <style:text-properties officeooo:rsid="00bd3f9d"/>
    </style:style>
    <style:style style:name="T544" style:family="text">
      <style:text-properties officeooo:rsid="002f336e"/>
    </style:style>
    <style:style style:name="T545" style:family="text">
      <style:text-properties officeooo:rsid="0043008e"/>
    </style:style>
    <style:style style:name="T546" style:family="text">
      <style:text-properties officeooo:rsid="00f5260b"/>
    </style:style>
    <style:style style:name="T547" style:family="text">
      <style:text-properties officeooo:rsid="004a157b"/>
    </style:style>
    <style:style style:name="T548" style:family="text">
      <style:text-properties officeooo:rsid="013013d9"/>
    </style:style>
    <style:style style:name="T549" style:family="text">
      <style:text-properties officeooo:rsid="0137af9f"/>
    </style:style>
    <style:style style:name="T550" style:family="text">
      <style:text-properties officeooo:rsid="004acb3b"/>
    </style:style>
    <style:style style:name="T551" style:family="text">
      <style:text-properties officeooo:rsid="016860b9"/>
    </style:style>
    <style:style style:name="T552" style:family="text">
      <style:text-properties officeooo:rsid="0050b57f"/>
    </style:style>
    <style:style style:name="T553" style:family="text">
      <style:text-properties officeooo:rsid="0188ed42"/>
    </style:style>
    <style:style style:name="T554" style:family="text">
      <style:text-properties officeooo:rsid="0055a125"/>
    </style:style>
    <style:style style:name="T555" style:family="text">
      <style:text-properties officeooo:rsid="00572cb0"/>
    </style:style>
    <style:style style:name="T556" style:family="text">
      <style:text-properties officeooo:rsid="0176ee1b"/>
    </style:style>
    <style:style style:name="T557" style:family="text">
      <style:text-properties officeooo:rsid="005c5090"/>
    </style:style>
    <style:style style:name="T558" style:family="text">
      <style:text-properties officeooo:rsid="005f2637"/>
    </style:style>
    <style:style style:name="T559" style:family="text">
      <style:text-properties officeooo:rsid="005fb5cb"/>
    </style:style>
    <style:style style:name="T560" style:family="text">
      <style:text-properties officeooo:rsid="0063f681"/>
    </style:style>
    <style:style style:name="T561" style:family="text">
      <style:text-properties officeooo:rsid="00644350"/>
    </style:style>
    <style:style style:name="T562" style:family="text">
      <style:text-properties officeooo:rsid="006579dd"/>
    </style:style>
    <style:style style:name="T563" style:family="text">
      <style:text-properties officeooo:rsid="0066b31e"/>
    </style:style>
    <style:style style:name="T564" style:family="text">
      <style:text-properties officeooo:rsid="0066c57e"/>
    </style:style>
    <style:style style:name="T565" style:family="text">
      <style:text-properties officeooo:rsid="00684bfc"/>
    </style:style>
    <style:style style:name="T566" style:family="text">
      <style:text-properties officeooo:rsid="0069643a"/>
    </style:style>
    <style:style style:name="T567" style:family="text">
      <style:text-properties officeooo:rsid="00703df9"/>
    </style:style>
    <style:style style:name="T568" style:family="text">
      <style:text-properties officeooo:rsid="0072cdc4"/>
    </style:style>
    <style:style style:name="T569" style:family="text">
      <style:text-properties officeooo:rsid="00751d17"/>
    </style:style>
    <style:style style:name="T570" style:family="text">
      <style:text-properties officeooo:rsid="0076848f"/>
    </style:style>
    <style:style style:name="T571" style:family="text">
      <style:text-properties officeooo:rsid="0077a442"/>
    </style:style>
    <style:style style:name="T572" style:family="text">
      <style:text-properties officeooo:rsid="00793c0d"/>
    </style:style>
    <style:style style:name="T573" style:family="text">
      <style:text-properties officeooo:rsid="007b2101"/>
    </style:style>
    <style:style style:name="T574" style:family="text">
      <style:text-properties officeooo:rsid="007ca694"/>
    </style:style>
    <style:style style:name="T575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576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577" style:family="text">
      <style:text-properties fo:font-size="14pt" fo:font-weight="bold" style:font-size-asian="14pt" style:font-weight-asian="bold" style:font-size-complex="14pt" style:font-weight-complex="bold"/>
    </style:style>
    <style:style style:name="T578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579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580" style:family="text">
      <style:text-properties fo:font-size="14pt" fo:font-style="normal" style:font-size-asian="14pt" style:font-style-asian="normal" style:font-size-complex="14pt" style:font-style-complex="normal"/>
    </style:style>
    <style:style style:name="T581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58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83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584" style:family="text">
      <style:text-properties fo:font-size="14pt" fo:font-style="italic" style:font-size-asian="14pt" style:font-style-asian="italic" style:font-size-complex="14pt" style:font-style-complex="italic"/>
    </style:style>
    <style:style style:name="T585" style:family="text">
      <style:text-properties officeooo:rsid="007d92ff"/>
    </style:style>
    <style:style style:name="T586" style:family="text">
      <style:text-properties officeooo:rsid="007fd79d"/>
    </style:style>
    <style:style style:name="T587" style:family="text">
      <style:text-properties officeooo:rsid="00819260"/>
    </style:style>
    <style:style style:name="T588" style:family="text">
      <style:text-properties officeooo:rsid="0082c116"/>
    </style:style>
    <style:style style:name="T589" style:family="text">
      <style:text-properties officeooo:rsid="008478a0"/>
    </style:style>
    <style:style style:name="T590" style:family="text">
      <style:text-properties officeooo:rsid="00941a11"/>
    </style:style>
    <style:style style:name="T591" style:family="text">
      <style:text-properties officeooo:rsid="009d5b59"/>
    </style:style>
    <style:style style:name="T592" style:family="text">
      <style:text-properties officeooo:rsid="00a1d04f"/>
    </style:style>
    <style:style style:name="T593" style:family="text">
      <style:text-properties fo:color="#ff8c00"/>
    </style:style>
    <style:style style:name="T594" style:family="text">
      <style:text-properties fo:color="#ff8c00" fo:font-style="italic" style:font-style-asian="italic" style:font-style-complex="italic"/>
    </style:style>
    <style:style style:name="T595" style:family="text">
      <style:text-properties officeooo:rsid="00a1e031"/>
    </style:style>
    <style:style style:name="T596" style:family="text">
      <style:text-properties officeooo:rsid="00a35d76"/>
    </style:style>
    <style:style style:name="T597" style:family="text">
      <style:text-properties officeooo:rsid="00a69dce"/>
    </style:style>
    <style:style style:name="T598" style:family="text">
      <style:text-properties officeooo:rsid="00a6f347"/>
    </style:style>
    <style:style style:name="T599" style:family="text">
      <style:text-properties officeooo:rsid="00a8ca1b"/>
    </style:style>
    <style:style style:name="T600" style:family="text">
      <style:text-properties officeooo:rsid="00acfb9d"/>
    </style:style>
    <style:style style:name="T601" style:family="text">
      <style:text-properties officeooo:rsid="00ad6801"/>
    </style:style>
    <style:style style:name="T602" style:family="text">
      <style:text-properties officeooo:rsid="00b41267"/>
    </style:style>
    <style:style style:name="T603" style:family="text">
      <style:text-properties officeooo:rsid="00ba819c"/>
    </style:style>
    <style:style style:name="T604" style:family="text">
      <style:text-properties officeooo:rsid="00bbf4cd"/>
    </style:style>
    <style:style style:name="T605" style:family="text">
      <style:text-properties officeooo:rsid="00bdd473"/>
    </style:style>
    <style:style style:name="T606" style:family="text">
      <style:text-properties officeooo:rsid="00c12d1c"/>
    </style:style>
    <style:style style:name="T607" style:family="text">
      <style:text-properties officeooo:rsid="00c2c999"/>
    </style:style>
    <style:style style:name="T608" style:family="text">
      <style:text-properties officeooo:rsid="00c50878"/>
    </style:style>
    <style:style style:name="T609" style:family="text">
      <style:text-properties officeooo:rsid="00c88326"/>
    </style:style>
    <style:style style:name="T610" style:family="text">
      <style:text-properties officeooo:rsid="00cbb52c"/>
    </style:style>
    <style:style style:name="T611" style:family="text">
      <style:text-properties officeooo:rsid="00d04e1a"/>
    </style:style>
    <style:style style:name="T612" style:family="text">
      <style:text-properties officeooo:rsid="00d23a32"/>
    </style:style>
    <style:style style:name="T613" style:family="text">
      <style:text-properties officeooo:rsid="00d3f114"/>
    </style:style>
    <style:style style:name="T614" style:family="text">
      <style:text-properties officeooo:rsid="00d833d3"/>
    </style:style>
    <style:style style:name="T615" style:family="text">
      <style:text-properties officeooo:rsid="00d873e2"/>
    </style:style>
    <style:style style:name="T616" style:family="text">
      <style:text-properties officeooo:rsid="00eb49f4"/>
    </style:style>
    <style:style style:name="T617" style:family="text">
      <style:text-properties officeooo:rsid="00fb5f7f"/>
    </style:style>
    <style:style style:name="T618" style:family="text">
      <style:text-properties officeooo:rsid="00fc67ff"/>
    </style:style>
    <style:style style:name="T619" style:family="text">
      <style:text-properties officeooo:rsid="00fdd3aa"/>
    </style:style>
    <style:style style:name="T620" style:family="text">
      <style:text-properties officeooo:rsid="00ffe4b9"/>
    </style:style>
    <style:style style:name="T621" style:family="text">
      <style:text-properties officeooo:rsid="010639c7"/>
    </style:style>
    <style:style style:name="T622" style:family="text">
      <style:text-properties officeooo:rsid="010ab710"/>
    </style:style>
    <style:style style:name="T623" style:family="text">
      <style:text-properties officeooo:rsid="010ff277"/>
    </style:style>
    <style:style style:name="T624" style:family="text">
      <style:text-properties officeooo:rsid="0111d037"/>
    </style:style>
    <style:style style:name="T625" style:family="text">
      <style:text-properties officeooo:rsid="011511c0"/>
    </style:style>
    <style:style style:name="T626" style:family="text">
      <style:text-properties officeooo:rsid="01185712"/>
    </style:style>
    <style:style style:name="T627" style:family="text">
      <style:text-properties officeooo:rsid="01190d75"/>
    </style:style>
    <style:style style:name="T628" style:family="text">
      <style:text-properties officeooo:rsid="01206a6e"/>
    </style:style>
    <style:style style:name="T629" style:family="text">
      <style:text-properties officeooo:rsid="0128c6e8"/>
    </style:style>
    <style:style style:name="T630" style:family="text">
      <style:text-properties officeooo:rsid="00201bd5"/>
    </style:style>
    <style:style style:name="T631" style:family="text">
      <style:text-properties officeooo:rsid="012b24b3"/>
    </style:style>
    <style:style style:name="T632" style:family="text">
      <style:text-properties officeooo:rsid="012cecd7"/>
    </style:style>
    <style:style style:name="T633" style:family="text">
      <style:text-properties officeooo:rsid="012e9465"/>
    </style:style>
    <style:style style:name="T634" style:family="text">
      <style:text-properties officeooo:rsid="01305c41"/>
    </style:style>
    <style:style style:name="T635" style:family="text">
      <style:text-properties officeooo:rsid="0140be6f"/>
    </style:style>
    <style:style style:name="T636" style:family="text">
      <style:text-properties officeooo:rsid="0149fc19"/>
    </style:style>
    <style:style style:name="T637" style:family="text">
      <style:text-properties officeooo:rsid="014be95f"/>
    </style:style>
    <style:style style:name="T638" style:family="text">
      <style:text-properties officeooo:rsid="010185dc"/>
    </style:style>
    <style:style style:name="T639" style:family="text">
      <style:text-properties officeooo:rsid="0437fd59"/>
    </style:style>
    <style:style style:name="T640" style:family="text">
      <style:text-properties officeooo:rsid="03ee7eb1"/>
    </style:style>
    <style:style style:name="T641" style:family="text">
      <style:text-properties officeooo:rsid="03f7049e"/>
    </style:style>
    <style:style style:name="T642" style:family="text">
      <style:text-properties officeooo:rsid="0735889c"/>
    </style:style>
    <style:style style:name="T643" style:family="text">
      <style:text-properties officeooo:rsid="0739531b"/>
    </style:style>
    <style:style style:name="T644" style:family="text">
      <style:text-properties officeooo:rsid="0166b397"/>
    </style:style>
    <style:style style:name="T645" style:family="text">
      <style:text-properties officeooo:rsid="066f3d61"/>
    </style:style>
    <style:style style:name="T646" style:family="text">
      <style:text-properties officeooo:rsid="067106c6"/>
    </style:style>
    <style:style style:name="T647" style:family="text">
      <style:text-properties officeooo:rsid="08cb2076"/>
    </style:style>
    <style:style style:name="T648" style:family="text">
      <style:text-properties officeooo:rsid="066eeab0"/>
    </style:style>
    <style:style style:name="T649" style:family="text">
      <style:text-properties officeooo:rsid="018bcdc5"/>
    </style:style>
    <style:style style:name="T650" style:family="text">
      <style:text-properties officeooo:rsid="0194da6f"/>
    </style:style>
    <style:style style:name="T651" style:family="text">
      <style:text-properties officeooo:rsid="019a451e"/>
    </style:style>
    <style:style style:name="T652" style:family="text">
      <style:text-properties officeooo:rsid="019c0acb"/>
    </style:style>
    <style:style style:name="T653" style:family="text">
      <style:text-properties officeooo:rsid="019c6d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81">совершенное</text:span> автор<text:span text:style-name="T181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3"><text:span text:style-name="T1">Помимо </text:span><text:span text:style-name="T137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5"><text:span text:style-name="T1">Дополнение как бы дополняет по смыслу сказуемое. Оно выражено </text:span><text:span text:style-name="T366">одним или несколькими </text:span><text:span text:style-name="T1">существительным</text:span><text:span text:style-name="T366">и</text:span><text:span text:style-name="T1">, перед которым</text:span><text:span text:style-name="T367">и</text:span><text:span text:style-name="T1"> обычно идет предлог или </text:span><text:span text:style-name="T366">инфинитив</text:span><text:span text:style-name="T1">.</text:span></text:p>
      <text:p text:style-name="P1"/>
      <text:p text:style-name="P412"><text:span text:style-name="T1">Обстоятельство описывает место, время, </text:span><text:span text:style-name="T366">или </text:span><text:span text:style-name="T1">способ действия. Оно выражено словом или группой слов, отвечающих на вопросы: «</text:span><text:span text:style-name="T185">где?»</text:span><text:span text:style-name="T254">,</text:span><text:span text:style-name="T185"> «</text:span><text:span text:style-name="T252">когда?», «</text:span><text:span text:style-name="T187">к</text:span><text:span text:style-name="T252">ак?» </text:span><text:span text:style-name="T253">(это тоже дополнение)</text:span></text:p>
      <text:p text:style-name="P68"/>
      <text:p text:style-name="P18">Английское предложение иногда удобнее переводить с конца. Для удобства можно добавлять дополнительные уточняющие слова.</text:p>
      <text:p text:style-name="P17"/>
      <text:p text:style-name="P413"><text:span text:style-name="T188">В а</text:span><text:span text:style-name="T183">нглийско</text:span><text:span text:style-name="T188">м</text:span><text:span text:style-name="T183"> предложени</text:span><text:span text:style-name="T188">и важно</text:span><text:span text:style-name="T183"> </text:span><text:span text:style-name="T190">соблюдать</text:span><text:span text:style-name="T183"> </text:span><text:span text:style-name="T188">правильн</text:span><text:span text:style-name="T190">ый</text:span><text:span text:style-name="T188"> </text:span><text:span text:style-name="T183">поряд</text:span><text:span text:style-name="T190">о</text:span><text:span text:style-name="T183">к слов.</text:span></text:p>
      <text:p text:style-name="P16">Сначала <text:span text:style-name="T554">идет</text:span> <text:span text:style-name="T138">подлежащее</text:span>, затем <text:span text:style-name="T147">сказуемое</text:span>, после <text:span text:style-name="T160">дополнение</text:span> и/или <text:span text:style-name="T168">обстоятельство</text:span>.</text:p>
      <text:p text:style-name="P19"/>
      <text:p text:style-name="P246"><text:span text:style-name="T139">We</text:span><text:span text:style-name="T3"> </text:span><text:span text:style-name="T148">do</text:span><text:span text:style-name="T3"> </text:span><text:span text:style-name="T161">the</text:span><text:span text:style-name="T162"> </text:span><text:span text:style-name="T163">job</text:span><text:span text:style-name="T3"> </text:span><text:span text:style-name="T170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48"/>
      <text:p text:style-name="P414"><text:span text:style-name="T185">С</text:span><text:span text:style-name="T184">казуемое часто разделяется</text:span><text:span text:style-name="T185"> на</text:span><text:span text:style-name="T184"> </text:span><text:span text:style-name="T176">вспомогательный </text:span><text:span text:style-name="T184">и </text:span><text:span text:style-name="T149">смысловой</text:span><text:span text:style-name="T4"> </text:span>глаголы<text:span text:style-name="T184">. </text:span><text:span text:style-name="T189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20"/>
      <text:p text:style-name="P412"><text:span text:style-name="T139">They</text:span><text:span text:style-name="T3"> </text:span><text:span text:style-name="T178">have </text:span><text:span text:style-name="T175">not</text:span><text:span text:style-name="T148"> finish</text:span><text:span text:style-name="T151">ed</text:span><text:span text:style-name="T3"> </text:span><text:span text:style-name="T162">their work</text:span><text:span text:style-name="T3"> </text:span><text:span text:style-name="T169">in time</text:span><text:span text:style-name="T3"> — </text:span><text:span text:style-name="T5">Они не закончили работу вовремя.</text:span></text:p>
      <text:p text:style-name="P249"><text:span text:style-name="T141">I</text:span><text:span text:style-name="T181"> </text:span><text:span text:style-name="T179">will</text:span><text:span text:style-name="T153"> give</text:span><text:span text:style-name="T181"> </text:span><text:span text:style-name="T165">you money</text:span><text:span text:style-name="T181"> — Я дам тебе деньги </text:span><text:span text:style-name="T368">(два дополнения)</text:span><text:span text:style-name="T181">.</text:span></text:p>
      <text:p text:style-name="P21"/>
      <text:p text:style-name="P412"><text:span text:style-name="T185">В вопросительных предложениях порядок слов другой. Сначала идет вспомогательный глагол, затем подлежащее, </text:span><text:span text:style-name="T186">а после — смысловой глагол, дополнение и/</text:span><text:span text:style-name="T187">или</text:span><text:span text:style-name="T186"> обстоятельство.</text:span></text:p>
      <text:p text:style-name="P22">Перед вспомогательным глаголом может также идти вопросительное слово.</text:p>
      <text:p text:style-name="P22"/>
      <text:p text:style-name="P413"><text:span text:style-name="T177">Do</text:span><text:span text:style-name="T6"> </text:span><text:span text:style-name="T140">you</text:span><text:span text:style-name="T6"> </text:span><text:span text:style-name="T150">want</text:span><text:span text:style-name="T369"> </text:span><text:span text:style-name="T2">to live</text:span><text:span text:style-name="T369"> </text:span><text:span text:style-name="T171">in Spain</text:span><text:span text:style-name="T6">? — Ты хочешь жить в Испании?</text:span></text:p>
      <text:p text:style-name="P250"><text:span text:style-name="T371">What</text:span><text:span text:style-name="T368"> </text:span><text:span text:style-name="T180">are</text:span><text:span text:style-name="T368"> </text:span><text:span text:style-name="T142">you</text:span><text:span text:style-name="T368"> </text:span><text:span text:style-name="T154">doing</text:span><text:span text:style-name="T368"> </text:span><text:span text:style-name="T172">here</text:span><text:span text:style-name="T368">? </text:span><text:span text:style-name="T372">—</text:span><text:span text:style-name="T368"> Что ты здесь делаешь?</text:span></text:p>
      <text:p text:style-name="P250"/>
      <text:p text:style-name="P106">Если обстоятельство состоит из нескольких слов, то оно может переехать в самое начало:</text:p>
      <text:p text:style-name="P106"/>
      <text:p text:style-name="P326">Tom walks to work <text:span text:style-name="T168">every morning</text:span> / <text:span text:style-name="T168">Every morning</text:span> Tom walks to work —</text:p>
      <text:p text:style-name="P326">Том ходит на работу каждое утро.</text:p>
      <text:p text:style-name="P326"/>
      <text:p text:style-name="P106">Глаголы, требующие 2х дополнений: <text:span text:style-name="T2">give, lend, pass, send, show.</text:span></text:p>
      <text:p text:style-name="P116"/>
      <text:p text:style-name="P616"><text:span text:style-name="T250">Сами д</text:span><text:span text:style-name="T242">ополнения могут указываться </text:span><text:span text:style-name="T243">2мя</text:span><text:span text:style-name="T242"> способами:</text:span></text:p>
      <text:p text:style-name="P106"/>
      <text:p text:style-name="P106">1. После глагола указывается человек, а затем предмет; без предлогов.</text:p>
      <text:p text:style-name="P615"><text:span text:style-name="T182"><text:s text:c="2"/></text:span><text:span text:style-name="T2"><text:s text:c="2"/>I lent </text:span><text:span text:style-name="T161">Mike</text:span><text:span text:style-name="T2"> some </text:span><text:span text:style-name="T161">money</text:span><text:span text:style-name="T2"> — Я одолжил Майку деньги.</text:span></text:p>
      <text:p text:style-name="P326"/>
      <text:p text:style-name="P106">2. После глагола указывается предмет, а затем человек; перед человеком будет предлог <text:span text:style-name="T2">to</text:span>.</text:p>
      <text:p text:style-name="P106"><text:s text:c="4"/><text:span text:style-name="T2">I </text:span><text:span text:style-name="T161">lent</text:span><text:span text:style-name="T2"> some money </text:span><text:span text:style-name="T594">to</text:span><text:span text:style-name="T2"> </text:span><text:span text:style-name="T161">Mike</text:span><text:span text:style-name="T2"> — Я одолжил деньги Майку.</text:span></text:p>
      <text:p text:style-name="P11"><text:soft-page-break/>Английские времена</text:p>
      <text:p text:style-name="P418"/>
      <text:p text:style-name="P419">В английском языке 12 времен. Они разбиты на 4 группы: <text:span text:style-name="T2">Simple, Continuous, Perfect </text:span><text:span text:style-name="T182">и</text:span><text:span text:style-name="T2"> Perfect Continuous</text:span>. Каждая<text:span text:style-name="T587"> </text:span>групп<text:span text:style-name="T587">а</text:span> включает в себя 3 времени: <text:span text:style-name="T2">Present, Past, Future</text:span>.</text:p>
      <text:p text:style-name="P418"/>
      <text:p text:style-name="P404">Present Simple</text:p>
      <text:p text:style-name="P420"/>
      <text:p text:style-name="P421">Используется чтобы сообщить: </text:p>
      <text:list xml:id="list1061500708" text:style-name="L1">
        <text:list-item>
          <text:p text:style-name="P717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18"><text:span text:style-name="T373">регулярны</text:span><text:span text:style-name="T547">е</text:span><text:span text:style-name="T373"> события настоящего;</text:span></text:p>
        </text:list-item>
      </text:list>
      <text:p text:style-name="P542"/>
      <text:p text:style-name="P455"><text:span text:style-name="T375">I </text:span><text:span text:style-name="T121">live</text:span><text:span text:style-name="T375"> in New York — Я </text:span><text:span text:style-name="T376">живу</text:span><text:span text:style-name="T375"> в Нью Йорке.</text:span></text:p>
      <text:p text:style-name="P422"/>
      <text:p text:style-name="P540">В утверждениях, когда подлежащее в третьем лице, единственном числе <text:span text:style-name="T2">(he, she, it), </text:span></text:p>
      <text:p text:style-name="P446"><text:span text:style-name="T374">к сказуемому добавляется окончание </text:span><text:span text:style-name="T8">-s</text:span><text:span text:style-name="T374"> (</text:span><text:span text:style-name="T8">-es</text:span><text:span text:style-name="T374"> если заканчивается на гласную или шипящий). </text:span></text:p>
      <text:p text:style-name="P541"/>
      <text:p text:style-name="P447"><text:span text:style-name="T375">Peter </text:span><text:span text:style-name="T121">works</text:span><text:span text:style-name="T375"> in New York — Питер </text:span><text:span text:style-name="T376">работает</text:span><text:span text:style-name="T375"> в Нью Йорке;</text:span></text:p>
      <text:p text:style-name="P420"/>
      <text:p text:style-name="P430"><text:span text:style-name="T629">Слова-маячки</text:span><text:span text:style-name="T630"> (перед сказуемым):</text:span></text:p>
      <text:list xml:id="list1238999552" text:style-name="L2">
        <text:list-item>
          <text:p text:style-name="P719">always - <text:span text:style-name="T400">всегда</text:span>;</text:p>
        </text:list-item>
        <text:list-item>
          <text:p text:style-name="P719">usually - <text:span text:style-name="T400">обычно</text:span>;</text:p>
        </text:list-item>
        <text:list-item>
          <text:p text:style-name="P719">often - <text:span text:style-name="T400">часто</text:span>;</text:p>
        </text:list-item>
        <text:list-item>
          <text:p text:style-name="P719">sometimes - <text:span text:style-name="T400">иногда</text:span>;</text:p>
        </text:list-item>
        <text:list-item>
          <text:p text:style-name="P719">never — <text:span text:style-name="T400">никогда;</text:span></text:p>
        </text:list-item>
      </text:list>
      <text:p text:style-name="P251"/>
      <text:p text:style-name="P252">I <text:span text:style-name="T377">always</text:span> wash my hands before eating — Я <text:span text:style-name="T377">всегда</text:span> мою руки перед едой.</text:p>
      <text:p text:style-name="Standard"/>
      <text:p text:style-name="P530"><text:span text:style-name="T555">Отрицание образуется с помощью частицы </text:span><text:span text:style-name="T13">not</text:span><text:span text:style-name="T555">, </text:span>которая идет в паре со вспомогательным глаголом <text:span text:style-name="T2">do</text:span>. <text:span text:style-name="T515">Если подлежащее </text:span><text:span text:style-name="T91">he/she/it</text:span><text:span text:style-name="T515">, то </text:span><text:span text:style-name="T101">do</text:span><text:span text:style-name="T519"> меняется на</text:span><text:span text:style-name="T515"> </text:span><text:span text:style-name="T91">does</text:span><text:span text:style-name="T515">.</text:span></text:p>
      <text:p text:style-name="P448"/>
      <text:p text:style-name="P340">People <text:span text:style-name="T434">do </text:span><text:span text:style-name="T435">not</text:span><text:span text:style-name="T433"> live</text:span> in space — Люди <text:span text:style-name="T377">не</text:span> живут в космосе.</text:p>
      <text:p text:style-name="P340">Water <text:span text:style-name="T434">does </text:span><text:span text:style-name="T435">not</text:span><text:span text:style-name="T433"> boil</text:span> at 50 degrees Celsius — Вода <text:span text:style-name="T377">не</text:span> кипит при 50 грудусах.</text:p>
      <text:p text:style-name="P340"/>
      <text:p text:style-name="P435"><text:span text:style-name="T304">Практически всегда </text:span><text:span text:style-name="T91">do not</text:span><text:span text:style-name="T304"> использу</text:span><text:span text:style-name="T305">е</text:span><text:span text:style-name="T304">тся в сокращении: </text:span></text:p>
      <text:p text:style-name="P125"/>
      <text:p text:style-name="P341">We <text:span text:style-name="T377">don`t</text:span> drink whisky — Мы <text:span text:style-name="T377">не</text:span> пьем виски. </text:p>
      <text:p text:style-name="P339">He <text:span text:style-name="T377">doesn`t</text:span> drink tea — Он <text:span text:style-name="T377">не</text:span> пьет чай.</text:p>
      <text:p text:style-name="P256"/>
      <text:p text:style-name="P529"><text:span text:style-name="T554">В вопросах вспомогательный глагол </text:span><text:span text:style-name="T12">do</text:span><text:span text:style-name="T306"> ставится перед подлежащим:</text:span></text:p>
      <text:p text:style-name="P127"/>
      <text:p text:style-name="P457"><text:span text:style-name="T523">Do</text:span><text:span text:style-name="T513"> you like action movies? </text:span><text:span text:style-name="T514">— </text:span><text:span text:style-name="T513">Тебе нравятся экшен фильмы? </text:span></text:p>
      <text:p text:style-name="P449"><text:span text:style-name="T440">What books </text:span><text:span text:style-name="T443">do</text:span><text:span text:style-name="T444">es</text:span><text:span text:style-name="T440"> </text:span><text:span text:style-name="T441">he</text:span><text:span text:style-name="T440"> read? </text:span><text:span text:style-name="T442">—</text:span><text:span text:style-name="T440"> Какие книги </text:span><text:span text:style-name="T441">он</text:span><text:span text:style-name="T440"> </text:span><text:span text:style-name="T441">читает</text:span><text:span text:style-name="T440">?</text:span></text:p>
      <text:p text:style-name="P127"/>
      <text:p text:style-name="P360">Present Continuous</text:p>
      <text:p text:style-name="P128"/>
      <text:p text:style-name="P450"><text:span text:style-name="T307">Используется, чтобы </text:span><text:span text:style-name="T324">сообщить</text:span><text:span text:style-name="T307"> о </text:span><text:span text:style-name="T317">действии</text:span><text:span text:style-name="T307">, </text:span><text:span text:style-name="T318">которое происходит</text:span><text:span text:style-name="T307"> </text:span><text:span text:style-name="T360">сейчас</text:span><text:span text:style-name="T307"> и еще не законч</text:span><text:span text:style-name="T324">ено</text:span><text:span text:style-name="T307">.</text:span></text:p>
      <text:p text:style-name="P129">Состоит из связки вспомогательного глагола <text:span text:style-name="T2">be</text:span> и смыслового <text:span text:style-name="T550">глагола </text:span>с окончанием <text:span text:style-name="T2">-ing</text:span>:</text:p>
      <text:p text:style-name="P463"/>
      <text:p text:style-name="P463">She <text:span text:style-name="T377">is driving</text:span> to work. <text:span text:style-name="T532">—</text:span> Она <text:span text:style-name="T377">едет</text:span> на работу.</text:p>
      <text:p text:style-name="P464">I <text:span text:style-name="T382">a</text:span><text:span text:style-name="T377">m not listening</text:span> to you. <text:span text:style-name="T534">—</text:span> Я <text:span text:style-name="T377">не слушаю</text:span> тебя.</text:p>
      <text:p text:style-name="P465">Where <text:span text:style-name="T377">is </text:span>he <text:span text:style-name="T377">going</text:span>? <text:span text:style-name="T534">—</text:span> Куда он <text:span text:style-name="T377">идет</text:span>?</text:p>
      <text:p text:style-name="P126"/>
      <text:p text:style-name="P146"><text:soft-page-break/><text:span text:style-name="T629">Слова-маячки</text:span> <text:span text:style-name="T539">(в разных местах)</text:span>:</text:p>
      <text:list xml:id="list3025673449" text:style-name="L3">
        <text:list-item>
          <text:p text:style-name="P758">look — смотри;</text:p>
        </text:list-item>
        <text:list-item>
          <text:p text:style-name="P758">now — сейчас (<text:span text:style-name="T533">обычно </text:span>в конце);</text:p>
        </text:list-item>
        <text:list-item>
          <text:p text:style-name="P758">at the moment — в этот момент (<text:span text:style-name="T533">обычно </text:span>в конце).</text:p>
        </text:list-item>
      </text:list>
      <text:p text:style-name="P343"/>
      <text:p text:style-name="P342">I am working right <text:span text:style-name="T377">now</text:span>. — Прямо сейчас я работаю.</text:p>
      <text:p text:style-name="P342"><text:span text:style-name="T377">Look</text:span> out of the window! It`s raining. — Посмотри в окно. Идет дождь.</text:p>
      <text:p text:style-name="P157"/>
      <text:p text:style-name="P156"><text:span text:style-name="T535">Глаголы, которые не использ</text:span><text:span text:style-name="T536">уются</text:span><text:span text:style-name="T535"> в </text:span><text:span text:style-name="T29">Continuous</text:span></text:p>
      <text:p text:style-name="P156"/>
      <text:p text:style-name="P143">Как правило это глаголы, описывающие чувства или мысли.</text:p>
      <text:p text:style-name="P526"><text:span text:style-name="T328">Но если они </text:span><text:span text:style-name="T329">идут</text:span><text:span text:style-name="T328"> </text:span><text:span text:style-name="T329">внутри</text:span><text:span text:style-name="T328"> </text:span><text:span text:style-name="T329">какой-</text:span><text:span text:style-name="T330">то</text:span><text:span text:style-name="T329"> </text:span><text:span text:style-name="T328">устойчивой связки, то могут быть и с </text:span><text:span text:style-name="T102">-ing</text:span><text:span text:style-name="T328">.</text:span></text:p>
      <text:p text:style-name="P345"/>
      <text:p text:style-name="P131">Глаголы восприятия:</text:p>
      <text:list xml:id="list1313931746" text:style-name="L4">
        <text:list-item>
          <text:p text:style-name="P759">see — видеть;</text:p>
        </text:list-item>
        <text:list-item>
          <text:p text:style-name="P759">hear — слышать;</text:p>
        </text:list-item>
        <text:list-item>
          <text:p text:style-name="P759">feel — чувствовать <text:span text:style-name="T537">себя</text:span>;</text:p>
        </text:list-item>
        <text:list-item>
          <text:p text:style-name="P759">taste — чувствовать вкус (пробовать);</text:p>
        </text:list-item>
        <text:list-item>
          <text:p text:style-name="P759">smell — чувствовать запах (нюхать);</text:p>
        </text:list-item>
      </text:list>
      <text:p text:style-name="P132"/>
      <text:p text:style-name="P131">Глаголы для выражения мнения:</text:p>
      <text:list xml:id="list3067968610" text:style-name="L5">
        <text:list-item>
          <text:p text:style-name="P760">belive — верить;</text:p>
        </text:list-item>
        <text:list-item>
          <text:p text:style-name="P760">doubt — сомневаться;</text:p>
        </text:list-item>
        <text:list-item>
          <text:p text:style-name="P760">think — думать;</text:p>
        </text:list-item>
      </text:list>
      <text:p text:style-name="P130"/>
      <text:p text:style-name="P131">Глаголы, показывающие состояние мыслей:</text:p>
      <text:list xml:id="list1803499521" text:style-name="L6">
        <text:list-item>
          <text:p text:style-name="P761">forget — забывать;</text:p>
        </text:list-item>
        <text:list-item>
          <text:p text:style-name="P761">imagine — представлять;</text:p>
        </text:list-item>
        <text:list-item>
          <text:p text:style-name="P761">know — знать;</text:p>
        </text:list-item>
        <text:list-item>
          <text:p text:style-name="P761">understand — понимать;</text:p>
        </text:list-item>
      </text:list>
      <text:p text:style-name="P132"/>
      <text:p text:style-name="P133">Глаголы, указывающие на эмоции и желания:</text:p>
      <text:list xml:id="list2847818480" text:style-name="L7">
        <text:list-item>
          <text:p text:style-name="P762">love — любить;</text:p>
        </text:list-item>
        <text:list-item>
          <text:p text:style-name="P762">like — нравиться;</text:p>
        </text:list-item>
        <text:list-item>
          <text:p text:style-name="P762">hate — ненавидеть;</text:p>
        </text:list-item>
        <text:list-item>
          <text:p text:style-name="P762">hope — надеяться;</text:p>
        </text:list-item>
        <text:list-item>
          <text:p text:style-name="P762">want — хотеть;</text:p>
        </text:list-item>
        <text:list-item>
          <text:p text:style-name="P762">wish — желать;</text:p>
        </text:list-item>
      </text:list>
      <text:p text:style-name="P133"/>
      <text:p text:style-name="P133">Другие глаголы:</text:p>
      <text:list xml:id="list1513495293" text:style-name="L8">
        <text:list-item>
          <text:p text:style-name="P763">look — выглядеть;</text:p>
        </text:list-item>
        <text:list-item>
          <text:p text:style-name="P763">have — иметь;</text:p>
        </text:list-item>
      </text:list>
      <text:p text:style-name="P134"/>
      <text:p text:style-name="P346">I <text:span text:style-name="T377">think</text:span> Amy is a strange girl. - Я <text:span text:style-name="T377">думаю</text:span>, Эмми странная девушка.</text:p>
      <text:p text:style-name="P346">You <text:span text:style-name="T377">look</text:span> great! - Ты <text:span text:style-name="T377">выглядишь</text:span> отлично!</text:p>
      <text:p text:style-name="P344"/>
      <text:p text:style-name="P361">Present Perfect</text:p>
      <text:p text:style-name="P145"/>
      <text:p text:style-name="P523"><text:span text:style-name="T308">И</text:span><text:span text:style-name="T320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36"><text:soft-page-break/>Состоит из связки вспомогательного глагола have и смыслового глагола в 3й форме.</text:p>
      <text:p text:style-name="P452"><text:span text:style-name="T353">В </text:span><text:span text:style-name="T350">отрицаниях почти всегда используется сокращенная форма глагола </text:span><text:span text:style-name="T114">haven`t</text:span><text:span text:style-name="T350">.</text:span></text:p>
      <text:p text:style-name="P138"><text:span text:style-name="T540">Сокращени</text:span><text:span text:style-name="T556">е</text:span><text:span text:style-name="T540"> </text:span><text:span text:style-name="T14">`ve not</text:span><text:span text:style-name="T540"> не используется.</text:span></text:p>
      <text:p text:style-name="P137"/>
      <text:p text:style-name="P451"><text:span text:style-name="T97">You </text:span><text:span text:style-name="T118">have</text:span><text:span text:style-name="T97"> </text:span><text:span text:style-name="T118">broken</text:span><text:span text:style-name="T97"> the vase. </text:span><text:span text:style-name="T98">— </text:span><text:span text:style-name="T97">Ты </text:span><text:span text:style-name="T118">разбил</text:span><text:span text:style-name="T97"> вазу (результат, кот. </text:span><text:span text:style-name="T99">важен сейчас</text:span><text:span text:style-name="T97">).</text:span></text:p>
      <text:p text:style-name="P671"><text:span text:style-name="T402">I </text:span><text:span text:style-name="T385">haven</text:span><text:span text:style-name="T379">`</text:span><text:span text:style-name="T385">t</text:span><text:span text:style-name="T402"> </text:span><text:span text:style-name="T385">expected</text:span><text:span text:style-name="T402"> that. </text:span><text:span text:style-name="T404">—</text:span><text:span text:style-name="T402"> Я этого </text:span><text:span text:style-name="T385">не</text:span><text:span text:style-name="T402"> </text:span><text:span text:style-name="T385">ожидал</text:span><text:span text:style-name="T402">.</text:span></text:p>
      <text:p text:style-name="P671"><text:span text:style-name="T383">Ha</text:span><text:span text:style-name="T384">s</text:span><text:span text:style-name="T406"> </text:span><text:span text:style-name="T407">he</text:span><text:span text:style-name="T406"> </text:span><text:span text:style-name="T383">been</text:span><text:span text:style-name="T406"> to Rome? </text:span><text:span text:style-name="T404">—</text:span><text:span text:style-name="T406"> </text:span><text:span text:style-name="T407">Он</text:span><text:span text:style-name="T406"> </text:span><text:span text:style-name="T383">бывал</text:span><text:span text:style-name="T406"> в Риме?</text:span></text:p>
      <text:p text:style-name="P350"/>
      <text:p text:style-name="P564"><text:span text:style-name="T308">Также использу</text:span><text:span text:style-name="T315">ется</text:span><text:span text:style-name="T308">, </text:span><text:span text:style-name="T309">если</text:span><text:span text:style-name="T308"> что-то произошло впервые.</text:span></text:p>
      <text:p text:style-name="P347"><text:span text:style-name="T538">It`s the fitst time I </text:span><text:span text:style-name="T378">have</text:span><text:span text:style-name="T538"> </text:span><text:span text:style-name="T378">driven</text:span><text:span text:style-name="T538"> a car — Это впервые, когда я </text:span><text:span text:style-name="T378">веду</text:span><text:span text:style-name="T538"> машину.</text:span></text:p>
      <text:p text:style-name="P347"/>
      <text:p text:style-name="P139">Как образуется 3я форма глагола:</text:p>
      <text:list xml:id="list2466251417" text:style-name="L9">
        <text:list-item>
          <text:p text:style-name="P764">если глагол правильный, то к нему добавляется окончание -ed;</text:p>
        </text:list-item>
        <text:list-item>
          <text:p text:style-name="P765">если глагол неправильный, то <text:span text:style-name="T544">его <text:s/></text:span>нужно<text:span text:style-name="T544"> </text:span>искать в таблице неправильных глаголов;</text:p>
        </text:list-item>
      </text:list>
      <text:p text:style-name="P135"/>
      <text:p text:style-name="P140"><text:span text:style-name="T629">Слова-маячки</text:span>:</text:p>
      <text:list xml:id="list3598674537" text:style-name="L10">
        <text:list-item>
          <text:p text:style-name="P769">just — только что;</text:p>
        </text:list-item>
        <text:list-item>
          <text:p text:style-name="P769">already — уже;</text:p>
        </text:list-item>
        <text:list-item>
          <text:p text:style-name="P766">yet — еще не;</text:p>
        </text:list-item>
      </text:list>
      <text:p text:style-name="P348"/>
      <text:p text:style-name="P158">Место <text:span text:style-name="T2">just</text:span>, <text:span text:style-name="T2">already</text:span> — между <text:span text:style-name="T2">have</text:span> и 3й формой глагола. <text:span text:style-name="T401">Слово </text:span><text:span text:style-name="T58">yet</text:span><text:span text:style-name="T401"> стоит </text:span><text:span text:style-name="T403">всегда </text:span><text:span text:style-name="T401">в конце предложения. </text:span><text:span text:style-name="T58">Just</text:span><text:span text:style-name="T401"> и </text:span><text:span text:style-name="T58">already</text:span><text:span text:style-name="T401"> использ</text:span><text:span text:style-name="T405">уются</text:span><text:span text:style-name="T401"> в утверждениях. </text:span><text:span text:style-name="T58">Yet</text:span><text:span text:style-name="T401"> — в вопросах и отрицаниях</text:span><text:span text:style-name="T404">. </text:span></text:p>
      <text:p text:style-name="P348"/>
      <text:p text:style-name="P356">I have <text:span text:style-name="T377">just</text:span> eaten a sandwich. <text:span text:style-name="T541">—</text:span> Я <text:span text:style-name="T377">только что</text:span> съел бутерброд.</text:p>
      <text:p text:style-name="P349">We have n<text:span text:style-name="T540">o</text:span>t finished <text:span text:style-name="T377">yet</text:span>. <text:span text:style-name="T541">—</text:span> Мы <text:span text:style-name="T377">еще не</text:span> закончили.</text:p>
      <text:p text:style-name="P349"/>
      <text:p text:style-name="P423"><text:span text:style-name="T351">Другие </text:span><text:span text:style-name="T352">маячки</text:span><text:span text:style-name="T351">:</text:span></text:p>
      <text:list xml:id="list3859479136" text:style-name="L11">
        <text:list-item>
          <text:p text:style-name="P720"><text:span text:style-name="T526">ever — когда-</text:span><text:span text:style-name="T530">либо, всегда</text:span><text:span text:style-name="T526">;</text:span></text:p>
        </text:list-item>
        <text:list-item>
          <text:p text:style-name="P770">never — никогда;</text:p>
        </text:list-item>
        <text:list-item>
          <text:p text:style-name="P770">recently — в последнее время;</text:p>
        </text:list-item>
        <text:list-item>
          <text:p text:style-name="P770">these days — в последние дни;</text:p>
        </text:list-item>
        <text:list-item>
          <text:p text:style-name="P720"><text:span text:style-name="T526">словосочетани</text:span><text:span text:style-name="T531">я</text:span><text:span text:style-name="T526"> с this (this mornig, this week);</text:span></text:p>
        </text:list-item>
      </text:list>
      <text:p text:style-name="P159"/>
      <text:p text:style-name="P159">Место <text:span text:style-name="T2">ever</text:span>, <text:span text:style-name="T2">never</text:span> — перед 3й формой глагола, <text:span text:style-name="T543">а</text:span> <text:span text:style-name="T2">recently</text:span>, <text:span text:style-name="T2">these days</text:span> и </text:p>
      <text:p text:style-name="P159">словосочетания с <text:span text:style-name="T2">this</text:span> — в конце предложения.</text:p>
      <text:p text:style-name="P159"/>
      <text:p text:style-name="P357">I <text:span text:style-name="T540">ha</text:span>ve <text:span text:style-name="T377">never</text:span> been to New York. <text:span text:style-name="T542">— </text:span>Я <text:span text:style-name="T377">никогда</text:span> не был в Нью Йорке.</text:p>
      <text:p text:style-name="P522"><text:span text:style-name="T95">I </text:span><text:span text:style-name="T92">ha</text:span><text:span text:style-name="T95">ve worked a lot </text:span><text:span text:style-name="T117">these days</text:span><text:span text:style-name="T95">. </text:span><text:span text:style-name="T96">—</text:span><text:span text:style-name="T95"> Я много работал </text:span><text:span text:style-name="T117">в эти дни</text:span><text:span text:style-name="T95">.</text:span></text:p>
      <text:p text:style-name="P661"/>
      <text:p text:style-name="P653">Present Perfect Continuous</text:p>
      <text:p text:style-name="P647"/>
      <text:p text:style-name="P655"><text:span text:style-name="T310">И</text:span><text:span text:style-name="T316">спользуется чтобы сообщить о действии, которое еще не закончено и при этом известна </text:span></text:p>
      <text:p text:style-name="P656"><text:span text:style-name="T316">его продолжительность, </text:span><text:span text:style-name="T318">т. е. «</text:span><text:span text:style-name="T319">я </text:span><text:span text:style-name="T318">делал и продолжаю делать». </text:span></text:p>
      <text:p text:style-name="P648"/>
      <text:p text:style-name="P669"><text:span text:style-name="T312">С</text:span><text:span text:style-name="T303">остоит из связки вспомогательного глагола </text:span><text:span text:style-name="T90">have</text:span><text:span text:style-name="T303">, cлова </text:span><text:span text:style-name="T90">been</text:span><text:span text:style-name="T303"> </text:span><text:span text:style-name="T314">(особая форма глагола </text:span><text:span text:style-name="T93">be</text:span><text:span text:style-name="T314">) </text:span></text:p>
      <text:p text:style-name="P656"><text:span text:style-name="T313">и смыслового глагола с окончанием </text:span><text:span text:style-name="T94">-ing</text:span><text:span text:style-name="T313">. </text:span><text:span text:style-name="T311">Переводится</text:span><text:span text:style-name="T316"> настоящим</text:span><text:span text:style-name="T102">.</text:span></text:p>
      <text:p text:style-name="P663"/>
      <text:p text:style-name="P253"><text:span text:style-name="T512">I </text:span><text:span text:style-name="T523">have been learning</text:span><text:span text:style-name="T512"> English for 2 years. </text:span><text:span text:style-name="T526">—</text:span><text:span text:style-name="T512"> Я </text:span><text:span text:style-name="T523">учу</text:span><text:span text:style-name="T512"> английский уже 2 года (и еще не закончил).</text:span></text:p>
      <text:p text:style-name="P617"><text:span text:style-name="T106">I </text:span><text:span text:style-name="T120">have not been waiting</text:span><text:span text:style-name="T106"> long. </text:span><text:span text:style-name="T104">—</text:span><text:span text:style-name="T106"> Я </text:span><text:span text:style-name="T120">не жду</text:span><text:span text:style-name="T106"> долго </text:span><text:span text:style-name="T107">(это не происходит в течен</text:span><text:span text:style-name="T110">ии</text:span><text:span text:style-name="T107"> указ. времени)</text:span><text:span text:style-name="T106">.</text:span></text:p>
      <text:p text:style-name="P351"/>
      <text:p text:style-name="P639"><text:span text:style-name="T119">Have</text:span><text:span text:style-name="T103"> you </text:span><text:span text:style-name="T119">been</text:span><text:span text:style-name="T103"> </text:span><text:span text:style-name="T119">waiting</text:span><text:span text:style-name="T103"> long? </text:span><text:span text:style-name="T104">— </text:span><text:span text:style-name="T103">Вы </text:span><text:span text:style-name="T105">долго</text:span><text:span text:style-name="T103"> </text:span><text:span text:style-name="T119">ждете</text:span><text:span text:style-name="T103">? </text:span></text:p>
      <text:p text:style-name="P639"><text:span text:style-name="T107">(как долго происходит действие вплоть до текущего момента)</text:span><text:span text:style-name="T103"> </text:span></text:p>
      <text:p text:style-name="P670"><text:soft-page-break/><text:span text:style-name="T335">Слова-маячки</text:span><text:span text:style-name="T303">:</text:span></text:p>
      <text:list xml:id="list2763644534" text:style-name="L12">
        <text:list-item>
          <text:p text:style-name="P771">for — в течении;</text:p>
        </text:list-item>
        <text:list-item>
          <text:p text:style-name="P771">since — с какого-то времени;</text:p>
        </text:list-item>
        <text:list-item>
          <text:p text:style-name="P808">how long — как долго.</text:p>
        </text:list-item>
      </text:list>
      <text:p text:style-name="P665"/>
      <text:p text:style-name="P667"><text:span text:style-name="T517">We`ve been staying in this hotel </text:span><text:span text:style-name="T524">since</text:span><text:span text:style-name="T517"> Tuesday. </text:span><text:span text:style-name="T518">— </text:span><text:span text:style-name="T517">Мы находимся в этом отеле </text:span><text:span text:style-name="T524">со</text:span><text:span text:style-name="T517"> вторника.</text:span></text:p>
      <text:p text:style-name="P649"/>
      <text:p text:style-name="P453"><text:span text:style-name="T354">Е</text:span><text:span text:style-name="T350">сли используется глагол </text:span><text:span text:style-name="T114">be</text:span><text:span text:style-name="T350"> или глаголы состояния, которые не стоят в Continuous</text:span><text:span text:style-name="T355">,</text:span><text:span text:style-name="T350"> </text:span></text:p>
      <text:p text:style-name="P454"><text:span text:style-name="T356">то </text:span><text:span text:style-name="T357">Present Perfect Continuous</text:span><text:span text:style-name="T356"> будет в </text:span><text:span text:style-name="T357">форме</text:span><text:span text:style-name="T356"> Present Perfect. </text:span></text:p>
      <text:p text:style-name="P355"/>
      <text:p text:style-name="P254"><text:span text:style-name="T513">I have known</text:span><text:span text:style-name="T523"> </text:span><text:span text:style-name="T513">(</text:span><text:span text:style-name="T516">а </text:span><text:span text:style-name="T513">не have been knowing)</text:span><text:span text:style-name="T512"> Alice for 3 years. </text:span><text:span text:style-name="T527">—</text:span><text:span text:style-name="T512"> Я </text:span><text:span text:style-name="T513">знаю</text:span><text:span text:style-name="T512"> Алису уже 3 года</text:span></text:p>
      <text:p text:style-name="P359"/>
      <text:p text:style-name="P160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44"><text:span text:style-name="T411">Если у смыслового глагола окончание</text:span><text:span text:style-name="T59"> -ing</text:span><text:span text:style-name="T411">, то </text:span><text:span text:style-name="T59">have</text:span><text:span text:style-name="T411"> применяется только с </text:span><text:span text:style-name="T59">been</text:span><text:span text:style-name="T411">.</text:span></text:p>
      <text:p text:style-name="P359"/>
      <text:p text:style-name="P405"><text:span text:style-name="T512">Past </text:span><text:span text:style-name="T529">Simple</text:span></text:p>
      <text:p text:style-name="P141"/>
      <text:p text:style-name="P142">Используется, чтобы сообщить:</text:p>
      <text:list xml:id="list1129948835" text:style-name="L13">
        <text:list-item>
          <text:p text:style-name="P767">факт<text:span text:style-name="T545">ы</text:span> прошлого, историю, биографию;</text:p>
        </text:list-item>
        <text:list-item>
          <text:p text:style-name="P767">результат, который не важен в настоящем;</text:p>
        </text:list-item>
      </text:list>
      <text:p text:style-name="P352"/>
      <text:p text:style-name="P524"><text:span text:style-name="T331">Глагол</text:span><text:span text:style-name="T321"> </text:span><text:span text:style-name="T327">принимает</text:span><text:span text:style-name="T321"> 2ю форму. </text:span><text:span text:style-name="T331">Она</text:span><text:span text:style-name="T321"> образуется с пом</text:span><text:span text:style-name="T331">ощью</text:span><text:span text:style-name="T321"> окончания -ed для правильных глоголов, </text:span><text:span text:style-name="T327">а н</text:span><text:span text:style-name="T321">еправильные глаголы находится в таблице.</text:span></text:p>
      <text:p text:style-name="P144"/>
      <text:p text:style-name="P255"><text:span text:style-name="T512">Mozart </text:span><text:span text:style-name="T523">lived</text:span><text:span text:style-name="T512"> from 1756 to 1791 — Моцарт </text:span><text:span text:style-name="T523">жил</text:span><text:span text:style-name="T512"> с 1756 по 1791 год. </text:span></text:p>
      <text:p text:style-name="P257"><text:span text:style-name="T525">Did</text:span><text:span text:style-name="T528"> you </text:span><text:span text:style-name="T525">go</text:span><text:span text:style-name="T528"> to Los Angeles last week? - Ты </text:span><text:span text:style-name="T525">ездил</text:span><text:span text:style-name="T528"> в Лос Анжелес на прошлой неделе?</text:span></text:p>
      <text:p text:style-name="P664"><text:span text:style-name="T410">I </text:span><text:span text:style-name="T380">didn`t go</text:span><text:span text:style-name="T410"> to Los Angeles — Я </text:span><text:span text:style-name="T380">не ездил</text:span><text:span text:style-name="T410"> в Лос Анжелес.</text:span></text:p>
      <text:p text:style-name="P353"/>
      <text:p text:style-name="P112"><text:span text:style-name="T522">Слова-маячки</text:span><text:span text:style-name="T513">:</text:span></text:p>
      <text:list xml:id="list2608806862" text:style-name="L14">
        <text:list-item>
          <text:p text:style-name="P721">ago — <text:span text:style-name="T546">тому назад</text:span>;</text:p>
        </text:list-item>
        <text:list-item>
          <text:p text:style-name="P721">last — <text:span text:style-name="T546">прошлый</text:span>;</text:p>
        </text:list-item>
        <text:list-item>
          <text:p text:style-name="P768">yesterday — вчера;</text:p>
        </text:list-item>
      </text:list>
      <text:p text:style-name="P154"/>
      <text:p text:style-name="P641"><text:span text:style-name="T343">Past Simple часто путают с Present Perfect. </text:span><text:span text:style-name="T346">Здесь</text:span><text:span text:style-name="T344"> </text:span><text:span text:style-name="T345">г</text:span><text:span text:style-name="T344">лавное отличие в том, что </text:span><text:span text:style-name="T343">Present Perfect всегда сообща</text:span><text:span text:style-name="T345">ет</text:span><text:span text:style-name="T343"> доп</text:span><text:span text:style-name="T346">олнительную</text:span><text:span text:style-name="T343"> информацию, </text:span><text:span text:style-name="T345">которая </text:span><text:span text:style-name="T343">указыва</text:span><text:span text:style-name="T345">ет</text:span><text:span text:style-name="T322"> </text:span><text:span text:style-name="T343">на настоящее время </text:span><text:span text:style-name="T344">(</text:span><text:span text:style-name="T346">она может остутствовать в предложении </text:span><text:span text:style-name="T347">явно</text:span><text:span text:style-name="T346">, но всегда будет понятна из контекста</text:span><text:span text:style-name="T344">).</text:span><text:span text:style-name="T343"> </text:span><text:span text:style-name="T349">Но</text:span><text:span text:style-name="T344"> е</text:span><text:span text:style-name="T322">сли </text:span><text:span text:style-name="T344">изветно</text:span><text:span text:style-name="T322">, когда </text:span><text:span text:style-name="T345">именно </text:span><text:span text:style-name="T322">произошло событие, то Present Perfect </text:span><text:span text:style-name="T349">уже нельзя</text:span><text:span text:style-name="T348"> использ</text:span><text:span text:style-name="T349">овать</text:span><text:span text:style-name="T322">.</text:span></text:p>
      <text:p text:style-name="P155"/>
      <text:p text:style-name="P640"><text:span text:style-name="T100">Tom has lost his key last weak </text:span><text:span text:style-name="T107">(неправильно) </text:span></text:p>
      <text:p text:style-name="P640"><text:span text:style-name="T100">Tom lost his key last weak </text:span><text:span text:style-name="T107">(правильно) </text:span></text:p>
      <text:p text:style-name="P640"><text:span text:style-name="T100">Tom has lost his key </text:span><text:span text:style-name="T107">(</text:span><text:span text:style-name="T111">правильно; </text:span><text:span text:style-name="T112">о настоящем </text:span><text:span text:style-name="T113">говорит контекст</text:span><text:span text:style-name="T107">)</text:span></text:p>
      <text:p text:style-name="P354"/>
      <text:p text:style-name="P525"><text:span text:style-name="T358">Если вопрос содержит слово </text:span><text:span text:style-name="T115">when</text:span><text:span text:style-name="T358">, то он автоматич. привязывает </text:span><text:span text:style-name="T359">предложение</text:span><text:span text:style-name="T358"> к моменту </text:span></text:p>
      <text:p text:style-name="P161"><text:span text:style-name="T408">в прошлом. </text:span><text:span text:style-name="T409">Поэтому Present Perfect в вопросах с </text:span><text:span text:style-name="T60">when</text:span><text:span text:style-name="T409"> не используется.</text:span></text:p>
      <text:p text:style-name="P666"/>
      <text:p text:style-name="P666">Past Continuous</text:p>
      <text:p text:style-name="P650"/>
      <text:p text:style-name="P657"><text:span text:style-name="T323">И</text:span><text:span text:style-name="T324">спользуется, чтобы сообщить о действии, которое происходило в </text:span><text:span text:style-name="T327">точный</text:span><text:span text:style-name="T324"> момент</text:span></text:p>
      <text:p text:style-name="P657"><text:span text:style-name="T324">прошлого, </text:span><text:span text:style-name="T325">и </text:span><text:span text:style-name="T324">не было закончено.</text:span></text:p>
      <text:p text:style-name="P651"/>
      <text:p text:style-name="P658"><text:span text:style-name="T325">В предложении не обязательно должен </text:span><text:span text:style-name="T327">указываться</text:span><text:span text:style-name="T325"> точный момент. Он может только подразумеваться и быть понятен по контексту (</text:span><text:span text:style-name="T327">по</text:span><text:span text:style-name="T325"> </text:span><text:span text:style-name="T326">ситуаци</text:span><text:span text:style-name="T327">и</text:span><text:span text:style-name="T325">).</text:span></text:p>
      <text:p text:style-name="P646"><text:soft-page-break/>Cхема такая же, как и в Present Continuous, только глагол <text:span text:style-name="T2">be</text:span> записывается </text:p>
      <text:p text:style-name="P646">в прошедшей форме (<text:span text:style-name="T2">was/were</text:span>):</text:p>
      <text:p text:style-name="P645"/>
      <text:p text:style-name="P358">Last Sunday at 5 I <text:span text:style-name="T377">was having</text:span> dinner with my friends — В прошлое воскресенье в 5 </text:p>
      <text:p text:style-name="P358">я <text:span text:style-name="T377">ужинал</text:span> со своими друзьями (привязка к точному моменту в прошлом).</text:p>
      <text:p text:style-name="P358"/>
      <text:p text:style-name="P660"><text:span text:style-name="T548">My parents </text:span><text:span text:style-name="T381">were watching</text:span><text:span text:style-name="T548"> TV when I came home yesterday — Мои родители </text:span><text:span text:style-name="T381">смотрели</text:span><text:span text:style-name="T548"> телевизор, когда я пришел вчера домой (незаконченное действие </text:span><text:span text:style-name="T549">в тот момент</text:span><text:span text:style-name="T548">).</text:span></text:p>
      <text:p text:style-name="P660"/>
      <text:p text:style-name="P668"><text:span text:style-name="T520">W</text:span><text:span text:style-name="T521">e weren`t reading — Мы не читали (именно тогда). </text:span></text:p>
      <text:p text:style-name="P662">Was I running? — Я бежал?</text:p>
      <text:p text:style-name="P486"/>
      <text:p text:style-name="P486">Future Simple</text:p>
      <text:p text:style-name="P487"/>
      <text:p text:style-name="P527"><text:span text:style-name="T552">Используется чтобы сообщить о будущих </text:span><text:span text:style-name="T557">действиях</text:span><text:span text:style-name="T552">. </text:span><text:span text:style-name="T458">Эта форма говорит о том, что человек сделает что-то в будущем, но решение он принял в момент речи.</text:span></text:p>
      <text:p text:style-name="Standard"/>
      <text:p text:style-name="P528">Состоит из вспомогательного глагола <text:span text:style-name="T2">will</text:span> и смыслового глагола в начальной форме.</text:p>
      <text:p text:style-name="P491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53">о</text:span> <text:span text:style-name="T2">won`t</text:span>.</text:p>
      <text:p text:style-name="P528"/>
      <text:p text:style-name="P470">We <text:span text:style-name="T377">will</text:span> proobably <text:span text:style-name="T377">meet</text:span> soon — Мы, возможно, скоро <text:span text:style-name="T377">встретимся</text:span>.</text:p>
      <text:p text:style-name="P470">I hope everything <text:span text:style-name="T377">will be</text:span> fine — Надеюсь, все <text:span text:style-name="T377">будет </text:span>хорошо.</text:p>
      <text:p text:style-name="P491"><text:span text:style-name="T121">Will</text:span><text:span text:style-name="T2"> you </text:span><text:span text:style-name="T121">be</text:span><text:span text:style-name="T2"> at home toworrow? No, I won`t — </text:span><text:span text:style-name="T11">Ты </text:span><text:span text:style-name="T122">будешь</text:span><text:span text:style-name="T11"> завтра дома? Нет</text:span><text:span text:style-name="T2">.</text:span></text:p>
      <text:p text:style-name="P471"/>
      <text:p text:style-name="P436"><text:span text:style-name="T459">В</text:span><text:span text:style-name="T460"> предложени</text:span><text:span text:style-name="T459">ях</text:span><text:span text:style-name="T460"> </text:span><text:span text:style-name="T459">будут </text:span><text:span text:style-name="T460">часто </text:span><text:span text:style-name="T459">попадаться слова</text:span><text:span text:style-name="T460">, </text:span><text:span text:style-name="T459">выражающие</text:span><text:span text:style-name="T460"> мнение: <text:s/></text:span></text:p>
      <text:p text:style-name="P436"><text:span text:style-name="T448">I think </text:span><text:span text:style-name="T449">(я думаю)</text:span><text:span text:style-name="T448">, I`m sure </text:span><text:span text:style-name="T449">(я уверен), I hope (я надеюсь), </text:span><text:span text:style-name="T448">probably (возможно).</text:span></text:p>
      <text:p text:style-name="P473"/>
      <text:p text:style-name="P437"><text:span text:style-name="T491">Оборот </text:span><text:span text:style-name="T445">be going to</text:span></text:p>
      <text:p text:style-name="P531"/>
      <text:p text:style-name="P438"><text:span text:style-name="T459">Также позволяет </text:span><text:span text:style-name="T464">сообщить</text:span><text:span text:style-name="T459"> о будущем. </text:span><text:span text:style-name="T464">Но п</text:span><text:span text:style-name="T461">одразумевает, что человек говорит не о спонтанном </text:span><text:span text:style-name="T464">решении</text:span><text:span text:style-name="T461">, </text:span><text:span text:style-name="T462">а о заранее </text:span><text:span text:style-name="T463">продуманных</text:span><text:span text:style-name="T462"> действиях. </text:span><text:span text:style-name="T464">Означает</text:span><text:span text:style-name="T461"> «собираюсь сделать».</text:span></text:p>
      <text:p text:style-name="P493"/>
      <text:p text:style-name="P468">I`m going to meet my friends tomorrow — Я собираюсь встретиться с друзьями завтра.</text:p>
      <text:p text:style-name="P532"><text:span text:style-name="T433">I`m going to go</text:span><text:span text:style-name="T492"> out after I finish my work — Я собираюсь погулять после, как закончу работу.</text:span></text:p>
      <text:p text:style-name="P474"/>
      <text:p text:style-name="P440"><text:span text:style-name="T467">Когда очевидно что вот-вот случится какое-то действие, то </text:span><text:span text:style-name="T450">be going to</text:span><text:span text:style-name="T467"> </text:span><text:span text:style-name="T466">передает оттенок неизбежности происходящего и применяется по отношению к </text:span><text:span text:style-name="T467">другому </text:span><text:span text:style-name="T466">человеку или объетку.</text:span></text:p>
      <text:p text:style-name="P492"/>
      <text:p text:style-name="P472">Look! He`s going to fall — Смотри! Он сейчас упадет.</text:p>
      <text:p text:style-name="P474">The sky is dark. It`s going to rain — Небо темное. Сейчас пойдет дождь.</text:p>
      <text:p text:style-name="P474"/>
      <text:p text:style-name="P532"><text:span text:style-name="T482">В разговорной </text:span><text:span text:style-name="T486">стиле</text:span><text:span text:style-name="T485"> </text:span><text:span text:style-name="T487">этот </text:span><text:span text:style-name="T485">оборот </text:span><text:span text:style-name="T482">очень часто </text:span><text:span text:style-name="T486">записывается</text:span><text:span text:style-name="T482"> как </text:span><text:span text:style-name="T433">gonna</text:span><text:span text:style-name="T482"> </text:span><text:span text:style-name="T433">[гона].</text:span></text:p>
      <text:p text:style-name="P475"/>
      <text:p text:style-name="P654"><text:span text:style-name="T116">P</text:span><text:span text:style-name="T114">resent</text:span><text:span text:style-name="T512"> в значении будущего</text:span></text:p>
      <text:p text:style-name="P652"/>
      <text:p text:style-name="P659"><text:span text:style-name="T334">О</text:span><text:span text:style-name="T332"> будущем можно </text:span><text:span text:style-name="T334">также </text:span><text:span text:style-name="T332">говорить с помощью </text:span><text:span text:style-name="T333">формы </text:span><text:span text:style-name="T332">Present. </text:span><text:span text:style-name="T483">Present Simple </text:span><text:span text:style-name="T484">часто </text:span><text:span text:style-name="T483">использ</text:span><text:span text:style-name="T484">уется</text:span><text:span text:style-name="T483">, когда речь идет о рассписании, которое не зависит от говорящего. </text:span></text:p>
      <text:p text:style-name="P659"><text:span text:style-name="T483">Present Continuous </text:span><text:span text:style-name="T490">используется</text:span><text:span text:style-name="T483"> </text:span><text:span text:style-name="T489">когда говорят о личных планах.</text:span></text:p>
      <text:p text:style-name="P458"/>
      <text:p text:style-name="P467">I am flying to London tomorrow — <text:span text:style-name="T551">Завтра я лечу в Лондон (личный план)</text:span></text:p>
      <text:p text:style-name="P469">My airplane flies at 6 o`clock tomorrow — Мой самолет летит завтра в 6 (рассписание)</text:p>
      <text:p text:style-name="P466"/>
      <text:p text:style-name="P516"><text:soft-page-break/>Модальные глаголы</text:p>
      <text:p text:style-name="Standard"/>
      <text:p text:style-name="P543"><text:span text:style-name="T558">Это особенные глаголы, которые </text:span><text:span text:style-name="T602">могут</text:span><text:span text:style-name="T558"> </text:span><text:span text:style-name="T602">использоваться</text:span><text:span text:style-name="T558"> и как смысловые, и как вспомогательные, притендуя со </text:span><text:span text:style-name="T602">вспомогательными</text:span><text:span text:style-name="T558"> на одну позицию в предложении.</text:span></text:p>
      <text:p text:style-name="P581"><text:span text:style-name="T559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559">.</text:span></text:p>
      <text:p text:style-name="P581"/>
      <text:p text:style-name="P550"><text:span text:style-name="T558">Модальные глаголы не меняют свою форму (не </text:span><text:span text:style-name="T564">имеют</text:span><text:span text:style-name="T558"> окончаний </text:span><text:span text:style-name="T15">-s, -ed</text:span><text:span text:style-name="T558">). В связи с </text:span><text:span text:style-name="T564">этим</text:span><text:span text:style-name="T558">, </text:span></text:p>
      <text:p text:style-name="P550"><text:span text:style-name="T558">они не могут </text:span><text:span text:style-name="T564">применяться</text:span><text:span text:style-name="T558"> во всех временах и поэтому, дополняют</text:span><text:span text:style-name="T564">ся</text:span><text:span text:style-name="T558"> модальны</text:span><text:span text:style-name="T564">ми</text:span><text:span text:style-name="T558"> конструкци</text:span><text:span text:style-name="T564">ями</text:span><text:span text:style-name="T558">: </text:span><text:span text:style-name="T16">be able to, have to </text:span><text:span text:style-name="T191">и</text:span><text:span text:style-name="T16"> used to</text:span><text:span text:style-name="T559">.</text:span></text:p>
      <text:p text:style-name="P543"/>
      <text:p text:style-name="P544">После модальных глаголов и конструкций почти всегда идет <text:span text:style-name="T602">голый </text:span>инфинитив.</text:p>
      <text:p text:style-name="P539"/>
      <text:p text:style-name="P544"><text:span text:style-name="T377">Глаголы </text:span><text:span text:style-name="T121">will</text:span><text:span text:style-name="T377"> и </text:span><text:span text:style-name="T121">shall</text:span></text:p>
      <text:p text:style-name="P544"/>
      <text:p text:style-name="P544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44">а с <text:span text:style-name="T2">won`t</text:span> — настоящим. <text:span text:style-name="T2">Won`t</text:span> означает «отказывается».</text:p>
      <text:p text:style-name="P544"/>
      <text:p text:style-name="P258">What`s wrong? My Car won`t start — Что случилось? Моя машина не заводится.</text:p>
      <text:p text:style-name="P259">(не смотря на мои ожидание, действие не происходит).</text:p>
      <text:p text:style-name="P259"/>
      <text:p text:style-name="P545"><text:span text:style-name="T17">S</text:span><text:span text:style-name="T16">hall</text:span><text:span text:style-name="T191"> не используется в современном английском. Он </text:span><text:span text:style-name="T193">встречается</text:span><text:span text:style-name="T191"> в вопросах вместо </text:span><text:span text:style-name="T16">will, </text:span><text:span text:style-name="T192">когда нужно получить одобрение от собеседника (только когда подлежащее </text:span><text:span text:style-name="T17">I</text:span><text:span text:style-name="T192"> или </text:span><text:span text:style-name="T17">we</text:span><text:span text:style-name="T192">).</text:span></text:p>
      <text:p text:style-name="P23"/>
      <text:p text:style-name="P259">Shall I close the door? - Я закрою дверь? (вы не против, если я закрою дверь?)</text:p>
      <text:p text:style-name="P258"/>
      <text:p text:style-name="P164">Глаголы <text:span text:style-name="T2">can</text:span> и <text:span text:style-name="T2">could</text:span></text:p>
      <text:p text:style-name="P258"/>
      <text:p text:style-name="P25"><text:span text:style-name="T2">Can</text:span> переводится как «могу», «умею». <text:s/>С частицей <text:span text:style-name="T2">not</text:span> он пишется либо слитно, </text:p>
      <text:p text:style-name="P25">либо сокращенно (<text:span text:style-name="T2">cannot <text:s/></text:span>или<text:span text:style-name="T2"> can`t</text:span>).</text:p>
      <text:p text:style-name="P24"/>
      <text:p text:style-name="P260">She can play the guitar — Она умеет играть на гитаре.</text:p>
      <text:p text:style-name="P260">You can`t smoke here — Ты не можешь сдесь курить.</text:p>
      <text:p text:style-name="P260">Can I help you? - Я могу вам помочь?</text:p>
      <text:p text:style-name="P258"/>
      <text:p text:style-name="P543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4">Он часто применяется в качестве официальной формы обращения.</text:p>
      <text:p text:style-name="P24"/>
      <text:p text:style-name="P260">I could read at the age of 4 — Я мог читать в 4 года.</text:p>
      <text:p text:style-name="P174"/>
      <text:p text:style-name="P24"><text:span text:style-name="T377">Глаголы </text:span><text:span text:style-name="T121">might</text:span><text:span text:style-name="T377"> и </text:span><text:span text:style-name="T121">may</text:span></text:p>
      <text:p text:style-name="P24"/>
      <text:p text:style-name="P546"><text:span text:style-name="T17">Might [майт]</text:span><text:span text:style-name="T192"> переводится как «может </text:span><text:span text:style-name="T194">ли</text:span><text:span text:style-name="T192">», «мог бы», </text:span><text:span text:style-name="T194">или</text:span><text:span text:style-name="T192"> «должно быть»</text:span><text:span text:style-name="T194">, </text:span><text:span text:style-name="T192">«наверное». </text:span></text:p>
      <text:p text:style-name="P36">Он указывает на вероятность того, что что-то произойдет сейчас или в будущем. </text:p>
      <text:p text:style-name="P546"><text:span text:style-name="T192">Отрицание </text:span><text:span text:style-name="T17">might not</text:span><text:span text:style-name="T192"> сокращается до </text:span><text:span text:style-name="T17">mightn`t [майтэнт].</text:span></text:p>
      <text:p text:style-name="P546"/>
      <text:p text:style-name="P261">Might Tom call in the evening? - <text:span text:style-name="T560">Может ли </text:span>Том позвонить вечером?</text:p>
      <text:p text:style-name="P543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61"/>
      <text:p text:style-name="P642"><text:span text:style-name="T18">M</text:span><text:span text:style-name="T2">ay</text:span><text:span text:style-name="T182"> </text:span><text:span text:style-name="T255">почти не используется</text:span><text:span text:style-name="T182">. </text:span><text:span text:style-name="T255">Е</text:span><text:span text:style-name="T182">го применяют, </text:span><text:span text:style-name="T507">когда нужно</text:span><text:span text:style-name="T509"> </text:span><text:span text:style-name="T508">вежливо обратиться к незнакомому человеку или </text:span><text:span text:style-name="T507">предложить </text:span><text:span text:style-name="T508">ему </text:span><text:span text:style-name="T507">помощь </text:span><text:span text:style-name="T508">(как </text:span><text:span text:style-name="T511">could</text:span><text:span text:style-name="T508">)</text:span><text:span text:style-name="T507">. </text:span><text:span text:style-name="T509">П</text:span><text:span text:style-name="T507">ереводится как «име</text:span><text:span text:style-name="T510">ю</text:span><text:span text:style-name="T507"> возможность».</text:span></text:p>
      <text:p text:style-name="P520"/>
      <text:p text:style-name="P521">May I help you, sir? — <text:span text:style-name="T560">И</text:span>мею ли я возможность вам помочь?</text:p>
      <text:p text:style-name="P37"><text:soft-page-break/><text:span text:style-name="T377">Глагол </text:span><text:span text:style-name="T121">must</text:span></text:p>
      <text:p text:style-name="P37"/>
      <text:p text:style-name="P38">Переводится как «должен», «обязан» или «должно быть», «наверное». </text:p>
      <text:p text:style-name="P548"><text:span text:style-name="T195">Он указывает на обязанност</text:span><text:span text:style-name="T197">ь</text:span><text:span text:style-name="T195">, долг, приказ.</text:span></text:p>
      <text:p text:style-name="P37"/>
      <text:p text:style-name="P261">I must go — Я должен идти.</text:p>
      <text:p text:style-name="P261">Must we hurry? — Нам нужно торопиться?</text:p>
      <text:p text:style-name="P37"/>
      <text:p text:style-name="P543"><text:span text:style-name="T182">Отрицание </text:span><text:span text:style-name="T2">must not</text:span><text:span text:style-name="T182"> означает «нельзя», «запрещено». Сокращается до </text:span><text:span text:style-name="T2">musn`t [мазнт].</text:span></text:p>
      <text:p text:style-name="P262">You musn`t park here — Здесь нельзя парковаться. (здесь «you» это формальное подлежащее)</text:p>
      <text:p text:style-name="P37"/>
      <text:p text:style-name="P547"><text:span text:style-name="T182">В отличие от </text:span><text:span text:style-name="T2">might</text:span><text:span text:style-name="T182">, в значениях «должно быть», «наверное», он передает не вероятност</text:span><text:span text:style-name="T256">ь</text:span><text:span text:style-name="T182">, </text:span></text:p>
      <text:p text:style-name="P26">а уверенное предположение.</text:p>
      <text:p text:style-name="P26"/>
      <text:p text:style-name="P263">She must be very tired — Она, наверное, очень уставшая <text:span text:style-name="T650">(я почти уверен в этом)</text:span>.</text:p>
      <text:p text:style-name="P263"/>
      <text:p text:style-name="P165">Глагол should</text:p>
      <text:p text:style-name="P26"/>
      <text:p text:style-name="P26"><text:span text:style-name="T2">Should [шуд]</text:span> <text:span text:style-name="T562">переводится как «нужно», «следует сделать». Подходит чтобы дать совет.</text:span></text:p>
      <text:p text:style-name="P549"><text:span text:style-name="T195">Для совета, </text:span><text:span text:style-name="T196">к</text:span><text:span text:style-name="T195"> </text:span><text:span text:style-name="T20">should</text:span><text:span text:style-name="T195"> можно также </text:span><text:span text:style-name="T196">добавить</text:span><text:span text:style-name="T195"> обороты, </text:span><text:span text:style-name="T196">в</text:span><text:span text:style-name="T195">ыра</text:span><text:span text:style-name="T196">жающие</text:span><text:span text:style-name="T195"> мне</text:span><text:span text:style-name="T196">н</text:span><text:span text:style-name="T195">ие, </text:span></text:p>
      <text:p text:style-name="P549"><text:span text:style-name="T195">например: </text:span><text:span text:style-name="T20">I think, I don`t think</text:span><text:span text:style-name="T195">.</text:span></text:p>
      <text:p text:style-name="P31"/>
      <text:p text:style-name="P265">You should be more attentive — Вам следует быть более внимательным.</text:p>
      <text:p text:style-name="P263">I think you should leave — Думаю, вам пора уйти.</text:p>
      <text:p text:style-name="P263"/>
      <text:p text:style-name="P26"><text:span text:style-name="T2">Should</text:span> также выражает: недоумение, удивление, возмущение. В этом случае он передает</text:p>
      <text:p text:style-name="P26">эмоциональную окраску высказыванию. Отрицательная форма говорит о плохой затее.</text:p>
      <text:p text:style-name="P26"/>
      <text:p text:style-name="P264">Why should I go there? — Скакой стати мне туда идти?</text:p>
      <text:p text:style-name="P263"/>
      <text:p text:style-name="P165">Глагол would</text:p>
      <text:p text:style-name="P26"/>
      <text:p text:style-name="P586"><text:span text:style-name="T20">Would </text:span><text:span text:style-name="T21">[вуд]</text:span><text:span text:style-name="T226"> соответствует частице «бы» когда люди представляют ситуацию </text:span><text:span text:style-name="T260">либо</text:span><text:span text:style-name="T226"> сообщает </text:span></text:p>
      <text:p text:style-name="P586"><text:span text:style-name="T226">о привычках прошлого. </text:span><text:span text:style-name="T227">Он ч</text:span><text:span text:style-name="T226">асто сокращается до `d. </text:span><text:span text:style-name="T228">Я</text:span><text:span text:style-name="T226">вляется прошедшей формой от </text:span><text:span text:style-name="T21">will</text:span><text:span text:style-name="T226">.</text:span></text:p>
      <text:p text:style-name="P27"/>
      <text:p text:style-name="P264">I would like to live in New Your — Я бы хотел жить в Нью Йорке (представил).</text:p>
      <text:p text:style-name="P264">I wouldn`t watch this film with my child — Я бы не смотрела этот фильм с моим ребенком.</text:p>
      <text:p text:style-name="P643"><text:span text:style-name="T56">When I was young I </text:span><text:span text:style-name="T129">would</text:span><text:span text:style-name="T56"> </text:span><text:span text:style-name="T129">play</text:span><text:span text:style-name="T56"> </text:span><text:span text:style-name="T57">games</text:span><text:span text:style-name="T56"> — Когда я был молод, я </text:span><text:span text:style-name="T129">играл</text:span><text:span text:style-name="T56"> в </text:span><text:span text:style-name="T57">игры</text:span><text:span text:style-name="T56"> (привычка про</text:span><text:span text:style-name="T57">ш</text:span><text:span text:style-name="T56">).</text:span></text:p>
      <text:p text:style-name="P27"/>
      <text:p text:style-name="P27">Фраза <text:span text:style-name="T2">would you like</text:span> часто используется, когда хотят <text:span text:style-name="T563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8"/>
      <text:p text:style-name="P264">Would you like a cup of tea? Yes, I would — Вы бы хотили чашечку чая? Да, хотел бы.</text:p>
      <text:p text:style-name="P264">What would you like? I`d like some cofee — Чтобы вы хотели? Я бы хотел кофе.</text:p>
      <text:p text:style-name="P32"/>
      <text:p text:style-name="P166">Конструкция <text:span text:style-name="T2">be able to</text:span></text:p>
      <text:p text:style-name="P27"/>
      <text:p text:style-name="P29">Дублирует по значению модальные глаголы <text:span text:style-name="T2">can/could</text:span>. <text:span text:style-name="T565">В основном используется в будущем, </text:span></text:p>
      <text:p text:style-name="P39">в значении «смогу», «<text:span text:style-name="T649">сумею</text:span>»; или в прошлом, в значении «смог», а не «мог».</text:p>
      <text:p text:style-name="P29"/>
      <text:p text:style-name="P266"><text:span text:style-name="T561">If I learn </text:span><text:span text:style-name="T565">Eng</text:span><text:span text:style-name="T561">, I will be able to understand it — Если я буду учить </text:span><text:span text:style-name="T565">англ</text:span><text:span text:style-name="T561">, я смогу понимать его.</text:span></text:p>
      <text:p text:style-name="P266"><text:span text:style-name="T565">He</text:span><text:span text:style-name="T561"> talked quickly, but I was able to understand h</text:span><text:span text:style-name="T565">im </text:span><text:span text:style-name="T561">— <text:s/></text:span><text:span text:style-name="T565">Он</text:span><text:span text:style-name="T561"> говорил быстр</text:span><text:span text:style-name="T565">о</text:span><text:span text:style-name="T561">, но я смог </text:span><text:span text:style-name="T565">его </text:span><text:span text:style-name="T561">понять</text:span></text:p>
      <text:p text:style-name="P27"><text:soft-page-break/><text:span text:style-name="T377">Конструкция </text:span><text:span text:style-name="T121">have to</text:span></text:p>
      <text:p text:style-name="P27"/>
      <text:p text:style-name="P551"><text:span text:style-name="T195">Дублирует по значению модальный глагол </text:span><text:span text:style-name="T20">must</text:span><text:span text:style-name="T195">. </text:span><text:span text:style-name="T197">Указывает</text:span><text:span text:style-name="T195"> </text:span><text:span text:style-name="T197">на </text:span><text:span text:style-name="T195">обязанност</text:span><text:span text:style-name="T197">ь</text:span><text:span text:style-name="T195">, котор</text:span><text:span text:style-name="T197">ую</text:span><text:span text:style-name="T195"> человек вынежден выполнять не по свое воле. </text:span><text:span text:style-name="T257">Также заменяет </text:span><text:span text:style-name="T55">must</text:span><text:span text:style-name="T257"> в прошедшем и будущем.</text:span></text:p>
      <text:p text:style-name="P27"/>
      <text:p text:style-name="P264">I must do it — Я должен это сделать (это мой долг).</text:p>
      <text:p text:style-name="P264">I have to do it — Я должен это сделать (того требуют обстоятельства).</text:p>
      <text:p text:style-name="P27"/>
      <text:p text:style-name="P30">В отрицательных предложениях <text:span text:style-name="T2">must</text:span> <text:span text:style-name="T566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7"/>
      <text:p text:style-name="P264">You mustn`t tell anyone — Ты не должен рассказывать никому.</text:p>
      <text:p text:style-name="P264">You don`t have to tell me everything — Можешь не рассказывать мне всего.</text:p>
      <text:p text:style-name="P264"/>
      <text:p text:style-name="P167">Конструкция <text:span text:style-name="T2">used to</text:span></text:p>
      <text:p text:style-name="P267"/>
      <text:p text:style-name="P807"><text:span text:style-name="T259">Заменяет</text:span><text:span text:style-name="T198"> глагол </text:span><text:span text:style-name="T22">would</text:span><text:span text:style-name="T198">,</text:span><text:span text:style-name="T258"> </text:span><text:span text:style-name="T198">когда говорят о </text:span><text:span text:style-name="T258">состоянии в</text:span><text:span text:style-name="T198"> прошло</text:span><text:span text:style-name="T258">м</text:span><text:span text:style-name="T199">. </text:span><text:span text:style-name="T198">Переводится как «раньше» </text:span><text:span text:style-name="T199">либо</text:span><text:span text:style-name="T198"> </text:span><text:span text:style-name="T199">вообще </text:span><text:span text:style-name="T198">выпадает при переводе. </text:span></text:p>
      <text:p text:style-name="P40"/>
      <text:p text:style-name="P275">I used to live in Bristol — Раньше я жил в Бристоле (а сейчас нет).</text:p>
      <text:p text:style-name="P275">I didn`t use to drink tea — Раньше я не пил чай (а теперь пью).</text:p>
      <text:p text:style-name="P275">Did you use to play tennis? — Ты раньше играл в теннис?</text:p>
      <text:p text:style-name="P40"/>
      <text:p text:style-name="P40"/>
      <text:p text:style-name="P5"><text:span text:style-name="T198">П</text:span><text:span text:style-name="T182">овелительное наклонение </text:span><text:span text:style-name="T2">(Imperative)</text:span></text:p>
      <text:p text:style-name="P41"/>
      <text:p text:style-name="P554"><text:span text:style-name="T202">Это способ озвучить просьбу, приказ, призыв к действию </text:span><text:span text:style-name="T203">или </text:span><text:span text:style-name="T201">пожелание</text:span><text:span text:style-name="T202">. </text:span><text:span text:style-name="T201">Предложение в повелительном наклонении не имеет подлежащего и начинается с </text:span><text:span text:style-name="T212">начальной формы глагола</text:span><text:span text:style-name="T201">.</text:span></text:p>
      <text:p text:style-name="P268"/>
      <text:p text:style-name="P269">Don`t come here — Не подходи сюда <text:span text:style-name="T567">(просьба).</text:span></text:p>
      <text:p text:style-name="P276">Put your gun down! — Опусти оружие! (приказ).</text:p>
      <text:p text:style-name="P277">Come here — Подойдите сюда (призыв к действию).</text:p>
      <text:p text:style-name="P42"/>
      <text:p text:style-name="P552"><text:span text:style-name="T201">Ч</text:span><text:span text:style-name="T182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76"/>
      <text:p text:style-name="P276">Have a cake, please — Угощайтесь тортом, пожалуйста.</text:p>
      <text:p text:style-name="P276">Have a nice time — Приятно провести время.</text:p>
      <text:p text:style-name="P276">Have fun — Повеселитесь.</text:p>
      <text:p text:style-name="P42"/>
      <text:p text:style-name="P553"><text:span text:style-name="T201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01"> (</text:span><text:span text:style-name="T23">let us — давай</text:span><text:span text:style-name="T201">). Это один из способом быть вежливее.</text:span></text:p>
      <text:p text:style-name="P42"/>
      <text:p text:style-name="P276">Let`s not watch this movie — Давай не будем смотреть этот фильм.</text:p>
      <text:p text:style-name="P276">Let`s do it — Давай сделаем это.</text:p>
      <text:p text:style-name="P42"/>
      <text:p text:style-name="P42"/>
      <text:p text:style-name="P6"><text:span text:style-name="T201">П</text:span><text:span text:style-name="T182">ассивный залог </text:span><text:span text:style-name="T2">(Passive Voice)</text:span></text:p>
      <text:p text:style-name="P78"/>
      <text:p text:style-name="P587"><text:span text:style-name="T230">В английском язые есть 2 вида залогов</text:span><text:span text:style-name="T229">: активный и пассивный. В активном залоге дейсвие совершает автор, а в пассивном —</text:span><text:span text:style-name="T230"> </text:span><text:span text:style-name="T229">дейс</text:span><text:span text:style-name="T230">т</text:span><text:span text:style-name="T229">вие совершается над автором.</text:span></text:p>
      <text:p text:style-name="P79"/>
      <text:p text:style-name="P555"><text:soft-page-break/><text:span text:style-name="T182">Сказуемое в пассивном залоге состоит из </text:span><text:span text:style-name="T204">вспомогательного глагола </text:span><text:span text:style-name="T25">be</text:span><text:span text:style-name="T204"> и смыслового глагола в 3й форме (для группы Simple).</text:span></text:p>
      <text:p text:style-name="P43"/>
      <text:p text:style-name="P270"><text:span text:style-name="T569">The work </text:span><text:span text:style-name="T395">was finished</text:span><text:span text:style-name="T569"> yesterday — Работа </text:span><text:span text:style-name="T395">закончена</text:span><text:span text:style-name="T569"> вчера (пассивный залог).</text:span></text:p>
      <text:p text:style-name="P270"><text:span text:style-name="T569">I </text:span><text:span text:style-name="T395">finished</text:span><text:span text:style-name="T569"> my work yesterday — Я </text:span><text:span text:style-name="T395">закончил</text:span><text:span text:style-name="T569"> работу вчера (активный залог).</text:span></text:p>
      <text:p text:style-name="P43"/>
      <text:p text:style-name="P556"><text:span text:style-name="T204">Если нужно указать автора действия, то это можно сделать с помощью предлога </text:span><text:span text:style-name="T25">by</text:span><text:span text:style-name="T204">:</text:span></text:p>
      <text:p text:style-name="P555"><text:span text:style-name="T25">Ann Karenina was written </text:span><text:span text:style-name="T61">by Leo Tolstoy</text:span><text:span text:style-name="T25"> — Анна Каренина была написана Львом Толстым.</text:span></text:p>
      <text:p text:style-name="P270"/>
      <text:p text:style-name="P33"><text:span text:style-name="T568">Подлежащие </text:span><text:span text:style-name="T24">I</text:span><text:span text:style-name="T568">, в пассивн</text:span><text:span text:style-name="T569">ом</text:span><text:span text:style-name="T568"> залог</text:span><text:span text:style-name="T569">е</text:span><text:span text:style-name="T568"> </text:span><text:span text:style-name="T569">часто </text:span><text:span text:style-name="T568">переводится не как «я», а как «мне/мной/меня».</text:span></text:p>
      <text:p text:style-name="P33"/>
      <text:p text:style-name="P271">I am ignored all the time — Меня игнорируют все время.</text:p>
      <text:p text:style-name="P271">I was born in 1990 — Я родился в 1990 году (Меня родили в 1990 году).</text:p>
      <text:p text:style-name="P42"/>
      <text:p text:style-name="P43">Present Perfect Passive требует дополнительного слова been, после have. Если его не указать,</text:p>
      <text:p text:style-name="P43">то предложение получится в форме активного залога Present Perfect.</text:p>
      <text:p text:style-name="P43"/>
      <text:p text:style-name="P272">I have been taught an important lesson — Мне преподали важный урок.</text:p>
      <text:p text:style-name="P272">I have taught an important lesson — Я преподал важный урок.</text:p>
      <text:p text:style-name="P42"/>
      <text:p text:style-name="P42">Предложение в Present Perfect Passive можно перепутать с Present Perfect Continuous.</text:p>
      <text:p text:style-name="P553"><text:span text:style-name="T201">Здесь главное </text:span><text:span text:style-name="T205">отличие</text:span><text:span text:style-name="T201"> в том, что в Passive смысловой глагол стоит в 3й форме,</text:span></text:p>
      <text:p text:style-name="P42">а в Continuous — с окончанием ing.</text:p>
      <text:p text:style-name="P42"/>
      <text:p text:style-name="P278">I have been spoken English — Со мной говорили по английски.</text:p>
      <text:p text:style-name="P276">I have been speaking English for 2 years. — Я говорю по английски уже 2 года.</text:p>
      <text:p text:style-name="P268"/>
      <text:p text:style-name="P34">Также можно легко перепутать ситуации, когда be используется с прилагательным и когда</text:p>
      <text:p text:style-name="P553"><text:span text:style-name="T205">в </text:span><text:span text:style-name="T182">пассивн</text:span><text:span text:style-name="T205">о</text:span><text:span text:style-name="T182">м залог</text:span><text:span text:style-name="T205">е</text:span><text:span text:style-name="T182">. Здесь важно отличать прилагательное от глагола.</text:span></text:p>
      <text:p text:style-name="P268"/>
      <text:p text:style-name="P268">I am ignored all the time — Меня игнорируют все время (ignored — глагол в 3й форме).</text:p>
      <text:p text:style-name="P299">I am interested in art — Я интересуюсь искусством (interested — прилагательное).</text:p>
      <text:p text:style-name="Standard"/>
      <text:p text:style-name="Standard"/>
      <text:p text:style-name="P13">Вопросительные предложения</text:p>
      <text:p text:style-name="P12"/>
      <text:p text:style-name="Standard">В английском <text:span text:style-name="T570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574">Помимо этого </text:span><text:span text:style-name="T620">по особенному</text:span><text:span text:style-name="T574"> формируются вопросы с предлогами.</text:span></text:p>
      <text:p text:style-name="Standard"/>
      <text:p text:style-name="P533">Общий вопрос</text:p>
      <text:p text:style-name="Standard"/>
      <text:p text:style-name="Standard"><text:span text:style-name="T570">В</text:span>опрос, предполага<text:span text:style-name="T573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247">Do you play the piano? — Yes, I do.</text:p>
      <text:p text:style-name="P247">Does Rita play football? — No, she doesn`t.</text:p>
      <text:p text:style-name="P247"/>
      <text:p text:style-name="P163"><text:soft-page-break/>Разделительный вопрос</text:p>
      <text:p text:style-name="P163"/>
      <text:p text:style-name="P560"><text:span text:style-name="T262">З</text:span><text:span text:style-name="T263">адается</text:span><text:span text:style-name="T261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97"/>
      <text:p text:style-name="P197">Состоит из 2х частей, разделенных запятой: утверждения и противоположного корешка.</text:p>
      <text:p text:style-name="P197">Корешок можно переводить словами: «правда?» «да?», «не так ли?», «верно?»</text:p>
      <text:p text:style-name="P197"/>
      <text:p text:style-name="P197">В корешке, <text:span text:style-name="T571">п</text:span>осле <text:span text:style-name="T571">вспомогательного </text:span>глагола, стоит местоимение, заменяющее подлежащее:</text:p>
      <text:p text:style-name="P363">You play tennis every day, don`t you? — Ты играешь в теннис, да?</text:p>
      <text:p text:style-name="P197"/>
      <text:p text:style-name="P197">Если в главной части отрицание, то в корешке должно быть утверждение (и наоборот).</text:p>
      <text:p text:style-name="P362">You don`t like tomato juice, do you? — Ты не любишь томатный сок, да?</text:p>
      <text:p text:style-name="P197"/>
      <text:p text:style-name="P197">Если в главной части используется <text:span text:style-name="T2">I am</text:span>, то в корешке нужно говорить <text:span text:style-name="T2">aren`t I:</text:span></text:p>
      <text:p text:style-name="P362">I am a famous artist, aren`t I? — Я знаменитая художница, да?</text:p>
      <text:p text:style-name="Standard"/>
      <text:p text:style-name="P533">Специальный вопрос</text:p>
      <text:p text:style-name="Standard"/>
      <text:p text:style-name="P561"><text:span text:style-name="T573">З</text:span><text:span text:style-name="T572">адается для получения дополнительной информации и поэтому всегда начинается </text:span></text:p>
      <text:p text:style-name="P559">с вопросительного слова или вопросительной связки.</text:p>
      <text:p text:style-name="P557"/>
      <text:p text:style-name="P558">Вопросительные слова:</text:p>
      <text:list xml:id="list4254181973" text:style-name="L15">
        <text:list-item>
          <text:p text:style-name="P722">who [ху] — кто;</text:p>
        </text:list-item>
        <text:list-item>
          <text:p text:style-name="P722">whom [хум] — кого;</text:p>
        </text:list-item>
        <text:list-item>
          <text:p text:style-name="P722">whose [хуз] — чей;</text:p>
        </text:list-item>
        <text:list-item>
          <text:p text:style-name="P722">what — что, какой;</text:p>
        </text:list-item>
        <text:list-item>
          <text:p text:style-name="P722">which — который;</text:p>
        </text:list-item>
        <text:list-item>
          <text:p text:style-name="P722">where [вэа] — где, куда;</text:p>
        </text:list-item>
        <text:list-item>
          <text:p text:style-name="P722">when — когда;</text:p>
        </text:list-item>
        <text:list-item>
          <text:p text:style-name="P722">why [вай] — зачем, почему;</text:p>
        </text:list-item>
        <text:list-item>
          <text:p text:style-name="P722">how [хау] — как;</text:p>
        </text:list-item>
        <text:list-item>
          <text:p text:style-name="P722">how often [хау офэн] — как часто;</text:p>
        </text:list-item>
        <text:list-item>
          <text:p text:style-name="P722">how many — сколько (исчисляемые существительные);</text:p>
        </text:list-item>
        <text:list-item>
          <text:p text:style-name="P722">how much — сколько (неисчесляемые существительные);</text:p>
        </text:list-item>
        <text:list-item>
          <text:p text:style-name="P722">how long [хау лон] — как долго;</text:p>
        </text:list-item>
        <text:list-item>
          <text:p text:style-name="P722">how long ago — как давно;</text:p>
        </text:list-item>
        <text:list-item>
          <text:p text:style-name="P722">how old — сколько лет.</text:p>
        </text:list-item>
      </text:list>
      <text:p text:style-name="Standard"/>
      <text:p text:style-name="P560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572">соотв</text:span>. <text:span text:style-name="T2">Which</text:span> подразумевает выбор из нескольких вариантов.</text:p>
      <text:p text:style-name="Standard"/>
      <text:p text:style-name="P247">What do you like? — Что ты любишь?</text:p>
      <text:p text:style-name="P247">What car have you got? — Какая у тебя машина?</text:p>
      <text:p text:style-name="P247">Which car is yours? — Какая из машин твоя?</text:p>
      <text:p text:style-name="P247"/>
      <text:p text:style-name="P3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35">и самостоятельно.</text:p>
      <text:p text:style-name="P35"/>
      <text:p text:style-name="P273">How old are you? — Сколько тебе лет?</text:p>
      <text:p text:style-name="P273">How are you? — Как ты?</text:p>
      <text:p text:style-name="P273"/>
      <text:p text:style-name="P168"><text:soft-page-break/>Вопрос к подлежащему</text:p>
      <text:p text:style-name="P35"/>
      <text:p text:style-name="P35">Задается, когда хотят узнать кто или что совершает действие. Начинается со слова <text:span text:style-name="T2">who</text:span></text:p>
      <text:p text:style-name="P35">или <text:span text:style-name="T2">what</text:span>, которое заменяют собой подлежащее. При этом порядок слов остается таким же,</text:p>
      <text:p text:style-name="P560"><text:span text:style-name="T206">как</text:span><text:span text:style-name="T182"> и в утверждении. Вспомогательный глагол часто отсутсвует в таком вопросе.</text:span></text:p>
      <text:p text:style-name="P35"/>
      <text:p text:style-name="P273">Who is in the Room? — Кто в комнате?</text:p>
      <text:p text:style-name="P273">What was that? — Что это было?</text:p>
      <text:p text:style-name="P45"/>
      <text:p text:style-name="P44">Если подлежащее предполагается во множественном числе, то в форму множественного</text:p>
      <text:p text:style-name="P44">числа нужно поставить и глагол.</text:p>
      <text:p text:style-name="P44"/>
      <text:p text:style-name="P279">Who are my best friends? → Mike and Paul are my best friends.</text:p>
      <text:p text:style-name="P274"/>
      <text:p text:style-name="P169">Вопрос с альтернативой</text:p>
      <text:p text:style-name="P169"/>
      <text:p text:style-name="P198"><text:span text:style-name="T573">В</text:span>опрос, <text:span text:style-name="T573">предполагающий </text:span>выбор между двумя альтернативами. Вопросительное слово не</text:p>
      <text:p text:style-name="P198">используется. Порядок слов такой же, как в общем вопросе, но в какой-то части вопроса</text:p>
      <text:p text:style-name="P198">обязательно нужно преложить альтернативу с помощью союза or.</text:p>
      <text:p text:style-name="P198"/>
      <text:p text:style-name="P364">Does <text:span text:style-name="T377">your mother </text:span>or<text:span text:style-name="T377"> your father</text:span> help you? (<text:span text:style-name="T573">альтернатива в </text:span>подлежаще<text:span text:style-name="T573">м</text:span>)</text:p>
      <text:p text:style-name="P364">Has he just <text:span text:style-name="T377">arrived </text:span>or<text:span text:style-name="T377"> left</text:span>? (в смыслово<text:span text:style-name="T573">м</text:span> глагол<text:span text:style-name="T573">е</text:span>)</text:p>
      <text:p text:style-name="P561"><text:span text:style-name="T58">Will you go to Kiev </text:span><text:span text:style-name="T121">by train </text:span><text:span text:style-name="T58">or</text:span><text:span text:style-name="T121"> by plane</text:span><text:span text:style-name="T58">? (</text:span><text:span text:style-name="T62">в </text:span><text:span text:style-name="T58">дополнени</text:span><text:span text:style-name="T62">и</text:span><text:span text:style-name="T58">)</text:span></text:p>
      <text:p text:style-name="P364"/>
      <text:p text:style-name="P170">Вопросы с предлогами</text:p>
      <text:p text:style-name="P170"/>
      <text:p text:style-name="P200">В английском вопросе, предлог всегда стоит в самом конце.</text:p>
      <text:p text:style-name="P199"/>
      <text:p text:style-name="P365"><text:span text:style-name="T370">Who</text:span> do you meet <text:span text:style-name="T377">with</text:span>? — <text:span text:style-name="T377">С</text:span> <text:span text:style-name="T370">кем</text:span> ты встречаешься?</text:p>
      <text:p text:style-name="P365"><text:span text:style-name="T370">What</text:span> are you looking <text:span text:style-name="T377">at</text:span>? — <text:span text:style-name="T377">На</text:span> <text:span text:style-name="T370">что</text:span> ты смотришь?</text:p>
      <text:p text:style-name="P366"/>
      <text:p text:style-name="P365"/>
      <text:p text:style-name="P517">Отрицательные предложения</text:p>
      <text:p text:style-name="P456"/>
      <text:p text:style-name="P518">Чтобы придать мысли отрицательное значение используется частица <text:span text:style-name="T2">not </text:span><text:span text:style-name="T182">или</text:span> слово <text:span text:style-name="T2">never</text:span> </text:p>
      <text:p text:style-name="P518"/>
      <text:p text:style-name="P519"><text:span text:style-name="T207">Частица</text:span><text:span text:style-name="T27"> not</text:span><text:span text:style-name="T585"> переводится как «не». Она всегда стоит либо в связке со вспомогательным глаголом, либо в связке с модальным и является частью сказуемого.</text:span></text:p>
      <text:p text:style-name="P519"/>
      <text:p text:style-name="P519"><text:span text:style-name="T2">I not like horror movies (неправильно, остуствует вспомогательный/</text:span><text:span text:style-name="T27">модальный </text:span><text:span text:style-name="T2">глагол)</text:span></text:p>
      <text:p text:style-name="P518"/>
      <text:p text:style-name="P518">Но если отрицатульную мысль сообщить в дополнении, то <text:span text:style-name="T2">not</text:span> будет стоять самостоятельно.</text:p>
      <text:p text:style-name="P459">It`s quite impolite not to call me back — Очень не вежливо не перезванивать мне.</text:p>
      <text:p text:style-name="P562"/>
      <text:p text:style-name="P8">Самые важные глаголы</text:p>
      <text:p text:style-name="Standard"/>
      <text:p text:style-name="P563"><text:span text:style-name="T585">Это глаголы: </text:span><text:span text:style-name="T27">be</text:span><text:span text:style-name="T585">, </text:span><text:span text:style-name="T27">do</text:span><text:span text:style-name="T585">, </text:span><text:span text:style-name="T27">have</text:span><text:span text:style-name="T585"> и </text:span><text:span text:style-name="T27">get</text:span><text:span text:style-name="T585">. Они могут быть как смысловыми, так и вспомогательными. (кроме </text:span><text:span text:style-name="T27">get</text:span><text:span text:style-name="T585">). А также входить в устойчивые обороты, меняя свое основное значение.</text:span></text:p>
      <text:p text:style-name="P563"/>
      <text:p text:style-name="P534">Глагол <text:span text:style-name="T2">be</text:span></text:p>
      <text:p text:style-name="Standard"/>
      <text:p text:style-name="P425"><text:span text:style-name="T210">Переводится как</text:span><text:span text:style-name="T586"> «быть» </text:span><text:span text:style-name="T609">и</text:span><text:span text:style-name="T587"> </text:span><text:span text:style-name="T586">меняется в зависимости от подлежащего.</text:span></text:p>
      <text:p text:style-name="P424"><text:soft-page-break/><text:span text:style-name="T587">В </text:span><text:span text:style-name="T28">Present</text:span><text:span text:style-name="T587"> </text:span><text:span text:style-name="T589">этот глагол</text:span><text:span text:style-name="T588"> </text:span><text:span text:style-name="T587">принимает следующие формы:</text:span></text:p>
      <text:list xml:id="list788859442" text:style-name="L16">
        <text:list-item>
          <text:p text:style-name="P723">am — если подлежащее в первом лице (I);</text:p>
        </text:list-item>
        <text:list-item>
          <text:p text:style-name="P723">is — если подлежащее в третьем лице, единственном числе (he/she/it);</text:p>
        </text:list-item>
        <text:list-item>
          <text:p text:style-name="P723">are — если подлежащее во множественном числе (you/we/they).</text:p>
        </text:list-item>
      </text:list>
      <text:p text:style-name="P280"/>
      <text:p text:style-name="P46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75">После <text:span text:style-name="T2">be</text:span> обычно указывается характеристика (какой) или место (где).</text:p>
      <text:p text:style-name="P46"/>
      <text:p text:style-name="P280">This dress is blue — Это платье синие.</text:p>
      <text:p text:style-name="P280">I am in my office now — Я у себя в офисе сейчас.</text:p>
      <text:p text:style-name="P46"/>
      <text:p text:style-name="P47">Связка <text:span text:style-name="T2">be </text:span>+ прилагательное, <text:span text:style-name="T628">очень </text:span>часто переводится глаголом:</text:p>
      <text:p text:style-name="P367">I am interested in art — Я интересуюсь искусством.</text:p>
      <text:p text:style-name="P47"/>
      <text:p text:style-name="P565"><text:span text:style-name="T208">В вопрос</text:span><text:span text:style-name="T209">ах</text:span><text:span text:style-name="T208"> глагол </text:span><text:span text:style-name="T28">be</text:span><text:span text:style-name="T208"> меняется местами с подлежащим, а в отрица</text:span><text:span text:style-name="T209">ниях</text:span><text:span text:style-name="T208">, используется </text:span></text:p>
      <text:p text:style-name="P565"><text:span text:style-name="T208">с частицей </text:span><text:span text:style-name="T28">not</text:span><text:span text:style-name="T208">: В корешке ответа, вместо </text:span><text:span text:style-name="T28">do/does,</text:span><text:span text:style-name="T208"> используется </text:span><text:span text:style-name="T28">am/is/are</text:span><text:span text:style-name="T208">:</text:span></text:p>
      <text:p text:style-name="P47"/>
      <text:p text:style-name="P281">Is John married? No, he isn`t. — Джон женат? Нет.</text:p>
      <text:p text:style-name="P281"/>
      <text:p text:style-name="P48">Очень часто <text:span text:style-name="T2">am/is/are</text:span> сокращают:</text:p>
      <text:list xml:id="list2581948678" text:style-name="L17">
        <text:list-item>
          <text:p text:style-name="P724">I am → I`m;</text:p>
        </text:list-item>
        <text:list-item>
          <text:p text:style-name="P724">he is → he`s;</text:p>
        </text:list-item>
        <text:list-item>
          <text:p text:style-name="P724">you are → you`re;</text:p>
        </text:list-item>
        <text:list-item>
          <text:p text:style-name="P724">John is → John`s;</text:p>
        </text:list-item>
      </text:list>
      <text:p text:style-name="P281"/>
      <text:p text:style-name="P47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47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81"/>
      <text:p text:style-name="P424"><text:span text:style-name="T208">В </text:span><text:span text:style-name="T28">Past</text:span><text:span text:style-name="T208"> </text:span><text:span text:style-name="T209">он </text:span><text:span text:style-name="T208">принимает слудеющие формы:</text:span></text:p>
      <text:list xml:id="list3688267436" text:style-name="L18">
        <text:list-item>
          <text:p text:style-name="P725">was — если подлежащее в единственном числе (I/he/she/it);</text:p>
        </text:list-item>
        <text:list-item>
          <text:p text:style-name="P725">were — если подлежащее во множественном числе (you/we/they).</text:p>
        </text:list-item>
      </text:list>
      <text:p text:style-name="P281"/>
      <text:p text:style-name="P47">В <text:span text:style-name="T2">Future</text:span> принимает только одну форму — <text:span text:style-name="T2">will be:</text:span></text:p>
      <text:p text:style-name="P281"/>
      <text:p text:style-name="P282">Was the weather good? No, it wasn`t — Погода была хорошая? Нет.</text:p>
      <text:p text:style-name="P281">I will be happy to eat — Я буду рад поесть.</text:p>
      <text:p text:style-name="P281"/>
      <text:p text:style-name="P171">Глагол <text:span text:style-name="T2">do</text:span></text:p>
      <text:p text:style-name="P201"/>
      <text:p text:style-name="P201">Переводится как «делать». В одном предложении может встречаться несколько раз,</text:p>
      <text:p text:style-name="P201">в качестве вспомогательного глагола и смыслового. Вспомогательным глаголом он может</text:p>
      <text:p text:style-name="P201">быть только в отрицаниях и вопросах, времен группы <text:span text:style-name="T2">Simple</text:span>.</text:p>
      <text:p text:style-name="P367"/>
      <text:p text:style-name="P367">What do you <text:span text:style-name="T377">do</text:span>? — Что ты <text:span text:style-name="T377">делаешь</text:span>?</text:p>
      <text:p text:style-name="P367">Do you like pets? No, I don`t — Ты любишь домашних животних? Нет.</text:p>
      <text:p text:style-name="P201"/>
      <text:p text:style-name="P201">В прошедшем времени преорбазуется в <text:span text:style-name="T2">did</text:span> — «делал».</text:p>
      <text:p text:style-name="P281"/>
      <text:p text:style-name="P171">Глагол <text:span text:style-name="T2">have</text:span></text:p>
      <text:p text:style-name="P47"/>
      <text:p text:style-name="P47">Переводится как «иметь». Для времен группы <text:span text:style-name="T2">Perfect</text:span> выступает в роли вспомогательного</text:p>
      <text:p text:style-name="P49">глагола. Также может быть частью устойчивых словосотечаний. </text:p>
      <text:p text:style-name="P49"><text:soft-page-break/>Когда <text:span text:style-name="T2">have</text:span> является смысловым глаголом, он работает по тем же правилам что и другие</text:p>
      <text:p text:style-name="P49">смысловые глаголы, т. е. требует вспомогательного <text:span text:style-name="T2">do</text:span> для отрицаний и вопросов.</text:p>
      <text:p text:style-name="P49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9"/>
      <text:p text:style-name="P283">Mike has many friends — У Майка много друзей.</text:p>
      <text:p text:style-name="P283">He doesn`t have many friends — У него не много друзей.</text:p>
      <text:p text:style-name="P283">Do you have many friends? — У тебя много друзей?</text:p>
      <text:p text:style-name="P49"/>
      <text:p text:style-name="P59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9"/>
      <text:p text:style-name="P283">I have a lot of friends — У меня (есть) много друзей.</text:p>
      <text:p text:style-name="P49"/>
      <text:p text:style-name="P49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83">He hasn`t lost his keys — Он не потерял свои ключи (has в отрицании).</text:p>
      <text:p text:style-name="P283"/>
      <text:p text:style-name="P50">В прошедшем времени преобразуется в <text:span text:style-name="T2">had</text:span> — «имел».</text:p>
      <text:p text:style-name="P291">I had a lot of friends — У меня было много друзей (Я имел много друзей).</text:p>
      <text:p text:style-name="P283"/>
      <text:p text:style-name="P49"><text:span text:style-name="T624">Глагол</text:span><text:span text:style-name="T45"> h</text:span><text:span text:style-name="T2">ave</text:span> в значении «иметь» не употребляется во временах группы <text:span text:style-name="T2">Continuous</text:span>.</text:p>
      <text:p text:style-name="P284">I am having many friends now (неправильно). I have many friends (правильно).</text:p>
      <text:p text:style-name="P49"/>
      <text:p text:style-name="P47">В разговорной речи часто используется оборот <text:span text:style-name="T2">have got</text:span>. Он обозначает тоже самое,</text:p>
      <text:p text:style-name="P47">что и <text:span text:style-name="T2">have</text:span> (иметь/владеть), но используется только в настоящем времени.</text:p>
      <text:p text:style-name="P47"/>
      <text:p text:style-name="P281">Have you got a Mercedes? / Do you have a Mercedes? — У тебя есть мерседес?</text:p>
      <text:p text:style-name="P281">I haven`t got a Mercedes / I don`t have a Mercedes — У меня нет мерседеса.</text:p>
      <text:p text:style-name="P281"/>
      <text:p text:style-name="P612"><text:span text:style-name="T208">Глагол </text:span><text:span text:style-name="T28">have</text:span><text:span text:style-name="T208"> может входить в состав устойчивых словосочетаний. В этом он переводится по другому. Также здесь отменяется правило, </text:span><text:span text:style-name="T238">когда</text:span><text:span text:style-name="T208"> </text:span><text:span text:style-name="T28">have</text:span><text:span text:style-name="T208"> нельзя употребять в </text:span><text:span text:style-name="T28">Continuous</text:span><text:span text:style-name="T208">:</text:span></text:p>
      <text:p text:style-name="P51"/>
      <text:p text:style-name="P56"><text:span text:style-name="T590">В</text:span><text:span text:style-name="T587">ыражения, связанные с приемом пищи:</text:span></text:p>
      <text:list xml:id="list4231738284" text:style-name="L19">
        <text:list-item>
          <text:p text:style-name="P726">have a coffee/tea/drink — пить кофе/чай/напиток;</text:p>
        </text:list-item>
        <text:list-item>
          <text:p text:style-name="P726">have a meal — принимать пищу;</text:p>
        </text:list-item>
        <text:list-item>
          <text:p text:style-name="P726">have a breakfast/luch/dinner — завтракать/обедать/ужинать;</text:p>
        </text:list-item>
      </text:list>
      <text:p text:style-name="P117"/>
      <text:p text:style-name="P427"><text:span text:style-name="T211">В</text:span><text:span text:style-name="T208">ыражения, связанные с времяпровождением:</text:span></text:p>
      <text:list xml:id="list558065055" text:style-name="L20">
        <text:list-item>
          <text:p text:style-name="P727">have a date — ходить на свидание;</text:p>
        </text:list-item>
        <text:list-item>
          <text:p text:style-name="P727">have a good time — хорошо проводить время;</text:p>
        </text:list-item>
        <text:list-item>
          <text:p text:style-name="P727">have a meeting / an appointment — назначать встречу;</text:p>
        </text:list-item>
        <text:list-item>
          <text:p text:style-name="P727">have a nice day — удачного дня (пожелание);</text:p>
        </text:list-item>
      </text:list>
      <text:p text:style-name="P56"/>
      <text:p text:style-name="P56"><text:span text:style-name="T590">В</text:span><text:span text:style-name="T587">ыражения, связанные с внешностью:</text:span></text:p>
      <text:list xml:id="list3382776627" text:style-name="L21">
        <text:list-item>
          <text:p text:style-name="P728">have a bath/shower— принимать ванну/душ;</text:p>
        </text:list-item>
        <text:list-item>
          <text:p text:style-name="P728">have a shave/haircat — побриться/постричься;</text:p>
        </text:list-item>
      </text:list>
      <text:p text:style-name="P284"/>
      <text:p text:style-name="P426"><text:span text:style-name="T211">В</text:span><text:span text:style-name="T208">ыражения, связанные с общением:</text:span></text:p>
      <text:list xml:id="list1038169719" text:style-name="L22">
        <text:list-item>
          <text:p text:style-name="P729">have a guess — угадывать, догадываться;</text:p>
        </text:list-item>
        <text:list-item>
          <text:p text:style-name="P729">have a talk/discussion/chat — беседовать/обсуждать/болтать;</text:p>
        </text:list-item>
        <text:list-item>
          <text:p text:style-name="P729">have a call — позвонить;</text:p>
        </text:list-item>
      </text:list>
      <text:p text:style-name="P281"/>
      <text:p text:style-name="P424"><text:soft-page-break/><text:span text:style-name="T211">В</text:span><text:span text:style-name="T208">ыражения связанные со здоровьем:</text:span></text:p>
      <text:list xml:id="list4142548901" text:style-name="L23">
        <text:list-item>
          <text:p text:style-name="P730">have a baby — родить;</text:p>
        </text:list-item>
        <text:list-item>
          <text:p text:style-name="P731">have a cold/cough — простудиться/кашлять;</text:p>
        </text:list-item>
        <text:list-item>
          <text:p text:style-name="P730">have a headache — болит голова;</text:p>
        </text:list-item>
      </text:list>
      <text:p text:style-name="P281"/>
      <text:p text:style-name="P424"><text:span text:style-name="T211">В</text:span><text:span text:style-name="T208">ыражения, связанные с отдыхом:</text:span></text:p>
      <text:list xml:id="list2158931595" text:style-name="L24">
        <text:list-item>
          <text:p text:style-name="P732">have a day off — взять выходной;</text:p>
        </text:list-item>
        <text:list-item>
          <text:p text:style-name="P732">have a dream/nightmare — видеть сон/кошмар;</text:p>
        </text:list-item>
        <text:list-item>
          <text:p text:style-name="P732">have a rest — отдыхать;</text:p>
        </text:list-item>
        <text:list-item>
          <text:p text:style-name="P732">have a sleep — спать.</text:p>
        </text:list-item>
      </text:list>
      <text:p text:style-name="P281"/>
      <text:p text:style-name="P55"><text:span text:style-name="T590">В</text:span><text:span text:style-name="T587">ыражения, свяханые с физической активностью:</text:span></text:p>
      <text:list xml:id="list361660754" text:style-name="L25">
        <text:list-item>
          <text:p text:style-name="P733">have a good journey — добраться без проблем (пожелание);</text:p>
        </text:list-item>
        <text:list-item>
          <text:p text:style-name="P733">have a good flight — хорошо долететь (пожелание);</text:p>
        </text:list-item>
        <text:list-item>
          <text:p text:style-name="P733">have a lift — подвести (на машине);</text:p>
        </text:list-item>
        <text:list-item>
          <text:p text:style-name="P733">have a ride — проехаться;</text:p>
        </text:list-item>
        <text:list-item>
          <text:p text:style-name="P733">have a walk — пройтись (прогуляться);</text:p>
        </text:list-item>
        <text:list-item>
          <text:p text:style-name="P733">have a swim — поплавать;</text:p>
        </text:list-item>
        <text:list-item>
          <text:p text:style-name="P733">have a hug — обняться;</text:p>
        </text:list-item>
        <text:list-item>
          <text:p text:style-name="P733">have a kiss — поцеловаться.</text:p>
        </text:list-item>
      </text:list>
      <text:p text:style-name="P173"/>
      <text:p text:style-name="P172">Глагол <text:span text:style-name="T2">get</text:span></text:p>
      <text:p text:style-name="P52"/>
      <text:p text:style-name="P52">Переводится по разному, в зависимости от слов, идущих после него. Поэтому его нужно переводить в связке с соседними словами.</text:p>
      <text:p text:style-name="P52"/>
      <text:p text:style-name="P52">Если после <text:span text:style-name="T2">get</text:span> идет существительное, то он передает значение «получать, покупать».</text:p>
      <text:p text:style-name="P52"/>
      <text:p text:style-name="P285">I got an A — Я получил пятерку. (A — это оценка)</text:p>
      <text:p text:style-name="P285">I got a new car — Я купил новую машину.</text:p>
      <text:p text:style-name="P285"/>
      <text:p text:style-name="P52">Если после <text:span text:style-name="T2">get</text:span> идет прилагательное, то это означает «прийти к этому состоянию»,</text:p>
      <text:p text:style-name="P52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52"/>
      <text:p text:style-name="P285">He <text:span text:style-name="T377">got dressed</text:span> quickly and left — Он <text:span text:style-name="T377">оделся</text:span> быстро и ушел.</text:p>
      <text:p text:style-name="P285"/>
      <text:p text:style-name="P52">Если <text:span text:style-name="T2">get</text:span> используется с частицей <text:span text:style-name="T2">to</text:span>, то это означает «прибывать в такое-то место».</text:p>
      <text:p text:style-name="P52"/>
      <text:p text:style-name="P285">I got to work late — Я приехал на работу поздно.</text:p>
      <text:p text:style-name="P285">I got to the airport by train — Я приехал в аэропорт на поезде.</text:p>
      <text:p text:style-name="P285"/>
      <text:p text:style-name="P52">Если <text:span text:style-name="T2">get</text:span> используется со средством передвижения, то он приобретает значение</text:p>
      <text:p text:style-name="P618"><text:span text:style-name="T244">«сесть в транспорт». В этом случае он может </text:span><text:span text:style-name="T243">идти</text:span><text:span text:style-name="T244"> с предлогом </text:span><text:span text:style-name="T47">on</text:span><text:span text:style-name="T244">.</text:span></text:p>
      <text:p text:style-name="P52"/>
      <text:p text:style-name="P285">I got on a bus at 5 o`clock — Я сел в автобус в 5 часов.</text:p>
      <text:p text:style-name="P285">I got a taxi — Я взял такси.</text:p>
      <text:p text:style-name="P285"/>
      <text:p text:style-name="P52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52"/>
      <text:p text:style-name="P53">После <text:span text:style-name="T2">get</text:span> могут стоять предлоги, от которых он может сильно меняться:</text:p>
      <text:list xml:id="list4182519235" text:style-name="L26">
        <text:list-item>
          <text:p text:style-name="P734">get along — ладить друг с другом;</text:p>
        </text:list-item>
        <text:list-item>
          <text:p text:style-name="P734"><text:soft-page-break/>get away — удирать;</text:p>
        </text:list-item>
        <text:list-item>
          <text:p text:style-name="P734">get back — вернуться;</text:p>
        </text:list-item>
        <text:list-item>
          <text:p text:style-name="P734">get in — попасть внутрь;</text:p>
        </text:list-item>
        <text:list-item>
          <text:p text:style-name="P734">get on — справиться с ситуацией.</text:p>
        </text:list-item>
      </text:list>
      <text:p text:style-name="P52"/>
      <text:p text:style-name="P285">I`ll get away from work as soon as I can — Я уйду с этой работы, как только смогу.</text:p>
      <text:p text:style-name="P285">Get in the car quickly! — Быстро садись в машину!</text:p>
      <text:p text:style-name="P285">How are you getting on with your new job? — Как дела на новой работе?</text:p>
      <text:p text:style-name="P285"/>
      <text:p text:style-name="P172">Глаголы, в которых все путаются</text:p>
      <text:p text:style-name="P172"/>
      <text:p text:style-name="P566"><text:span text:style-name="T63">Tell</text:span><text:span text:style-name="T264"> и </text:span><text:span text:style-name="T63">say</text:span><text:span text:style-name="T264"> </text:span><text:span text:style-name="T265">передают значение</text:span><text:span text:style-name="T264"> «сказать». Только </text:span><text:span text:style-name="T63">tell</text:span><text:span text:style-name="T264"> </text:span><text:span text:style-name="T265">означает</text:span><text:span text:style-name="T264"> «рассказать кому-то» или «рассказать что-то» и требует дополнения. А </text:span><text:span text:style-name="T63">say</text:span><text:span text:style-name="T264"> означает просто «сказать».</text:span></text:p>
      <text:p text:style-name="P202"/>
      <text:p text:style-name="P286"><text:span text:style-name="T386">Tell me</text:span><text:span text:style-name="T412"> the truth — </text:span><text:span text:style-name="T386">Скажи мне</text:span><text:span text:style-name="T412"> правду.</text:span></text:p>
      <text:p text:style-name="P287"><text:span text:style-name="T401">`It is good,` Mr Bean </text:span><text:span text:style-name="T377">said</text:span><text:span text:style-name="T401"> — «Это хорошо», </text:span><text:span text:style-name="T377">сказал</text:span><text:span text:style-name="T401"> мистер Бин.</text:span></text:p>
      <text:p text:style-name="P368"/>
      <text:p text:style-name="P567"><text:span text:style-name="T64">See, look, watch </text:span><text:span text:style-name="T265">передают значение «видеть». </text:span><text:span text:style-name="T65">See</text:span><text:span text:style-name="T266"> означает «видеть», как визическую возможность. </text:span><text:span text:style-name="T65">Look</text:span><text:span text:style-name="T266"> означает «смотреть» </text:span><text:span text:style-name="T267">как осознанное действие</text:span><text:span text:style-name="T266">. Если смотрят </text:span><text:span text:style-name="T361">на</text:span><text:span text:style-name="T266"> какой-то объект, то доб. предлог </text:span><text:span text:style-name="T65">at</text:span><text:span text:style-name="T266">. W</text:span><text:span text:style-name="T65">atch</text:span><text:span text:style-name="T266"> означает «наблюдать за объектом» и требует дополнения.</text:span></text:p>
      <text:p text:style-name="P203"/>
      <text:p text:style-name="P288"><text:span text:style-name="T401">I </text:span><text:span text:style-name="T377">see</text:span><text:span text:style-name="T401"> a bird in the tree — Я </text:span><text:span text:style-name="T377">вижу</text:span><text:span text:style-name="T401"> птицу на дереве.</text:span></text:p>
      <text:p text:style-name="P287"><text:span text:style-name="T401">Don`t worry, I`m not </text:span><text:span text:style-name="T377">looking</text:span><text:span text:style-name="T401"> — Не волнуйся, я не </text:span><text:span text:style-name="T377">смотрю</text:span><text:span text:style-name="T401">.</text:span></text:p>
      <text:p text:style-name="P287"><text:span text:style-name="T401">I`m </text:span><text:span text:style-name="T377">looking at</text:span><text:span text:style-name="T401"> the dog — Я </text:span><text:span text:style-name="T377">смотрю на</text:span><text:span text:style-name="T401"> собаку.</text:span></text:p>
      <text:p text:style-name="P287"><text:span text:style-name="T401">I like </text:span><text:span text:style-name="T377">watching birds</text:span><text:span text:style-name="T401"> — Мне нравится </text:span><text:span text:style-name="T377">наблюдать за птицами</text:span><text:span text:style-name="T401">.</text:span></text:p>
      <text:p text:style-name="P368"/>
      <text:p text:style-name="P568"><text:span text:style-name="T66">Hear</text:span><text:span text:style-name="T268"> и </text:span><text:span text:style-name="T66">list</text:span><text:span text:style-name="T268"> переводятся как «слышать» и «слушать». Первый означает физическую возможность (подобно </text:span><text:span text:style-name="T66">see</text:span><text:span text:style-name="T268">) а второй — осознанное действие (подобно </text:span><text:span text:style-name="T66">look</text:span><text:span text:style-name="T268">). Когда говорят </text:span></text:p>
      <text:p text:style-name="P568"><text:span text:style-name="T268">о том, что именно слушают, то к </text:span><text:span text:style-name="T66">listen</text:span><text:span text:style-name="T268"> доб. предлог </text:span><text:span text:style-name="T66">to</text:span><text:span text:style-name="T268">, но при переводе он выпадает.</text:span></text:p>
      <text:p text:style-name="P204"/>
      <text:p text:style-name="P289"><text:span text:style-name="T413">Can you </text:span><text:span text:style-name="T387">hear</text:span><text:span text:style-name="T413"> some noise? — Ты </text:span><text:span text:style-name="T387">слышишь</text:span><text:span text:style-name="T413"> шум?</text:span></text:p>
      <text:p text:style-name="P289"><text:span text:style-name="T387">Listen to</text:span><text:span text:style-name="T413"> me, please — Пожалуйста, </text:span><text:span text:style-name="T387">послушай</text:span><text:span text:style-name="T413"> меня.</text:span></text:p>
      <text:p text:style-name="P289"><text:span text:style-name="T413">What music do you </text:span><text:span text:style-name="T387">listen to</text:span><text:span text:style-name="T413">? - Какую музыку ты </text:span><text:span text:style-name="T387">слушает</text:span><text:span text:style-name="T413">?</text:span></text:p>
      <text:p text:style-name="P369"/>
      <text:p text:style-name="P54"><text:span text:style-name="T67">D</text:span><text:span text:style-name="T66">o</text:span><text:span text:style-name="T413"> </text:span><text:span text:style-name="T414">и</text:span><text:span text:style-name="T413"> </text:span><text:span text:style-name="T66">make</text:span><text:span text:style-name="T413"> означают «делать». Только первый имеет абстрактное значение (заниматься</text:span></text:p>
      <text:p text:style-name="P204">делом), а второй больше связан с физической активностью, с созданием предметов.</text:p>
      <text:p text:style-name="P370"/>
      <text:p text:style-name="P290"><text:span text:style-name="T413">Could you </text:span><text:span text:style-name="T387">do</text:span><text:span text:style-name="T413"> me a favour — Не мог бы ты </text:span><text:span text:style-name="T387">оказать</text:span><text:span text:style-name="T413"> мне услугу?</text:span></text:p>
      <text:p text:style-name="P290"><text:span text:style-name="T413">I belive she`ll </text:span><text:span text:style-name="T387">make</text:span><text:span text:style-name="T413"> the right choice — Я верю, что она </text:span><text:span text:style-name="T387">сделает</text:span><text:span text:style-name="T413"> правильный выбор.</text:span></text:p>
      <text:p text:style-name="P204"/>
      <text:p text:style-name="P205">Устойчивые выражения с do:</text:p>
      <text:list xml:id="list2306980663" text:style-name="L27">
        <text:list-item>
          <text:p text:style-name="P772">do an exam/test — сдавать экзамен/тест;</text:p>
        </text:list-item>
        <text:list-item>
          <text:p text:style-name="P772">do a course — пройти курс;</text:p>
        </text:list-item>
        <text:list-item>
          <text:p text:style-name="P772">do work/homework/housework — делать работу / домашнюю работу / работу по дому;</text:p>
        </text:list-item>
        <text:list-item>
          <text:p text:style-name="P772">do a favour — оказывать услугу;</text:p>
        </text:list-item>
        <text:list-item>
          <text:p text:style-name="P772">do business — заниматься бизнесом;</text:p>
        </text:list-item>
        <text:list-item>
          <text:p text:style-name="P772">do right/wrong — поступать правильно/неправильно;</text:p>
        </text:list-item>
        <text:list-item>
          <text:p text:style-name="P772">do the shopping — делать покупки;</text:p>
        </text:list-item>
        <text:list-item>
          <text:p text:style-name="P772">do the wassing up — мыть посуду;</text:p>
        </text:list-item>
      </text:list>
      <text:p text:style-name="P204"/>
      <text:p text:style-name="P205">Устойчивые выражения с make:</text:p>
      <text:list xml:id="list3636969743" text:style-name="L28">
        <text:list-item>
          <text:p text:style-name="P773">make a noise — шуметь;</text:p>
        </text:list-item>
        <text:list-item>
          <text:p text:style-name="P773"><text:soft-page-break/>make a bed — застилать постель;</text:p>
        </text:list-item>
        <text:list-item>
          <text:p text:style-name="P773">make a cake/tea/dinner — приготовить торт/чай/ужин;</text:p>
        </text:list-item>
        <text:list-item>
          <text:p text:style-name="P773">make a choice — сделать выбор;</text:p>
        </text:list-item>
        <text:list-item>
          <text:p text:style-name="P773">make a scision — принять решение;</text:p>
        </text:list-item>
        <text:list-item>
          <text:p text:style-name="P773">make a promise — обещать, дать обещание;</text:p>
        </text:list-item>
        <text:list-item>
          <text:p text:style-name="P773">make a friends — подружиться.</text:p>
        </text:list-item>
      </text:list>
      <text:p text:style-name="Standard"/>
      <text:p text:style-name="Standard"/>
      <text:p text:style-name="P58"><text:span text:style-name="T575">И</text:span><text:span text:style-name="T576">нфинитив и герундий</text:span></text:p>
      <text:p text:style-name="P569"/>
      <text:p text:style-name="P573">Когда в английском предложении несколько глаголов идут подряд, то первый является <text:span text:style-name="T591">смысловым</text:span>, а следующ<text:span text:style-name="T591">ие</text:span>, свободны<text:span text:style-name="T591">е</text:span> от времени, <text:span text:style-name="T591">будут</text:span> в форме инфинитива или герундия.</text:p>
      <text:p text:style-name="P569"/>
      <text:p text:style-name="P569">Инфинитив и герундий дополняют по смыслу сказуемое. Они являются взаимозаменяемы</text:p>
      <text:p text:style-name="P569">и в основном используются по наитию либо в зависимости от диалекта.</text:p>
      <text:p text:style-name="Standard"/>
      <text:p text:style-name="P535">Инфинитив</text:p>
      <text:p text:style-name="P570"/>
      <text:p text:style-name="P570">Это глагол в начальной форме, который почти всегда пишется с частицей to.</text:p>
      <text:p text:style-name="P571"/>
      <text:p text:style-name="P292">We <text:span text:style-name="T147">promise</text:span> <text:span text:style-name="T377">to get</text:span> the money — Мы обещали <text:span text:style-name="T377">достать</text:span> денег.</text:p>
      <text:p text:style-name="P292">Don`t <text:span text:style-name="T147">forget</text:span> <text:span text:style-name="T377">to write</text:span> importang things — Не забывай <text:span text:style-name="T377">записывать</text:span> самое главное.</text:p>
      <text:p text:style-name="P570"/>
      <text:p text:style-name="P60">Между смысловым глаголом и идущим за ним инфинитивом часто стоит дополнение.</text:p>
      <text:p text:style-name="P428"><text:span text:style-name="T212">Обычно дополнение </text:span><text:span text:style-name="T213">ставиться</text:span><text:span text:style-name="T212"> после: </text:span><text:span text:style-name="T30">ask, tell, advice, expect, pesuade, teach.</text:span></text:p>
      <text:p text:style-name="P292"/>
      <text:p text:style-name="P292">I <text:span text:style-name="T155">asked</text:span> <text:span text:style-name="T160">Mike</text:span> <text:span text:style-name="T377">to come</text:span> in — Я просила Майка войти.</text:p>
      <text:p text:style-name="P292"><text:span text:style-name="T155">Tell</text:span> <text:span text:style-name="T160">them</text:span> <text:span text:style-name="T377">to leave</text:span> us alone — Попроси их оставить нас в покое.</text:p>
      <text:p text:style-name="P292"/>
      <text:p text:style-name="P61">Если после смыслового глагола указано дополнение, то такие предложения удобней</text:p>
      <text:p text:style-name="P61">переводить с использованием придаточного предложения.</text:p>
      <text:p text:style-name="P292"/>
      <text:p text:style-name="P572"><text:span text:style-name="T30">I </text:span><text:span text:style-name="T2">promise you</text:span><text:span text:style-name="T30"> </text:span><text:span text:style-name="T123">to be</text:span><text:span text:style-name="T30"> there always — Я обещаю тебе, </text:span><text:span text:style-name="T123">что буду</text:span><text:span text:style-name="T30"> рядом всегда.</text:span></text:p>
      <text:p text:style-name="P293"/>
      <text:p text:style-name="P62"><text:span text:style-name="T591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).</text:p>
      <text:p text:style-name="P415"/>
      <text:p text:style-name="P512"><text:span text:style-name="T30">I went out </text:span><text:span text:style-name="T123">to buy</text:span><text:span text:style-name="T30"> food — Я вышел, </text:span><text:span text:style-name="T123">чтобы купить</text:span><text:span text:style-name="T30"> еды.</text:span></text:p>
      <text:p text:style-name="P512"><text:span text:style-name="T30">I went out </text:span><text:span text:style-name="T123">for</text:span><text:span text:style-name="T30"> food — Я вышел </text:span><text:span text:style-name="T123">за</text:span><text:span text:style-name="T30"> едой.</text:span></text:p>
      <text:p text:style-name="P461"/>
      <text:p text:style-name="P513">Есть глаголы, после который инфинитив идет без частицы <text:span text:style-name="T2">to</text:span> (голый инфинитив).</text:p>
      <text:p text:style-name="P513">Самыми распространенным из них являются <text:span text:style-name="T2">let</text:span> и <text:span text:style-name="T2">make</text:span>.</text:p>
      <text:p text:style-name="P513"/>
      <text:p text:style-name="P460"><text:span text:style-name="T147">Let</text:span> Peter <text:span text:style-name="T377">explain</text:span> himself — Позволь Питеру <text:span text:style-name="T401">объясниться</text:span>.</text:p>
      <text:p text:style-name="P460"><text:span text:style-name="T147">Let</text:span> us (let`s) <text:span text:style-name="T377">watch</text:span> this movie — Давай посмотрим этот фильм.</text:p>
      <text:p text:style-name="P460"/>
      <text:p text:style-name="P514">Если после <text:span text:style-name="T2">make</text:span> стоит еще один глагол, то в этом случае <text:span text:style-name="T2">make</text:span> переводится не как «делать», </text:p>
      <text:p text:style-name="P514">а как «заставлять». Также после <text:span text:style-name="T2">make</text:span> нужно указать дополнение.</text:p>
      <text:p text:style-name="P460"/>
      <text:p text:style-name="P574"><text:span text:style-name="T456">I can`t </text:span><text:span text:style-name="T152">make</text:span><text:span text:style-name="T456"> </text:span><text:span text:style-name="T164">John</text:span><text:span text:style-name="T456"> </text:span><text:span text:style-name="T446">work</text:span><text:span text:style-name="T456"> — Я не могу заставить Джона работать.</text:span></text:p>
      <text:p text:style-name="P462"/>
      <text:p text:style-name="P488"/>
      <text:p text:style-name="P672"><text:span text:style-name="T493">Г</text:span><text:span text:style-name="T433">ерундий</text:span></text:p>
      <text:p text:style-name="P515"/>
      <text:p text:style-name="P515">Это нечно среднее между глаголом и существительным, потому что может переводиться</text:p>
      <text:p text:style-name="P576"><text:span text:style-name="T488">и так, и этак. Выглядит как глагол c окончанием -ing</text:span>.</text:p>
      <text:p text:style-name="Standard"/>
      <text:p text:style-name="P577">Герундий <text:span text:style-name="T597">используется после предлогов и некоторых глаголов. </text:span></text:p>
      <text:p text:style-name="P577">В этом случае он переводится глаголом.</text:p>
      <text:p text:style-name="P416"/>
      <text:p text:style-name="P247">I <text:span text:style-name="T147">ran</text:span> for a long time <text:span text:style-name="T593">without</text:span> <text:span text:style-name="T377">stopping</text:span> — Я долго бежал, не <text:span text:style-name="T377">останавливаясь</text:span>.</text:p>
      <text:p text:style-name="P247">Don`t stop. <text:span text:style-name="T147">Keep</text:span> <text:span text:style-name="T593">on</text:span> <text:span text:style-name="T377">running</text:span>! — Не останавливайся. Продолжай <text:span text:style-name="T377">бежать</text:span>!</text:p>
      <text:p text:style-name="P247"/>
      <text:p text:style-name="P578">Между смысловым глаголом <text:span text:style-name="T595">и герундием также </text:span>может стоять дополнение:</text:p>
      <text:p text:style-name="P247">I <text:span text:style-name="T147">saw</text:span> <text:span text:style-name="T160">John</text:span> <text:span text:style-name="T377">working</text:span> in the garden — Я видел, как Джон работает в саду.</text:p>
      <text:p text:style-name="P63"/>
      <text:p text:style-name="P64">Связка <text:span text:style-name="T2">go</text:span> + герундий означает «занимаюсь этим делом»</text:p>
      <text:p text:style-name="P64">А связка <text:span text:style-name="T2">like</text:span> + герундий означает «люблю заниматься этим делом».</text:p>
      <text:p text:style-name="P64"/>
      <text:p text:style-name="P294">Would you like <text:span text:style-name="T377">to go skiing</text:span>? — Ты хочешь <text:span text:style-name="T377">покататься на лыжах</text:span>?</text:p>
      <text:p text:style-name="P294">I would rather <text:span text:style-name="T377">go shopping</text:span> — <text:span text:style-name="T596">Я</text:span> <text:span text:style-name="T596">бы </text:span>лучше <text:span text:style-name="T377">по</text:span><text:span text:style-name="T388">шопилась</text:span>.</text:p>
      <text:p text:style-name="P294">I <text:span text:style-name="T377">like shopping</text:span>! — Я <text:span text:style-name="T377">люблю </text:span><text:span text:style-name="T388">шопиться</text:span>!</text:p>
      <text:p text:style-name="P294"/>
      <text:p text:style-name="P65">Если герундий стоит в начале предложения, то он является подлежащим и будет переводиться существительным.</text:p>
      <text:p text:style-name="P65"/>
      <text:p text:style-name="P295"><text:span text:style-name="T389">Swimming</text:span><text:span text:style-name="T598"> is very good for your health — </text:span><text:span text:style-name="T389">Плаванье</text:span><text:span text:style-name="T598"> хорошо для здоровья</text:span></text:p>
      <text:p text:style-name="P295"><text:span text:style-name="T389">Learning</text:span><text:span text:style-name="T598"> English is not easy — </text:span><text:span text:style-name="T389">Изучение</text:span><text:span text:style-name="T598"> английского это нелегко.</text:span></text:p>
      <text:p text:style-name="P65"/>
      <text:p text:style-name="P429">Глаголы, после которых принято использовать герундий:</text:p>
      <text:list xml:id="list4035497226" text:style-name="L29">
        <text:list-item>
          <text:p text:style-name="P735">stop, finish, give up, carry on, go on, keep on (начало или конец процесса);</text:p>
        </text:list-item>
        <text:list-item>
          <text:p text:style-name="P794"><text:span text:style-name="T2">dislike, </text:span><text:span text:style-name="T31">enjoy (отношени</text:span><text:span text:style-name="T32">е</text:span><text:span text:style-name="T31"> к чему-то);</text:span></text:p>
        </text:list-item>
        <text:list-item>
          <text:p text:style-name="P736"><text:span text:style-name="T592">see, watch, hear, listen to (чувственн</text:span><text:span text:style-name="T599">ые</text:span><text:span text:style-name="T592"> восприяти</text:span><text:span text:style-name="T599">е</text:span><text:span text:style-name="T592">);</text:span></text:p>
        </text:list-item>
        <text:list-item>
          <text:p text:style-name="P736"><text:span text:style-name="T598">suggest, mind, avoid, practive, can`t help </text:span><text:span text:style-name="T595">(</text:span><text:span text:style-name="T599">другие глаголы и словосочетания)</text:span><text:span text:style-name="T598">;</text:span></text:p>
        </text:list-item>
      </text:list>
      <text:p text:style-name="P66"/>
      <text:p text:style-name="P297"><text:span text:style-name="T214">Г</text:span><text:span text:style-name="T182">лаголы, после которых можно использовать как инфинитив, так и герундий:</text:span></text:p>
      <text:list xml:id="list525584224" text:style-name="L30">
        <text:list-item>
          <text:p text:style-name="P737">start, begin, continues (связанные с процессом)</text:p>
        </text:list-item>
        <text:list-item>
          <text:p text:style-name="P737">love, like, hate, prefer (связанные с отношением)</text:p>
        </text:list-item>
      </text:list>
      <text:p text:style-name="P67"/>
      <text:p text:style-name="P296">I started to leart English at school / I started learning English at school.</text:p>
      <text:p text:style-name="P625"/>
      <text:p text:style-name="P625"/>
      <text:p text:style-name="P65"><text:span text:style-name="T577">Формальное подлежащее </text:span><text:span text:style-name="T583">(</text:span><text:span text:style-name="T582">Dummy subject</text:span><text:span text:style-name="T583">)</text:span></text:p>
      <text:p text:style-name="P65"/>
      <text:p text:style-name="P619"><text:span text:style-name="T216">Когда в авнглийском предложен. отсутстует подлежащее, то его место </text:span><text:span text:style-name="T246">занимает</text:span><text:span text:style-name="T216"> формальное подлежащее. Обычно это либо </text:span><text:span text:style-name="T33">there</text:span><text:span text:style-name="T216">, либо </text:span><text:span text:style-name="T33">it</text:span><text:span text:style-name="T216">, но иногда это могут быть: </text:span><text:span text:style-name="T33">they</text:span><text:span text:style-name="T216">, </text:span><text:span text:style-name="T33">this</text:span><text:span text:style-name="T216">, </text:span><text:span text:style-name="T33">that</text:span><text:span text:style-name="T216">, </text:span><text:span text:style-name="T33">you</text:span><text:span text:style-name="T216">. Такие предложения удобнее переводить с конца.</text:span></text:p>
      <text:p text:style-name="P69"/>
      <text:p text:style-name="P579"><text:span text:style-name="T216">Подлежащее </text:span><text:span text:style-name="T33">there</text:span><text:span text:style-name="T216"> всегда идет в связке с глаголом </text:span><text:span text:style-name="T33">be</text:span><text:span text:style-name="T216">. Оно необходимо, чтобы указать</text:span></text:p>
      <text:p text:style-name="P579"><text:span text:style-name="T216">на местоположение существительного, которое идет после </text:span><text:span text:style-name="T33">be</text:span><text:span text:style-name="T216">.</text:span></text:p>
      <text:p text:style-name="P69"/>
      <text:p text:style-name="P298"><text:span text:style-name="T143">There</text:span><text:span text:style-name="T600"> </text:span><text:span text:style-name="T156">is</text:span><text:span text:style-name="T600"> </text:span><text:span text:style-name="T166">a new restaurant</text:span><text:span text:style-name="T600"> </text:span><text:span text:style-name="T173">in King Street</text:span><text:span text:style-name="T600"> — На Кинг-стрит есть новый ресторан.</text:span></text:p>
      <text:p text:style-name="P298"><text:span text:style-name="T143">There</text:span><text:span text:style-name="T600"> </text:span><text:span text:style-name="T156">was</text:span><text:span text:style-name="T600"> </text:span><text:span text:style-name="T166">a fight</text:span><text:span text:style-name="T600"> </text:span><text:span text:style-name="T173">in the street today</text:span><text:span text:style-name="T600"> — На улице сегодня была драка.</text:span></text:p>
      <text:p text:style-name="P65"/>
      <text:p text:style-name="P64"><text:soft-page-break/>Иногда с помощью <text:span text:style-name="T2">there</text:span> + <text:span text:style-name="T2">be</text:span> говорят о существительном, которое не соверша<text:span text:style-name="T601">ет никаких</text:span></text:p>
      <text:p text:style-name="P64">действий, но с которым связана дополнительная информация.</text:p>
      <text:p text:style-name="P294"/>
      <text:p text:style-name="P294">There is something I want to tell you — Есть, кое-что, что я должен сказать тебе.</text:p>
      <text:p text:style-name="P294"/>
      <text:p text:style-name="P64">Подлежащее <text:span text:style-name="T2">it</text:span> обычно используется, когда надо сообщить время или сказать о погоде.</text:p>
      <text:p text:style-name="P70">После него может идти существительное, прилагательное или глагол (любой).</text:p>
      <text:p text:style-name="P294"/>
      <text:p text:style-name="P294"><text:span text:style-name="T138">It</text:span> <text:span text:style-name="T147">is</text:span> 5 o`clock — Сейчас 5 часов.</text:p>
      <text:p text:style-name="P294"><text:span text:style-name="T138">It</text:span> <text:span text:style-name="T147">is</text:span> warm — Тепло.</text:p>
      <text:p text:style-name="P294"><text:span text:style-name="T138">It</text:span> often <text:span text:style-name="T147">snows</text:span> in the winter — Зимой часто идет снег.</text:p>
      <text:p text:style-name="P294"/>
      <text:p text:style-name="P64">Также формальное подлежащее используется, когда действие не выполняет кто-то</text:p>
      <text:p text:style-name="P580"><text:span text:style-name="T215">конкретный. Такие предложения можно </text:span><text:span text:style-name="T217">переводить</text:span><text:span text:style-name="T215"> из активного залога в пассивный.</text:span></text:p>
      <text:p text:style-name="P64"/>
      <text:p text:style-name="P247">They say this film is interesting / This film is said to be interesting —</text:p>
      <text:p text:style-name="P247">Говорят, этот фильминтересный.</text:p>
      <text:p text:style-name="P294"/>
      <text:p text:style-name="P294"/>
      <text:p text:style-name="P588"><text:span text:style-name="T578">Местоимени</text:span><text:span text:style-name="T579">е</text:span><text:span text:style-name="T578"> </text:span><text:span text:style-name="T583">(Pronoun)</text:span></text:p>
      <text:p text:style-name="P64"/>
      <text:p text:style-name="P582"><text:span text:style-name="T215">Это слово, которым заменяют имя человека, название предмета или понятие. </text:span><text:span text:style-name="T218">М</text:span><text:span text:style-name="T215">естоимения </text:span><text:span text:style-name="T233">бывают</text:span><text:span text:style-name="T215">: </text:span><text:span text:style-name="T218">личны</text:span><text:span text:style-name="T233">ми</text:span><text:span text:style-name="T218">, притяжательны</text:span><text:span text:style-name="T233">ми</text:span><text:span text:style-name="T218">, возвратны</text:span><text:span text:style-name="T233">ми</text:span><text:span text:style-name="T218">, указательны</text:span><text:span text:style-name="T233">ми,</text:span><text:span text:style-name="T218"> неопределенны</text:span><text:span text:style-name="T233">ми</text:span><text:span text:style-name="T218">.</text:span></text:p>
      <text:p text:style-name="P71"/>
      <text:p text:style-name="P177">Личные местоимения</text:p>
      <text:p text:style-name="P71"/>
      <text:p text:style-name="P597"><text:span text:style-name="T218">Имеют 2 формы: именительный и объектный падеж. В английском языке</text:span><text:span text:style-name="T233"> всего </text:span><text:span text:style-name="T223">2</text:span><text:span text:style-name="T218"> падежа: именительный и объектный. Объектный падеж соответсвует косвенному падежу</text:span></text:p>
      <text:p text:style-name="P597"><text:span text:style-name="T218">(</text:span><text:span text:style-name="T233">в русском языке косвенные падежи, </text:span><text:span text:style-name="T218">это все, кроме именительного).</text:span></text:p>
      <text:p text:style-name="P71"/>
      <text:p text:style-name="P583"><text:span text:style-name="T182">Личные местоимения </text:span><text:span text:style-name="T220">в именительном падеже</text:span><text:span text:style-name="T221"> </text:span><text:span text:style-name="T222">отвечают на вопросы «кто?», «что?» </text:span></text:p>
      <text:p text:style-name="P583"><text:span text:style-name="T222">и заменяют </text:span><text:span text:style-name="T223">собой </text:span><text:span text:style-name="T222">подлежащее:</text:span></text:p>
      <text:p text:style-name="P118"/>
      <text:list xml:id="list2381692300" text:style-name="L31">
        <text:list-item>
          <text:p text:style-name="P738">I — я;</text:p>
        </text:list-item>
        <text:list-item>
          <text:p text:style-name="P738">you — ты/вы;</text:p>
        </text:list-item>
        <text:list-item>
          <text:p text:style-name="P738">he — он;</text:p>
        </text:list-item>
        <text:list-item>
          <text:p text:style-name="P738">she — она;</text:p>
        </text:list-item>
        <text:list-item>
          <text:p text:style-name="P738">it — он/она/оно/это;</text:p>
        </text:list-item>
        <text:list-item>
          <text:p text:style-name="P738">we — мы;</text:p>
        </text:list-item>
        <text:list-item>
          <text:p text:style-name="P738">they — они;</text:p>
        </text:list-item>
      </text:list>
      <text:p text:style-name="P417"/>
      <text:p text:style-name="P302"><text:span text:style-name="T138">I</text:span> <text:span text:style-name="T147">love</text:span> <text:span text:style-name="T160">Jave</text:span> — Я люблю Джейн</text:p>
      <text:p text:style-name="P302"/>
      <text:p text:style-name="P72"><text:span text:style-name="T605">Местоимение</text:span><text:span text:style-name="T36"> </text:span><text:span text:style-name="T2">I</text:span> заменяет первое лицо <text:span text:style-name="T604">и</text:span> <text:span text:style-name="T604">в</text:span>сегда пишется с большой буквы. </text:p>
      <text:p text:style-name="P72"><text:span text:style-name="T605">Местоимения </text:span><text:span text:style-name="T36">h</text:span><text:span text:style-name="T2">e, she</text:span> заменяют человека. Они не могут заменить предмет или животное.</text:p>
      <text:p text:style-name="P71"/>
      <text:p text:style-name="P72"><text:span text:style-name="T605">Местоимение</text:span><text:span text:style-name="T36"> y</text:span><text:span text:style-name="T2">ou</text:span> заменяет второе лицо. По умолчанию означает «вы» и лишь по тону </text:p>
      <text:p text:style-name="P72">и словам можно догадаться что вместо «вы», хотят сказать «ты».</text:p>
      <text:p text:style-name="P71"/>
      <text:p text:style-name="P582"><text:span text:style-name="T219">Местоимение</text:span><text:span text:style-name="T34"> i</text:span><text:span text:style-name="T35">t</text:span><text:span text:style-name="T218"> заменяет неодушевленный предмет </text:span><text:span text:style-name="T219">и</text:span><text:span text:style-name="T218"> животн</text:span><text:span text:style-name="T220">ое (в единственном числе)</text:span><text:span text:style-name="T218">.</text:span></text:p>
      <text:p text:style-name="P584"><text:span text:style-name="T220">Местоимение</text:span><text:span text:style-name="T35"> they</text:span><text:span text:style-name="T218"> </text:span><text:span text:style-name="T220">з</text:span><text:span text:style-name="T218">аменя</text:span><text:span text:style-name="T220">е</text:span><text:span text:style-name="T218">т людей и неодушевленные предметы.</text:span></text:p>
      <text:p text:style-name="P71"/>
      <text:p text:style-name="P582"><text:soft-page-break/><text:span text:style-name="T35">Where is the </text:span><text:span text:style-name="T124">book</text:span><text:span text:style-name="T35">? </text:span><text:span text:style-name="T124">It</text:span><text:span text:style-name="T35"> is on the table — Где </text:span><text:span text:style-name="T124">книга</text:span><text:span text:style-name="T35">? </text:span><text:span text:style-name="T124">Она</text:span><text:span text:style-name="T35"> на столе.</text:span></text:p>
      <text:p text:style-name="P301"><text:span text:style-name="T603">Where are the </text:span><text:span text:style-name="T390">keys</text:span><text:span text:style-name="T603">? </text:span><text:span text:style-name="T390">They</text:span><text:span text:style-name="T603"> are on the table — Где </text:span><text:span text:style-name="T390">ключи</text:span><text:span text:style-name="T603">? </text:span><text:span text:style-name="T390">Они</text:span><text:span text:style-name="T603"> на столе.</text:span></text:p>
      <text:p text:style-name="P301"/>
      <text:p text:style-name="P439"><text:span text:style-name="T221">Если</text:span><text:span text:style-name="T220"> сказуемое </text:span><text:span text:style-name="T221">это</text:span><text:span text:style-name="T218">: </text:span><text:span text:style-name="T35">like</text:span><text:span text:style-name="T218">, </text:span><text:span text:style-name="T35">have</text:span><text:span text:style-name="T218">, </text:span><text:span text:style-name="T35">enjoy,</text:span><text:span text:style-name="T218"> </text:span><text:span text:style-name="T35">need</text:span><text:span text:style-name="T218">, </text:span><text:span text:style-name="T221">то </text:span><text:span text:style-name="T218">подлежащие </text:span><text:span text:style-name="T221">будет</text:span><text:span text:style-name="T218"> </text:span><text:span text:style-name="T221">в </text:span><text:span text:style-name="T220">объектн</text:span><text:span text:style-name="T221">ом</text:span><text:span text:style-name="T218"> падеж</text:span><text:span text:style-name="T221">е</text:span><text:span text:style-name="T218">.</text:span></text:p>
      <text:p text:style-name="P300"><text:span text:style-name="T377">I</text:span> like my job — <text:span text:style-name="T377">Мне</text:span> нравится моя работа.</text:p>
      <text:p text:style-name="P71"/>
      <text:p text:style-name="P73">Личные местоимения в объектном падеже <text:span text:style-name="T606">отвечают на вопрос</text:span><text:span text:style-name="T607">ы</text:span><text:span text:style-name="T606"> «кого?», «кому?», «кем?» </text:span><text:s/></text:p>
      <text:p text:style-name="P73"><text:span text:style-name="T606">(«чего?», «чему?», «чем?» для неодушевлен.) и </text:span><text:span text:style-name="T605">заменяют дополнение:</text:span></text:p>
      <text:p text:style-name="P73"/>
      <text:list xml:id="list1477789708" text:style-name="L32">
        <text:list-item>
          <text:p text:style-name="P739">me — меня, мне, мной;</text:p>
        </text:list-item>
        <text:list-item>
          <text:p text:style-name="P739">you — тебя, тебе, тобой / вас, вам, вами;</text:p>
        </text:list-item>
        <text:list-item>
          <text:p text:style-name="P739">him — его, ему, им;</text:p>
        </text:list-item>
        <text:list-item>
          <text:p text:style-name="P739">her — ее, ей;</text:p>
        </text:list-item>
        <text:list-item>
          <text:p text:style-name="P740">it — его, ему, им, <text:span text:style-name="T606">ее, ей</text:span> (неодушевлен.);</text:p>
        </text:list-item>
        <text:list-item>
          <text:p text:style-name="P739">us — нас, нам, нами;</text:p>
        </text:list-item>
        <text:list-item>
          <text:p text:style-name="P739">them — их, им, ими.</text:p>
        </text:list-item>
      </text:list>
      <text:p text:style-name="P304"/>
      <text:p text:style-name="P303"><text:span text:style-name="T138">Jane</text:span> <text:span text:style-name="T147">loves</text:span> <text:span text:style-name="T160">me</text:span> — Джейн любит меня</text:p>
      <text:p text:style-name="P178"/>
      <text:p text:style-name="P178">Притяжательные местоимения</text:p>
      <text:p text:style-name="P81"/>
      <text:p text:style-name="P74">Отвечают на вопрос «чей?» и заменяют собой артикли.</text:p>
      <text:p text:style-name="P74"/>
      <text:p text:style-name="P75">Притяжательные местоимения 1го типа употребляются в связке с существительным</text:p>
      <text:p text:style-name="P75">(существительное обязательно идет после):</text:p>
      <text:p text:style-name="P75"/>
      <text:list xml:id="list1059789376" text:style-name="L33">
        <text:list-item>
          <text:p text:style-name="P741">my — мой;</text:p>
        </text:list-item>
        <text:list-item>
          <text:p text:style-name="P741">your — твой/ваш;</text:p>
        </text:list-item>
        <text:list-item>
          <text:p text:style-name="P741">his — его;</text:p>
        </text:list-item>
        <text:list-item>
          <text:p text:style-name="P741">her — ее;</text:p>
        </text:list-item>
        <text:list-item>
          <text:p text:style-name="P741">its — этого.</text:p>
        </text:list-item>
        <text:list-item>
          <text:p text:style-name="P741">our — наш;</text:p>
        </text:list-item>
        <text:list-item>
          <text:p text:style-name="P741">their — их;</text:p>
        </text:list-item>
      </text:list>
      <text:p text:style-name="P306"/>
      <text:p text:style-name="P305">I like <text:span text:style-name="T377">my work</text:span> — Мне нравится <text:span text:style-name="T377">моя работа</text:span>. (без артикля)</text:p>
      <text:p text:style-name="P305">He likes <text:span text:style-name="T377">his work</text:span> — Ему нравится <text:span text:style-name="T377">его работа</text:span>.</text:p>
      <text:p text:style-name="P305"/>
      <text:p text:style-name="P74">Иногда такие местоимения удобнее переводить словом «свой» и его вариантами.</text:p>
      <text:p text:style-name="P305">He loves <text:span text:style-name="T377">his</text:span> native town — Он любит <text:span text:style-name="T377">свой</text:span> родной город.</text:p>
      <text:p text:style-name="P305"/>
      <text:p text:style-name="P76">Притяжательные местоимения 2го типа употребляются самостоятельно:</text:p>
      <text:list xml:id="list4139304133" text:style-name="L34">
        <text:list-item>
          <text:p text:style-name="P742">mine — мой;</text:p>
        </text:list-item>
        <text:list-item>
          <text:p text:style-name="P743">yours — твой/ваш;</text:p>
        </text:list-item>
        <text:list-item>
          <text:p text:style-name="P743">his — его;</text:p>
        </text:list-item>
        <text:list-item>
          <text:p text:style-name="P743">hers — ее;</text:p>
        </text:list-item>
        <text:list-item>
          <text:p text:style-name="P743">its — этого;</text:p>
        </text:list-item>
        <text:list-item>
          <text:p text:style-name="P743">ours — наш;</text:p>
        </text:list-item>
        <text:list-item>
          <text:p text:style-name="P743">theirs — их;</text:p>
        </text:list-item>
      </text:list>
      <text:p text:style-name="P307"/>
      <text:p text:style-name="P307">Don`t touch it. It`s <text:span text:style-name="T377">mine</text:span> — Не трогай это. Это <text:span text:style-name="T377">мое</text:span>.</text:p>
      <text:p text:style-name="P307"/>
      <text:p text:style-name="P192"/>
      <text:p text:style-name="P673">Возвратные местоимения</text:p>
      <text:p text:style-name="P77"/>
      <text:p text:style-name="P585"><text:span text:style-name="T231">Они с</text:span><text:span text:style-name="T224">остоят из 2х частей: корня </text:span><text:span text:style-name="T37">my/your/him/her/it/our/them</text:span><text:span text:style-name="T224"> и окончания </text:span><text:span text:style-name="T37">-self</text:span><text:span text:style-name="T224">. </text:span></text:p>
      <text:p text:style-name="P82"/>
      <text:p text:style-name="P585"><text:span text:style-name="T231">П</text:span><text:span text:style-name="T225">оказывают, что человек совершает дейсвтие по отношению к самому себе и перевод</text:span><text:span text:style-name="T231">ся</text:span><text:span text:style-name="T225"> словами «себя», «себе», «собой» либо появляются у глаголов, в виде окончания -сь, -ся.</text:span></text:p>
      <text:p text:style-name="P83"/>
      <text:p text:style-name="P308"><text:span text:style-name="T608">I looked at </text:span><text:span text:style-name="T391">myself</text:span><text:span text:style-name="T608"> in the mirror — Я посмотрела на </text:span><text:span text:style-name="T391">себя</text:span><text:span text:style-name="T608"> в зеркало.</text:span></text:p>
      <text:p text:style-name="P308"><text:span text:style-name="T608">He had to explain </text:span><text:span text:style-name="T391">himself</text:span><text:span text:style-name="T608"> — Ему пришлось объяснить</text:span><text:span text:style-name="T391">ся</text:span></text:p>
      <text:p text:style-name="P406"/>
      <text:p text:style-name="P206"><text:span text:style-name="T608">Местоимение, образованное от </text:span><text:span text:style-name="T38">you,</text:span><text:span text:style-name="T608"> имеет варианты: </text:span><text:span text:style-name="T38">yourself</text:span><text:span text:style-name="T608"> и </text:span><text:span text:style-name="T38">yourselves</text:span><text:span text:style-name="T608">. Это практически</text:span></text:p>
      <text:p text:style-name="P217">единственный случай в английском, когда видны отличия между «ты» и «вы».</text:p>
      <text:p text:style-name="P206"/>
      <text:p text:style-name="P371">You talk to yourself when you sleep — Ты говоришь с собой, когда спишь.</text:p>
      <text:p text:style-name="P371">You should belive in yourselves — Вы должны верить в себя.</text:p>
      <text:p text:style-name="P371"/>
      <text:p text:style-name="P206">Местоимение <text:span text:style-name="T2">itself</text:span> используется в значении «сам по себе», «само собой» и стоит после</text:p>
      <text:p text:style-name="P206">существительных в единственном числе или абстракный понятиях.</text:p>
      <text:p text:style-name="P371"/>
      <text:p text:style-name="P371">I hope crisis resolves itself — Я надеюсь, кризис разрешится сам собой.</text:p>
      <text:p text:style-name="P371"/>
      <text:p text:style-name="P207">Глаголы, <text:span text:style-name="T610">с которыми</text:span> не используются возвратные местоимения: <text:span text:style-name="T2">concentrate, relax, feel, meet</text:span>.</text:p>
      <text:p text:style-name="P206"/>
      <text:p text:style-name="P371">I feel good — Я чувствую себя хорошо <text:span text:style-name="T610">(feel myself — неправильно)</text:span>.</text:p>
      <text:p text:style-name="P371">You need to relax — Тебе нужно расслабиться.</text:p>
      <text:p text:style-name="P371"/>
      <text:p text:style-name="P206">Возвратные местоимения также используются, когда необходимо подчеркнуть что человек</text:p>
      <text:p text:style-name="P206">сделал что-то сам. В этом случае они так и переводятся: «сам, самостоятельно».</text:p>
      <text:p text:style-name="P206"/>
      <text:p text:style-name="P371">If you want to do it well, do it yourself — Хочешь сделать хорошо, делай это сам.</text:p>
      <text:p text:style-name="P371"/>
      <text:p text:style-name="P175">Указательные местоимения</text:p>
      <text:p text:style-name="P206"/>
      <text:p text:style-name="P589"><text:span text:style-name="T631">У</text:span>казывают на человека, предмет или <text:span text:style-name="T612">мысль. </text:span><text:span text:style-name="T613">Заменяются артиклем the:</text:span></text:p>
      <text:list xml:id="list1083561336" text:style-name="L35">
        <text:list-item>
          <text:p text:style-name="P774">this, <text:span text:style-name="T611">that</text:span> — этот, <text:span text:style-name="T611">тот</text:span>;</text:p>
        </text:list-item>
        <text:list-item>
          <text:p text:style-name="P775">these, those — эти, те;</text:p>
        </text:list-item>
      </text:list>
      <text:p text:style-name="P372"/>
      <text:p text:style-name="P209">Если объект близко, то используют<text:span text:style-name="T611">ся</text:span> this <text:span text:style-name="T611">или </text:span>these. </text:p>
      <text:p text:style-name="P209">Если объект далеко и до него не дотянуться — то that <text:span text:style-name="T611">или </text:span>those.</text:p>
      <text:p text:style-name="P208"/>
      <text:p text:style-name="P372">This is my friend Joe — <text:span text:style-name="T611">(Вот) Э</text:span>то мой друг Джо.</text:p>
      <text:p text:style-name="P372">Those pictures on the wall are very beautiful — Те картины на стене очень красивые.</text:p>
      <text:p text:style-name="P211"/>
      <text:p text:style-name="P597"><text:span text:style-name="T269">Очень часто </text:span><text:span text:style-name="T68">this</text:span><text:span text:style-name="T269"> и </text:span><text:span text:style-name="T68">that</text:span><text:span text:style-name="T269"> выступают формальным подлежащим, указывая на мысль. В этом случае </text:span><text:span text:style-name="T68">this</text:span><text:span text:style-name="T269"> соответсвует тому, о чем человек </text:span><text:span text:style-name="T270">говорит или </text:span><text:span text:style-name="T269">думает сейчас, а </text:span><text:span text:style-name="T68">that</text:span><text:span text:style-name="T269"> — тому, </text:span></text:p>
      <text:p text:style-name="P597"><text:span text:style-name="T269">о чем </text:span><text:span text:style-name="T270">говорил или </text:span><text:span text:style-name="T269">думал раньше. Также </text:span><text:span text:style-name="T68">that</text:span><text:span text:style-name="T269"> может указывать на прошло</text:span><text:span text:style-name="T280">е </text:span><text:span text:style-name="T269">событие.</text:span></text:p>
      <text:p text:style-name="P210"/>
      <text:p text:style-name="P373">I`ve got a new job! That`s good news — Я получил работу. Это хорошие новости</text:p>
      <text:p text:style-name="P373">(that указывает на озвученную ранее мысл<text:span text:style-name="T613">ь</text:span>).</text:p>
      <text:p text:style-name="P210"/>
      <text:p text:style-name="P373">Thanks for help. That was nice of you — Спасибо за помощь. Это было мило с вашей стороны (that указывает на ранее произошедшее событие).</text:p>
      <text:p text:style-name="P626"><text:soft-page-break/><text:span text:style-name="T299">Иногда,</text:span><text:span text:style-name="T300"> вместо </text:span><text:span text:style-name="T88">this is,</text:span><text:span text:style-name="T300"> используют </text:span><text:span text:style-name="T88">it is</text:span><text:span text:style-name="T300">. Разницы между этим</text:span><text:span text:style-name="T301">и</text:span><text:span text:style-name="T300"> словосочетаниями нет.</text:span></text:p>
      <text:p text:style-name="P374">This is my book / It is my book — Это моя книга.</text:p>
      <text:p text:style-name="P374"/>
      <text:p text:style-name="P176">Неопределенные местоимения</text:p>
      <text:p text:style-name="P212"/>
      <text:p text:style-name="P213">Они связаны с чем-то неопределенным и часто выпадают при переводе. </text:p>
      <text:p text:style-name="P213">Основные из них это: <text:s/><text:span text:style-name="T2">some, any, no, every. </text:span></text:p>
      <text:p text:style-name="P213"/>
      <text:p text:style-name="P590"><text:span text:style-name="T271">Местоимения </text:span><text:span text:style-name="T69">some</text:span><text:span text:style-name="T271"> и </text:span><text:span text:style-name="T69">any</text:span><text:span text:style-name="T271"> означают «какой-то», «некоторый», «несколько». </text:span><text:span text:style-name="T272">Они с</text:span><text:span text:style-name="T271">тоят перед существительным во множественно числе или перед неисчисляемым существительным.</text:span></text:p>
      <text:p text:style-name="P213"/>
      <text:p text:style-name="P375">I have some friends — У меня есть (некоторые) друзья.</text:p>
      <text:p text:style-name="P375">Give me some water, please — Дай мне немного воды, пожалуйста.</text:p>
      <text:p text:style-name="P213"/>
      <text:p text:style-name="P213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213">Связка <text:span text:style-name="T2">not</text:span> + <text:span text:style-name="T2">any</text:span> обычно переводится двойным отрицанием.</text:p>
      <text:p text:style-name="P213"/>
      <text:p text:style-name="P375">I have n<text:span text:style-name="T616">o</text:span>t got any friends — У меня нет никаких друзей.</text:p>
      <text:p text:style-name="P375"/>
      <text:p text:style-name="P214">В утвержениях <text:span text:style-name="T2">some</text:span> ставить не обязательно. <text:span text:style-name="T614">А вот в вопросах активно используются </text:span></text:p>
      <text:p text:style-name="P218">оба местоимения, т. к. здесь они передают разный смысл.</text:p>
      <text:p text:style-name="P213"/>
      <text:p text:style-name="P591"><text:span text:style-name="T70">Some</text:span><text:span text:style-name="T272"> в вопросах имеет позитивный оттенок и используется когда что-то предлагают или просят, предполагая что это </text:span><text:span text:style-name="T273">есть</text:span><text:span text:style-name="T272"> у самих, либо у т</text:span><text:span text:style-name="T273">ех</text:span><text:span text:style-name="T272">, кому адресована просьба.</text:span></text:p>
      <text:p text:style-name="P214"/>
      <text:p text:style-name="P591"><text:span text:style-name="T69">Any,</text:span><text:span text:style-name="T271"> </text:span><text:span text:style-name="T273">наоборот, </text:span><text:span text:style-name="T271">передает сомнение </text:span><text:span text:style-name="T273">о </text:span><text:span text:style-name="T271">наличии </text:span><text:span text:style-name="T273">того</text:span><text:span text:style-name="T271">, </text:span><text:span text:style-name="T274">что</text:span><text:span text:style-name="T271"> спрашивают, поэтому обычно используется </text:span><text:span text:style-name="T273">в вопросах</text:span><text:span text:style-name="T271">, </text:span><text:span text:style-name="T273">где</text:span><text:span text:style-name="T271"> нужн</text:span><text:span text:style-name="T281">а</text:span><text:span text:style-name="T271"> дополнительн</text:span><text:span text:style-name="T281">ая</text:span><text:span text:style-name="T271"> информаци</text:span><text:span text:style-name="T281">я</text:span><text:span text:style-name="T271">.</text:span></text:p>
      <text:p text:style-name="P214"/>
      <text:p text:style-name="P376">Would you like some milk? — Вы хотите молока? (<text:span text:style-name="T615">могу </text:span>поделиться)</text:p>
      <text:p text:style-name="P376">Could you give me some milk? — Я могу попросить молока? (поделитесь пожалуйста)</text:p>
      <text:p text:style-name="P376">Have you got any milk in the fridge? — У тебя есть молоко в холодильнике?</text:p>
      <text:p text:style-name="P376"/>
      <text:p text:style-name="P214">Если задается вопрос и ожидается положительный ответ, то используется <text:span text:style-name="T2">some</text:span>.</text:p>
      <text:p text:style-name="P376">Are you waiting for some people? — Ты ждешь каких-то людей? (не так ли?)</text:p>
      <text:p text:style-name="P376"/>
      <text:p text:style-name="P598"><text:span text:style-name="T282">Местоимение </text:span><text:span text:style-name="T74">no</text:span><text:span text:style-name="T282"> </text:span><text:span text:style-name="T283">может </text:span><text:span text:style-name="T282">заменя</text:span><text:span text:style-name="T283">ть</text:span><text:span text:style-name="T282"> </text:span><text:span text:style-name="T74">any</text:span><text:span text:style-name="T282"> в отрицаниях. Оно как бы усиливает </text:span><text:span text:style-name="T283">отрицание</text:span><text:span text:style-name="T282">. </text:span></text:p>
      <text:p text:style-name="P378"/>
      <text:p text:style-name="P216"><text:span text:style-name="T2">No</text:span> стоит перед существительным, а частица <text:span text:style-name="T2">not</text:span> идет вместе со вспомогательным глаголом. Они не могут использоваться вместе в одном предложении.</text:p>
      <text:p text:style-name="P215"/>
      <text:p text:style-name="P377">There are no shops here / There aren`t any shops here — Здесь нет магазинов.</text:p>
      <text:p text:style-name="P377"/>
      <text:p text:style-name="P592"><text:span text:style-name="T275">Неопределенные местоимения могут объединяться со словами: </text:span><text:span text:style-name="T71">body/one</text:span><text:span text:style-name="T275">, </text:span><text:span text:style-name="T71">thing</text:span><text:span text:style-name="T275"> или </text:span><text:span text:style-name="T71">where</text:span><text:span text:style-name="T275">.</text:span></text:p>
      <text:p text:style-name="P219">В этом случае они будут переводится как «кто-то», «что-то», «где-то».</text:p>
      <text:p text:style-name="P219"/>
      <text:p text:style-name="P309"><text:span text:style-name="T401">There is </text:span><text:span text:style-name="T377">somebody</text:span><text:span text:style-name="T401"> in the street — </text:span><text:span text:style-name="T377">Кто-то</text:span><text:span text:style-name="T401"> на улице.</text:span></text:p>
      <text:p text:style-name="P309"><text:span text:style-name="T401">Is there </text:span><text:span text:style-name="T377">anybody</text:span><text:span text:style-name="T401"> in the street? — Есть </text:span><text:span text:style-name="T377">кто</text:span><text:span text:style-name="T401"> на улице?</text:span></text:p>
      <text:p text:style-name="P309"><text:span text:style-name="T401">There is </text:span><text:span text:style-name="T377">nobody</text:span><text:span text:style-name="T401"> in the street / There isn`t </text:span><text:span text:style-name="T377">anybody</text:span><text:span text:style-name="T401"> in the street — </text:span><text:span text:style-name="T377">Никого</text:span><text:span text:style-name="T401"> нет на улице.</text:span></text:p>
      <text:p text:style-name="P379"/>
      <text:p text:style-name="P80"><text:span text:style-name="T401">Частица </text:span><text:span text:style-name="T58">not</text:span><text:span text:style-name="T401"> также не используется в одном предложении с </text:span><text:span text:style-name="T58">nobody/nothing/nowhere</text:span><text:span text:style-name="T401">.</text:span></text:p>
      <text:p text:style-name="P592"><text:span text:style-name="T276">О</text:span><text:span text:style-name="T275">кончани</text:span><text:span text:style-name="T276">я</text:span><text:span text:style-name="T275"> </text:span><text:span text:style-name="T71">-body</text:span><text:span text:style-name="T275"> и </text:span><text:span text:style-name="T71">-one</text:span><text:span text:style-name="T275"> </text:span><text:span text:style-name="T276">являются </text:span><text:span text:style-name="T275">взаимозаменяемы</text:span><text:span text:style-name="T276">ми</text:span><text:span text:style-name="T275">.</text:span></text:p>
      <text:p text:style-name="P219"/>
      <text:p text:style-name="P537"><text:soft-page-break/><text:span text:style-name="T581">П</text:span><text:span text:style-name="T580">ритяжательный падеж </text:span><text:span text:style-name="T584">(Possessive Voice)</text:span></text:p>
      <text:p text:style-name="P219"/>
      <text:p text:style-name="P596"><text:span text:style-name="T279">У</text:span><text:span text:style-name="T275">казывает на владельца </text:span><text:span text:style-name="T279">предмета</text:span><text:span text:style-name="T275">. Чтобы поставить </text:span><text:span text:style-name="T277">владельца</text:span><text:span text:style-name="T275"> в этот падеж, нужно добавить к нему окончание </text:span><text:span text:style-name="T71">`s</text:span><text:span text:style-name="T275">. </text:span><text:span text:style-name="T279">Как</text:span><text:span text:style-name="T275"> и притяжательное местоимение, отвечает на вопрос «чей?». </text:span></text:p>
      <text:p text:style-name="P220"/>
      <text:p text:style-name="P310"><text:span text:style-name="T415">This is </text:span><text:span text:style-name="T392">Tom`s</text:span><text:span text:style-name="T415"> friend — Это друг </text:span><text:span text:style-name="T392">Тома</text:span><text:span text:style-name="T415"> (</text:span><text:span text:style-name="T416">владелец</text:span><text:span text:style-name="T415"> в притяжательном падеже)</text:span></text:p>
      <text:p text:style-name="P310"><text:span text:style-name="T415">This is </text:span><text:span text:style-name="T392">his</text:span><text:span text:style-name="T415"> friend — Это </text:span><text:span text:style-name="T392">его</text:span><text:span text:style-name="T415"> друг (притяжательное местоимение)</text:span></text:p>
      <text:p text:style-name="P219"/>
      <text:p text:style-name="P594"><text:span text:style-name="T275">Если предмет является частью другого </text:span><text:span text:style-name="T278">(большего) </text:span><text:span text:style-name="T275">предмета, то вместо притяжательного падежа используется предлог </text:span><text:span text:style-name="T71">of</text:span><text:span text:style-name="T275">. Т. к. владельцем может быть кто-то живой.</text:span></text:p>
      <text:p text:style-name="P221"/>
      <text:p text:style-name="P380">The wheel of the car — Колесо машины (Car`s wheel неправильно).</text:p>
      <text:p text:style-name="P219"/>
      <text:p text:style-name="P592"><text:span text:style-name="T275">Если </text:span><text:span text:style-name="T277">владелец</text:span><text:span text:style-name="T275"> только подразумевается, то его можно не указывать.</text:span></text:p>
      <text:p text:style-name="P379">This isn`t my car. It`s my brothers`s — Это не моя машина. Она брата.</text:p>
      <text:p text:style-name="P219"/>
      <text:p text:style-name="P593"><text:span text:style-name="T275">Если </text:span><text:span text:style-name="T278">владелец</text:span><text:span text:style-name="T275"> идет в связке с прилагательным или местоимением, </text:span><text:span text:style-name="T277">или владельцев несколько, то </text:span><text:span text:style-name="T72">`s</text:span><text:span text:style-name="T277"> ставится в конце: </text:span><text:span text:style-name="T72">a </text:span><text:span text:style-name="T125">big dog`s</text:span><text:span text:style-name="T72"> owner, </text:span><text:span text:style-name="T125">my friend`s</text:span><text:span text:style-name="T72"> house, </text:span><text:span text:style-name="T126">Tom</text:span><text:span text:style-name="T127"> and </text:span><text:span text:style-name="T126">Jil</text:span><text:span text:style-name="T127">`s</text:span><text:span text:style-name="T71"> wedding.</text:span></text:p>
      <text:p text:style-name="P219"/>
      <text:p text:style-name="P595"><text:span text:style-name="T275">Если </text:span><text:span text:style-name="T278">владелец</text:span><text:span text:style-name="T275"> во множественном числе, то в конце пишется только апостроф, без </text:span><text:span text:style-name="T71">s</text:span><text:span text:style-name="T275">. </text:span></text:p>
      <text:p text:style-name="P222">Но если во множественном числе слово-исключение, то применяются обычные правила: </text:p>
      <text:p text:style-name="P222"/>
      <text:p text:style-name="P627"><text:span text:style-name="T71">my </text:span><text:span text:style-name="T127">friends`</text:span><text:span text:style-name="T71"> school, </text:span><text:span text:style-name="T127">men`s</text:span><text:span text:style-name="T71"> clothes </text:span><text:span text:style-name="T73">(мужская одежда)</text:span><text:span text:style-name="T275">.</text:span></text:p>
      <text:p text:style-name="P219"/>
      <text:p text:style-name="P219"/>
      <text:p text:style-name="P7"><text:span text:style-name="T232">С</text:span><text:span text:style-name="T182">уществительное </text:span><text:span text:style-name="T2">(Noun)</text:span></text:p>
      <text:p text:style-name="P223"/>
      <text:p text:style-name="P224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24"/>
      <text:p text:style-name="P179">Множественное число</text:p>
      <text:p text:style-name="P224"/>
      <text:p text:style-name="P224">Распространяется только на существительные и не касается прилагательных.</text:p>
      <text:p text:style-name="P224">Образуется с помощью окончания <text:span text:style-name="T2">-s</text:span> или <text:span text:style-name="T2">-es</text:span>.</text:p>
      <text:p text:style-name="P224"/>
      <text:p text:style-name="P381">A blue ballon<text:span text:style-name="T577">s</text:span> — Голуб<text:span text:style-name="T377">ые</text:span> шарик<text:span text:style-name="T377">и</text:span>.</text:p>
      <text:p text:style-name="P224"/>
      <text:p text:style-name="P179">Исчисляемые и неисчисляемые</text:p>
      <text:p text:style-name="P224"/>
      <text:p text:style-name="P230">Исчисляемые существительные можно посчитать. Они могут быть как в единственном, </text:p>
      <text:p text:style-name="P599"><text:span text:style-name="T284">так и во множественном числе. Количество можно указать числом, наречием или артиклем </text:span><text:span text:style-name="T75">a</text:span><text:span text:style-name="T284">.</text:span></text:p>
      <text:p text:style-name="P408"/>
      <text:p text:style-name="P311"><text:span text:style-name="T393">3</text:span><text:span text:style-name="T417"> apples — 3 яблока </text:span><text:span text:style-name="T418">(числительное)</text:span><text:span text:style-name="T417">. </text:span></text:p>
      <text:p text:style-name="P599"><text:span text:style-name="T128">Many</text:span><text:span text:style-name="T75"> books — Много книг </text:span><text:span text:style-name="T76">(местоимение)</text:span><text:span text:style-name="T75">.</text:span></text:p>
      <text:p text:style-name="P311"><text:span text:style-name="T417">I want </text:span><text:span text:style-name="T393">a</text:span><text:span text:style-name="T417"> banana — Я хочу банан </text:span><text:span text:style-name="T418">(артикль a означает one)</text:span><text:span text:style-name="T417">.</text:span></text:p>
      <text:p text:style-name="P384"/>
      <text:p text:style-name="P599"><text:span text:style-name="T284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5">it</text:span><text:span text:style-name="T284">. </text:span><text:span text:style-name="T302">Ч</text:span><text:span text:style-name="T284">тобы выразить их кол-во</text:span><text:span text:style-name="T285">,</text:span><text:span text:style-name="T284"> используется мерка:</text:span></text:p>
      <text:p text:style-name="P230"/>
      <text:p text:style-name="P231">Мерка для жидкостей:</text:p>
      <text:list xml:id="list2042186656" text:style-name="L36">
        <text:list-item>
          <text:p text:style-name="P776">a glass of — стакан;</text:p>
        </text:list-item>
        <text:list-item>
          <text:p text:style-name="P776"><text:soft-page-break/>a cup of — чашка;</text:p>
        </text:list-item>
        <text:list-item>
          <text:p text:style-name="P776">a jar of — банка;</text:p>
        </text:list-item>
        <text:list-item>
          <text:p text:style-name="P776">a jug of — кувшин;</text:p>
        </text:list-item>
        <text:list-item>
          <text:p text:style-name="P776">a bottle of — бутылка;</text:p>
        </text:list-item>
      </text:list>
      <text:p text:style-name="P230"/>
      <text:p text:style-name="P231">Мерка для сыпучих веществ:</text:p>
      <text:list xml:id="list3975466869" text:style-name="L37">
        <text:list-item>
          <text:p text:style-name="P777">a packet of — упаковка;</text:p>
        </text:list-item>
        <text:list-item>
          <text:p text:style-name="P777">a bowl of — миска;</text:p>
        </text:list-item>
        <text:list-item>
          <text:p text:style-name="P777">a bag of — мешок;</text:p>
        </text:list-item>
        <text:list-item>
          <text:p text:style-name="P777">a kilo of — килограм;</text:p>
        </text:list-item>
      </text:list>
      <text:p text:style-name="P230"/>
      <text:p text:style-name="P231">Мерка для продуктов, которые режут:</text:p>
      <text:list xml:id="list174728536286694" text:continue-numbering="true" text:style-name="L37">
        <text:list-item>
          <text:p text:style-name="P777">a piece/slice of — кусочек;</text:p>
        </text:list-item>
        <text:list-item>
          <text:p text:style-name="P777">a loaf of — буханка;</text:p>
        </text:list-item>
      </text:list>
      <text:p text:style-name="P230"/>
      <text:p text:style-name="P600"><text:span text:style-name="T261">Существительные, которые всегда неислисляемые: </text:span><text:span text:style-name="T58">news, money, bad luck, traffic, furniture, progress, information, advice, hair, paper, food.</text:span></text:p>
      <text:p text:style-name="P384"/>
      <text:p text:style-name="P384">It is good news — Это хорошие новости (без артикля).</text:p>
      <text:p text:style-name="P384">I need good advice — Мне нужен хороший совет (без артикля).</text:p>
      <text:p text:style-name="P384"/>
      <text:p text:style-name="P180">Несколько существительных рядом</text:p>
      <text:p text:style-name="P225"/>
      <text:p text:style-name="P225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25">Первое существительное всегда стоит в единственном числе.</text:p>
      <text:p text:style-name="P225"/>
      <text:p text:style-name="P382">A tennis ball — теннисный мяч / мяч для тенниса;</text:p>
      <text:p text:style-name="P382">A income tax — подоходный налог / налог на прибыль;</text:p>
      <text:p text:style-name="P382"/>
      <text:p text:style-name="P225">Иногда первое существительное имеет окончание -ing. По правилам английского, </text:p>
      <text:p text:style-name="P225">глагол с окончанием -ing грамматически является существительным.</text:p>
      <text:p text:style-name="P225"/>
      <text:p text:style-name="P382">A swimming pool — плавательный бассейн;</text:p>
      <text:p text:style-name="Standard"/>
      <text:p text:style-name="Standard"/>
      <text:p text:style-name="P9">Артикли <text:span text:style-name="T2">(Articles)</text:span></text:p>
      <text:p text:style-name="P601"/>
      <text:p text:style-name="P602"><text:span text:style-name="T286">Это маленькие слова перед существительными, которые передают </text:span><text:span text:style-name="T287">их</text:span><text:span text:style-name="T286"> краткую характеристику. Есть 2 вида артикля: неопределенный (</text:span><text:span text:style-name="T77">a/an) </text:span><text:span text:style-name="T287">и</text:span><text:span text:style-name="T78"> </text:span><text:span text:style-name="T286">определенный (</text:span><text:span text:style-name="T77">the)</text:span><text:span text:style-name="T286">.</text:span></text:p>
      <text:p text:style-name="P226"/>
      <text:p text:style-name="P193">Неопределенный артикль <text:span text:style-name="T39">a/an</text:span></text:p>
      <text:p text:style-name="P227"/>
      <text:p text:style-name="P228">Указывает на какой-то один неопределенный предмет. Каждый человек может представить </text:p>
      <text:p text:style-name="P228">по разному такой предмет. </text:p>
      <text:p text:style-name="P228"/>
      <text:p text:style-name="P383">A house — Дом (один представит особняк, другой — маленький домик).</text:p>
      <text:p text:style-name="P383"/>
      <text:p text:style-name="P228">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28"/>
      <text:p text:style-name="P383">I have <text:span text:style-name="T377">a</text:span> cat / I have <text:span text:style-name="T377">one</text:span> cat — У меня есть (одна такая) кошка.</text:p>
      <text:p text:style-name="P228"><text:soft-page-break/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28">Если согласная не произносится, то ставится <text:span text:style-name="T2">an</text:span>: <text:span text:style-name="T2">an hour (аувер), an honesty (анэсти).</text:span></text:p>
      <text:p text:style-name="P383"/>
      <text:p text:style-name="P431"><text:span text:style-name="T287">Также </text:span><text:span text:style-name="T81">a/an</text:span><text:span text:style-name="T287"> ставится, когда:</text:span></text:p>
      <text:list xml:id="list3667342320" text:style-name="L38">
        <text:list-item>
          <text:p text:style-name="P778">говорят о профессии (I`m a doctor);</text:p>
        </text:list-item>
        <text:list-item>
          <text:p text:style-name="P795"><text:span text:style-name="T78">впервые упоминяют </text:span><text:span text:style-name="T79">объект</text:span><text:span text:style-name="T78"> в разговоре (I have a cat);</text:span></text:p>
        </text:list-item>
        <text:list-item>
          <text:p text:style-name="P796"><text:span text:style-name="T2">дается определение </text:span><text:span text:style-name="T40">объекту</text:span><text:span text:style-name="T2"> (he is a good man).</text:span></text:p>
        </text:list-item>
      </text:list>
      <text:p text:style-name="P383"/>
      <text:p text:style-name="P603"><text:span text:style-name="T287">Если перед существительным </text:span><text:span text:style-name="T288">стоит</text:span><text:span text:style-name="T287"> </text:span><text:span text:style-name="T288">прилагательное</text:span><text:span text:style-name="T287">, то </text:span><text:span text:style-name="T78">a/</text:span><text:span text:style-name="T79">an</text:span><text:span text:style-name="T287"> ставится перед ним</text:span><text:span text:style-name="T288">.</text:span></text:p>
      <text:p text:style-name="P383"><text:span text:style-name="T636">A</text:span> big old house — <text:span text:style-name="T636">Б</text:span>ольшой старый дом.</text:p>
      <text:p text:style-name="P383"/>
      <text:p text:style-name="P228">При этом перед прилагательным без существительного <text:span text:style-name="T617">артикль</text:span> <text:span text:style-name="T2">a/</text:span><text:span text:style-name="T40">an</text:span> не ставится.</text:p>
      <text:p text:style-name="P383">This book is a good (неправильно). This book is good (правильно).</text:p>
      <text:p text:style-name="P383"/>
      <text:p text:style-name="P181">Определенный артикль <text:span text:style-name="T2">the</text:span></text:p>
      <text:p text:style-name="P407"/>
      <text:p text:style-name="P229">Указывает на определенный предмет или понятие. Т.е. на то, что выделяется из общей массы.</text:p>
      <text:p text:style-name="P229"/>
      <text:p text:style-name="P229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29">А также перед исчисляемым<text:span text:style-name="T619">и</text:span> и неисчисляемым<text:span text:style-name="T619">и</text:span> сущесвтительным<text:span text:style-name="T619">и</text:span>.</text:p>
      <text:p text:style-name="P229"/>
      <text:p text:style-name="P604"><text:span text:style-name="T289">Если предмет или человек упоминаются в речи впервые, то обычно о </text:span><text:span text:style-name="T290">нем</text:span><text:span text:style-name="T289"> еще ничего не известно и поэтому сначала используется неопределенный артикль </text:span><text:span text:style-name="T80">a/an</text:span><text:span text:style-name="T289">. Но если </text:span><text:span text:style-name="T290">он</text:span><text:span text:style-name="T289"> упоминаются в речи повторно, то далее </text:span><text:span text:style-name="T290">используется</text:span><text:span text:style-name="T289"> определенный артикль </text:span><text:span text:style-name="T80">the</text:span><text:span text:style-name="T289">.</text:span></text:p>
      <text:p text:style-name="P229"/>
      <text:p text:style-name="P312"><text:span text:style-name="T419">I have got </text:span><text:span text:style-name="T394">a</text:span><text:span text:style-name="T419"> puppy. </text:span><text:span text:style-name="T394">The</text:span><text:span text:style-name="T419"> puppy is white — У меня есть щенок. (Этот) Щенок белый.</text:span></text:p>
      <text:p text:style-name="P385"/>
      <text:p text:style-name="P229">Определенный артикль может стоять не только перед существительным, но и перед</text:p>
      <text:p text:style-name="P229">прилагательным. В этом случае прилагательное становится существительным.</text:p>
      <text:p text:style-name="P385"/>
      <text:p text:style-name="P313"><text:span text:style-name="T420">R</text:span><text:span text:style-name="T419">ich people — </text:span><text:span text:style-name="T420">Б</text:span><text:span text:style-name="T419">огатые люди; </text:span><text:span text:style-name="T420">The</text:span><text:span text:style-name="T419">e rich — </text:span><text:span text:style-name="T420">Б</text:span><text:span text:style-name="T419">огачи.</text:span></text:p>
      <text:p text:style-name="P386"/>
      <text:p text:style-name="P185"><text:span text:style-name="T618">К</text:span>акой артикль выбрать?</text:p>
      <text:p text:style-name="P387"/>
      <text:p text:style-name="P605"><text:span text:style-name="T291">Можно п</text:span><text:span text:style-name="T290">редставить перед существит</text:span><text:span text:style-name="T291">ельным</text:span><text:span text:style-name="T290"> </text:span><text:span text:style-name="T291">слова:</text:span><text:span text:style-name="T290"> «один», «один такой», «один из».</text:span></text:p>
      <text:p text:style-name="P84"><text:span text:style-name="T401">Если логика предложения не нарушена, то скорее всего нужен </text:span><text:span text:style-name="T58">a/an</text:span><text:span text:style-name="T401">.</text:span></text:p>
      <text:p text:style-name="P387"/>
      <text:p text:style-name="P387">I`ve got a window in my room — У меня в комнате есть окно (обычное окно, каких много).</text:p>
      <text:p text:style-name="P388"/>
      <text:p text:style-name="P85"><text:span text:style-name="T401">Также можно представить перед существительным слова: </text:span><text:span text:style-name="T90">this, that, these, those</text:span><text:span text:style-name="T401"> или </text:span></text:p>
      <text:p text:style-name="P85"><text:span text:style-name="T401">«тот самый», «именно тот», «конкретное этот» и т. д. Если смысл предложения в целом не изменился, то можно ставить </text:span><text:span text:style-name="T58">the</text:span><text:span text:style-name="T401">.</text:span></text:p>
      <text:p text:style-name="P232"/>
      <text:p text:style-name="P389">Look at the window. It`s broken — Посмотри на окно. Оно разбито.</text:p>
      <text:p text:style-name="P389">(посмотри на это конкретное окно, именно оно разбито).</text:p>
      <text:p text:style-name="P389"/>
      <text:p text:style-name="P627"><text:span text:style-name="T401">Очень часто артикли используются по особым правилам из-за того, что так сложилось исторически. </text:span><text:span text:style-name="T428">Так, н</text:span><text:span text:style-name="T401">апример </text:span><text:span text:style-name="T58">the</text:span><text:span text:style-name="T401"> всегда ставят: когда говорят о части помещения, когда человек куда-то направляется, когда объект </text:span><text:span text:style-name="T428">явяляется</text:span><text:span text:style-name="T401">, уникальный и т.д: </text:span></text:p>
      <text:p text:style-name="P394"/>
      <text:p text:style-name="P394">in the room, go to the bank, the Bible, the sky, on the left.</text:p>
      <text:p text:style-name="P538"><text:soft-page-break/><text:span text:style-name="T580">Прилагательное </text:span><text:span text:style-name="T584">(Adjective)</text:span></text:p>
      <text:p text:style-name="Standard"/>
      <text:p text:style-name="P608"><text:span text:style-name="T621">Часть речи, которая отвечает на вопрос «какой?». </text:span><text:span text:style-name="T622">Прилагательное </text:span><text:span text:style-name="T623">дает характеристику существительному</text:span><text:span text:style-name="T622"> и всегда стоит перед ним. Но может появляться и отдельно.</text:span></text:p>
      <text:p text:style-name="P608"/>
      <text:p text:style-name="P606">Прилагательные деляться на 2 группы: оценочные и фактовые. </text:p>
      <text:p text:style-name="P606"/>
      <text:p text:style-name="P607">Оценочные прилагательные выражают личное мнение человека о предмете: </text:p>
      <text:p text:style-name="P628"><text:span text:style-name="T51">a</text:span><text:span text:style-name="T41"> </text:span><text:span text:style-name="T52">funny cat (мнение с которым можно не соглашаться). </text:span></text:p>
      <text:p text:style-name="P607"/>
      <text:p text:style-name="P607">Фактовые прилагательные указывают на визуальную информацию либо на факты, </text:p>
      <text:p text:style-name="P607">которые известны об объекте: <text:span text:style-name="T41">a </text:span><text:span text:style-name="T2">gray cat (характеристика, которая не зависит от мнения).</text:span></text:p>
      <text:p text:style-name="P314"/>
      <text:p text:style-name="P86">Если к одному существительному относятся сразу и то, и другое, то первым нужно указывать оценочное прилагательное, а вторым — фактовое.</text:p>
      <text:p text:style-name="P86"/>
      <text:p text:style-name="P629"><text:span text:style-name="T53">a</text:span><text:span text:style-name="T54"> funny gray cat (правильно). </text:span><text:span text:style-name="T53">a</text:span><text:span text:style-name="T54"> gray funny cat (неправильно).</text:span></text:p>
      <text:p text:style-name="P315"/>
      <text:p text:style-name="P86">Если прилагательное стоит после глагола, то оно будет переводиться наречием.</text:p>
      <text:p text:style-name="P86"/>
      <text:p text:style-name="P315">You look <text:span text:style-name="T377">nice</text:span>! — Ты <text:span text:style-name="T377">прекрасно</text:span> выглядишь!</text:p>
      <text:p text:style-name="P315">I feel <text:span text:style-name="T377">bad</text:span> — Я <text:span text:style-name="T377">плохо</text:span> себя чувствую.</text:p>
      <text:p text:style-name="P315"/>
      <text:p text:style-name="P629"><text:span text:style-name="T364">Сравнительная и превосходная степень</text:span><text:span text:style-name="T365"> сравнения</text:span></text:p>
      <text:p text:style-name="P86"/>
      <text:p text:style-name="P611">Сравнительная степень используется когда, сравниваются 2 <text:span text:style-name="T637">прилагательных</text:span>. <text:span text:style-name="T637">Второе</text:span> может только подразумеваться. <text:span text:style-name="T623">О</text:span>бразуется с пом<text:span text:style-name="T623">ощью</text:span> окончания <text:span text:style-name="T2">-er</text:span> или слова <text:span text:style-name="T2">more </text:span><text:span text:style-name="T42">(более)</text:span>. </text:p>
      <text:p text:style-name="P88"/>
      <text:p text:style-name="P88">Суффикс <text:span text:style-name="T2">-er</text:span> ставится, когда слово маленькое, обычно из 1 слога:</text:p>
      <text:list xml:id="list110480828" text:style-name="L39">
        <text:list-item>
          <text:p text:style-name="P744">small (маленький) → smaller (меньше);</text:p>
        </text:list-item>
        <text:list-item>
          <text:p text:style-name="P744">funny (смешной) → funnier (смешнее);</text:p>
        </text:list-item>
      </text:list>
      <text:p text:style-name="P316"/>
      <text:p text:style-name="P88">Слово <text:span text:style-name="T2">more</text:span> ставится, когда слово состоит из 2х и более слогов:</text:p>
      <text:list xml:id="list1262514164" text:style-name="L40">
        <text:list-item>
          <text:p text:style-name="P745">useful (полезный) → more useful (более полезный);</text:p>
        </text:list-item>
        <text:list-item>
          <text:p text:style-name="P745">interesting (интересный) → more interesting (более интересный);</text:p>
        </text:list-item>
      </text:list>
      <text:p text:style-name="P316"/>
      <text:p text:style-name="P87">Прилагательные, для которые сравнительная степень образуется и так, и эдак: </text:p>
      <text:p text:style-name="P316">quiet, clever, narrow, simple.</text:p>
      <text:p text:style-name="P87"/>
      <text:p text:style-name="P316">Be <text:span text:style-name="T377">quieter</text:span>, please / Be <text:span text:style-name="T377">more quiet</text:span>, please — Веди себя <text:span text:style-name="T377">тише</text:span>, пожалуйста.</text:p>
      <text:p text:style-name="P316"/>
      <text:p text:style-name="P87">Часто, при сравнении, используется слово <text:span text:style-name="T2">than (чем):</text:span></text:p>
      <text:p text:style-name="P316">New York is bigger than Manchester — Нью Йорк больше, чем Манчестер.</text:p>
      <text:p text:style-name="P316"/>
      <text:p text:style-name="P609"><text:span text:style-name="T234">Иногда после </text:span><text:span text:style-name="T42">than</text:span><text:span text:style-name="T234"> идёт личное местоимение в объектном падеже</text:span><text:span text:style-name="T42"> (me, him, her…)</text:span></text:p>
      <text:p text:style-name="P609"><text:span text:style-name="T234">В этом случае оно будет переводится именительн</text:span><text:span text:style-name="T235">ым</text:span><text:span text:style-name="T234"> падеж</text:span><text:span text:style-name="T235">ом</text:span><text:span text:style-name="T234">.</text:span></text:p>
      <text:p text:style-name="P87"/>
      <text:p text:style-name="P316">I`m more attentive than <text:span text:style-name="T377">him</text:span> — Я внимательней, чем <text:span text:style-name="T377">он</text:span>.</text:p>
      <text:p text:style-name="P316"/>
      <text:p text:style-name="P89">В качестве альтернативы, местоимение может быть в именительном падеже, но с вместе </text:p>
      <text:p text:style-name="P89">с ним должен указываться вспомогательный или модальный глагол из первой части.</text:p>
      <text:p text:style-name="P89"/>
      <text:p text:style-name="P317"><text:soft-page-break/>I <text:span text:style-name="T401">am</text:span> more attentive than <text:span text:style-name="T377">he is</text:span> — Я внимательне, чем <text:span text:style-name="T377">он</text:span>.</text:p>
      <text:p text:style-name="P317">I <text:span text:style-name="T401">can</text:span> jump higher than <text:span text:style-name="T377">he can</text:span> — Я прыгаю выше, чем <text:span text:style-name="T377">он</text:span>.</text:p>
      <text:p text:style-name="P317"/>
      <text:p text:style-name="P630"><text:span text:style-name="T236">Превосходная степень используется, когда сравниваю три и более </text:span><text:span text:style-name="T251">прилагательных</text:span><text:span text:style-name="T236">. </text:span></text:p>
      <text:p text:style-name="P92">Общее кол-во может только подразумеваться. Она обозначает наивысшую степень качества. </text:p>
      <text:p text:style-name="P90"/>
      <text:p text:style-name="P93"><text:span text:style-name="T637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93">а вместо <text:span text:style-name="T2">more</text:span> используется <text:span text:style-name="T2">most </text:span><text:span text:style-name="T43">(самый)</text:span>. </text:p>
      <text:p text:style-name="P93"/>
      <text:list xml:id="list1651212500" text:style-name="L41">
        <text:list-item>
          <text:p text:style-name="P746">strong (сильный) → the strongest (сильнейший);</text:p>
        </text:list-item>
        <text:list-item>
          <text:p text:style-name="P746">reasonable (разумный)→ the most reasonable (самый разумный);</text:p>
        </text:list-item>
      </text:list>
      <text:p text:style-name="P94"/>
      <text:p text:style-name="P610"><text:span text:style-name="T236">Перед прилагательным </text:span><text:span text:style-name="T237">будет</text:span><text:span text:style-name="T236"> артикль </text:span><text:span text:style-name="T44">the</text:span><text:span text:style-name="T236">, а после прилагательно</text:span><text:span text:style-name="T237">го</text:span><text:span text:style-name="T236"> — предлог </text:span><text:span text:style-name="T44">in</text:span><text:span text:style-name="T236"> или </text:span><text:span text:style-name="T44">of</text:span><text:span text:style-name="T236">.</text:span></text:p>
      <text:p text:style-name="P91"/>
      <text:p text:style-name="P318">What is the longest river in the world? — Какая самая длинная река в мире?</text:p>
      <text:p text:style-name="P318">It was the happiest day of my life — Это был самый счастливый день в моей жизни.</text:p>
      <text:p text:style-name="P318"/>
      <text:p text:style-name="P96">Слова-исключения с особой сравнительной и превосходной степенью:</text:p>
      <text:list xml:id="list2125487265" text:style-name="L42">
        <text:list-item>
          <text:p text:style-name="P747">good (хороший) → better (лучше) → the best (наилучший);</text:p>
        </text:list-item>
        <text:list-item>
          <text:p text:style-name="P747">bad (плохой) → worse (хуже) → the worst (наихудший);</text:p>
        </text:list-item>
        <text:list-item>
          <text:p text:style-name="P747">far (далекий) → farther (дальше) → the farthest (самый далекий);</text:p>
        </text:list-item>
      </text:list>
      <text:p text:style-name="P319"/>
      <text:p text:style-name="P319"/>
      <text:p text:style-name="P14">Наречие <text:span text:style-name="T2">(Adverb)</text:span></text:p>
      <text:p text:style-name="P95"/>
      <text:p text:style-name="P97"><text:span text:style-name="T623">Часть речи, которая отвечает на вопрос</text:span><text:span text:style-name="T625">ы</text:span><text:span text:style-name="T623"> «как?», «</text:span><text:span text:style-name="T625">каким образом?</text:span><text:span text:style-name="T623">» </text:span></text:p>
      <text:p text:style-name="P97"/>
      <text:p text:style-name="P613"><text:span text:style-name="T239">Наречие </text:span><text:span text:style-name="T240">дает</text:span><text:span text:style-name="T239"> характеристику глаголу или прилагательному. Если оно относится к глаголу, то стоит после него (обычно в конце </text:span><text:span text:style-name="T241">предложен</text:span><text:span text:style-name="T240">ия</text:span><text:span text:style-name="T239">), а если к прилагательному — то перед ним.</text:span></text:p>
      <text:p text:style-name="P320"/>
      <text:p text:style-name="P320">I <text:span text:style-name="T377">kwon</text:span> him <text:span text:style-name="T377">well</text:span> — Я <text:span text:style-name="T377">хорошо</text:span> его <text:span text:style-name="T377">знаю</text:span>.</text:p>
      <text:p text:style-name="P320">He is <text:span text:style-name="T377">very</text:span> <text:span text:style-name="T377">serious</text:span> — Он <text:span text:style-name="T377">очень</text:span> <text:span text:style-name="T377">серьезный</text:span>.</text:p>
      <text:p text:style-name="P320"/>
      <text:p text:style-name="P182">Наречия, образованные от прилагательных</text:p>
      <text:p text:style-name="P98"/>
      <text:p text:style-name="P99">Они образуются с помощью окончания <text:span text:style-name="T2">-ly</text:span>:</text:p>
      <text:list xml:id="list1392843447" text:style-name="L43">
        <text:list-item>
          <text:p text:style-name="P748">quick (быстрый) → quickly (быстро);</text:p>
        </text:list-item>
        <text:list-item>
          <text:p text:style-name="P748">serious (серьезный) → seriously (серьезно);</text:p>
        </text:list-item>
      </text:list>
      <text:p text:style-name="P321"/>
      <text:p text:style-name="P99">Наречия, которые <text:span text:style-name="T626">пишутся</text:span> как прилагательные:</text:p>
      <text:list xml:id="list109718193" text:style-name="L44">
        <text:list-item>
          <text:p text:style-name="P749">fast — быстрый/быстро;</text:p>
        </text:list-item>
        <text:list-item>
          <text:p text:style-name="P749">late — поздний/поздно;</text:p>
        </text:list-item>
        <text:list-item>
          <text:p text:style-name="P749">hard — тяжелый/тяжело;</text:p>
        </text:list-item>
      </text:list>
      <text:p text:style-name="P321"/>
      <text:p text:style-name="P183">Самобытные наречия</text:p>
      <text:p text:style-name="P100"/>
      <text:p text:style-name="P100">Они существуют с давних времен и имееют собственную форму.</text:p>
      <text:p text:style-name="P100"/>
      <text:p text:style-name="P101">Наречия, указывающие на степень чего-то:</text:p>
      <text:list xml:id="list107933176" text:style-name="L45">
        <text:list-item>
          <text:p text:style-name="P750">enough — достаточно;</text:p>
        </text:list-item>
        <text:list-item>
          <text:p text:style-name="P750">a lot, much, many — много;</text:p>
        </text:list-item>
        <text:list-item>
          <text:p text:style-name="P750"><text:soft-page-break/>almost — почти;</text:p>
        </text:list-item>
        <text:list-item>
          <text:p text:style-name="P750">pretty, very — довольно (очень);</text:p>
        </text:list-item>
        <text:list-item>
          <text:p text:style-name="P750">too — слишком;</text:p>
        </text:list-item>
      </text:list>
      <text:p text:style-name="P322"/>
      <text:p text:style-name="P101">Наречия, помогающие акцентироваться на чем-то:</text:p>
      <text:list xml:id="list2829738153" text:style-name="L46">
        <text:list-item>
          <text:p text:style-name="P751">just — всего лишь;</text:p>
        </text:list-item>
        <text:list-item>
          <text:p text:style-name="P751">only — только;</text:p>
        </text:list-item>
        <text:list-item>
          <text:p text:style-name="P751">simply — просто;</text:p>
        </text:list-item>
        <text:list-item>
          <text:p text:style-name="P751">especially — особенно;</text:p>
        </text:list-item>
      </text:list>
      <text:p text:style-name="P322"/>
      <text:p text:style-name="P101">Другие распространенные наречия:</text:p>
      <text:list xml:id="list978179154" text:style-name="L47">
        <text:list-item>
          <text:p text:style-name="P752">quite — совсем;</text:p>
        </text:list-item>
        <text:list-item>
          <text:p text:style-name="P752">so — такой;</text:p>
        </text:list-item>
        <text:list-item>
          <text:p text:style-name="P752">soon — скоро;</text:p>
        </text:list-item>
      </text:list>
      <text:p text:style-name="P322"/>
      <text:p text:style-name="P322">Marry is pretty smart — Мэри довольно умная;</text:p>
      <text:p text:style-name="P322">We just want to ask you a question — Мы всего лишь хотим задать вам вопрос.</text:p>
      <text:p text:style-name="P322">Why are you so sad? — Почему ты такой грусный?</text:p>
      <text:p text:style-name="P322"/>
      <text:p text:style-name="P102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102">а <text:span text:style-name="T2">many</text:span> — перед исчисляемыми: <text:span text:style-name="T2">much work, many books.</text:span></text:p>
      <text:p text:style-name="P102"/>
      <text:p text:style-name="P102">Связка <text:span text:style-name="T2">a lot of</text:span> (или <text:span text:style-name="T2">lots of</text:span>) может стоять как перед исчисляемыми, так и неисчисляемыми</text:p>
      <text:p text:style-name="P614"><text:span text:style-name="T240">существительными: </text:span><text:span text:style-name="T46">a lot of coffee, a lot of cars. </text:span><text:span text:style-name="T240">Англоговорящие не используют </text:span><text:span text:style-name="T46">much</text:span><text:span text:style-name="T240"> </text:span></text:p>
      <text:p text:style-name="P614"><text:span text:style-name="T240">в утвердительных предложениях и заменяют его на </text:span><text:span text:style-name="T46">a lof of</text:span><text:span text:style-name="T240">.</text:span></text:p>
      <text:p text:style-name="P102"/>
      <text:p text:style-name="P324">There is a lot of juice in the jug — В кувшине много сока.</text:p>
      <text:p text:style-name="P324">There isn`t much coffee in the cup — В чашке не много кофе.</text:p>
      <text:p text:style-name="P323"/>
      <text:p text:style-name="P105">Слова <text:span text:style-name="T2">little</text:span> и <text:span text:style-name="T2">few</text:span> переводятся как «мало». <text:span text:style-name="T627">Слово </text:span><text:span text:style-name="T46">l</text:span><text:span text:style-name="T2">ittle</text:span> — это антоним <text:span text:style-name="T2">much</text:span>,</text:p>
      <text:p text:style-name="P105">а слово <text:span text:style-name="T2">few</text:span> — антоним <text:span text:style-name="T2">many</text:span>: <text:span text:style-name="T2">little work, few books.</text:span></text:p>
      <text:p text:style-name="P184"/>
      <text:p text:style-name="P184">Наречия частности</text:p>
      <text:p text:style-name="P102"/>
      <text:p text:style-name="P102">Указывают на то, когда или с какой периодичностью происходит действие в предложении.</text:p>
      <text:p text:style-name="P102">Это те самые слова-маячки, которые помогают определять правильное время.</text:p>
      <text:p text:style-name="P102"/>
      <text:p text:style-name="P102"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102"/>
      <text:p text:style-name="P324"><text:span text:style-name="T138">I</text:span> <text:span text:style-name="T174">don`t</text:span> <text:span text:style-name="T377">usually</text:span> <text:span text:style-name="T147">drive</text:span> to work — Обычно, я не еду (на машине) на работу.</text:p>
      <text:p text:style-name="P324"><text:span text:style-name="T138">You</text:span> <text:span text:style-name="T174">can</text:span> <text:span text:style-name="T377">always</text:span> <text:span text:style-name="T147">call</text:span> me — Ты всегда можешь позвонить мне.</text:p>
      <text:p text:style-name="P324"/>
      <text:p text:style-name="P103">Если наречие частотности в связке с другим словом, то вся связка должна быть в конце.</text:p>
      <text:p text:style-name="P325">I buy coffee on my way to work <text:span text:style-name="T377">very often</text:span> — Я <text:span text:style-name="T377">очень часто</text:span> покупаю кофе по дороге на работу.</text:p>
      <text:p text:style-name="Standard"/>
      <text:p text:style-name="Standard"/>
      <text:p text:style-name="P10">Предлог <text:span text:style-name="T2">(Preposition)</text:span></text:p>
      <text:p text:style-name="P104"/>
      <text:p text:style-name="P108">В английском языке, предлоги заменяют падежи для существительных. При этом к одном<text:span text:style-name="T632">у</text:span> и тому же падежу могут вести разные предлоги или вообще никаких.</text:p>
      <text:p text:style-name="P107"/>
      <text:p text:style-name="P186"><text:soft-page-break/>Предлоги времени <text:span text:style-name="T2">at, on, in</text:span></text:p>
      <text:p text:style-name="P107"/>
      <text:p text:style-name="P107">Отвечают на вопрос «когда?». Каждый из них обозначает разный момент времени.</text:p>
      <text:p text:style-name="P107"/>
      <text:p text:style-name="P443"><text:span text:style-name="T245">Предлог </text:span><text:span text:style-name="T48">at</text:span><text:span text:style-name="T245"> указывает на точное время. Иногда </text:span><text:span text:style-name="T247">он</text:span><text:span text:style-name="T245"> </text:span><text:span text:style-name="T247">указывает на </text:span><text:span text:style-name="T245">периоды дня и праздники:</text:span></text:p>
      <text:p text:style-name="P444"><text:span text:style-name="T245">Если в названии праздника </text:span><text:span text:style-name="T247">есть</text:span><text:span text:style-name="T245"> слово </text:span><text:span text:style-name="T48">day</text:span><text:span text:style-name="T245">, то он пишется с предлогом </text:span><text:span text:style-name="T48">on</text:span><text:span text:style-name="T245">, а не </text:span><text:span text:style-name="T48">at</text:span><text:span text:style-name="T245">.</text:span></text:p>
      <text:p text:style-name="P110"/>
      <text:list xml:id="list1323657655" text:style-name="L48">
        <text:list-item>
          <text:p text:style-name="P753">at 5 o`clock — в 5 часов;</text:p>
        </text:list-item>
        <text:list-item>
          <text:p text:style-name="P753">at night — ночью;</text:p>
        </text:list-item>
        <text:list-item>
          <text:p text:style-name="P753">at sunset — на рассвете;</text:p>
        </text:list-item>
        <text:list-item>
          <text:p text:style-name="P753">at the weekend — в выходные;</text:p>
        </text:list-item>
        <text:list-item>
          <text:p text:style-name="P753">at the moment — в данный момент;</text:p>
        </text:list-item>
        <text:list-item>
          <text:p text:style-name="P753">at the end (of) — в конце;</text:p>
        </text:list-item>
        <text:list-item>
          <text:p text:style-name="P753">at Christmas — на Рождество;</text:p>
        </text:list-item>
        <text:list-item>
          <text:p text:style-name="P753">at Easter — на Пасху;</text:p>
        </text:list-item>
      </text:list>
      <text:p text:style-name="P328"/>
      <text:p text:style-name="P110">Предлог <text:span text:style-name="T2">on</text:span> указывает на конкретный день. Обычно это дни недели или даты.</text:p>
      <text:p text:style-name="P111">В английском языке дни недели, месяцы, и названия праздников пишутся с большой буквы.</text:p>
      <text:p text:style-name="P329"/>
      <text:list xml:id="list2548377807" text:style-name="L49">
        <text:list-item>
          <text:p text:style-name="P754">on Sunday — в воскресенье / по воскресеньям;</text:p>
        </text:list-item>
        <text:list-item>
          <text:p text:style-name="P754">on the 8th of March — 8го марта;</text:p>
        </text:list-item>
        <text:list-item>
          <text:p text:style-name="P754">on April, 10 — 10го апреля;</text:p>
        </text:list-item>
        <text:list-item>
          <text:p text:style-name="P754">on my birthday — на мой день рождения;</text:p>
        </text:list-item>
        <text:list-item>
          <text:p text:style-name="P754">on Christmas day — в день Рождества;</text:p>
        </text:list-item>
      </text:list>
      <text:p text:style-name="P328"/>
      <text:p text:style-name="P109">Предлог <text:span text:style-name="T2">in</text:span> указывает на большие периоды: месяцы, сезоны, годы:</text:p>
      <text:list xml:id="list3020857840" text:style-name="L50">
        <text:list-item>
          <text:p text:style-name="P797">in January — в январе;</text:p>
        </text:list-item>
        <text:list-item>
          <text:p text:style-name="P755">in winter — зимой;</text:p>
        </text:list-item>
        <text:list-item>
          <text:p text:style-name="P755">in the evening — вечером;</text:p>
        </text:list-item>
        <text:list-item>
          <text:p text:style-name="P755">in 2065 — в 2065 году;</text:p>
        </text:list-item>
        <text:list-item>
          <text:p text:style-name="P755">in the 1970s — в 1970х годах;</text:p>
        </text:list-item>
        <text:list-item>
          <text:p text:style-name="P755">in the past — в прошлом;</text:p>
        </text:list-item>
      </text:list>
      <text:p text:style-name="P110"/>
      <text:p text:style-name="P109">Предлог <text:span text:style-name="T2">in</text:span> в связке с временем означает «через»:</text:p>
      <text:list xml:id="list3802619416" text:style-name="L51">
        <text:list-item>
          <text:p text:style-name="P756">in 5 minutes — через 5 минут;</text:p>
        </text:list-item>
        <text:list-item>
          <text:p text:style-name="P756">in two weeks — через две недели;</text:p>
        </text:list-item>
        <text:list-item>
          <text:p text:style-name="P756">in no time — мигом (через мгновение);</text:p>
        </text:list-item>
      </text:list>
      <text:p text:style-name="P327"/>
      <text:p text:style-name="P107">Предлоги времени не используются перед словами:<text:span text:style-name="T2"> last, next, this, that, each, every.</text:span></text:p>
      <text:p text:style-name="P327">See you next Friday — Увидимся в следующую пятницу.</text:p>
      <text:p text:style-name="P327"/>
      <text:p text:style-name="P620"><text:span text:style-name="T249">П</text:span><text:span text:style-name="T248">редлоги </text:span><text:span text:style-name="T249">времени</text:span><text:span text:style-name="T248"> имееют множество нелогичных исключений. Так, например, </text:span><text:span text:style-name="T49">in</text:span><text:span text:style-name="T248"> и </text:span><text:span text:style-name="T49">at</text:span><text:span text:style-name="T248"> принятно говорить с некоторыми пер</text:span><text:span text:style-name="T249">и</text:span><text:span text:style-name="T248">одами дня. Это нужно просто заучить.</text:span></text:p>
      <text:p text:style-name="P119"/>
      <text:p text:style-name="P536"><text:span text:style-name="T248">Предлоги времени</text:span><text:span text:style-name="T49"> since, for, from ... to, until</text:span></text:p>
      <text:p text:style-name="P194"/>
      <text:p text:style-name="P233">Отвечают на вопрос «в какой период?» Связаны с большими отрезками времени.</text:p>
      <text:p text:style-name="P233"/>
      <text:p text:style-name="P621"><text:span text:style-name="T182">Предлог </text:span><text:span text:style-name="T2">since</text:span><text:span text:style-name="T182"> означает «с». Он указывает на начало периода:</text:span></text:p>
      <text:list xml:id="list3161820984" text:style-name="L52">
        <text:list-item>
          <text:p text:style-name="P779">since Wednesday — со среды;</text:p>
        </text:list-item>
        <text:list-item>
          <text:p text:style-name="P779">since 1984 — с 1984 года;</text:p>
        </text:list-item>
        <text:list-item>
          <text:p text:style-name="P779">since Monday — с понедельника;</text:p>
        </text:list-item>
      </text:list>
      <text:p text:style-name="P234"><text:soft-page-break/>Предлог <text:span text:style-name="T2">for</text:span> означает «уже», «в течение». Он указывает, как долго длится действие.</text:p>
      <text:list xml:id="list1332739795" text:style-name="L53">
        <text:list-item>
          <text:p text:style-name="P780">for 10 hours — (уже) 10 часов / в течении 10 часов;</text:p>
        </text:list-item>
        <text:list-item>
          <text:p text:style-name="P780">for two weeks — (уже) две недели / в течении 2х недель;</text:p>
        </text:list-item>
      </text:list>
      <text:p text:style-name="P390"/>
      <text:p text:style-name="P233"><text:span text:style-name="T2">Since</text:span> и <text:span text:style-name="T2">for</text:span> используются в <text:span text:style-name="T2">Present Perfect Continuous</text:span>.</text:p>
      <text:p text:style-name="P233"/>
      <text:p text:style-name="P432"><text:span text:style-name="T292">П</text:span><text:span text:style-name="T293">редлог </text:span><text:span text:style-name="T82">from ... to</text:span><text:span text:style-name="T293"> означает «с ... до». Он указыват </text:span><text:span text:style-name="T292">на</text:span><text:span text:style-name="T293"> границы периода:</text:span></text:p>
      <text:list xml:id="list2708560505" text:style-name="L54">
        <text:list-item>
          <text:p text:style-name="P781">from 9 to 5 — с девяти до пяти (часов);</text:p>
        </text:list-item>
        <text:list-item>
          <text:p text:style-name="P781">from January to March — с января по март;</text:p>
        </text:list-item>
      </text:list>
      <text:p text:style-name="P390"/>
      <text:p text:style-name="P57"><text:span text:style-name="T421">Предлог </text:span><text:span text:style-name="T82">until (till)</text:span><text:span text:style-name="T421"> означает «до того, как». Он </text:span><text:span text:style-name="T422">указывает на</text:span><text:span text:style-name="T421"> конец периода:</text:span></text:p>
      <text:list xml:id="list3901262300" text:style-name="L55">
        <text:list-item>
          <text:p text:style-name="P782">until Wednesday — до среды;</text:p>
        </text:list-item>
        <text:list-item>
          <text:p text:style-name="P782">until I come — до того, как я вернусь;</text:p>
        </text:list-item>
      </text:list>
      <text:p text:style-name="P390"/>
      <text:p text:style-name="P187"><text:span text:style-name="T633">Предлоги места </text:span><text:span text:style-name="T49">at, on, in</text:span></text:p>
      <text:p text:style-name="P409"/>
      <text:p text:style-name="P240">Отвечают на вопрос «где?». Помимо времени также указывают на местоположение.</text:p>
      <text:p text:style-name="P240"/>
      <text:p text:style-name="P433"><text:span text:style-name="T294">Предлог </text:span><text:span text:style-name="T83">at</text:span><text:span text:style-name="T294"> обозначает конкретное место/точку, где находится предмет:</text:span></text:p>
      <text:list xml:id="list170820958" text:style-name="L56">
        <text:list-item>
          <text:p text:style-name="P783">at the bus stop — на автобусной остановке;</text:p>
        </text:list-item>
        <text:list-item>
          <text:p text:style-name="P783">at the top/bottom - наверху/внизу;</text:p>
        </text:list-item>
        <text:list-item>
          <text:p text:style-name="P783">at school — в школе.</text:p>
        </text:list-item>
      </text:list>
      <text:p text:style-name="P240"/>
      <text:p text:style-name="P433"><text:span text:style-name="T294">Предлог </text:span><text:span text:style-name="T83">on</text:span><text:span text:style-name="T294"> обозначает поверхность, </text:span><text:span text:style-name="T362">на</text:span><text:span text:style-name="T294"> которой располагается объект:</text:span></text:p>
      <text:list xml:id="list170723024" text:style-name="L57">
        <text:list-item>
          <text:p text:style-name="P784">on the table — на столе;</text:p>
        </text:list-item>
        <text:list-item>
          <text:p text:style-name="P784">on the floor — на полу;</text:p>
        </text:list-item>
        <text:list-item>
          <text:p text:style-name="P784">on the head — на голове;</text:p>
        </text:list-item>
      </text:list>
      <text:p text:style-name="P395"/>
      <text:p text:style-name="P434"><text:span text:style-name="T83">П</text:span><text:span text:style-name="T84">редлог in обозначает положение </text:span><text:span text:style-name="T131">в</text:span><text:span text:style-name="T84"> опред. месте, ограниченном рамками или барьером.</text:span></text:p>
      <text:list xml:id="list2012812514" text:style-name="L58">
        <text:list-item>
          <text:p text:style-name="P785">in the house — в доме;</text:p>
        </text:list-item>
        <text:list-item>
          <text:p text:style-name="P785">in a box — в коробке;</text:p>
        </text:list-item>
      </text:list>
      <text:p text:style-name="P241"/>
      <text:p text:style-name="P124"><text:span text:style-name="T423">Эти предлоги также имеют исключения. </text:span><text:span text:style-name="T429">Например </text:span><text:span text:style-name="T89">i</text:span><text:span text:style-name="T84">n</text:span><text:span text:style-name="T423"> часто переводится как «на», </text:span></text:p>
      <text:p text:style-name="P124"><text:span text:style-name="T423">а </text:span><text:span text:style-name="T84">on</text:span><text:span text:style-name="T423"> — как «в». Особенно, когда они используются с транспортом:</text:span></text:p>
      <text:p text:style-name="P243"/>
      <text:list xml:id="list1868154764" text:style-name="L59">
        <text:list-item>
          <text:p text:style-name="P786">in a car — на машине;</text:p>
        </text:list-item>
        <text:list-item>
          <text:p text:style-name="P787">in the street — на улице;</text:p>
        </text:list-item>
        <text:list-item>
          <text:p text:style-name="P786">on a bus — в автобусе;</text:p>
        </text:list-item>
        <text:list-item>
          <text:p text:style-name="P787">on the list — в списке;</text:p>
        </text:list-item>
        <text:list-item>
          <text:p text:style-name="P787">on the way — по дороге;</text:p>
        </text:list-item>
      </text:list>
      <text:p text:style-name="P242"/>
      <text:p text:style-name="P195">Другие предлоги места</text:p>
      <text:p text:style-name="P241"/>
      <text:p text:style-name="P242">Помогают определить нахождение объекта в пространсте:</text:p>
      <text:list xml:id="list2025614987" text:style-name="L60">
        <text:list-item>
          <text:p text:style-name="P788">above — над;</text:p>
        </text:list-item>
        <text:list-item>
          <text:p text:style-name="P788">under — под;</text:p>
        </text:list-item>
        <text:list-item>
          <text:p text:style-name="P788">in front of — перед;</text:p>
        </text:list-item>
        <text:list-item>
          <text:p text:style-name="P788">behind — позади;</text:p>
        </text:list-item>
        <text:list-item>
          <text:p text:style-name="P788">between/with — между/c;</text:p>
        </text:list-item>
        <text:list-item>
          <text:p text:style-name="P757"><text:span text:style-name="T423">next to — рядом с</text:span><text:span text:style-name="T424">;</text:span></text:p>
        </text:list-item>
      </text:list>
      <text:p text:style-name="P398"/>
      <text:p text:style-name="P330"><text:soft-page-break/><text:span text:style-name="T424">The cat is </text:span><text:span text:style-name="T396">under</text:span><text:span text:style-name="T424"> the ball — Кот </text:span><text:span text:style-name="T396">под</text:span><text:span text:style-name="T424"> клубком.</text:span></text:p>
      <text:p text:style-name="P330"><text:span text:style-name="T424">The cat is </text:span><text:span text:style-name="T396">in front of</text:span><text:span text:style-name="T424"> the ball — Кот </text:span><text:span text:style-name="T396">перед</text:span><text:span text:style-name="T424"> клубком.</text:span></text:p>
      <text:p text:style-name="P396"/>
      <text:p text:style-name="P188"><text:span text:style-name="T634">Предллог направления </text:span><text:span text:style-name="T50">to</text:span></text:p>
      <text:p text:style-name="P241"/>
      <text:p text:style-name="P241">Отвечает на вопрос «куда?». Указывает в какое место хочет попасть человек.</text:p>
      <text:p text:style-name="P113"><text:span text:style-name="T423">Используется после глаголов движения: </text:span><text:span text:style-name="T84">go, walk, drive, come, travel, return, send, get.</text:span></text:p>
      <text:p text:style-name="P241"/>
      <text:p text:style-name="P330"><text:span text:style-name="T423">I want to </text:span><text:span text:style-name="T397">go to</text:span><text:span text:style-name="T423"> New York — Я хочу </text:span><text:span text:style-name="T397">поехать в</text:span><text:span text:style-name="T423"> Нью Йорк.</text:span></text:p>
      <text:p text:style-name="P330"><text:span text:style-name="T423">Did they </text:span><text:span text:style-name="T397">get to</text:span><text:span text:style-name="T423"> London? — Они </text:span><text:span text:style-name="T397">добрались до</text:span><text:span text:style-name="T423"> Лондона?</text:span></text:p>
      <text:p text:style-name="P396"/>
      <text:p text:style-name="P113"><text:span text:style-name="T423">Если в качестве направления используется слово </text:span><text:span text:style-name="T84">home</text:span><text:span text:style-name="T423">, то перед ним </text:span><text:span text:style-name="T84">to</text:span><text:span text:style-name="T423"> не нужен.</text:span></text:p>
      <text:p text:style-name="P397">Go home (правильно). Go to home (неправильно). </text:p>
      <text:p text:style-name="P396"/>
      <text:p text:style-name="P113"><text:span text:style-name="T423">Если нужно </text:span><text:span text:style-name="T425">сказать </text:span><text:span text:style-name="T423">что </text:span><text:span text:style-name="T425">человек бывал </text:span><text:span text:style-name="T423">в каком-то месте, например в стране или городе,</text:span></text:p>
      <text:p text:style-name="P113"><text:span text:style-name="T423">то нужно использовать </text:span><text:span text:style-name="T84">Present Perfect</text:span><text:span text:style-name="T423"> с </text:span><text:span text:style-name="T425">предлогом </text:span><text:span text:style-name="T84">to</text:span><text:span text:style-name="T423">.</text:span></text:p>
      <text:p text:style-name="P241"/>
      <text:p text:style-name="P396">The have been to Italy — Они бывали в Италии.</text:p>
      <text:p text:style-name="P396"/>
      <text:p text:style-name="P188"><text:span text:style-name="T634">Предлог </text:span><text:span text:style-name="T50">by</text:span></text:p>
      <text:p text:style-name="P410"/>
      <text:p text:style-name="P441"><text:span text:style-name="T297">Может п</text:span><text:span text:style-name="T295">ереводит</text:span><text:span text:style-name="T297">ь</text:span><text:span text:style-name="T295">ся по разному. </text:span><text:span text:style-name="T296">Помогает сказать, </text:span><text:span text:style-name="T363">как</text:span><text:span text:style-name="T296"> что-то делается или случается.</text:span></text:p>
      <text:p text:style-name="P442"><text:span text:style-name="T297">Иногда в</text:span><text:span text:style-name="T296">стречается в пассивном залоге, когда </text:span><text:span text:style-name="T297">указывают</text:span><text:span text:style-name="T296"> автора действия.</text:span></text:p>
      <text:p text:style-name="P244"/>
      <text:list xml:id="list1342746250" text:style-name="L61">
        <text:list-item>
          <text:p text:style-name="P789">happen by mistake — случиться по ошибке.</text:p>
        </text:list-item>
        <text:list-item>
          <text:p text:style-name="P790">send by post — отправиться почтой;</text:p>
        </text:list-item>
      </text:list>
      <text:p text:style-name="P401"/>
      <text:p text:style-name="P399">Did you play for the meal by credit card — Ты заплатил за еду кредиткой?</text:p>
      <text:p text:style-name="P400"/>
      <text:p text:style-name="P245">Также этот предлог используется в значении «около», «рядом».</text:p>
      <text:p text:style-name="P402"/>
      <text:p text:style-name="P403">Sit by me — Посиди рядом со мной.</text:p>
      <text:p text:style-name="P331"><text:span text:style-name="T401">There is a car parked by the store — </text:span><text:span text:style-name="T427">Около магазина стоит машина.</text:span></text:p>
      <text:p text:style-name="P190"/>
      <text:p text:style-name="P190">Связки существительных и предлогов</text:p>
      <text:p text:style-name="P189"/>
      <text:p text:style-name="P235">Иногда, после некоторых существительных, принято использовать определенные предлоги. </text:p>
      <text:p text:style-name="P235">Такие связки нужно просто запомнить. При переводе предлог может выпадать.</text:p>
      <text:p text:style-name="P237"/>
      <text:list xml:id="list497493725" text:style-name="L62">
        <text:list-item>
          <text:p text:style-name="P791">a need for — нужда в;</text:p>
        </text:list-item>
        <text:list-item>
          <text:p text:style-name="P791">a reason for — причина для (чего-либо);</text:p>
        </text:list-item>
        <text:list-item>
          <text:p text:style-name="P791">an advantage of — преимущество (чего-либо);</text:p>
        </text:list-item>
        <text:list-item>
          <text:p text:style-name="P791">a cause of — причина (чего-либо);</text:p>
          <text:p text:style-name="P791"/>
        </text:list-item>
        <text:list-item>
          <text:p text:style-name="P791">a solution to — решение какой-то проблемы;</text:p>
        </text:list-item>
        <text:list-item>
          <text:p text:style-name="P791">a key to — ключ к/от (чего-либо);</text:p>
        </text:list-item>
        <text:list-item>
          <text:p text:style-name="P791">an answer to — ответ на;</text:p>
        </text:list-item>
        <text:list-item>
          <text:p text:style-name="P791">an attitude to — отношение к;</text:p>
          <text:p text:style-name="P791"/>
        </text:list-item>
        <text:list-item>
          <text:p text:style-name="P791">a contact with/between — контакт с/между;</text:p>
        </text:list-item>
        <text:list-item>
          <text:p text:style-name="P791">a connection with/between — связь с/между;</text:p>
        </text:list-item>
        <text:list-item>
          <text:p text:style-name="P791">a relationship with/between — взаимосвязь с/между;</text:p>
        </text:list-item>
      </text:list>
      <text:p text:style-name="P391"><text:soft-page-break/>There must be a reason for his actions — Должна быть какая-то причина его действий.</text:p>
      <text:p text:style-name="P391">We`ll find a solution to the problem — Мы найдем решение этой проблемы.</text:p>
      <text:p text:style-name="P391">She has an emotion connection with him — У нее эмоциональная связь с ним.</text:p>
      <text:p text:style-name="P391"/>
      <text:p text:style-name="P190">Связки прилагательных и предлогов</text:p>
      <text:p text:style-name="P190"/>
      <text:p text:style-name="P235">После некоторых прилагательных могут также идти определенные предлоги.</text:p>
      <text:p text:style-name="P235"/>
      <text:p text:style-name="P236">Прилагательное + <text:span text:style-name="T2">about</text:span> означает «испытывать чувство из-за чего-либо»:</text:p>
      <text:list xml:id="list1597499230" text:style-name="L63">
        <text:list-item>
          <text:p text:style-name="P798"><text:span text:style-name="T85">happy about — </text:span><text:span text:style-name="T86">счастливый</text:span><text:span text:style-name="T85"> из-за;</text:span></text:p>
        </text:list-item>
        <text:list-item>
          <text:p text:style-name="P799"><text:span text:style-name="T85">upset about — </text:span><text:span text:style-name="T86">растроенный</text:span><text:span text:style-name="T85"> из-за;</text:span></text:p>
        </text:list-item>
        <text:list-item>
          <text:p text:style-name="P792">angry about — злиться из-за;</text:p>
        </text:list-item>
        <text:list-item>
          <text:p text:style-name="P800"><text:span text:style-name="T86">worried</text:span><text:span text:style-name="T85"> about — </text:span><text:span text:style-name="T86">волноваться</text:span><text:span text:style-name="T85"> из-за;</text:span></text:p>
        </text:list-item>
      </text:list>
      <text:p text:style-name="P391"/>
      <text:p text:style-name="P391">Bill seems really upset about this — Билл выглядит очень расстроенным из-за этого.</text:p>
      <text:p text:style-name="P391">I was worried about you — Я волновался за тебя.</text:p>
      <text:p text:style-name="P391"/>
      <text:p text:style-name="P114"><text:span text:style-name="T426">Слово</text:span><text:span text:style-name="T86"> sorry</text:span><text:span text:style-name="T426"> в связке с </text:span><text:span text:style-name="T86">about</text:span><text:span text:style-name="T426"> и </text:span><text:span text:style-name="T86">for</text:span><text:span text:style-name="T426"> выражает сожаление, сочувствие:</text:span></text:p>
      <text:p text:style-name="P238"/>
      <text:p text:style-name="P391">I`m sorry about my behavior — Прости мое поведение.</text:p>
      <text:p text:style-name="P391">Sorry for interrupting — Простите, что беспокою вас.</text:p>
      <text:p text:style-name="P391">I`m sorry for your loss — Сожалею о вашей утрате.</text:p>
      <text:p text:style-name="P391"/>
      <text:p text:style-name="P623">Если после прилагательного идет предлог <text:span text:style-name="T2">of</text:span>, то он будет соответствовать </text:p>
      <text:p text:style-name="P623">родительскому падежу (кого/чего). </text:p>
      <text:p text:style-name="P238"/>
      <text:p text:style-name="P392">It was very stupied of you to go there — Было очень глупо с твоей стороны идти туда.</text:p>
      <text:p text:style-name="P392"/>
      <text:p text:style-name="P239">Предлог <text:span text:style-name="T2">of</text:span> часто используется после прилагательных, выражающий отношение</text:p>
      <text:p text:style-name="P239">к чему-либо. Сама связка в этом случае <text:span text:style-name="T635">может </text:span>переводит<text:span text:style-name="T635">ь</text:span>ся глаголом:</text:p>
      <text:p text:style-name="P239"/>
      <text:list xml:id="list2461987211" text:style-name="L64">
        <text:list-item>
          <text:p text:style-name="P793">afraid of — бояться;</text:p>
        </text:list-item>
        <text:list-item>
          <text:p text:style-name="P793">proud of — гордиться;</text:p>
        </text:list-item>
        <text:list-item>
          <text:p text:style-name="P793">full of — полон;</text:p>
        </text:list-item>
        <text:list-item>
          <text:p text:style-name="P793">short of — не хватает;</text:p>
        </text:list-item>
        <text:list-item>
          <text:p text:style-name="P793">sure of — быть уверенным в.</text:p>
        </text:list-item>
      </text:list>
      <text:p text:style-name="P393"/>
      <text:p text:style-name="P392">Are you afraid of dogs? — Ты боишься собак?</text:p>
      <text:p text:style-name="P392">I`m sure of him — Я уверен в нем.</text:p>
      <text:p text:style-name="P392">This bag is full of cash — В этой сумке полно денег.</text:p>
      <text:p text:style-name="P392"/>
      <text:p text:style-name="P191"><text:span text:style-name="T635">С</text:span>вязки глаголов и предлогов</text:p>
      <text:p text:style-name="P238"/>
      <text:p text:style-name="P445"><text:span text:style-name="T298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87">search</text:span><text:span text:style-name="T298"> чаще используется </text:span><text:span text:style-name="T87">look for</text:span><text:span text:style-name="T298">.</text:span></text:p>
      <text:p text:style-name="P497"/>
      <text:list xml:id="list3462412888" text:style-name="L65">
        <text:list-item>
          <text:p text:style-name="P801">look at — стмотреть на;</text:p>
        </text:list-item>
        <text:list-item>
          <text:p text:style-name="P801">look for — искать;</text:p>
        </text:list-item>
        <text:list-item>
          <text:p text:style-name="P801">listen to — слушать;</text:p>
        </text:list-item>
        <text:list-item>
          <text:p text:style-name="P801">wait for — ждать;</text:p>
        </text:list-item>
        <text:list-item>
          <text:p text:style-name="P801">stay at — останавливаться (например, в отеле);</text:p>
        </text:list-item>
        <text:list-item>
          <text:p text:style-name="P802"><text:soft-page-break/>what ... like — на что похож (здесь like — это предлог);</text:p>
        </text:list-item>
        <text:list-item>
          <text:p text:style-name="P802">belong to — принадлежать к;</text:p>
        </text:list-item>
        <text:list-item>
          <text:p text:style-name="P802">happen to — случилось с;</text:p>
        </text:list-item>
        <text:list-item>
          <text:p text:style-name="P802">speak to / talk to — говорить с (кем-то);</text:p>
        </text:list-item>
        <text:list-item>
          <text:p text:style-name="P802">ask for — просить (чего-то);</text:p>
        </text:list-item>
        <text:list-item>
          <text:p text:style-name="P802">thank for — благодарить за;</text:p>
        </text:list-item>
        <text:list-item>
          <text:p text:style-name="P802">depend on — зависить от;</text:p>
        </text:list-item>
        <text:list-item>
          <text:p text:style-name="P802">think about/of — думать о;</text:p>
        </text:list-item>
      </text:list>
      <text:p text:style-name="P478"/>
      <text:p text:style-name="P476">What are you looking at? — На что ты смотришь?</text:p>
      <text:p text:style-name="P476">What does he look like? — Как он выглядит? (На что он похож?)</text:p>
      <text:p text:style-name="P476">We belong to different world — Мы принадлежим к разным мирам.</text:p>
      <text:p text:style-name="P476"/>
      <text:p text:style-name="P495">Предлоги, передающие особый контекст для глаголов движения и перемещения:</text:p>
      <text:list xml:id="list1295269598" text:style-name="L66">
        <text:list-item>
          <text:p text:style-name="P803">in — переместить(ся) в закрытое пространство (go on — войти);</text:p>
        </text:list-item>
        <text:list-item>
          <text:p text:style-name="P803">out — покинуть закрытое пространство (go out — выйти);</text:p>
        </text:list-item>
        <text:list-item>
          <text:p text:style-name="P803">on — переместить(ся) на поверхность (go on — продложать (движение));</text:p>
        </text:list-item>
        <text:list-item>
          <text:p text:style-name="P803">off — убрать с поверхности (go off — уходить, сходить);</text:p>
        </text:list-item>
        <text:list-item>
          <text:p text:style-name="P803">up — переместить(ся) выше уровнем (go up — подняться);</text:p>
        </text:list-item>
        <text:list-item>
          <text:p text:style-name="P803">down — переместить(ся) ниже уровнем (go down — опускаться);</text:p>
        </text:list-item>
        <text:list-item>
          <text:p text:style-name="P803">away — убрать(ся) прочь (go away — уходить, разойтись);</text:p>
        </text:list-item>
        <text:list-item>
          <text:p text:style-name="P803">back — вернуть(ся) (go back — возвращаться);</text:p>
        </text:list-item>
      </text:list>
      <text:p text:style-name="P494"/>
      <text:p text:style-name="P115"><text:span text:style-name="T495">Если фразовый глагол имеет дополнение, то </text:span><text:span text:style-name="T496">оно </text:span><text:span text:style-name="T495">может стоять как в середине связки, </text:span></text:p>
      <text:p text:style-name="P115"><text:span text:style-name="T495">так и после </text:span><text:span text:style-name="T496">неё</text:span><text:span text:style-name="T495">. А если дополнение</text:span><text:span text:style-name="T496">м</text:span><text:span text:style-name="T495"> </text:span><text:span text:style-name="T496">является </text:span><text:span text:style-name="T495">местоимени</text:span><text:span text:style-name="T496">е</text:span><text:span text:style-name="T495">, то оно всегда будет </text:span><text:span text:style-name="T496">в середине</text:span><text:span text:style-name="T495">.</text:span></text:p>
      <text:p text:style-name="P496"/>
      <text:p text:style-name="P332"><text:span text:style-name="T495">I </text:span><text:span text:style-name="T436">turned</text:span><text:span text:style-name="T495"> </text:span><text:span text:style-name="T167">the light</text:span><text:span text:style-name="T495"> </text:span><text:span text:style-name="T436">off</text:span><text:span text:style-name="T495"> / I </text:span><text:span text:style-name="T436">turned off </text:span><text:span text:style-name="T167">the light </text:span><text:span text:style-name="T495">— Я выключил свет.</text:span></text:p>
      <text:p text:style-name="P332"><text:span text:style-name="T495">I </text:span><text:span text:style-name="T436">turned</text:span><text:span text:style-name="T495"> </text:span><text:span text:style-name="T167">it</text:span><text:span text:style-name="T495"> </text:span><text:span text:style-name="T436">off</text:span><text:span text:style-name="T495"> — Я выключил это.</text:span></text:p>
      <text:p text:style-name="P477"/>
      <text:p text:style-name="P477"/>
      <text:p text:style-name="P624"><text:span text:style-name="T504">С</text:span><text:span text:style-name="T503">ложн</text:span><text:span text:style-name="T505">ое </text:span><text:span text:style-name="T503">предложени</text:span><text:span text:style-name="T505">е</text:span></text:p>
      <text:p text:style-name="P496"/>
      <text:p text:style-name="P631"><text:span text:style-name="T465">С</text:span><text:span text:style-name="T468">одерж</text:span><text:span text:style-name="T470">и</text:span><text:span text:style-name="T468">т 2 (и более) подлежащих, и 2 (и более) сказуемых. </text:span><text:span text:style-name="T469">Всегда </text:span><text:span text:style-name="T470">имеют </text:span><text:span text:style-name="T469">главную часть </text:span></text:p>
      <text:p text:style-name="P498">и зависимые части, которые называются предаточными предложениями (clause).</text:p>
      <text:p text:style-name="P499"/>
      <text:p text:style-name="P333"><text:span text:style-name="T145">I</text:span><text:span text:style-name="T497"> </text:span><text:span text:style-name="T158">woke</text:span><text:span text:style-name="T497"> up at 7 o`clock — Я проснулся в 7 часов (простое предложение).</text:span></text:p>
      <text:p text:style-name="P334"><text:span text:style-name="T145">I</text:span><text:span text:style-name="T497"> </text:span><text:span text:style-name="T158">woke</text:span><text:span text:style-name="T497"> up at 7 o`clock, but </text:span><text:span text:style-name="T145">everybody</text:span><text:span text:style-name="T497"> </text:span><text:span text:style-name="T158">was</text:span><text:span text:style-name="T497"> still asleep — Я проснулся в 7, но все еще спали.</text:span></text:p>
      <text:p text:style-name="P479"/>
      <text:p text:style-name="P500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501"/>
      <text:p text:style-name="P502">Самые популярные союзы:</text:p>
      <text:list xml:id="list1154778184" text:style-name="L67">
        <text:list-item>
          <text:p text:style-name="P804">and — и, а;</text:p>
        </text:list-item>
        <text:list-item>
          <text:p text:style-name="P804">or — или;</text:p>
        </text:list-item>
        <text:list-item>
          <text:p text:style-name="P804">but — но;</text:p>
        </text:list-item>
        <text:list-item>
          <text:p text:style-name="P804">so — поэтому;</text:p>
        </text:list-item>
        <text:list-item>
          <text:p text:style-name="P804">because — потому что;</text:p>
        </text:list-item>
      </text:list>
      <text:p text:style-name="P480"/>
      <text:p text:style-name="P480">I met Jill, and we went for a wolk — Я встретила Джил и мы пошли гулять.</text:p>
      <text:p text:style-name="P480">I was very tired, so I went to sleep early — Я очень устал, поэтому я пошел спать раньше.</text:p>
      <text:p text:style-name="P480"/>
      <text:p text:style-name="P162"><text:span text:style-name="T494">Перед </text:span><text:span text:style-name="T447">because</text:span><text:span text:style-name="T494"> запятая не ставится даже в сложном предложении.</text:span></text:p>
      <text:p text:style-name="P637"><text:soft-page-break/><text:span text:style-name="T479">В вопросах, з</text:span><text:span text:style-name="T481">ависим</text:span><text:span text:style-name="T480">ая</text:span><text:span text:style-name="T481"> част</text:span><text:span text:style-name="T480">ь</text:span><text:span text:style-name="T481"> сохраня</text:span><text:span text:style-name="T480">е</text:span><text:span text:style-name="T481">т утвердительный порядок слов и отделя</text:span><text:span text:style-name="T480">е</text:span><text:span text:style-name="T481">тся вопросительным словом, котор</text:span><text:span text:style-name="T480">ое</text:span><text:span text:style-name="T481"> в этом случае явля</text:span><text:span text:style-name="T480">ю</text:span><text:span text:style-name="T481">тся союзом. Если вопрос общий, </text:span></text:p>
      <text:p text:style-name="P632"><text:span text:style-name="T457">то союзом будет слово </text:span><text:span text:style-name="T447">if/whether</text:span><text:span text:style-name="T457">. </text:span><text:span text:style-name="T472">Оно переводится частицей «ли».</text:span></text:p>
      <text:p text:style-name="P503"/>
      <text:p text:style-name="P335"><text:span text:style-name="T494">Do you know </text:span><text:span text:style-name="T434">why</text:span><text:span text:style-name="T494"> she is crying? </text:span><text:span text:style-name="T498">—</text:span><text:span text:style-name="T494"> </text:span><text:span text:style-name="T498">Ты знаешь </text:span><text:span text:style-name="T437">почему</text:span><text:span text:style-name="T498"> она плачит?</text:span></text:p>
      <text:p text:style-name="P411"><text:span text:style-name="T499">Can you tell </text:span><text:span text:style-name="T506">if</text:span><text:span text:style-name="T499"> this house belongs to Jerry? — Скажите, этот </text:span><text:span text:style-name="T506">ли</text:span><text:span text:style-name="T499"> дом принадлежит Джерри?</text:span></text:p>
      <text:p text:style-name="P489"/>
      <text:p text:style-name="P196"><text:span text:style-name="T506">П</text:span><text:span text:style-name="T433">ридаточные предложения</text:span></text:p>
      <text:p text:style-name="P504"/>
      <text:p text:style-name="P505">Дополняют по смыслу главную часть и обычно относятся к какому-то существительному </text:p>
      <text:p text:style-name="P505">или прилагательному. Могут стоять и в середине, и в конце предложения.</text:p>
      <text:p text:style-name="P505"/>
      <text:p text:style-name="P338"><text:span text:style-name="T494">The </text:span><text:span text:style-name="T144">woman</text:span><text:span text:style-name="T494"> </text:span><text:span text:style-name="T434">who lives next door</text:span><text:span text:style-name="T494"> </text:span><text:span text:style-name="T157">is</text:span><text:span text:style-name="T494"> a doctor — Женщина, которая живет по соседству,</text:span></text:p>
      <text:p text:style-name="P481">работает доктором (выделенная часть относится к «женщине»).</text:p>
      <text:p text:style-name="P505"/>
      <text:p text:style-name="P506">Союзы, с которых начинается придаточное предложение:</text:p>
      <text:list xml:id="list3306641470" text:style-name="L68">
        <text:list-item>
          <text:p text:style-name="P805">who — который (о людях);</text:p>
        </text:list-item>
        <text:list-item>
          <text:p text:style-name="P805">which — который (о предметах и животных);</text:p>
        </text:list-item>
        <text:list-item>
          <text:p text:style-name="P805">that — который (о людях, предметах и животных);</text:p>
        </text:list-item>
        <text:list-item>
          <text:p text:style-name="P805">where — где;</text:p>
        </text:list-item>
        <text:list-item>
          <text:p text:style-name="P805">whose — чей.</text:p>
        </text:list-item>
      </text:list>
      <text:p text:style-name="P481"/>
      <text:p text:style-name="P505">Союзы ставить не обязательно. Всё предложение может быть без союзов и запятых.</text:p>
      <text:p text:style-name="P505">Но если союз заменяет подлежащее, то он обязан стоять.</text:p>
      <text:p text:style-name="P505"/>
      <text:p text:style-name="P338"><text:span text:style-name="T494">The</text:span><text:span text:style-name="T144"> movie</text:span><text:span text:style-name="T494"> </text:span><text:span text:style-name="T434">we saw last weak</text:span><text:span text:style-name="T494"> </text:span><text:span text:style-name="T157">was</text:span><text:span text:style-name="T494"> rather good — Филь, который мы смотрели на прошлой</text:span></text:p>
      <text:p text:style-name="P481">неделе, оказался довольно хорошим (при переводе союзы и запятые будут).</text:p>
      <text:p text:style-name="P505"/>
      <text:p text:style-name="P338"><text:span text:style-name="T471">I work in an office </text:span><text:span text:style-name="T146">which</text:span><text:span text:style-name="T471"> </text:span><text:span text:style-name="T159">is</text:span><text:span text:style-name="T471"> in Park street — Я работаю в офисе, который на Парк стрит.</text:span></text:p>
      <text:p text:style-name="P483"/>
      <text:p text:style-name="P490">Косвенная речь</text:p>
      <text:p text:style-name="P507"/>
      <text:p text:style-name="P507">Это пересказ речи другого человека. В главной части указывается автор. </text:p>
      <text:p text:style-name="P507">В зависимой части меняется время, на прошлое.</text:p>
      <text:p text:style-name="P507"/>
      <text:p text:style-name="P484">I want to eat — Я хочу есть. (прямая речь)</text:p>
      <text:p text:style-name="P484">He said that he wanted to eat — Он сказал, что он хочет есть. (ковенная речь)</text:p>
      <text:p text:style-name="P509"/>
      <text:p text:style-name="P120"><text:span text:style-name="T494">Союз </text:span><text:span text:style-name="T447">that</text:span><text:span text:style-name="T494"> означает «что». Он часто выпадает при переводе.</text:span></text:p>
      <text:p text:style-name="P509"/>
      <text:p text:style-name="P633"><text:span text:style-name="T473">Если слова автора были в </text:span><text:span text:style-name="T451">Future</text:span><text:span text:style-name="T473">, то при пересказе они стану в </text:span><text:span text:style-name="T451">Future In The Past</text:span><text:span text:style-name="T473"> </text:span></text:p>
      <text:p text:style-name="P633"><text:span text:style-name="T473">(это когда </text:span><text:span text:style-name="T451">will</text:span><text:span text:style-name="T473"> меняется на </text:span><text:span text:style-name="T451">would</text:span><text:span text:style-name="T473">; перевод не обязательно будет в прошлом, </text:span></text:p>
      <text:p text:style-name="P507">прошлое указывается грамматически). </text:p>
      <text:p text:style-name="P507"/>
      <text:p text:style-name="P484">When will Joe come to the meeting? — Когда Джо придет на собрание?</text:p>
      <text:p text:style-name="P484">I asked when Joe would come to the meeting? — Я спросил, когда Джо придет на собрание?</text:p>
      <text:p text:style-name="P484"/>
      <text:p text:style-name="P121"><text:span text:style-name="T499">Если пересказывается просьба или приказ, то </text:span><text:span text:style-name="T500">в утверждениях </text:span><text:span text:style-name="T499">перед зависимой</text:span></text:p>
      <text:p text:style-name="P633"><text:span text:style-name="T473">частью ставится слово </text:span><text:span text:style-name="T451">to</text:span><text:span text:style-name="T473">, а </text:span><text:span text:style-name="T474">в отрицаниях</text:span><text:span text:style-name="T473"> — то </text:span><text:span text:style-name="T451">not to</text:span><text:span text:style-name="T473">.</text:span></text:p>
      <text:p text:style-name="P507"/>
      <text:p text:style-name="P484">Stop the car, Tom → She told Tom to stop the car.</text:p>
      <text:p text:style-name="P484">Don`t stop the car, Tom → She told Tom not to stop the car.</text:p>
      <text:p text:style-name="P122"><text:soft-page-break/><text:span text:style-name="T438">У</text:span><text:span text:style-name="T439">словные предложения</text:span></text:p>
      <text:p text:style-name="P510"/>
      <text:p text:style-name="P634"><text:span text:style-name="T475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52">when</text:span><text:span text:style-name="T475">, если ситуация случается наверняка, либо с союза </text:span><text:span text:style-name="T452">if</text:span><text:span text:style-name="T475">, если </text:span><text:span text:style-name="T476">есть только вероятность того, что случится.</text:span></text:p>
      <text:p text:style-name="P511"/>
      <text:p text:style-name="P484">When I com home (зависимая часть), I always watch TV (главная часть).</text:p>
      <text:p text:style-name="P484"/>
      <text:p text:style-name="P508">Союзы в условных предложениях:</text:p>
      <text:list xml:id="list181300979" text:style-name="L69">
        <text:list-item>
          <text:p text:style-name="P806">when — когда;</text:p>
        </text:list-item>
        <text:list-item>
          <text:p text:style-name="P806">if — если;</text:p>
        </text:list-item>
        <text:list-item>
          <text:p text:style-name="P806">while — в то время, как;</text:p>
        </text:list-item>
        <text:list-item>
          <text:p text:style-name="P806">before — до того, как;</text:p>
        </text:list-item>
        <text:list-item>
          <text:p text:style-name="P806">after — после;</text:p>
        </text:list-item>
        <text:list-item>
          <text:p text:style-name="P806">until (till) — до того момента, как.</text:p>
        </text:list-item>
      </text:list>
      <text:p text:style-name="P507"/>
      <text:p text:style-name="P121"><text:span text:style-name="T499">Когда в главной части </text:span><text:span text:style-name="T502">стоит </text:span><text:span text:style-name="T499">настоящее, то такие предложения называются условными</text:span></text:p>
      <text:p text:style-name="P121"><text:span text:style-name="T499">предложениями нулевого типа (</text:span><text:span text:style-name="T453">Z</text:span><text:span text:style-name="T451">ero </text:span><text:span text:style-name="T453">C</text:span><text:span text:style-name="T451">onditionals</text:span><text:span text:style-name="T499">). Они расска</text:span><text:span text:style-name="T501">зывают</text:span><text:span text:style-name="T499">, при каких</text:span></text:p>
      <text:p text:style-name="P507">условиях обычно происходят события (уклад жизни).</text:p>
      <text:p text:style-name="P484"/>
      <text:p text:style-name="P484">Water boils when the temperature is 100 degrees — Вода кипит, когда температура 100 град.</text:p>
      <text:p text:style-name="P484">When the sun goes down, it gets dark — Когда солнце садится, становится темно.</text:p>
      <text:p text:style-name="P484"/>
      <text:p text:style-name="P635"><text:span text:style-name="T473">Когда в главной части стоит будущее, то </text:span><text:span text:style-name="T477">это</text:span><text:span text:style-name="T473"> условн</text:span><text:span text:style-name="T478">ые</text:span><text:span text:style-name="T477"> </text:span><text:span text:style-name="T473">предложени</text:span><text:span text:style-name="T478">я</text:span><text:span text:style-name="T473"> первого типа </text:span></text:p>
      <text:p text:style-name="P636"><text:span text:style-name="T473">(</text:span><text:span text:style-name="T454">F</text:span><text:span text:style-name="T451">irst </text:span><text:span text:style-name="T454">С</text:span><text:span text:style-name="T451">onditional</text:span><text:span text:style-name="T454">s</text:span><text:span text:style-name="T473">). </text:span><text:span text:style-name="T478">Они описывают </text:span><text:span text:style-name="T473">услови</text:span><text:span text:style-name="T478">я</text:span><text:span text:style-name="T473">, при </text:span><text:span text:style-name="T478">которых</text:span><text:span text:style-name="T473"> произойдут будущие события (планы). </text:span><text:span text:style-name="T478">З</text:span><text:span text:style-name="T477">ависим</text:span><text:span text:style-name="T478">я</text:span><text:span text:style-name="T477"> част</text:span><text:span text:style-name="T478">ь</text:span><text:span text:style-name="T477"> грамматически </text:span><text:span text:style-name="T478">в</text:span><text:span text:style-name="T477"> настояще</text:span><text:span text:style-name="T478">м</text:span><text:span text:style-name="T477">, но переводится будущим.</text:span></text:p>
      <text:p text:style-name="P507"/>
      <text:p text:style-name="P484">If it`s nice day tomorrow, I will go the beach — Если завтра будет хор. день, я пойду на пляж.</text:p>
      <text:p text:style-name="P484">I will go shopping if I have time — Я зайду в магазин, если у меня будет время.</text:p>
      <text:p text:style-name="P484"/>
      <text:p text:style-name="P633"><text:span text:style-name="T473">Условные предложения второго типа </text:span><text:span text:style-name="T478">(</text:span><text:span text:style-name="T455">Second Conditionals</text:span><text:span text:style-name="T478">)</text:span><text:span text:style-name="T473"> используются для описания нереальных ситуаций, связанных с настоящим (альтернативная реальность).</text:span></text:p>
      <text:p text:style-name="P507"/>
      <text:p text:style-name="P121"><text:span text:style-name="T499">Главная часть содержит связку </text:span><text:span text:style-name="T451">would + инфинитив</text:span><text:span text:style-name="T499">. Зависимая часть, грамматически,</text:span></text:p>
      <text:p text:style-name="P121"><text:span text:style-name="T499">стоит в прошешем времени, но привязана к настоящему. Союз </text:span><text:span text:style-name="T451">if</text:span><text:span text:style-name="T499"> переводится как «если бы».</text:span></text:p>
      <text:p text:style-name="P507"/>
      <text:p text:style-name="P336"><text:span text:style-name="T438">If</text:span><text:span text:style-name="T499"> he was rich (зависимая часть), he would buy Lamborgini (главная часть) —</text:span></text:p>
      <text:p text:style-name="P336"><text:span text:style-name="T438">Если бы</text:span><text:span text:style-name="T499"> он был богатым, он бы купил Ламборджини (would и will заменяют to?).</text:span></text:p>
      <text:p text:style-name="P485"/>
      <text:p text:style-name="P123"><text:span text:style-name="T499">Очень часто в условных предложениях второго типа в</text:span><text:span text:style-name="T451"> if-части</text:span><text:span text:style-name="T499">, глагол </text:span><text:span text:style-name="T451">be</text:span><text:span text:style-name="T499"> стоит в форме </text:span><text:span text:style-name="T451">were</text:span><text:span text:style-name="T499">,</text:span></text:p>
      <text:p text:style-name="P123"><text:span text:style-name="T499">даже после </text:span><text:span text:style-name="T451">I, he, she, it</text:span><text:span text:style-name="T499">. Это исключение из правил, которое нужно запомнить.</text:span></text:p>
      <text:p text:style-name="P485"/>
      <text:p text:style-name="P337"><text:span text:style-name="T499">If </text:span><text:span text:style-name="T438">he were</text:span><text:span text:style-name="T499"> rich, he would buy Lamborgini — Если бы </text:span><text:span text:style-name="T438">он был</text:span><text:span text:style-name="T499"> богатым, он бы купил</text:span></text:p>
      <text:p text:style-name="P485">Ламборджини (такой вариант тоже считается правильным).</text:p>
      <text:p text:style-name="P482"/>
      <text:p text:style-name="P675"><text:span text:style-name="T336">Таблица </text:span><text:span text:style-name="T337">форм</text:span><text:span text:style-name="T336"> глагола </text:span><text:span text:style-name="T108">b</text:span><text:span text:style-name="T109">e</text:span><text:span text:style-name="T336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541138655488">
          <table:table-cell table:style-name="Table5.A1" office:value-type="string">
            <text:p text:style-name="P677">Подлежащее</text:p>
          </table:table-cell>
          <table:table-cell table:style-name="Table5.A1" office:value-type="string">
            <text:p text:style-name="P678">Past</text:p>
          </table:table-cell>
          <table:table-cell table:style-name="Table5.A1" office:value-type="string">
            <text:p text:style-name="P678">Present</text:p>
          </table:table-cell>
          <table:table-cell table:style-name="Table5.D1" office:value-type="string">
            <text:p text:style-name="P678">Future</text:p>
          </table:table-cell>
        </table:table-row>
        <table:table-row table:style-name="TableLine94541143723072">
          <table:table-cell table:style-name="Table5.A2" office:value-type="string">
            <text:p text:style-name="P687">I</text:p>
          </table:table-cell>
          <table:table-cell table:style-name="Table5.A2" office:value-type="string">
            <text:p text:style-name="P688">was</text:p>
          </table:table-cell>
          <table:table-cell table:style-name="Table5.A2" office:value-type="string">
            <text:p text:style-name="P689">am</text:p>
          </table:table-cell>
          <table:table-cell table:style-name="Table5.D2" office:value-type="string">
            <text:p text:style-name="P690">will be</text:p>
          </table:table-cell>
        </table:table-row>
        <table:table-row table:style-name="TableLine94541151078592">
          <table:table-cell table:style-name="Table5.A2" office:value-type="string">
            <text:p text:style-name="P687">he/she/<text:span text:style-name="T638">it</text:span></text:p>
          </table:table-cell>
          <table:table-cell table:style-name="Table5.A2" office:value-type="string">
            <text:p text:style-name="P688">was</text:p>
          </table:table-cell>
          <table:table-cell table:style-name="Table5.A2" office:value-type="string">
            <text:p text:style-name="P689">is</text:p>
          </table:table-cell>
          <table:table-cell table:style-name="Table5.D2" office:value-type="string">
            <text:p text:style-name="P690">will be</text:p>
          </table:table-cell>
        </table:table-row>
        <table:table-row table:style-name="TableLine94541151079744">
          <table:table-cell table:style-name="Table5.A2" office:value-type="string">
            <text:p text:style-name="P687">you/we/they</text:p>
          </table:table-cell>
          <table:table-cell table:style-name="Table5.A2" office:value-type="string">
            <text:p text:style-name="P688">were</text:p>
          </table:table-cell>
          <table:table-cell table:style-name="Table5.A2" office:value-type="string">
            <text:p text:style-name="P689">are</text:p>
          </table:table-cell>
          <table:table-cell table:style-name="Table5.D2" office:value-type="string">
            <text:p text:style-name="P690">will be</text:p>
          </table:table-cell>
        </table:table-row>
      </table:table>
      <text:p text:style-name="P622"/>
      <text:p text:style-name="P638"><text:span text:style-name="T430">Таблица </text:span><text:span text:style-name="T431">личны</text:span><text:span text:style-name="T432">х</text:span><text:span text:style-name="T431"> и притяжательных </text:span><text:span text:style-name="T430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541140958400">
          <table:table-cell table:style-name="Table11.A1" table:number-columns-spanned="2" office:value-type="string">
            <text:p text:style-name="P679">Личные местоимения</text:p>
          </table:table-cell>
          <table:covered-table-cell/>
          <table:table-cell table:style-name="Table11.C1" table:number-columns-spanned="2" office:value-type="string">
            <text:p text:style-name="P679">Притяжательные местоимения</text:p>
          </table:table-cell>
          <table:covered-table-cell/>
        </table:table-row>
        <table:table-row table:style-name="TableLine94541151091616">
          <table:table-cell table:style-name="Table11.A2" office:value-type="string">
            <text:p text:style-name="P691"><text:span text:style-name="T639">и</text:span><text:span text:style-name="T640">менительный падеж</text:span></text:p>
            <text:p text:style-name="P693"><text:span text:style-name="T641">(</text:span>кто/что<text:span text:style-name="T641">)</text:span></text:p>
          </table:table-cell>
          <table:table-cell table:style-name="Table11.A2" office:value-type="string">
            <text:p text:style-name="P691"><text:span text:style-name="T639">о</text:span><text:span text:style-name="T640">бъектный падеж</text:span></text:p>
            <text:p text:style-name="P693"><text:span text:style-name="T641">(</text:span>кого, <text:span text:style-name="T641">к</text:span>ому, кем<text:span text:style-name="T641">)</text:span></text:p>
          </table:table-cell>
          <table:table-cell table:style-name="Table11.A2" office:value-type="string">
            <text:p text:style-name="P694"><text:span text:style-name="T641">с</text:span> существительным</text:p>
            <text:p text:style-name="P695">(чей)</text:p>
          </table:table-cell>
          <table:table-cell table:style-name="Table11.D2" office:value-type="string">
            <text:p text:style-name="P691"><text:span text:style-name="T641">о</text:span><text:span text:style-name="T640">тдельно</text:span></text:p>
            <text:p text:style-name="P695">(чей)</text:p>
          </table:table-cell>
        </table:table-row>
        <table:table-row table:style-name="TableLine94541151097328">
          <table:table-cell table:style-name="Table11.A2" office:value-type="string">
            <text:p text:style-name="P696">I</text:p>
          </table:table-cell>
          <table:table-cell table:style-name="Table11.A2" office:value-type="string">
            <text:p text:style-name="P696">me</text:p>
          </table:table-cell>
          <table:table-cell table:style-name="Table11.A2" office:value-type="string">
            <text:p text:style-name="P697">my</text:p>
          </table:table-cell>
          <table:table-cell table:style-name="Table11.D2" office:value-type="string">
            <text:p text:style-name="P697">mine</text:p>
          </table:table-cell>
        </table:table-row>
        <table:table-row table:style-name="TableLine94541151097968">
          <table:table-cell table:style-name="Table11.A2" office:value-type="string">
            <text:p text:style-name="P696">you</text:p>
          </table:table-cell>
          <table:table-cell table:style-name="Table11.A2" office:value-type="string">
            <text:p text:style-name="P696">you</text:p>
          </table:table-cell>
          <table:table-cell table:style-name="Table11.A2" office:value-type="string">
            <text:p text:style-name="P697">your</text:p>
          </table:table-cell>
          <table:table-cell table:style-name="Table11.D2" office:value-type="string">
            <text:p text:style-name="P697">yours</text:p>
          </table:table-cell>
        </table:table-row>
        <table:table-row table:style-name="TableLine94541151119056">
          <table:table-cell table:style-name="Table11.A2" office:value-type="string">
            <text:p text:style-name="P696">he</text:p>
          </table:table-cell>
          <table:table-cell table:style-name="Table11.A2" office:value-type="string">
            <text:p text:style-name="P696">him</text:p>
          </table:table-cell>
          <table:table-cell table:style-name="Table11.A2" office:value-type="string">
            <text:p text:style-name="P697">his</text:p>
          </table:table-cell>
          <table:table-cell table:style-name="Table11.D2" office:value-type="string">
            <text:p text:style-name="P697">his</text:p>
          </table:table-cell>
        </table:table-row>
        <table:table-row table:style-name="TableLine94541151143680">
          <table:table-cell table:style-name="Table11.A2" office:value-type="string">
            <text:p text:style-name="P696">she</text:p>
          </table:table-cell>
          <table:table-cell table:style-name="Table11.A2" office:value-type="string">
            <text:p text:style-name="P697">her</text:p>
          </table:table-cell>
          <table:table-cell table:style-name="Table11.A2" office:value-type="string">
            <text:p text:style-name="P697">her</text:p>
          </table:table-cell>
          <table:table-cell table:style-name="Table11.D2" office:value-type="string">
            <text:p text:style-name="P697">hers</text:p>
          </table:table-cell>
        </table:table-row>
        <table:table-row table:style-name="TableLine94541117451760">
          <table:table-cell table:style-name="Table11.A2" office:value-type="string">
            <text:p text:style-name="P696">it</text:p>
          </table:table-cell>
          <table:table-cell table:style-name="Table11.A2" office:value-type="string">
            <text:p text:style-name="P697">it</text:p>
          </table:table-cell>
          <table:table-cell table:style-name="Table11.A2" office:value-type="string">
            <text:p text:style-name="P697">its</text:p>
          </table:table-cell>
          <table:table-cell table:style-name="Table11.D2" office:value-type="string">
            <text:p text:style-name="P697">its</text:p>
          </table:table-cell>
        </table:table-row>
        <table:table-row table:style-name="TableLine94541120052064">
          <table:table-cell table:style-name="Table11.A2" office:value-type="string">
            <text:p text:style-name="P696">we</text:p>
          </table:table-cell>
          <table:table-cell table:style-name="Table11.A2" office:value-type="string">
            <text:p text:style-name="P697">us</text:p>
          </table:table-cell>
          <table:table-cell table:style-name="Table11.A2" office:value-type="string">
            <text:p text:style-name="P697">our</text:p>
          </table:table-cell>
          <table:table-cell table:style-name="Table11.D2" office:value-type="string">
            <text:p text:style-name="P697">ours</text:p>
          </table:table-cell>
        </table:table-row>
        <table:table-row table:style-name="TableLine94541151157712">
          <table:table-cell table:style-name="Table11.A2" office:value-type="string">
            <text:p text:style-name="P696">they</text:p>
          </table:table-cell>
          <table:table-cell table:style-name="Table11.A2" office:value-type="string">
            <text:p text:style-name="P697">them</text:p>
          </table:table-cell>
          <table:table-cell table:style-name="Table11.A2" office:value-type="string">
            <text:p text:style-name="P697">their</text:p>
          </table:table-cell>
          <table:table-cell table:style-name="Table11.D2" office:value-type="string">
            <text:p text:style-name="P697">theirs</text:p>
          </table:table-cell>
        </table:table-row>
      </table:table>
      <text:p text:style-name="P148"/>
      <text:p text:style-name="P638"><text:span text:style-name="T338">Таблица </text:span><text:span text:style-name="T339">условных предложений</text:span><text:span text:style-name="T338">:</text:span></text:p>
      <table:table table:name="Table14" table:style-name="Table14">
        <table:table-column table:style-name="Table14.A"/>
        <table:table-column table:style-name="Table14.B"/>
        <table:table-row table:style-name="TableLine94541150083856">
          <table:table-cell table:style-name="Table14.A1" office:value-type="string">
            <text:p text:style-name="P680">Тип</text:p>
          </table:table-cell>
          <table:table-cell table:style-name="Table14.B1" office:value-type="string">
            <text:p text:style-name="P680">Пример</text:p>
          </table:table-cell>
        </table:table-row>
        <table:table-row table:style-name="TableLine94541147908208">
          <table:table-cell table:style-name="Table14.A2" office:value-type="string">
            <text:p text:style-name="P698"><text:span text:style-name="T644">Z</text:span>ero <text:span text:style-name="T644">C</text:span>onditionals</text:p>
          </table:table-cell>
          <table:table-cell table:style-name="Table14.B2" office:value-type="string">
            <text:p text:style-name="P702"><text:span text:style-name="T642">If I </text:span><text:span text:style-name="T136">drive</text:span><text:span text:style-name="T642"> home early, I </text:span><text:span text:style-name="T136">watch</text:span><text:span text:style-name="T642"> some movie (уклад жизни)</text:span></text:p>
          </table:table-cell>
        </table:table-row>
        <table:table-row table:style-name="TableLine94541151020528">
          <table:table-cell table:style-name="Table14.A2" office:value-type="string">
            <text:p text:style-name="P698"><text:span text:style-name="T644">F</text:span>irst <text:span text:style-name="T644">C</text:span>onditionals</text:p>
          </table:table-cell>
          <table:table-cell table:style-name="Table14.B2" office:value-type="string">
            <text:p text:style-name="P699">If I <text:span text:style-name="T135">drive</text:span> home early today, I <text:span text:style-name="T135">will watch</text:span> some movie (планы)</text:p>
          </table:table-cell>
        </table:table-row>
        <table:table-row table:style-name="TableLine94541151046608">
          <table:table-cell table:style-name="Table14.A2" office:value-type="string">
            <text:p text:style-name="P698"><text:span text:style-name="T644">S</text:span>ec. <text:span text:style-name="T644">C</text:span>onditionals</text:p>
          </table:table-cell>
          <table:table-cell table:style-name="Table14.B2" office:value-type="string">
            <text:p text:style-name="P702"><text:span text:style-name="T642">If I </text:span><text:span text:style-name="T136">drove</text:span><text:span text:style-name="T642"> home earcly, I </text:span><text:span text:style-name="T136">would watch</text:span><text:span text:style-name="T642"> some movie (</text:span><text:span text:style-name="T643">нереальность</text:span><text:span text:style-name="T642">)</text:span></text:p>
          </table:table-cell>
        </table:table-row>
      </table:table>
      <text:p text:style-name="P149"/>
      <text:p text:style-name="P147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41133474112">
          <table:table-cell table:style-name="Table2.A1" office:value-type="string">
            <text:p text:style-name="P681">Глагол</text:p>
          </table:table-cell>
          <table:table-cell table:style-name="Table2.A1" office:value-type="string">
            <text:p text:style-name="P691"><text:span text:style-name="T398">З</text:span><text:span text:style-name="T399">начение</text:span></text:p>
          </table:table-cell>
          <table:table-cell table:style-name="Table2.C1" office:value-type="string">
            <text:p text:style-name="P691"><text:span text:style-name="T398">В</text:span><text:span text:style-name="T399">рем</text:span><text:span text:style-name="T398">я</text:span></text:p>
          </table:table-cell>
        </table:table-row>
        <table:table-row table:style-name="TableLine94541137343328">
          <table:table-cell table:style-name="Table2.A2" office:value-type="string">
            <text:p text:style-name="P700">can</text:p>
          </table:table-cell>
          <table:table-cell table:style-name="Table2.A2" office:value-type="string">
            <text:p text:style-name="P700">могу, умею</text:p>
          </table:table-cell>
          <table:table-cell table:style-name="Table2.C2" office:value-type="string">
            <text:p text:style-name="P700">настоящее и будущее</text:p>
          </table:table-cell>
        </table:table-row>
        <table:table-row table:style-name="TableLine94541151104992">
          <table:table-cell table:style-name="Table2.A2" office:value-type="string">
            <text:p text:style-name="P700">could</text:p>
          </table:table-cell>
          <table:table-cell table:style-name="Table2.A2" office:value-type="string">
            <text:p text:style-name="P700">мог, умел</text:p>
          </table:table-cell>
          <table:table-cell table:style-name="Table2.C2" office:value-type="string">
            <text:p text:style-name="P700">прошедшее</text:p>
          </table:table-cell>
        </table:table-row>
        <table:table-row table:style-name="TableLine94541151109936">
          <table:table-cell table:style-name="Table2.A2" office:value-type="string">
            <text:p text:style-name="P700">might, may</text:p>
          </table:table-cell>
          <table:table-cell table:style-name="Table2.A2" office:value-type="string">
            <text:p text:style-name="P700">может быть, мог бы,</text:p>
          </table:table-cell>
          <table:table-cell table:style-name="Table2.C2" office:value-type="string">
            <text:p text:style-name="P700">настоящее и будущие</text:p>
          </table:table-cell>
        </table:table-row>
        <table:table-row table:style-name="TableLine94541151110704">
          <table:table-cell table:style-name="Table2.A2" office:value-type="string">
            <text:p text:style-name="P700">must</text:p>
          </table:table-cell>
          <table:table-cell table:style-name="Table2.A2" office:value-type="string">
            <text:p text:style-name="P700">должен, нужно, нельзя</text:p>
          </table:table-cell>
          <table:table-cell table:style-name="Table2.C2" office:value-type="string">
            <text:p text:style-name="P700">настоящее</text:p>
          </table:table-cell>
        </table:table-row>
        <table:table-row table:style-name="TableLine94541151122224">
          <table:table-cell table:style-name="Table2.A2" office:value-type="string">
            <text:p text:style-name="P700">should</text:p>
          </table:table-cell>
          <table:table-cell table:style-name="Table2.A2" office:value-type="string">
            <text:p text:style-name="P700">следует сделать (совет)</text:p>
          </table:table-cell>
          <table:table-cell table:style-name="Table2.C2" office:value-type="string">
            <text:p text:style-name="P700">настоящее и будущие</text:p>
          </table:table-cell>
        </table:table-row>
        <table:table-row table:style-name="TableLine94541141880592">
          <table:table-cell table:style-name="Table2.A2" office:value-type="string">
            <text:p text:style-name="P700">would</text:p>
          </table:table-cell>
          <table:table-cell table:style-name="Table2.A2" office:value-type="string">
            <text:p text:style-name="P700">частица «бы»</text:p>
          </table:table-cell>
          <table:table-cell table:style-name="Table2.C2" office:value-type="string">
            <text:p text:style-name="P700">настоящ., прошед., будущ.</text:p>
          </table:table-cell>
        </table:table-row>
      </table:table>
      <text:p text:style-name="P151"/>
      <text:p text:style-name="P150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541135397568">
          <table:table-cell table:style-name="Table3.A1" office:value-type="string">
            <text:p text:style-name="P682">Конструкция</text:p>
          </table:table-cell>
          <table:table-cell table:style-name="Table3.A1" office:value-type="string">
            <text:p text:style-name="P682">Значение</text:p>
          </table:table-cell>
          <table:table-cell table:style-name="Table3.C1" office:value-type="string">
            <text:p text:style-name="P682">Время</text:p>
          </table:table-cell>
        </table:table-row>
        <table:table-row table:style-name="TableLine94541139870896">
          <table:table-cell table:style-name="Table3.A2" office:value-type="string">
            <text:p text:style-name="P701">be able to</text:p>
          </table:table-cell>
          <table:table-cell table:style-name="Table3.A2" office:value-type="string">
            <text:p text:style-name="P701">могу (близко к can)</text:p>
          </table:table-cell>
          <table:table-cell table:style-name="Table3.C2" office:value-type="string">
            <text:p text:style-name="P701">be меняется по временам</text:p>
          </table:table-cell>
        </table:table-row>
        <table:table-row table:style-name="TableLine94541139872592">
          <table:table-cell table:style-name="Table3.A2" office:value-type="string">
            <text:p text:style-name="P701">have to</text:p>
          </table:table-cell>
          <table:table-cell table:style-name="Table3.A2" office:value-type="string">
            <text:p text:style-name="P701">должен (близко к must)</text:p>
          </table:table-cell>
          <table:table-cell table:style-name="Table3.C2" office:value-type="string">
            <text:p text:style-name="P701">have меняется по временам</text:p>
          </table:table-cell>
        </table:table-row>
        <table:table-row table:style-name="TableLine94541139873392">
          <table:table-cell table:style-name="Table3.A2" office:value-type="string">
            <text:p text:style-name="P701">used to</text:p>
          </table:table-cell>
          <table:table-cell table:style-name="Table3.A2" office:value-type="string">
            <text:p text:style-name="P701">раньше делал (близко к would)</text:p>
          </table:table-cell>
          <table:table-cell table:style-name="Table3.C2" office:value-type="string">
            <text:p text:style-name="P701">всегда в прошедшем</text:p>
          </table:table-cell>
        </table:table-row>
      </table:table>
      <text:p text:style-name="P676"><text:span text:style-name="T340">Таблица попу</text:span><text:span text:style-name="T341">л</text:span><text:span text:style-name="T340">я</text:span><text:span text:style-name="T341">р</text:span><text:span text:style-name="T340">ных</text:span><text:span text:style-name="T342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541136646496">
          <table:table-cell table:style-name="Table13.A1" office:value-type="string">
            <text:p text:style-name="P683">Связка</text:p>
          </table:table-cell>
          <table:table-cell table:style-name="Table13.A1" office:value-type="string">
            <text:p text:style-name="P683">Значение</text:p>
          </table:table-cell>
          <table:table-cell table:style-name="Table13.C1" office:value-type="string">
            <text:p text:style-name="P684">Контекст</text:p>
          </table:table-cell>
        </table:table-row>
        <table:table-row table:style-name="TableLine94541115936960">
          <table:table-cell table:style-name="Table13.A2" office:value-type="string">
            <text:p text:style-name="P703">back off</text:p>
          </table:table-cell>
          <table:table-cell table:style-name="Table13.A2" office:value-type="string">
            <text:p text:style-name="P703">отступать</text:p>
          </table:table-cell>
          <table:table-cell table:style-name="Table13.C2" office:value-type="string">
            <text:p text:style-name="P704"><text:span text:style-name="T645">The police told the protesters to </text:span><text:span text:style-name="T132">back off</text:span><text:span text:style-name="T645"> — </text:span></text:p>
            <text:p text:style-name="P704"><text:span text:style-name="T645">Полиция сказала протестующим </text:span><text:span text:style-name="T132">отступи</text:span><text:span text:style-name="T133">ть</text:span><text:span text:style-name="T645">.</text:span></text:p>
          </table:table-cell>
        </table:table-row>
        <table:table-row table:style-name="TableLine94541115650416">
          <table:table-cell table:style-name="Table13.A2" office:value-type="string">
            <text:p text:style-name="P703">be away</text:p>
          </table:table-cell>
          <table:table-cell table:style-name="Table13.A2" office:value-type="string">
            <text:p text:style-name="P703">отсутствовать, </text:p>
            <text:p text:style-name="P703">быть в отпуске</text:p>
          </table:table-cell>
          <table:table-cell table:style-name="Table13.C2" office:value-type="string">
            <text:p text:style-name="P705">She <text:span text:style-name="T130">is away</text:span> on business for three weeks — </text:p>
            <text:p text:style-name="P705">Она <text:span text:style-name="T130">отсутствует</text:span> по делам 3 недели.</text:p>
          </table:table-cell>
        </table:table-row>
        <table:table-row table:style-name="TableLine94541115894416">
          <table:table-cell table:style-name="Table13.A2" office:value-type="string">
            <text:p text:style-name="P703">break up</text:p>
          </table:table-cell>
          <table:table-cell table:style-name="Table13.A2" office:value-type="string">
            <text:p text:style-name="P703">разойтись, заканчивать отноше<text:span text:style-name="T645">н</text:span>ия, </text:p>
            <text:p text:style-name="P703">разбиться на части</text:p>
          </table:table-cell>
          <table:table-cell table:style-name="Table13.C2" office:value-type="string">
            <text:p text:style-name="P705">Yesterday we decided to <text:span text:style-name="T130">break up</text:span> — </text:p>
            <text:p text:style-name="P706">Вчера мы решили <text:span text:style-name="T130">разойтись</text:span>.</text:p>
            <text:p text:style-name="P708">Tha plate <text:span text:style-name="T130">broke up</text:span> when he dropped it on the floor <text:span text:style-name="T645">—</text:span></text:p>
            <text:p text:style-name="P708">Тарелка <text:span text:style-name="T130">разбилась</text:span>, когда он уронил ее на пол.</text:p>
          </table:table-cell>
        </table:table-row>
        <table:table-row table:style-name="TableLine94541115898384">
          <table:table-cell table:style-name="Table13.A2" office:value-type="string">
            <text:p text:style-name="P703">call back</text:p>
          </table:table-cell>
          <table:table-cell table:style-name="Table13.A2" office:value-type="string">
            <text:p text:style-name="P703">перезванивать</text:p>
          </table:table-cell>
          <table:table-cell table:style-name="Table13.C2" office:value-type="string">
            <text:p text:style-name="P708">I must <text:span text:style-name="T130">call</text:span> her <text:span text:style-name="T130">back</text:span> when <text:span text:style-name="T646">we get to the office — </text:span></text:p>
            <text:p text:style-name="P708"><text:span text:style-name="T646">Я должен </text:span><text:span text:style-name="T134">перезвонить</text:span><text:span text:style-name="T646"> ей, когда вернемся в офис.</text:span></text:p>
          </table:table-cell>
        </table:table-row>
        <table:table-row table:style-name="TableLine94541117195824">
          <table:table-cell table:style-name="Table13.A2" office:value-type="string">
            <text:p text:style-name="P703">fall down</text:p>
          </table:table-cell>
          <table:table-cell table:style-name="Table13.A2" office:value-type="string">
            <text:p text:style-name="P703">упасть на землю</text:p>
          </table:table-cell>
          <table:table-cell table:style-name="Table13.C2" office:value-type="string">
            <text:p text:style-name="P709">I slipped on the ice and <text:span text:style-name="T130">fell down</text:span> — </text:p>
            <text:p text:style-name="P709">Я подскользнулся на льду и <text:span text:style-name="T130">упал</text:span><text:span text:style-name="T303">.</text:span></text:p>
          </table:table-cell>
        </table:table-row>
        <table:table-row table:style-name="TableLine94541116360656">
          <table:table-cell table:style-name="Table13.A2" office:value-type="string">
            <text:p text:style-name="P703">eat out</text:p>
          </table:table-cell>
          <table:table-cell table:style-name="Table13.A2" office:value-type="string">
            <text:p text:style-name="P703">есть вне дома</text:p>
            <text:p text:style-name="P703"><text:span text:style-name="T645">(</text:span>в кафе <text:span text:style-name="T645">или </text:span>ресторане<text:span text:style-name="T645">)</text:span></text:p>
          </table:table-cell>
          <table:table-cell table:style-name="Table13.C2" office:value-type="string">
            <text:p text:style-name="P709">I don`t <text:span text:style-name="T130">eat out</text:span> much — Я не часто <text:span text:style-name="T130">хожу в кафе</text:span>.</text:p>
          </table:table-cell>
        </table:table-row>
        <table:table-row table:style-name="TableLine94541115757840">
          <table:table-cell table:style-name="Table13.A2" office:value-type="string">
            <text:p text:style-name="P703">get out</text:p>
          </table:table-cell>
          <table:table-cell table:style-name="Table13.A2" office:value-type="string">
            <text:p text:style-name="P692"><text:span text:style-name="T647">вынимать</text:span><text:span text:style-name="T648">, </text:span></text:p>
            <text:p text:style-name="P703">покинуть помещение</text:p>
          </table:table-cell>
          <table:table-cell table:style-name="Table13.C2" office:value-type="string">
            <text:p text:style-name="P709">I can <text:span text:style-name="T130">get out</text:span> if you want — </text:p>
            <text:p text:style-name="P709">Я могу <text:span text:style-name="T130">выйти</text:span>, если ты хочешь.</text:p>
          </table:table-cell>
        </table:table-row>
        <table:table-row table:style-name="TableLine94541143629232">
          <table:table-cell table:style-name="Table13.A2" office:value-type="string">
            <text:p text:style-name="P703">work out</text:p>
          </table:table-cell>
          <table:table-cell table:style-name="Table13.A2" office:value-type="string">
            <text:p text:style-name="P703">заниматься спортом, </text:p>
            <text:p text:style-name="P703">решать проблему</text:p>
          </table:table-cell>
          <table:table-cell table:style-name="Table13.C2" office:value-type="string">
            <text:p text:style-name="P709">Don`t worry. We`ll <text:span text:style-name="T135">work</text:span> it <text:span text:style-name="T135">out</text:span> — </text:p>
            <text:p text:style-name="P709">Не волнуйся, мы <text:span text:style-name="T135">найдем выход</text:span> из этой ситуации.</text:p>
          </table:table-cell>
        </table:table-row>
        <table:table-row table:style-name="TableLine94541146751328">
          <table:table-cell table:style-name="Table13.A2" office:value-type="string">
            <text:p text:style-name="P703">find out</text:p>
          </table:table-cell>
          <table:table-cell table:style-name="Table13.A2" office:value-type="string">
            <text:p text:style-name="P703">выяснить, </text:p>
            <text:p text:style-name="P703">узнать правду</text:p>
          </table:table-cell>
          <table:table-cell table:style-name="Table13.C2" office:value-type="string">
            <text:p text:style-name="P709">Let`s <text:span text:style-name="T135">find out</text:span> what`s going on here — </text:p>
            <text:p text:style-name="P709">Давайте <text:span text:style-name="T135">выясним</text:span>, что здесь происходит.</text:p>
          </table:table-cell>
        </table:table-row>
        <table:table-row table:style-name="TableLine94541117765312">
          <table:table-cell table:style-name="Table13.A2" office:value-type="string">
            <text:p text:style-name="P703">turn out</text:p>
          </table:table-cell>
          <table:table-cell table:style-name="Table13.A2" office:value-type="string">
            <text:p text:style-name="P707">выясняться, </text:p>
            <text:p text:style-name="P707">открывать правду</text:p>
          </table:table-cell>
          <table:table-cell table:style-name="Table13.C2" office:value-type="string">
            <text:p text:style-name="P709">It <text:span text:style-name="T135">turned out</text:span> that Mike knew the truth all the time —</text:p>
            <text:p text:style-name="P709"><text:span text:style-name="T135">Выяснилось</text:span>, что Майк знал правду все время.</text:p>
          </table:table-cell>
        </table:table-row>
        <table:table-row table:style-name="TableLine94541141447984">
          <table:table-cell table:style-name="Table13.A2" office:value-type="string">
            <text:p text:style-name="P703">turn on</text:p>
          </table:table-cell>
          <table:table-cell table:style-name="Table13.A2" office:value-type="string">
            <text:p text:style-name="P707">включить</text:p>
          </table:table-cell>
          <table:table-cell table:style-name="Table13.C2" office:value-type="string">
            <text:p text:style-name="P709">It`s dark. Let`s <text:span text:style-name="T135">turn</text:span> the light <text:span text:style-name="T135">on</text:span> — </text:p>
            <text:p text:style-name="P709">Стало темно. Давай <text:span text:style-name="T135">включим</text:span> свет.</text:p>
          </table:table-cell>
        </table:table-row>
        <table:table-row table:style-name="TableLine94541141385216">
          <table:table-cell table:style-name="Table13.A2" office:value-type="string">
            <text:p text:style-name="P703">turn off</text:p>
          </table:table-cell>
          <table:table-cell table:style-name="Table13.A2" office:value-type="string">
            <text:p text:style-name="P707">выключить</text:p>
          </table:table-cell>
          <table:table-cell table:style-name="Table13.C2" office:value-type="string">
            <text:p text:style-name="P710">Could you <text:span text:style-name="T135">turn off</text:span> the TV? — </text:p>
            <text:p text:style-name="P710">Не мог бы ты <text:span text:style-name="T135">выключить</text:span> телевизор?</text:p>
          </table:table-cell>
        </table:table-row>
        <table:table-row table:style-name="TableLine94541114917296">
          <table:table-cell table:style-name="Table13.A2" office:value-type="string">
            <text:p text:style-name="P703">go on</text:p>
          </table:table-cell>
          <table:table-cell table:style-name="Table13.A2" office:value-type="string">
            <text:p text:style-name="P707">происходить (о ситуации)</text:p>
          </table:table-cell>
          <table:table-cell table:style-name="Table13.C2" office:value-type="string">
            <text:p text:style-name="P710">What`s <text:span text:style-name="T135">going on</text:span> here? — Что здесь <text:span text:style-name="T135">происходит</text:span>?</text:p>
          </table:table-cell>
        </table:table-row>
        <table:table-row table:style-name="TableLine94541117002432">
          <table:table-cell table:style-name="Table13.A2" office:value-type="string">
            <text:p text:style-name="P703">carry on</text:p>
          </table:table-cell>
          <table:table-cell table:style-name="Table13.A2" office:value-type="string">
            <text:p text:style-name="P707">продолжать</text:p>
          </table:table-cell>
          <table:table-cell table:style-name="Table13.C2" office:value-type="string">
            <text:p text:style-name="P710">I`d like to <text:span text:style-name="T135">carry on</text:span> if you don`t mind — </text:p>
            <text:p text:style-name="P710">Я бы хотел <text:span text:style-name="T135">продолжить</text:span>, если вы не возражаете.</text:p>
          </table:table-cell>
        </table:table-row>
        <table:table-row table:style-name="TableLine94541131822480">
          <table:table-cell table:style-name="Table13.A2" office:value-type="string">
            <text:p text:style-name="P703">keep on</text:p>
          </table:table-cell>
          <table:table-cell table:style-name="Table13.A2" office:value-type="string">
            <text:p text:style-name="P707">постоянно делать</text:p>
          </table:table-cell>
          <table:table-cell table:style-name="Table13.C2" office:value-type="string">
            <text:p text:style-name="P710"><text:span text:style-name="T135">Keep on</text:span> working in order to succeed — </text:p>
            <text:p text:style-name="P710"><text:span text:style-name="T135">Продолжай</text:span> работать, чтобы добиться успеха.</text:p>
          </table:table-cell>
        </table:table-row>
        <table:table-row table:style-name="TableLine94541115692704">
          <table:table-cell table:style-name="Table13.A2" office:value-type="string">
            <text:p text:style-name="P703">put on</text:p>
          </table:table-cell>
          <table:table-cell table:style-name="Table13.A2" office:value-type="string">
            <text:p text:style-name="P707">надевать (одежду), </text:p>
            <text:p text:style-name="P707">набирать вес</text:p>
          </table:table-cell>
          <table:table-cell table:style-name="Table13.C2" office:value-type="string">
            <text:p text:style-name="P710">I see you`ve <text:span text:style-name="T135">put on</text:span> a few kilos — </text:p>
            <text:p text:style-name="P710">Вижу, ты <text:span text:style-name="T135">поправился</text:span> на пару килограммов.</text:p>
          </table:table-cell>
        </table:table-row>
        <table:table-row table:style-name="TableLine94541140273856">
          <table:table-cell table:style-name="Table13.A2" office:value-type="string">
            <text:p text:style-name="P703">take off</text:p>
          </table:table-cell>
          <table:table-cell table:style-name="Table13.A2" office:value-type="string">
            <text:p text:style-name="P707">снимать (одежду)</text:p>
          </table:table-cell>
          <table:table-cell table:style-name="Table13.C2" office:value-type="string">
            <text:p text:style-name="P710">You should <text:span text:style-name="T135">take off</text:span> these ugly pants — </text:p>
            <text:p text:style-name="P710">Тебе следует <text:span text:style-name="T135">снять</text:span> эти ужасные штаны.</text:p>
          </table:table-cell>
        </table:table-row>
        <table:table-row table:style-name="TableLine94541141253232">
          <table:table-cell table:style-name="Table13.A2" office:value-type="string">
            <text:p text:style-name="P703">calm down</text:p>
          </table:table-cell>
          <table:table-cell table:style-name="Table13.A2" office:value-type="string">
            <text:p text:style-name="P707">успокоиться</text:p>
          </table:table-cell>
          <table:table-cell table:style-name="Table13.C2" office:value-type="string">
            <text:p text:style-name="P710">Please, dear, <text:span text:style-name="T135">calm down</text:span> — </text:p>
            <text:p text:style-name="P710">Прошу тебя, <text:span text:style-name="T135">успокойся</text:span>, дорогая.</text:p>
          </table:table-cell>
        </table:table-row>
        <table:table-row table:style-name="TableLine94541115445584">
          <table:table-cell table:style-name="Table13.A2" office:value-type="string">
            <text:p text:style-name="P703">keep away</text:p>
          </table:table-cell>
          <table:table-cell table:style-name="Table13.A2" office:value-type="string">
            <text:p text:style-name="P707">держаться подальше, </text:p>
            <text:p text:style-name="P707">не приближаться</text:p>
          </table:table-cell>
          <table:table-cell table:style-name="Table13.C2" office:value-type="string">
            <text:p text:style-name="P711">Hazard! <text:span text:style-name="T135">Keep away</text:span> — </text:p>
            <text:p text:style-name="P711">Опасность! <text:span text:style-name="T135">Держитесь подальше</text:span>.</text:p>
          </table:table-cell>
        </table:table-row>
        <table:table-row table:style-name="TableLine94541128077760">
          <table:table-cell table:style-name="Table13.A2" office:value-type="string">
            <text:p text:style-name="P703">give up</text:p>
          </table:table-cell>
          <table:table-cell table:style-name="Table13.A2" office:value-type="string">
            <text:p text:style-name="P707">сдаваться</text:p>
          </table:table-cell>
          <table:table-cell table:style-name="Table13.C2" office:value-type="string">
            <text:p text:style-name="P711">Never <text:span text:style-name="T135">give up</text:span>! — Никогда не <text:span text:style-name="T135">сдавайся</text:span>!</text:p>
          </table:table-cell>
        </table:table-row>
      </table:table>
      <text:p text:style-name="P152"/>
      <text:p text:style-name="P674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541133259456">
          <table:table-cell table:style-name="Table6.A1" office:value-type="string">
            <text:p text:style-name="P686">Начальная форма</text:p>
          </table:table-cell>
          <table:table-cell table:style-name="Table6.A1" office:value-type="string">
            <text:p text:style-name="P686">2я форма</text:p>
          </table:table-cell>
          <table:table-cell table:style-name="Table6.A1" office:value-type="string">
            <text:p text:style-name="P685">3я форма</text:p>
          </table:table-cell>
          <table:table-cell table:style-name="Table6.D1" office:value-type="string">
            <text:p text:style-name="P685">Перевод</text:p>
          </table:table-cell>
        </table:table-row>
        <table:table-row table:style-name="TableLine94541135469936">
          <table:table-cell table:style-name="Table6.A2" office:value-type="string">
            <text:p text:style-name="P712">begin</text:p>
          </table:table-cell>
          <table:table-cell table:style-name="Table6.A2" office:value-type="string">
            <text:p text:style-name="P712">began</text:p>
          </table:table-cell>
          <table:table-cell table:style-name="Table6.A2" office:value-type="string">
            <text:p text:style-name="P712">begun</text:p>
          </table:table-cell>
          <table:table-cell table:style-name="Table6.D2" office:value-type="string">
            <text:p text:style-name="P712">начинать</text:p>
          </table:table-cell>
        </table:table-row>
        <table:table-row table:style-name="TableLine94541092162960">
          <table:table-cell table:style-name="Table6.A2" office:value-type="string">
            <text:p text:style-name="P712">break</text:p>
          </table:table-cell>
          <table:table-cell table:style-name="Table6.A2" office:value-type="string">
            <text:p text:style-name="P712">broke</text:p>
          </table:table-cell>
          <table:table-cell table:style-name="Table6.A2" office:value-type="string">
            <text:p text:style-name="P712">broken</text:p>
          </table:table-cell>
          <table:table-cell table:style-name="Table6.D2" office:value-type="string">
            <text:p text:style-name="P712">ломать</text:p>
          </table:table-cell>
        </table:table-row>
        <table:table-row table:style-name="TableLine94541094606384">
          <table:table-cell table:style-name="Table6.A2" office:value-type="string">
            <text:p text:style-name="P712">bring</text:p>
          </table:table-cell>
          <table:table-cell table:style-name="Table6.A2" office:value-type="string">
            <text:p text:style-name="P712">brought</text:p>
          </table:table-cell>
          <table:table-cell table:style-name="Table6.A2" office:value-type="string">
            <text:p text:style-name="P712">brought</text:p>
          </table:table-cell>
          <table:table-cell table:style-name="Table6.D2" office:value-type="string">
            <text:p text:style-name="P712">приносить</text:p>
          </table:table-cell>
        </table:table-row>
        <table:table-row table:style-name="TableLine94541091411680">
          <table:table-cell table:style-name="Table6.A2" office:value-type="string">
            <text:p text:style-name="P712">buy</text:p>
          </table:table-cell>
          <table:table-cell table:style-name="Table6.A2" office:value-type="string">
            <text:p text:style-name="P712">bought</text:p>
          </table:table-cell>
          <table:table-cell table:style-name="Table6.A2" office:value-type="string">
            <text:p text:style-name="P712">bought</text:p>
          </table:table-cell>
          <table:table-cell table:style-name="Table6.D2" office:value-type="string">
            <text:p text:style-name="P712">покупать</text:p>
          </table:table-cell>
        </table:table-row>
        <table:table-row table:style-name="TableLine94541116805888">
          <table:table-cell table:style-name="Table6.A2" office:value-type="string">
            <text:p text:style-name="P712">come</text:p>
          </table:table-cell>
          <table:table-cell table:style-name="Table6.A2" office:value-type="string">
            <text:p text:style-name="P712">came</text:p>
          </table:table-cell>
          <table:table-cell table:style-name="Table6.A2" office:value-type="string">
            <text:p text:style-name="P712">come</text:p>
          </table:table-cell>
          <table:table-cell table:style-name="Table6.D2" office:value-type="string">
            <text:p text:style-name="P712">приходить</text:p>
          </table:table-cell>
        </table:table-row>
        <table:table-row table:style-name="TableLine94541117748544">
          <table:table-cell table:style-name="Table6.A2" office:value-type="string">
            <text:p text:style-name="P712">do</text:p>
          </table:table-cell>
          <table:table-cell table:style-name="Table6.A2" office:value-type="string">
            <text:p text:style-name="P712">did</text:p>
          </table:table-cell>
          <table:table-cell table:style-name="Table6.A2" office:value-type="string">
            <text:p text:style-name="P712">done</text:p>
          </table:table-cell>
          <table:table-cell table:style-name="Table6.D2" office:value-type="string">
            <text:p text:style-name="P712">делать</text:p>
          </table:table-cell>
        </table:table-row>
        <table:table-row table:style-name="TableLine94541117288336">
          <table:table-cell table:style-name="Table6.A2" office:value-type="string">
            <text:p text:style-name="P712">drink</text:p>
          </table:table-cell>
          <table:table-cell table:style-name="Table6.A2" office:value-type="string">
            <text:p text:style-name="P712">drank</text:p>
          </table:table-cell>
          <table:table-cell table:style-name="Table6.A2" office:value-type="string">
            <text:p text:style-name="P712">drunk</text:p>
          </table:table-cell>
          <table:table-cell table:style-name="Table6.D2" office:value-type="string">
            <text:p text:style-name="P712">пить</text:p>
          </table:table-cell>
        </table:table-row>
        <table:table-row table:style-name="TableLine94541117592000">
          <table:table-cell table:style-name="Table6.A2" office:value-type="string">
            <text:p text:style-name="P712">eat</text:p>
          </table:table-cell>
          <table:table-cell table:style-name="Table6.A2" office:value-type="string">
            <text:p text:style-name="P712">ate</text:p>
          </table:table-cell>
          <table:table-cell table:style-name="Table6.A2" office:value-type="string">
            <text:p text:style-name="P712">eaten</text:p>
          </table:table-cell>
          <table:table-cell table:style-name="Table6.D2" office:value-type="string">
            <text:p text:style-name="P712">есть</text:p>
          </table:table-cell>
        </table:table-row>
        <table:table-row table:style-name="TableLine94541117869424">
          <table:table-cell table:style-name="Table6.A2" office:value-type="string">
            <text:p text:style-name="P712">fall</text:p>
          </table:table-cell>
          <table:table-cell table:style-name="Table6.A2" office:value-type="string">
            <text:p text:style-name="P712">fell</text:p>
          </table:table-cell>
          <table:table-cell table:style-name="Table6.A2" office:value-type="string">
            <text:p text:style-name="P712">fallen</text:p>
          </table:table-cell>
          <table:table-cell table:style-name="Table6.D2" office:value-type="string">
            <text:p text:style-name="P712">падать</text:p>
          </table:table-cell>
        </table:table-row>
        <table:table-row table:style-name="TableLine94541116713264">
          <table:table-cell table:style-name="Table6.A2" office:value-type="string">
            <text:p text:style-name="P712">fly</text:p>
          </table:table-cell>
          <table:table-cell table:style-name="Table6.A2" office:value-type="string">
            <text:p text:style-name="P712">flew</text:p>
          </table:table-cell>
          <table:table-cell table:style-name="Table6.A2" office:value-type="string">
            <text:p text:style-name="P712">flown</text:p>
          </table:table-cell>
          <table:table-cell table:style-name="Table6.D2" office:value-type="string">
            <text:p text:style-name="P712">летать</text:p>
          </table:table-cell>
        </table:table-row>
        <table:table-row table:style-name="TableLine94541144657936">
          <table:table-cell table:style-name="Table6.A2" office:value-type="string">
            <text:p text:style-name="P712">forget</text:p>
          </table:table-cell>
          <table:table-cell table:style-name="Table6.A2" office:value-type="string">
            <text:p text:style-name="P712">forgot</text:p>
          </table:table-cell>
          <table:table-cell table:style-name="Table6.A2" office:value-type="string">
            <text:p text:style-name="P712">forgotten</text:p>
          </table:table-cell>
          <table:table-cell table:style-name="Table6.D2" office:value-type="string">
            <text:p text:style-name="P712">забывать</text:p>
          </table:table-cell>
        </table:table-row>
        <table:table-row table:style-name="TableLine94541116571520">
          <table:table-cell table:style-name="Table6.A2" office:value-type="string">
            <text:p text:style-name="P712">get</text:p>
          </table:table-cell>
          <table:table-cell table:style-name="Table6.A2" office:value-type="string">
            <text:p text:style-name="P712">got</text:p>
          </table:table-cell>
          <table:table-cell table:style-name="Table6.A2" office:value-type="string">
            <text:p text:style-name="P712">got</text:p>
          </table:table-cell>
          <table:table-cell table:style-name="Table6.D2" office:value-type="string">
            <text:p text:style-name="P712">получать</text:p>
          </table:table-cell>
        </table:table-row>
        <table:table-row table:style-name="TableLine94541117882224">
          <table:table-cell table:style-name="Table6.A2" office:value-type="string">
            <text:p text:style-name="P713">give</text:p>
          </table:table-cell>
          <table:table-cell table:style-name="Table6.A2" office:value-type="string">
            <text:p text:style-name="P713">gave</text:p>
          </table:table-cell>
          <table:table-cell table:style-name="Table6.A2" office:value-type="string">
            <text:p text:style-name="P713">given</text:p>
          </table:table-cell>
          <table:table-cell table:style-name="Table6.D2" office:value-type="string">
            <text:p text:style-name="P713">давать</text:p>
          </table:table-cell>
        </table:table-row>
        <table:table-row table:style-name="TableLine94541094641968">
          <table:table-cell table:style-name="Table6.A2" office:value-type="string">
            <text:p text:style-name="P713">go</text:p>
          </table:table-cell>
          <table:table-cell table:style-name="Table6.A2" office:value-type="string">
            <text:p text:style-name="P713">went</text:p>
          </table:table-cell>
          <table:table-cell table:style-name="Table6.A2" office:value-type="string">
            <text:p text:style-name="P713">gone</text:p>
          </table:table-cell>
          <table:table-cell table:style-name="Table6.D2" office:value-type="string">
            <text:p text:style-name="P713">идти</text:p>
          </table:table-cell>
        </table:table-row>
        <table:table-row table:style-name="TableLine94541094580512">
          <table:table-cell table:style-name="Table6.A2" office:value-type="string">
            <text:p text:style-name="P714">have</text:p>
          </table:table-cell>
          <table:table-cell table:style-name="Table6.A2" office:value-type="string">
            <text:p text:style-name="P714">had</text:p>
          </table:table-cell>
          <table:table-cell table:style-name="Table6.A2" office:value-type="string">
            <text:p text:style-name="P714">had</text:p>
          </table:table-cell>
          <table:table-cell table:style-name="Table6.D2" office:value-type="string">
            <text:p text:style-name="P714">иметь </text:p>
          </table:table-cell>
        </table:table-row>
        <table:table-row table:style-name="TableLine94541094300416">
          <table:table-cell table:style-name="Table6.A2" office:value-type="string">
            <text:p text:style-name="P714">hear</text:p>
          </table:table-cell>
          <table:table-cell table:style-name="Table6.A2" office:value-type="string">
            <text:p text:style-name="P714">heard</text:p>
          </table:table-cell>
          <table:table-cell table:style-name="Table6.A2" office:value-type="string">
            <text:p text:style-name="P714">heard</text:p>
          </table:table-cell>
          <table:table-cell table:style-name="Table6.D2" office:value-type="string">
            <text:p text:style-name="P714">слышать</text:p>
          </table:table-cell>
        </table:table-row>
        <table:table-row table:style-name="TableLine94541117407744">
          <table:table-cell table:style-name="Table6.A2" office:value-type="string">
            <text:p text:style-name="P714">know</text:p>
          </table:table-cell>
          <table:table-cell table:style-name="Table6.A2" office:value-type="string">
            <text:p text:style-name="P714">knew</text:p>
          </table:table-cell>
          <table:table-cell table:style-name="Table6.A2" office:value-type="string">
            <text:p text:style-name="P714">known</text:p>
          </table:table-cell>
          <table:table-cell table:style-name="Table6.D2" office:value-type="string">
            <text:p text:style-name="P714">знать</text:p>
          </table:table-cell>
        </table:table-row>
        <table:table-row table:style-name="TableLine94541116563696">
          <table:table-cell table:style-name="Table6.A2" office:value-type="string">
            <text:p text:style-name="P714">lose</text:p>
          </table:table-cell>
          <table:table-cell table:style-name="Table6.A2" office:value-type="string">
            <text:p text:style-name="P714">lost</text:p>
          </table:table-cell>
          <table:table-cell table:style-name="Table6.A2" office:value-type="string">
            <text:p text:style-name="P714">lost</text:p>
          </table:table-cell>
          <table:table-cell table:style-name="Table6.D2" office:value-type="string">
            <text:p text:style-name="P714">терять</text:p>
          </table:table-cell>
        </table:table-row>
        <table:table-row table:style-name="TableLine94541116796016">
          <table:table-cell table:style-name="Table6.A2" office:value-type="string">
            <text:p text:style-name="P714">make</text:p>
          </table:table-cell>
          <table:table-cell table:style-name="Table6.A2" office:value-type="string">
            <text:p text:style-name="P714">made</text:p>
          </table:table-cell>
          <table:table-cell table:style-name="Table6.A2" office:value-type="string">
            <text:p text:style-name="P714">made</text:p>
          </table:table-cell>
          <table:table-cell table:style-name="Table6.D2" office:value-type="string">
            <text:p text:style-name="P714">делать</text:p>
          </table:table-cell>
        </table:table-row>
        <table:table-row table:style-name="TableLine94541094684880">
          <table:table-cell table:style-name="Table6.A2" office:value-type="string">
            <text:p text:style-name="P714">pay</text:p>
          </table:table-cell>
          <table:table-cell table:style-name="Table6.A2" office:value-type="string">
            <text:p text:style-name="P714">paid</text:p>
          </table:table-cell>
          <table:table-cell table:style-name="Table6.A2" office:value-type="string">
            <text:p text:style-name="P714">paid</text:p>
          </table:table-cell>
          <table:table-cell table:style-name="Table6.D2" office:value-type="string">
            <text:p text:style-name="P714">платить</text:p>
          </table:table-cell>
        </table:table-row>
        <table:table-row table:style-name="TableLine94541145001296">
          <table:table-cell table:style-name="Table6.A2" office:value-type="string">
            <text:p text:style-name="P714">put</text:p>
          </table:table-cell>
          <table:table-cell table:style-name="Table6.A2" office:value-type="string">
            <text:p text:style-name="P714">put</text:p>
          </table:table-cell>
          <table:table-cell table:style-name="Table6.A2" office:value-type="string">
            <text:p text:style-name="P714">put</text:p>
          </table:table-cell>
          <table:table-cell table:style-name="Table6.D2" office:value-type="string">
            <text:p text:style-name="P714">класть</text:p>
          </table:table-cell>
        </table:table-row>
        <table:table-row table:style-name="TableLine94541116210368">
          <table:table-cell table:style-name="Table6.A2" office:value-type="string">
            <text:p text:style-name="P714">read</text:p>
          </table:table-cell>
          <table:table-cell table:style-name="Table6.A2" office:value-type="string">
            <text:p text:style-name="P714">read</text:p>
          </table:table-cell>
          <table:table-cell table:style-name="Table6.A2" office:value-type="string">
            <text:p text:style-name="P714">read</text:p>
          </table:table-cell>
          <table:table-cell table:style-name="Table6.D2" office:value-type="string">
            <text:p text:style-name="P714">читать</text:p>
          </table:table-cell>
        </table:table-row>
        <table:table-row table:style-name="TableLine94541141405680">
          <table:table-cell table:style-name="Table6.A2" office:value-type="string">
            <text:p text:style-name="P714">say</text:p>
          </table:table-cell>
          <table:table-cell table:style-name="Table6.A2" office:value-type="string">
            <text:p text:style-name="P714">said</text:p>
          </table:table-cell>
          <table:table-cell table:style-name="Table6.A2" office:value-type="string">
            <text:p text:style-name="P714">said</text:p>
          </table:table-cell>
          <table:table-cell table:style-name="Table6.D2" office:value-type="string">
            <text:p text:style-name="P714">сказать</text:p>
          </table:table-cell>
        </table:table-row>
        <table:table-row table:style-name="TableLine94541117271552">
          <table:table-cell table:style-name="Table6.A2" office:value-type="string">
            <text:p text:style-name="P714">speak</text:p>
          </table:table-cell>
          <table:table-cell table:style-name="Table6.A2" office:value-type="string">
            <text:p text:style-name="P714">spoke</text:p>
          </table:table-cell>
          <table:table-cell table:style-name="Table6.A2" office:value-type="string">
            <text:p text:style-name="P714">spoken</text:p>
          </table:table-cell>
          <table:table-cell table:style-name="Table6.D2" office:value-type="string">
            <text:p text:style-name="P714">говорить</text:p>
          </table:table-cell>
        </table:table-row>
        <table:table-row table:style-name="TableLine94541122112800">
          <table:table-cell table:style-name="Table6.A2" office:value-type="string">
            <text:p text:style-name="P714">see</text:p>
          </table:table-cell>
          <table:table-cell table:style-name="Table6.A2" office:value-type="string">
            <text:p text:style-name="P714">saw</text:p>
          </table:table-cell>
          <table:table-cell table:style-name="Table6.A2" office:value-type="string">
            <text:p text:style-name="P714">seen</text:p>
          </table:table-cell>
          <table:table-cell table:style-name="Table6.D2" office:value-type="string">
            <text:p text:style-name="P714">видеть</text:p>
          </table:table-cell>
        </table:table-row>
        <table:table-row table:style-name="TableLine94541094589888">
          <table:table-cell table:style-name="Table6.A2" office:value-type="string">
            <text:p text:style-name="P714">sit</text:p>
          </table:table-cell>
          <table:table-cell table:style-name="Table6.A2" office:value-type="string">
            <text:p text:style-name="P714">sat</text:p>
          </table:table-cell>
          <table:table-cell table:style-name="Table6.A2" office:value-type="string">
            <text:p text:style-name="P714">sat</text:p>
          </table:table-cell>
          <table:table-cell table:style-name="Table6.D2" office:value-type="string">
            <text:p text:style-name="P714">сидеть</text:p>
          </table:table-cell>
        </table:table-row>
        <table:table-row table:style-name="TableLine94541094551984">
          <table:table-cell table:style-name="Table6.A2" office:value-type="string">
            <text:p text:style-name="P714">take</text:p>
          </table:table-cell>
          <table:table-cell table:style-name="Table6.A2" office:value-type="string">
            <text:p text:style-name="P714">took</text:p>
          </table:table-cell>
          <table:table-cell table:style-name="Table6.A2" office:value-type="string">
            <text:p text:style-name="P714">taken</text:p>
          </table:table-cell>
          <table:table-cell table:style-name="Table6.D2" office:value-type="string">
            <text:p text:style-name="P714">брать</text:p>
          </table:table-cell>
        </table:table-row>
        <table:table-row table:style-name="TableLine94541094614592">
          <table:table-cell table:style-name="Table6.A2" office:value-type="string">
            <text:p text:style-name="P715">teach</text:p>
          </table:table-cell>
          <table:table-cell table:style-name="Table6.A2" office:value-type="string">
            <text:p text:style-name="P716">taught</text:p>
          </table:table-cell>
          <table:table-cell table:style-name="Table6.A2" office:value-type="string">
            <text:p text:style-name="P715">taught</text:p>
          </table:table-cell>
          <table:table-cell table:style-name="Table6.D2" office:value-type="string">
            <text:p text:style-name="P715">обучать</text:p>
          </table:table-cell>
        </table:table-row>
        <table:table-row table:style-name="TableLine94541117697744">
          <table:table-cell table:style-name="Table6.A2" office:value-type="string">
            <text:p text:style-name="P714">tell</text:p>
          </table:table-cell>
          <table:table-cell table:style-name="Table6.A2" office:value-type="string">
            <text:p text:style-name="P714">told</text:p>
          </table:table-cell>
          <table:table-cell table:style-name="Table6.A2" office:value-type="string">
            <text:p text:style-name="P714">told</text:p>
          </table:table-cell>
          <table:table-cell table:style-name="Table6.D2" office:value-type="string">
            <text:p text:style-name="P714">рассказывать</text:p>
          </table:table-cell>
        </table:table-row>
        <table:table-row table:style-name="TableLine94541134681888">
          <table:table-cell table:style-name="Table6.A2" office:value-type="string">
            <text:p text:style-name="P714">think</text:p>
          </table:table-cell>
          <table:table-cell table:style-name="Table6.A2" office:value-type="string">
            <text:p text:style-name="P714">thought</text:p>
          </table:table-cell>
          <table:table-cell table:style-name="Table6.A2" office:value-type="string">
            <text:p text:style-name="P714">thought</text:p>
          </table:table-cell>
          <table:table-cell table:style-name="Table6.D2" office:value-type="string">
            <text:p text:style-name="P714">думать</text:p>
          </table:table-cell>
        </table:table-row>
        <table:table-row table:style-name="TableLine94541117366480">
          <table:table-cell table:style-name="Table6.A2" office:value-type="string">
            <text:p text:style-name="P714">win</text:p>
          </table:table-cell>
          <table:table-cell table:style-name="Table6.A2" office:value-type="string">
            <text:p text:style-name="P714">won</text:p>
          </table:table-cell>
          <table:table-cell table:style-name="Table6.A2" office:value-type="string">
            <text:p text:style-name="P714">won</text:p>
          </table:table-cell>
          <table:table-cell table:style-name="Table6.D2" office:value-type="string">
            <text:p text:style-name="P714">побеждать</text:p>
          </table:table-cell>
        </table:table-row>
        <table:table-row table:style-name="TableLine94541119709168">
          <table:table-cell table:style-name="Table6.A2" office:value-type="string">
            <text:p text:style-name="P714">write</text:p>
          </table:table-cell>
          <table:table-cell table:style-name="Table6.A2" office:value-type="string">
            <text:p text:style-name="P714">wrote</text:p>
          </table:table-cell>
          <table:table-cell table:style-name="Table6.A2" office:value-type="string">
            <text:p text:style-name="P714">written</text:p>
          </table:table-cell>
          <table:table-cell table:style-name="Table6.D2" office:value-type="string">
            <text:p text:style-name="P714">писать</text:p>
          </table:table-cell>
        </table:table-row>
      </table:table>
      <text:p text:style-name="P1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3-01T17:47:27.187713915</dc:date>
    <meta:editing-duration>PT12H39M33S</meta:editing-duration>
    <meta:editing-cycles>235</meta:editing-cycles>
    <meta:document-statistic meta:table-count="7" meta:image-count="0" meta:object-count="0" meta:page-count="38" meta:paragraph-count="1481" meta:word-count="11514" meta:character-count="71952" meta:non-whitespace-character-count="61463"/>
  </office:meta>
</office:document-meta>
</file>